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automatic-styles>
    <style:style style:name="ta1" style:family="table" style:master-page-name="Standard1">
      <style:table-properties table:display="true"/>
    </style:style>
    <style:style style:name="co1" style:family="table-column">
      <style:table-column-properties fo:break-before="auto" style:column-width="64pt"/>
    </style:style>
    <style:style style:name="co2" style:family="table-column">
      <style:table-column-properties fo:break-before="auto" style:column-width="162pt"/>
    </style:style>
    <style:style style:name="co3" style:family="table-column">
      <style:table-column-properties fo:break-before="auto" style:column-width="118pt"/>
    </style:style>
    <style:style style:name="co4" style:family="table-column">
      <style:table-column-properties fo:break-before="auto" style:column-width="79pt"/>
    </style:style>
    <style:style style:name="co5" style:family="table-column">
      <style:table-column-properties fo:break-before="auto" style:column-width="104pt"/>
    </style:style>
    <style:style style:name="co6" style:family="table-column">
      <style:table-column-properties fo:break-before="auto" style:column-width="18pt"/>
    </style:style>
    <style:style style:name="co7" style:family="table-column">
      <style:table-column-properties fo:break-before="auto" style:column-width="121pt"/>
    </style:style>
    <style:style style:name="co8" style:family="table-column">
      <style:table-column-properties fo:break-before="auto" style:column-width="99pt"/>
    </style:style>
    <style:style style:name="co9" style:family="table-column">
      <style:table-column-properties fo:break-before="auto" style:column-width="11pt"/>
    </style:style>
    <style:style style:name="co10" style:family="table-column">
      <style:table-column-properties fo:break-before="auto" style:column-width="126pt"/>
    </style:style>
    <style:style style:name="co11" style:family="table-column">
      <style:table-column-properties fo:break-before="auto" style:column-width="39pt"/>
    </style:style>
    <style:style style:name="ro1" style:family="table-row">
      <style:table-row-properties fo:break-before="auto" style:row-height="11pt"/>
    </style:style>
    <style:style style:name="ro2" style:family="table-row">
      <style:table-row-properties fo:break-before="auto" style:row-height="8pt"/>
    </style:style>
    <style:style style:name="ce1" style:family="table-cell" style:parent-style-name="Default">
      <style:text-properties fo:font-size="7pt"/>
    </style:style>
    <style:style style:name="ce2" style:family="table-cell">
      <style:table-cell-properties fo:background-color="#e6e6e6" style:cell-protect="protected" style:vertical-align="middle"/>
      <style:text-properties fo:color="#000000" fo:font-family="Sans Serif" fo:font-size="7pt"/>
    </style:style>
    <style:style style:name="ce3" style:family="table-cell" style:parent-style-name="Default">
      <style:table-cell-properties fo:background-color="#e6e6e6"/>
      <style:text-properties fo:font-size="7pt"/>
    </style:style>
    <style:style style:name="ce4" style:family="table-cell"/>
    <style:style style:name="ce5" style:family="table-cell">
      <style:table-cell-properties fo:background-color="#ff9966" style:cell-protect="protected" style:vertical-align="middle"/>
      <style:text-properties fo:color="#000000" fo:font-family="Sans Serif" fo:font-size="7pt"/>
    </style:style>
    <style:style style:name="ce6" style:family="table-cell">
      <style:table-cell-properties fo:background-color="#ffff99" style:cell-protect="protected" style:vertical-align="middle"/>
      <style:text-properties fo:color="#000000" fo:font-family="Sans Serif" fo:font-size="7pt"/>
    </style:style>
    <style:style style:name="ce7" style:family="table-cell">
      <style:table-cell-properties fo:background-color="#00ae00" style:cell-protect="protected" style:vertical-align="middle"/>
      <style:text-properties fo:color="#000000" fo:font-family="Sans Serif" fo:font-size="7pt"/>
    </style:style>
    <style:style style:name="ce8" style:family="table-cell">
      <style:table-cell-properties fo:background-color="#ffffff" style:cell-protect="none" style:vertical-align="middle"/>
      <style:text-properties fo:color="#000000" fo:font-family="Sans Serif" fo:font-size="7pt"/>
    </style:style>
    <style:style style:name="ce9" style:family="table-cell" style:parent-style-name="Default">
      <style:table-cell-properties style:vertical-align="middle"/>
      <style:text-properties fo:font-size="7pt"/>
    </style:style>
    <style:style style:name="ce10" style:family="table-cell">
      <style:table-cell-properties fo:background-color="#ffffff" style:cell-protect="none" style:vertical-align="middle"/>
      <style:text-properties fo:color="#000000" fo:font-family="Sans Serif" fo:font-size="7pt" fo:font-weight="bold"/>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number-columns-repeated="2"/>
        <table:table-column table:style-name="co3" table:default-cell-style-name="ce1"/>
        <table:table-column table:style-name="co6" table:default-cell-style-name="ce1"/>
        <table:table-column table:style-name="co7" table:default-cell-style-name="ce1" table:number-columns-repeated="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 table:default-cell-style-name="ce1" table:number-columns-repeated="241"/>
        <table:table-row table:style-name="ro1">
          <table:table-cell office:value-type="string" office:string-value="Category" table:style-name="ce2">
            <text:p>Category</text:p>
          </table:table-cell>
          <table:table-cell office:value-type="string" office:string-value="Standard Name" table:style-name="ce2">
            <text:p>Standard Name</text:p>
          </table:table-cell>
          <table:table-cell office:value-type="string" office:string-value="Current Name" table:style-name="ce2">
            <text:p>Current Name</text:p>
          </table:table-cell>
          <table:table-cell office:value-type="string" office:string-value="Description (Icon Name Standard)" table:style-name="ce2">
            <text:p>Description (Icon Name Standard)</text:p>
          </table:table-cell>
          <table:table-cell office:value-type="string" office:string-value="In Name Spec?" table:style-name="ce2">
            <text:p>In Name Spec?</text:p>
          </table:table-cell>
          <table:table-cell office:value-type="string" office:string-value="KDE Usage" table:style-name="ce2">
            <text:p>KDE Usage</text:p>
          </table:table-cell>
          <table:table-cell office:value-type="string" office:string-value="Status" table:style-name="ce2">
            <text:p>Status</text:p>
          </table:table-cell>
          <table:table-cell table:style-name="ce3"/>
          <table:table-cell office:value-type="string" office:string-value="Comments" table:style-name="ce2">
            <text:p>Comments</text:p>
          </table:table-cell>
          <table:table-cell office:value-type="string" office:string-value="Assigned Artist" table:style-name="ce2">
            <text:p>Assigned Artist</text:p>
          </table:table-cell>
          <table:table-cell office:value-type="string" office:string-value="Signing Artist" table:style-name="ce2">
            <text:p>Signing Artist</text:p>
          </table:table-cell>
          <table:table-cell table:style-name="ce3"/>
          <table:table-cell office:value-type="string" office:string-value="Statuses" table:style-name="ce2">
            <text:p>Statuses</text:p>
          </table:table-cell>
          <table:table-cell table:style-name="ce3" table:number-columns-repeated="242"/>
        </table:table-row>
        <table:table-row table:style-name="ro1">
          <table:table-cell office:value-type="string" office:string-value="actions" table:style-name="ce4">
            <text:p>actions</text:p>
          </table:table-cell>
          <table:table-cell office:value-type="string" office:string-value="about-kde" table:style-name="ce4">
            <text:p>about-kde</text:p>
          </table:table-cell>
          <table:table-cell office:value-type="string" office:string-value="about_kde" table:style-name="ce4">
            <text:p>about_kd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help menu" table:style-name="ce4">
            <text:p>help menu</text:p>
          </table:table-cell>
          <table:table-cell/>
          <table:table-cell office:value-type="float" office:value="0" table:formula="=IF(ISBLANK([.G2];&quot;approval&quot;);0;IF(EXACT([.G2];&quot;draft&quot;);1;IF(EXACT([.G2];&quot;approval&quot;);2;IF(EXACT([.G2];&quot;final&quot;);3;0))))">
            <text:p>0</text:p>
          </table:table-cell>
          <table:table-cell/>
          <table:table-cell table:number-columns-repeated="3"/>
          <table:table-cell office:value-type="string" office:string-value="blank: not in theme" table:style-name="ce4">
            <text:p>blank: not in theme</text:p>
          </table:table-cell>
          <table:table-cell office:value-type="float" office:value="52" table:formula="=COUNTIF([.H2]:[.H143];0)">
            <text:p>52</text:p>
          </table:table-cell>
          <table:table-cell/>
        </table:table-row>
        <table:table-row table:style-name="ro1">
          <table:table-cell office:value-type="string" office:string-value="actions" table:style-name="ce4">
            <text:p>actions</text:p>
          </table:table-cell>
          <table:table-cell office:value-type="string" office:string-value="application-exit" table:style-name="ce4">
            <text:p>application-exit</text:p>
          </table:table-cell>
          <table:table-cell office:value-type="string" office:string-value="exit" table:style-name="ce4">
            <text:p>exit</text:p>
          </table:table-cell>
          <table:table-cell office:value-type="string" office:string-value="The icon used for exiting an application. Typically this is seen in the application's menus as File-&gt;Quit. " table:style-name="ce4">
            <text:p>The icon used for exiting an application. Typically this is seen in the application's menus as File-&gt;Quit. </text:p>
          </table:table-cell>
          <table:table-cell office:value-type="string" office:string-value="yes" table:style-name="ce4">
            <text:p>yes</text:p>
          </table:table-cell>
          <table:table-cell office:value-type="string" office:string-value="quit action" table:style-name="ce4">
            <text:p>quit action</text:p>
          </table:table-cell>
          <table:table-cell office:value-type="string" office:string-value="approval" table:style-name="ce5">
            <text:p>approval</text:p>
          </table:table-cell>
          <table:table-cell office:value-type="float" office:value="2" table:formula="=IF(ISBLANK([.G3];&quot;approval&quot;);0;IF(EXACT([.G3];&quot;draft&quot;);1;IF(EXACT([.G3];&quot;approval&quot;);2;IF(EXACT([.G3];&quot;final&quot;);3;0))))">
            <text:p>2</text:p>
          </table:table-cell>
          <table:table-cell/>
          <table:table-cell table:number-columns-repeated="3"/>
          <table:table-cell office:value-type="string" office:string-value="draft: pre-approval" table:style-name="ce6">
            <text:p>draft: pre-approval</text:p>
          </table:table-cell>
          <table:table-cell office:value-type="float" office:value="0" table:formula="=COUNTIF([.H2]:[.H143];1)">
            <text:p>0</text:p>
          </table:table-cell>
          <table:table-cell/>
        </table:table-row>
        <table:table-row table:style-name="ro1">
          <table:table-cell office:value-type="string" office:string-value="actions" table:style-name="ce4">
            <text:p>actions</text:p>
          </table:table-cell>
          <table:table-cell office:value-type="string" office:string-value="arrow-down" table:style-name="ce4">
            <text:p>arrow-down</text:p>
          </table:table-cell>
          <table:table-cell office:value-type="string" office:string-value="1downarrow" table:style-name="ce4">
            <text:p>1downarrow</text:p>
          </table:table-cell>
          <table:table-cell office:value-type="string" office:string-value="none" table:style-name="ce4">
            <text:p>none</text:p>
          </table:table-cell>
          <table:table-cell office:value-type="string" office:string-value="no" table:style-name="ce4">
            <text:p>no</text:p>
          </table:table-cell>
          <table:table-cell/>
          <table:table-cell office:value-type="string" office:string-value="approval" table:style-name="ce5">
            <text:p>approval</text:p>
          </table:table-cell>
          <table:table-cell office:value-type="float" office:value="2" table:formula="=IF(ISBLANK([.G4];&quot;approval&quot;);0;IF(EXACT([.G4];&quot;draft&quot;);1;IF(EXACT([.G4];&quot;approval&quot;);2;IF(EXACT([.G4];&quot;final&quot;);3;0))))">
            <text:p>2</text:p>
          </table:table-cell>
          <table:table-cell/>
          <table:table-cell table:number-columns-repeated="3"/>
          <table:table-cell office:value-type="string" office:string-value="approval: needs approval" table:style-name="ce5">
            <text:p>approval: needs approval</text:p>
          </table:table-cell>
          <table:table-cell office:value-type="float" office:value="89" table:formula="=COUNTIF([.H2]:[.H143];2)">
            <text:p>89</text:p>
          </table:table-cell>
          <table:table-cell/>
        </table:table-row>
        <table:table-row table:style-name="ro1">
          <table:table-cell office:value-type="string" office:string-value="actions" table:style-name="ce4">
            <text:p>actions</text:p>
          </table:table-cell>
          <table:table-cell office:value-type="string" office:string-value="arrow-down-double" table:style-name="ce4">
            <text:p>arrow-down-double</text:p>
          </table:table-cell>
          <table:table-cell office:value-type="string" office:string-value="2downarrow" table:style-name="ce4">
            <text:p>2downarrow</text:p>
          </table:table-cell>
          <table:table-cell office:value-type="string" office:string-value="The icon for the go to bottom of a list action. " table:style-name="ce4">
            <text:p>The icon for the go to bottom of a list action. </text:p>
          </table:table-cell>
          <table:table-cell/>
          <table:table-cell table:number-columns-repeated="2"/>
          <table:table-cell office:value-type="float" office:value="0" table:formula="=IF(ISBLANK([.G5];&quot;approval&quot;);0;IF(EXACT([.G5];&quot;draft&quot;);1;IF(EXACT([.G5];&quot;approval&quot;);2;IF(EXACT([.G5];&quot;final&quot;);3;0))))">
            <text:p>0</text:p>
          </table:table-cell>
          <table:table-cell/>
          <table:table-cell table:number-columns-repeated="3"/>
          <table:table-cell office:value-type="string" office:string-value="final" table:style-name="ce7">
            <text:p>final</text:p>
          </table:table-cell>
          <table:table-cell office:value-type="float" office:value="1" table:formula="=COUNTIF([.H2]:[.H143];3)">
            <text:p>1</text:p>
          </table:table-cell>
          <table:table-cell/>
        </table:table-row>
        <table:table-row table:style-name="ro1">
          <table:table-cell office:value-type="string" office:string-value="actions" table:style-name="ce4">
            <text:p>actions</text:p>
          </table:table-cell>
          <table:table-cell office:value-type="string" office:string-value="arrow-left" table:style-name="ce4">
            <text:p>arrow-left</text:p>
          </table:table-cell>
          <table:table-cell office:value-type="string" office:string-value="1leftarrow" table:style-name="ce4">
            <text:p>1leftarrow</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datepicker, html" table:style-name="ce4">
            <text:p>datepicker, html</text:p>
          </table:table-cell>
          <table:table-cell office:value-type="string" office:string-value="approval" table:style-name="ce5">
            <text:p>approval</text:p>
          </table:table-cell>
          <table:table-cell office:value-type="float" office:value="2" table:formula="=IF(ISBLANK([.G6];&quot;approval&quot;);0;IF(EXACT([.G6];&quot;draft&quot;);1;IF(EXACT([.G6];&quot;approval&quot;);2;IF(EXACT([.G6];&quot;final&quot;);3;0))))">
            <text:p>2</text:p>
          </table:table-cell>
          <table:table-cell/>
        </table:table-row>
        <table:table-row table:style-name="ro1">
          <table:table-cell office:value-type="string" office:string-value="actions" table:style-name="ce4">
            <text:p>actions</text:p>
          </table:table-cell>
          <table:table-cell office:value-type="string" office:string-value="arrow-left-double" table:style-name="ce4">
            <text:p>arrow-left-double</text:p>
          </table:table-cell>
          <table:table-cell office:value-type="string" office:string-value="2leftarrow" table:style-name="ce4">
            <text:p>2leftarrow</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datepicker" table:style-name="ce4">
            <text:p>datepicker</text:p>
          </table:table-cell>
          <table:table-cell office:value-type="string" office:string-value="approval" table:style-name="ce5">
            <text:p>approval</text:p>
          </table:table-cell>
          <table:table-cell office:value-type="float" office:value="2" table:formula="=IF(ISBLANK([.G7];&quot;approval&quot;);0;IF(EXACT([.G7];&quot;draft&quot;);1;IF(EXACT([.G7];&quot;approval&quot;);2;IF(EXACT([.G7];&quot;final&quot;);3;0))))">
            <text:p>2</text:p>
          </table:table-cell>
          <table:table-cell/>
          <table:table-cell table:number-columns-repeated="3"/>
          <table:table-cell office:value-type="string" office:string-value="Standard names" table:style-name="ce4">
            <text:p>Standard names</text:p>
          </table:table-cell>
          <table:table-cell office:value-type="float" office:value="153" table:formula="=153-COUNTBLANK([.B2]:[.B143])">
            <text:p>153</text:p>
          </table:table-cell>
          <table:table-cell/>
        </table:table-row>
        <table:table-row table:style-name="ro1">
          <table:table-cell office:value-type="string" office:string-value="actions" table:style-name="ce4">
            <text:p>actions</text:p>
          </table:table-cell>
          <table:table-cell office:value-type="string" office:string-value="arrow-right" table:style-name="ce4">
            <text:p>arrow-right</text:p>
          </table:table-cell>
          <table:table-cell office:value-type="string" office:string-value="1rightarrow" table:style-name="ce4">
            <text:p>1rightarrow</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datepicker, html" table:style-name="ce4">
            <text:p>datepicker, html</text:p>
          </table:table-cell>
          <table:table-cell office:value-type="string" office:string-value="approval" table:style-name="ce5">
            <text:p>approval</text:p>
          </table:table-cell>
          <table:table-cell office:value-type="float" office:value="2" table:formula="=IF(ISBLANK([.G8];&quot;approval&quot;);0;IF(EXACT([.G8];&quot;draft&quot;);1;IF(EXACT([.G8];&quot;approval&quot;);2;IF(EXACT([.G8];&quot;final&quot;);3;0))))">
            <text:p>2</text:p>
          </table:table-cell>
          <table:table-cell/>
        </table:table-row>
        <table:table-row table:style-name="ro1">
          <table:table-cell office:value-type="string" office:string-value="actions" table:style-name="ce4">
            <text:p>actions</text:p>
          </table:table-cell>
          <table:table-cell office:value-type="string" office:string-value="arrow-right-double" table:style-name="ce4">
            <text:p>arrow-right-double</text:p>
          </table:table-cell>
          <table:table-cell office:value-type="string" office:string-value="2rightarrow" table:style-name="ce4">
            <text:p>2rightarrow</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datepicker" table:style-name="ce4">
            <text:p>datepicker</text:p>
          </table:table-cell>
          <table:table-cell office:value-type="string" office:string-value="approval" table:style-name="ce5">
            <text:p>approval</text:p>
          </table:table-cell>
          <table:table-cell office:value-type="float" office:value="2" table:formula="=IF(ISBLANK([.G9];&quot;approval&quot;);0;IF(EXACT([.G9];&quot;draft&quot;);1;IF(EXACT([.G9];&quot;approval&quot;);2;IF(EXACT([.G9];&quot;final&quot;);3;0))))">
            <text:p>2</text:p>
          </table:table-cell>
          <table:table-cell/>
        </table:table-row>
        <table:table-row table:style-name="ro1">
          <table:table-cell office:value-type="string" office:string-value="actions" table:style-name="ce4">
            <text:p>actions</text:p>
          </table:table-cell>
          <table:table-cell office:value-type="string" office:string-value="arrow-up" table:style-name="ce4">
            <text:p>arrow-up</text:p>
          </table:table-cell>
          <table:table-cell office:value-type="string" office:string-value="1uparrow" table:style-name="ce4">
            <text:p>1uparrow</text:p>
          </table:table-cell>
          <table:table-cell office:value-type="string" office:string-value="none" table:style-name="ce4">
            <text:p>none</text:p>
          </table:table-cell>
          <table:table-cell office:value-type="string" office:string-value="no" table:style-name="ce4">
            <text:p>no</text:p>
          </table:table-cell>
          <table:table-cell/>
          <table:table-cell office:value-type="string" office:string-value="approval" table:style-name="ce5">
            <text:p>approval</text:p>
          </table:table-cell>
          <table:table-cell office:value-type="float" office:value="2" table:formula="=IF(ISBLANK([.G10];&quot;approval&quot;);0;IF(EXACT([.G10];&quot;draft&quot;);1;IF(EXACT([.G10];&quot;approval&quot;);2;IF(EXACT([.G10];&quot;final&quot;);3;0))))">
            <text:p>2</text:p>
          </table:table-cell>
          <table:table-cell/>
        </table:table-row>
        <table:table-row table:style-name="ro1">
          <table:table-cell office:value-type="string" office:string-value="actions" table:style-name="ce4">
            <text:p>actions</text:p>
          </table:table-cell>
          <table:table-cell office:value-type="string" office:string-value="arrow-up-double" table:style-name="ce4">
            <text:p>arrow-up-double</text:p>
          </table:table-cell>
          <table:table-cell office:value-type="string" office:string-value="2uparrow" table:style-name="ce4">
            <text:p>2uparrow</text:p>
          </table:table-cell>
          <table:table-cell office:value-type="string" office:string-value="The icon for the go to the first item in a list action. " table:style-name="ce4">
            <text:p>The icon for the go to the first item in a list action. </text:p>
          </table:table-cell>
          <table:table-cell/>
          <table:table-cell table:number-columns-repeated="2"/>
          <table:table-cell office:value-type="float" office:value="0" table:formula="=IF(ISBLANK([.G11];&quot;approval&quot;);0;IF(EXACT([.G11];&quot;draft&quot;);1;IF(EXACT([.G11];&quot;approval&quot;);2;IF(EXACT([.G11];&quot;final&quot;);3;0))))">
            <text:p>0</text:p>
          </table:table-cell>
          <table:table-cell/>
        </table:table-row>
        <table:table-row table:style-name="ro1">
          <table:table-cell office:value-type="string" office:string-value="actions" table:style-name="ce4">
            <text:p>actions</text:p>
          </table:table-cell>
          <table:table-cell office:value-type="string" office:string-value="bookmark" table:style-name="ce4">
            <text:p>bookmark</text:p>
          </table:table-cell>
          <table:table-cell office:value-type="string" office:string-value="bookmark" table:style-name="ce4">
            <text:p>bookmark</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file dialog, kate, edit bookmark action" table:style-name="ce4">
            <text:p>file dialog, kate, edit bookmark action</text:p>
          </table:table-cell>
          <table:table-cell office:value-type="string" office:string-value="approval" table:style-name="ce5">
            <text:p>approval</text:p>
          </table:table-cell>
          <table:table-cell office:value-type="float" office:value="2" table:formula="=IF(ISBLANK([.G12];&quot;approval&quot;);0;IF(EXACT([.G12];&quot;draft&quot;);1;IF(EXACT([.G12];&quot;approval&quot;);2;IF(EXACT([.G12];&quot;final&quot;);3;0))))">
            <text:p>2</text:p>
          </table:table-cell>
          <table:table-cell/>
        </table:table-row>
        <table:table-row table:style-name="ro1">
          <table:table-cell office:value-type="string" office:string-value="actions" table:style-name="ce4">
            <text:p>actions</text:p>
          </table:table-cell>
          <table:table-cell office:value-type="string" office:string-value="bookmark-new" table:style-name="ce4">
            <text:p>bookmark-new</text:p>
          </table:table-cell>
          <table:table-cell office:value-type="string" office:string-value="bookmark_add" table:style-name="ce4">
            <text:p>bookmark_add</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bookmark menu" table:style-name="ce4">
            <text:p>bookmark menu</text:p>
          </table:table-cell>
          <table:table-cell office:value-type="string" office:string-value="approval" table:style-name="ce5">
            <text:p>approval</text:p>
          </table:table-cell>
          <table:table-cell office:value-type="float" office:value="2" table:formula="=IF(ISBLANK([.G13];&quot;approval&quot;);0;IF(EXACT([.G13];&quot;draft&quot;);1;IF(EXACT([.G13];&quot;approval&quot;);2;IF(EXACT([.G13];&quot;final&quot;);3;0))))">
            <text:p>2</text:p>
          </table:table-cell>
          <table:table-cell/>
        </table:table-row>
        <table:table-row table:style-name="ro1">
          <table:table-cell office:value-type="string" office:string-value="actions" table:style-name="ce4">
            <text:p>actions</text:p>
          </table:table-cell>
          <table:table-cell office:value-type="string" office:string-value="bookmark-new-list" table:style-name="ce4">
            <text:p>bookmark-new-list</text:p>
          </table:table-cell>
          <table:table-cell office:value-type="string" office:string-value="bookmarks_list_add" table:style-name="ce4">
            <text:p>bookmarks_list_add</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bookmark menu" table:style-name="ce4">
            <text:p>bookmark menu</text:p>
          </table:table-cell>
          <table:table-cell office:value-type="string" office:string-value="approval" table:style-name="ce5">
            <text:p>approval</text:p>
          </table:table-cell>
          <table:table-cell office:value-type="float" office:value="2" table:formula="=IF(ISBLANK([.G14];&quot;approval&quot;);0;IF(EXACT([.G14];&quot;draft&quot;);1;IF(EXACT([.G14];&quot;approval&quot;);2;IF(EXACT([.G14];&quot;final&quot;);3;0))))">
            <text:p>2</text:p>
          </table:table-cell>
          <table:table-cell/>
        </table:table-row>
        <table:table-row table:style-name="ro1">
          <table:table-cell office:value-type="string" office:string-value="actions" table:style-name="ce4">
            <text:p>actions</text:p>
          </table:table-cell>
          <table:table-cell office:value-type="string" office:string-value="calendar-today" table:style-name="ce4">
            <text:p>calendar-today</text:p>
          </table:table-cell>
          <table:table-cell office:value-type="string" office:string-value="today" table:style-name="ce4">
            <text:p>today</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datepicker" table:style-name="ce4">
            <text:p>datepicker</text:p>
          </table:table-cell>
          <table:table-cell office:value-type="string" office:string-value="approval" table:style-name="ce5">
            <text:p>approval</text:p>
          </table:table-cell>
          <table:table-cell office:value-type="float" office:value="2" table:formula="=IF(ISBLANK([.G15];&quot;approval&quot;);0;IF(EXACT([.G15];&quot;draft&quot;);1;IF(EXACT([.G15];&quot;approval&quot;);2;IF(EXACT([.G15];&quot;final&quot;);3;0))))">
            <text:p>2</text:p>
          </table:table-cell>
          <table:table-cell/>
        </table:table-row>
        <table:table-row table:style-name="ro1">
          <table:table-cell office:value-type="string" office:string-value="actions" table:style-name="ce4">
            <text:p>actions</text:p>
          </table:table-cell>
          <table:table-cell office:value-type="string" office:string-value="character-set" table:style-name="ce4">
            <text:p>character-set</text:p>
          </table:table-cell>
          <table:table-cell office:value-type="string" office:string-value="charset" table:style-name="ce4">
            <text:p>charse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 (encodings)" table:style-name="ce4">
            <text:p>khtml (encodings)</text:p>
          </table:table-cell>
          <table:table-cell/>
          <table:table-cell office:value-type="float" office:value="0" table:formula="=IF(ISBLANK([.G16];&quot;approval&quot;);0;IF(EXACT([.G16];&quot;draft&quot;);1;IF(EXACT([.G16];&quot;approval&quot;);2;IF(EXACT([.G16];&quot;final&quot;);3;0))))">
            <text:p>0</text:p>
          </table:table-cell>
          <table:table-cell/>
        </table:table-row>
        <table:table-row table:style-name="ro1">
          <table:table-cell office:value-type="string" office:string-value="actions" table:style-name="ce4">
            <text:p>actions</text:p>
          </table:table-cell>
          <table:table-cell office:value-type="string" office:string-value="color-picker" table:style-name="ce4">
            <text:p>color-picker</text:p>
          </table:table-cell>
          <table:table-cell office:value-type="string" office:string-value="colorpicker" table:style-name="ce4">
            <text:p>colorpicke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color dialog button" table:style-name="ce4">
            <text:p>color dialog button</text:p>
          </table:table-cell>
          <table:table-cell office:value-type="string" office:string-value="approval" table:style-name="ce5">
            <text:p>approval</text:p>
          </table:table-cell>
          <table:table-cell office:value-type="float" office:value="2" table:formula="=IF(ISBLANK([.G17];&quot;approval&quot;);0;IF(EXACT([.G17];&quot;draft&quot;);1;IF(EXACT([.G17];&quot;approval&quot;);2;IF(EXACT([.G17];&quot;final&quot;);3;0))))">
            <text:p>2</text:p>
          </table:table-cell>
          <table:table-cell/>
        </table:table-row>
        <table:table-row table:style-name="ro1">
          <table:table-cell office:value-type="string" office:string-value="actions" table:style-name="ce4">
            <text:p>actions</text:p>
          </table:table-cell>
          <table:table-cell office:value-type="string" office:string-value="colorize" table:style-name="ce4">
            <text:p>colorize</text:p>
          </table:table-cell>
          <table:table-cell office:value-type="string" office:string-value="colorize" table:style-name="ce4">
            <text:p>coloriz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18];&quot;approval&quot;);0;IF(EXACT([.G18];&quot;draft&quot;);1;IF(EXACT([.G18];&quot;approval&quot;);2;IF(EXACT([.G18];&quot;final&quot;);3;0))))">
            <text:p>2</text:p>
          </table:table-cell>
          <table:table-cell/>
        </table:table-row>
        <table:table-row table:style-name="ro1">
          <table:table-cell office:value-type="string" office:string-value="actions" table:style-name="ce4">
            <text:p>actions</text:p>
          </table:table-cell>
          <table:table-cell office:value-type="string" office:string-value="configure" table:style-name="ce4">
            <text:p>configure</text:p>
          </table:table-cell>
          <table:table-cell office:value-type="string" office:string-value="configure" table:style-name="ce4">
            <text:p>configur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file dialog, properties dialog, kate" table:style-name="ce4">
            <text:p>file dialog, properties dialog, kate</text:p>
          </table:table-cell>
          <table:table-cell office:value-type="string" office:string-value="approval" table:style-name="ce5">
            <text:p>approval</text:p>
          </table:table-cell>
          <table:table-cell office:value-type="float" office:value="2" table:formula="=IF(ISBLANK([.G19];&quot;approval&quot;);0;IF(EXACT([.G19];&quot;draft&quot;);1;IF(EXACT([.G19];&quot;approval&quot;);2;IF(EXACT([.G19];&quot;final&quot;);3;0))))">
            <text:p>2</text:p>
          </table:table-cell>
          <table:table-cell/>
        </table:table-row>
        <table:table-row table:style-name="ro1">
          <table:table-cell office:value-type="string" office:string-value="actions" table:style-name="ce4">
            <text:p>actions</text:p>
          </table:table-cell>
          <table:table-cell office:value-type="string" office:string-value="configure-shortcuts" table:style-name="ce4">
            <text:p>configure-shortcuts</text:p>
          </table:table-cell>
          <table:table-cell office:value-type="string" office:string-value="configure_shortcuts" table:style-name="ce4">
            <text:p>configure_shortcuts</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config shortcuts action" table:style-name="ce4">
            <text:p>config shortcuts action</text:p>
          </table:table-cell>
          <table:table-cell office:value-type="string" office:string-value="approval" table:style-name="ce5">
            <text:p>approval</text:p>
          </table:table-cell>
          <table:table-cell office:value-type="float" office:value="2" table:formula="=IF(ISBLANK([.G20];&quot;approval&quot;);0;IF(EXACT([.G20];&quot;draft&quot;);1;IF(EXACT([.G20];&quot;approval&quot;);2;IF(EXACT([.G20];&quot;final&quot;);3;0))))">
            <text:p>2</text:p>
          </table:table-cell>
          <table:table-cell/>
        </table:table-row>
        <table:table-row table:style-name="ro1">
          <table:table-cell office:value-type="string" office:string-value="actions" table:style-name="ce4">
            <text:p>actions</text:p>
          </table:table-cell>
          <table:table-cell office:value-type="string" office:string-value="configure-toolbars" table:style-name="ce4">
            <text:p>configure-toolbars</text:p>
          </table:table-cell>
          <table:table-cell office:value-type="string" office:string-value="configure_toolbars" table:style-name="ce4">
            <text:p>configure_toolbars</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config toolbars action" table:style-name="ce4">
            <text:p>config toolbars action</text:p>
          </table:table-cell>
          <table:table-cell office:value-type="string" office:string-value="approval" table:style-name="ce5">
            <text:p>approval</text:p>
          </table:table-cell>
          <table:table-cell office:value-type="float" office:value="2" table:formula="=IF(ISBLANK([.G21];&quot;approval&quot;);0;IF(EXACT([.G21];&quot;draft&quot;);1;IF(EXACT([.G21];&quot;approval&quot;);2;IF(EXACT([.G21];&quot;final&quot;);3;0))))">
            <text:p>2</text:p>
          </table:table-cell>
          <table:table-cell/>
        </table:table-row>
        <table:table-row table:style-name="ro1">
          <table:table-cell office:value-type="string" office:string-value="actions" table:style-name="ce4">
            <text:p>actions</text:p>
          </table:table-cell>
          <table:table-cell office:value-type="string" office:string-value="connection-established" table:style-name="ce4">
            <text:p>connection-established</text:p>
          </table:table-cell>
          <table:table-cell office:value-type="string" office:string-value="connect_established" table:style-name="ce4">
            <text:p>connect_established</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22];&quot;approval&quot;);0;IF(EXACT([.G22];&quot;draft&quot;);1;IF(EXACT([.G22];&quot;approval&quot;);2;IF(EXACT([.G22];&quot;final&quot;);3;0))))">
            <text:p>2</text:p>
          </table:table-cell>
          <table:table-cell/>
        </table:table-row>
        <table:table-row table:style-name="ro1">
          <table:table-cell office:value-type="string" office:string-value="actions" table:style-name="ce4">
            <text:p>actions</text:p>
          </table:table-cell>
          <table:table-cell office:value-type="string" office:string-value="dialog-apply" table:style-name="ce4">
            <text:p>dialog-apply</text:p>
          </table:table-cell>
          <table:table-cell office:value-type="string" office:string-value="apply" table:style-name="ce4">
            <text:p>apply</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dialog button" table:style-name="ce4">
            <text:p>dialog button</text:p>
          </table:table-cell>
          <table:table-cell office:value-type="string" office:string-value="approval" table:style-name="ce5">
            <text:p>approval</text:p>
          </table:table-cell>
          <table:table-cell office:value-type="float" office:value="2" table:formula="=IF(ISBLANK([.G23];&quot;approval&quot;);0;IF(EXACT([.G23];&quot;draft&quot;);1;IF(EXACT([.G23];&quot;approval&quot;);2;IF(EXACT([.G23];&quot;final&quot;);3;0))))">
            <text:p>2</text:p>
          </table:table-cell>
          <table:table-cell office:value-type="string" office:string-value="another checkmark! heh. how many do we have?" table:style-name="ce4">
            <text:p>another checkmark! heh. how many do we have?</text:p>
          </table:table-cell>
          <table:table-cell/>
        </table:table-row>
        <table:table-row table:style-name="ro1">
          <table:table-cell office:value-type="string" office:string-value="actions" table:style-name="ce4">
            <text:p>actions</text:p>
          </table:table-cell>
          <table:table-cell office:value-type="string" office:string-value="dialog-cancel" table:style-name="ce4">
            <text:p>dialog-cancel</text:p>
          </table:table-cell>
          <table:table-cell office:value-type="string" office:string-value="button_cancel" table:style-name="ce4">
            <text:p>button_cancel</text:p>
          </table:table-cell>
          <table:table-cell office:value-type="string" office:string-value="The icon used for the &lt;quote&gt;Cancel&lt;/quote&gt; button that might appear in dialog windows." table:style-name="ce4">
            <text:p>The icon used for the &lt;quote&gt;Cancel&lt;/quote&gt; button that might appear in dialog windows.</text:p>
          </table:table-cell>
          <table:table-cell office:value-type="string" office:string-value="yes" table:style-name="ce4">
            <text:p>yes</text:p>
          </table:table-cell>
          <table:table-cell office:value-type="string" office:string-value="dialog button" table:style-name="ce4">
            <text:p>dialog button</text:p>
          </table:table-cell>
          <table:table-cell office:value-type="string" office:string-value="approval" table:style-name="ce5">
            <text:p>approval</text:p>
          </table:table-cell>
          <table:table-cell office:value-type="float" office:value="2" table:formula="=IF(ISBLANK([.G24];&quot;approval&quot;);0;IF(EXACT([.G24];&quot;draft&quot;);1;IF(EXACT([.G24];&quot;approval&quot;);2;IF(EXACT([.G24];&quot;final&quot;);3;0))))">
            <text:p>2</text:p>
          </table:table-cell>
          <table:table-cell/>
        </table:table-row>
        <table:table-row table:style-name="ro1">
          <table:table-cell office:value-type="string" office:string-value="actions" table:style-name="ce4">
            <text:p>actions</text:p>
          </table:table-cell>
          <table:table-cell office:value-type="string" office:string-value="dialog-error" table:style-name="ce4">
            <text:p>dialog-error</text:p>
          </table:table-cell>
          <table:table-cell office:value-type="string" office:string-value="messagebox_critical" table:style-name="ce4">
            <text:p>messagebox_critical</text:p>
          </table:table-cell>
          <table:table-cell office:value-type="string" office:string-value="The icon used when a dialog is opened to explain an error condition to the user. " table:style-name="ce4">
            <text:p>The icon used when a dialog is opened to explain an error condition to the user. </text:p>
          </table:table-cell>
          <table:table-cell office:value-type="string" office:string-value="yes" table:style-name="ce4">
            <text:p>yes</text:p>
          </table:table-cell>
          <table:table-cell office:value-type="string" office:string-value="passive popups, kjs debugger" table:style-name="ce4">
            <text:p>passive popups, kjs debugger</text:p>
          </table:table-cell>
          <table:table-cell/>
          <table:table-cell office:value-type="float" office:value="0" table:formula="=IF(ISBLANK([.G25];&quot;approval&quot;);0;IF(EXACT([.G25];&quot;draft&quot;);1;IF(EXACT([.G25];&quot;approval&quot;);2;IF(EXACT([.G25];&quot;final&quot;);3;0))))">
            <text:p>0</text:p>
          </table:table-cell>
          <table:table-cell/>
        </table:table-row>
        <table:table-row table:style-name="ro1">
          <table:table-cell office:value-type="string" office:string-value="actions" table:style-name="ce4">
            <text:p>actions</text:p>
          </table:table-cell>
          <table:table-cell office:value-type="string" office:string-value="dialog-information" table:style-name="ce4">
            <text:p>dialog-information</text:p>
          </table:table-cell>
          <table:table-cell office:value-type="string" office:string-value="messagebox_info" table:style-name="ce4">
            <text:p>messagebox_info</text:p>
          </table:table-cell>
          <table:table-cell office:value-type="string" office:string-value="The icon used when a dialog is opened to give information to the user that may be pertinent to the requested action. " table:style-name="ce4">
            <text:p>The icon used when a dialog is opened to give information to the user that may be pertinent to the requested action. </text:p>
          </table:table-cell>
          <table:table-cell office:value-type="string" office:string-value="yes" table:style-name="ce4">
            <text:p>yes</text:p>
          </table:table-cell>
          <table:table-cell office:value-type="string" office:string-value="passive popups" table:style-name="ce4">
            <text:p>passive popups</text:p>
          </table:table-cell>
          <table:table-cell/>
          <table:table-cell office:value-type="float" office:value="0" table:formula="=IF(ISBLANK([.G26];&quot;approval&quot;);0;IF(EXACT([.G26];&quot;draft&quot;);1;IF(EXACT([.G26];&quot;approval&quot;);2;IF(EXACT([.G26];&quot;final&quot;);3;0))))">
            <text:p>0</text:p>
          </table:table-cell>
          <table:table-cell/>
        </table:table-row>
        <table:table-row table:style-name="ro1">
          <table:table-cell office:value-type="string" office:string-value="actions" table:style-name="ce4">
            <text:p>actions</text:p>
          </table:table-cell>
          <table:table-cell office:value-type="string" office:string-value="dialog-ok" table:style-name="ce4">
            <text:p>dialog-ok</text:p>
          </table:table-cell>
          <table:table-cell office:value-type="string" office:string-value="button_ok" table:style-name="ce4">
            <text:p>button_ok</text:p>
          </table:table-cell>
          <table:table-cell office:value-type="string" office:string-value="The icon used for the “OK” button that might appear in dialog windows. " table:style-name="ce4">
            <text:p>The icon used for the “OK” button that might appear in dialog windows. </text:p>
          </table:table-cell>
          <table:table-cell office:value-type="string" office:string-value="yes" table:style-name="ce4">
            <text:p>yes</text:p>
          </table:table-cell>
          <table:table-cell office:value-type="string" office:string-value="kate, knewstuff" table:style-name="ce4">
            <text:p>kate, knewstuff</text:p>
          </table:table-cell>
          <table:table-cell office:value-type="string" office:string-value="approval" table:style-name="ce5">
            <text:p>approval</text:p>
          </table:table-cell>
          <table:table-cell office:value-type="float" office:value="2" table:formula="=IF(ISBLANK([.G27];&quot;approval&quot;);0;IF(EXACT([.G27];&quot;draft&quot;);1;IF(EXACT([.G27];&quot;approval&quot;);2;IF(EXACT([.G27];&quot;final&quot;);3;0))))">
            <text:p>2</text:p>
          </table:table-cell>
          <table:table-cell office:value-type="string" office:string-value="replace ok.png" table:style-name="ce4">
            <text:p>replace ok.png</text:p>
          </table:table-cell>
          <table:table-cell/>
        </table:table-row>
        <table:table-row table:style-name="ro1">
          <table:table-cell office:value-type="string" office:string-value="actions" table:style-name="ce4">
            <text:p>actions</text:p>
          </table:table-cell>
          <table:table-cell office:value-type="string" office:string-value="dialog-warning" table:style-name="ce4">
            <text:p>dialog-warning</text:p>
          </table:table-cell>
          <table:table-cell office:value-type="string" office:string-value="messagebox_warning" table:style-name="ce4">
            <text:p>messagebox_warning</text:p>
          </table:table-cell>
          <table:table-cell office:value-type="string" office:string-value="The icon used when a dialog is opened to warn the user of impending issues with the requested action. " table:style-name="ce4">
            <text:p>The icon used when a dialog is opened to warn the user of impending issues with the requested action. </text:p>
          </table:table-cell>
          <table:table-cell office:value-type="string" office:string-value="yes" table:style-name="ce4">
            <text:p>yes</text:p>
          </table:table-cell>
          <table:table-cell office:value-type="string" office:string-value="passive popups" table:style-name="ce4">
            <text:p>passive popups</text:p>
          </table:table-cell>
          <table:table-cell/>
          <table:table-cell office:value-type="float" office:value="0" table:formula="=IF(ISBLANK([.G28];&quot;approval&quot;);0;IF(EXACT([.G28];&quot;draft&quot;);1;IF(EXACT([.G28];&quot;approval&quot;);2;IF(EXACT([.G28];&quot;final&quot;);3;0))))">
            <text:p>0</text:p>
          </table:table-cell>
          <table:table-cell/>
        </table:table-row>
        <table:table-row table:style-name="ro1">
          <table:table-cell office:value-type="string" office:string-value="actions" table:style-name="ce4">
            <text:p>actions</text:p>
          </table:table-cell>
          <table:table-cell office:value-type="string" office:string-value="document-new" table:style-name="ce4">
            <text:p>document-new</text:p>
          </table:table-cell>
          <table:table-cell office:value-type="string" office:string-value="filenew" table:style-name="ce4">
            <text:p>filenew</text:p>
          </table:table-cell>
          <table:table-cell office:value-type="string" office:string-value="The icon used for the action to create a new document. " table:style-name="ce4">
            <text:p>The icon used for the action to create a new document. </text:p>
          </table:table-cell>
          <table:table-cell office:value-type="string" office:string-value="yes" table:style-name="ce4">
            <text:p>yes</text:p>
          </table:table-cell>
          <table:table-cell office:value-type="string" office:string-value="new action" table:style-name="ce4">
            <text:p>new action</text:p>
          </table:table-cell>
          <table:table-cell office:value-type="string" office:string-value="approval" table:style-name="ce5">
            <text:p>approval</text:p>
          </table:table-cell>
          <table:table-cell office:value-type="float" office:value="2" table:formula="=IF(ISBLANK([.G29];&quot;approval&quot;);0;IF(EXACT([.G29];&quot;draft&quot;);1;IF(EXACT([.G29];&quot;approval&quot;);2;IF(EXACT([.G29];&quot;final&quot;);3;0))))">
            <text:p>2</text:p>
          </table:table-cell>
          <table:table-cell/>
        </table:table-row>
        <table:table-row table:style-name="ro1">
          <table:table-cell office:value-type="string" office:string-value="actions" table:style-name="ce4">
            <text:p>actions</text:p>
          </table:table-cell>
          <table:table-cell office:value-type="string" office:string-value="document-open" table:style-name="ce4">
            <text:p>document-open</text:p>
          </table:table-cell>
          <table:table-cell office:value-type="string" office:string-value="fileopen" table:style-name="ce4">
            <text:p>fileopen</text:p>
          </table:table-cell>
          <table:table-cell office:value-type="string" office:string-value="The icon used for the action to open a document. " table:style-name="ce4">
            <text:p>The icon used for the action to open a document. </text:p>
          </table:table-cell>
          <table:table-cell office:value-type="string" office:string-value="yes" table:style-name="ce4">
            <text:p>yes</text:p>
          </table:table-cell>
          <table:table-cell office:value-type="string" office:string-value="url line edit, file dialog, kprinter" table:style-name="ce4">
            <text:p>url line edit, file dialog, kprinter</text:p>
          </table:table-cell>
          <table:table-cell office:value-type="string" office:string-value="approval" table:style-name="ce5">
            <text:p>approval</text:p>
          </table:table-cell>
          <table:table-cell office:value-type="float" office:value="2" table:formula="=IF(ISBLANK([.G30];&quot;approval&quot;);0;IF(EXACT([.G30];&quot;draft&quot;);1;IF(EXACT([.G30];&quot;approval&quot;);2;IF(EXACT([.G30];&quot;final&quot;);3;0))))">
            <text:p>2</text:p>
          </table:table-cell>
          <table:table-cell office:value-type="string" office:string-value="needs finalizing of folder.svg?" table:style-name="ce4">
            <text:p>needs finalizing of folder.svg?</text:p>
          </table:table-cell>
          <table:table-cell/>
        </table:table-row>
        <table:table-row table:style-name="ro1">
          <table:table-cell office:value-type="string" office:string-value="actions" table:style-name="ce4">
            <text:p>actions</text:p>
          </table:table-cell>
          <table:table-cell office:value-type="string" office:string-value="document-print" table:style-name="ce4">
            <text:p>document-print</text:p>
          </table:table-cell>
          <table:table-cell office:value-type="string" office:string-value="fileprint" table:style-name="ce4">
            <text:p>fileprint</text:p>
          </table:table-cell>
          <table:table-cell office:value-type="string" office:string-value="The icon for the print action of an application. " table:style-name="ce4">
            <text:p>The icon for the print action of an application. </text:p>
          </table:table-cell>
          <table:table-cell office:value-type="string" office:string-value="yes" table:style-name="ce4">
            <text:p>yes</text:p>
          </table:table-cell>
          <table:table-cell office:value-type="string" office:string-value="print action" table:style-name="ce4">
            <text:p>print action</text:p>
          </table:table-cell>
          <table:table-cell office:value-type="string" office:string-value="approval" table:style-name="ce5">
            <text:p>approval</text:p>
          </table:table-cell>
          <table:table-cell office:value-type="float" office:value="2" table:formula="=IF(ISBLANK([.G31];&quot;approval&quot;);0;IF(EXACT([.G31];&quot;draft&quot;);1;IF(EXACT([.G31];&quot;approval&quot;);2;IF(EXACT([.G31];&quot;final&quot;);3;0))))">
            <text:p>2</text:p>
          </table:table-cell>
          <table:table-cell/>
        </table:table-row>
        <table:table-row table:style-name="ro1">
          <table:table-cell office:value-type="string" office:string-value="actions" table:style-name="ce4">
            <text:p>actions</text:p>
          </table:table-cell>
          <table:table-cell office:value-type="string" office:string-value="document-print-preview" table:style-name="ce4">
            <text:p>document-print-preview</text:p>
          </table:table-cell>
          <table:table-cell office:value-type="string" office:string-value="filequickprint" table:style-name="ce4">
            <text:p>filequickprint</text:p>
          </table:table-cell>
          <table:table-cell office:value-type="string" office:string-value="The icon for the print preview action of an application. " table:style-name="ce4">
            <text:p>The icon for the print preview action of an application. </text:p>
          </table:table-cell>
          <table:table-cell office:value-type="string" office:string-value="yes" table:style-name="ce4">
            <text:p>yes</text:p>
          </table:table-cell>
          <table:table-cell office:value-type="string" office:string-value="print preview action" table:style-name="ce4">
            <text:p>print preview action</text:p>
          </table:table-cell>
          <table:table-cell office:value-type="string" office:string-value="approval" table:style-name="ce5">
            <text:p>approval</text:p>
          </table:table-cell>
          <table:table-cell office:value-type="float" office:value="2" table:formula="=IF(ISBLANK([.G32];&quot;approval&quot;);0;IF(EXACT([.G32];&quot;draft&quot;);1;IF(EXACT([.G32];&quot;approval&quot;);2;IF(EXACT([.G32];&quot;final&quot;);3;0))))">
            <text:p>2</text:p>
          </table:table-cell>
          <table:table-cell/>
          <table:table-cell office:value-type="string" office:string-value="Vignoni" table:style-name="ce4">
            <text:p>Vignoni</text:p>
          </table:table-cell>
          <table:table-cell/>
        </table:table-row>
        <table:table-row table:style-name="ro1">
          <table:table-cell office:value-type="string" office:string-value="actions" table:style-name="ce4">
            <text:p>actions</text:p>
          </table:table-cell>
          <table:table-cell office:value-type="string" office:string-value="document-save" table:style-name="ce4">
            <text:p>document-save</text:p>
          </table:table-cell>
          <table:table-cell office:value-type="string" office:string-value="filesave" table:style-name="ce4">
            <text:p>filesave</text:p>
          </table:table-cell>
          <table:table-cell office:value-type="string" office:string-value="The icon for the save action. " table:style-name="ce4">
            <text:p>The icon for the save action. </text:p>
          </table:table-cell>
          <table:table-cell office:value-type="string" office:string-value="yes" table:style-name="ce4">
            <text:p>yes</text:p>
          </table:table-cell>
          <table:table-cell office:value-type="string" office:string-value="download progress, kate, save action" table:style-name="ce4">
            <text:p>download progress, kate, save action</text:p>
          </table:table-cell>
          <table:table-cell office:value-type="string" office:string-value="approval" table:style-name="ce5">
            <text:p>approval</text:p>
          </table:table-cell>
          <table:table-cell office:value-type="float" office:value="2" table:formula="=IF(ISBLANK([.G33];&quot;approval&quot;);0;IF(EXACT([.G33];&quot;draft&quot;);1;IF(EXACT([.G33];&quot;approval&quot;);2;IF(EXACT([.G33];&quot;final&quot;);3;0))))">
            <text:p>2</text:p>
          </table:table-cell>
          <table:table-cell/>
          <table:table-cell office:value-type="string" office:string-value="Wimer" table:style-name="ce4">
            <text:p>Wimer</text:p>
          </table:table-cell>
          <table:table-cell/>
        </table:table-row>
        <table:table-row table:style-name="ro1">
          <table:table-cell office:value-type="string" office:string-value="actions" table:style-name="ce4">
            <text:p>actions</text:p>
          </table:table-cell>
          <table:table-cell office:value-type="string" office:string-value="document-save-as" table:style-name="ce4">
            <text:p>document-save-as</text:p>
          </table:table-cell>
          <table:table-cell office:value-type="string" office:string-value="filesaveas" table:style-name="ce4">
            <text:p>filesaveas</text:p>
          </table:table-cell>
          <table:table-cell office:value-type="string" office:string-value="The icon for the save as action. " table:style-name="ce4">
            <text:p>The icon for the save as action. </text:p>
          </table:table-cell>
          <table:table-cell office:value-type="string" office:string-value="yes" table:style-name="ce4">
            <text:p>yes</text:p>
          </table:table-cell>
          <table:table-cell office:value-type="string" office:string-value="save as action" table:style-name="ce4">
            <text:p>save as action</text:p>
          </table:table-cell>
          <table:table-cell office:value-type="string" office:string-value="approval" table:style-name="ce5">
            <text:p>approval</text:p>
          </table:table-cell>
          <table:table-cell office:value-type="float" office:value="2" table:formula="=IF(ISBLANK([.G34];&quot;approval&quot;);0;IF(EXACT([.G34];&quot;draft&quot;);1;IF(EXACT([.G34];&quot;approval&quot;);2;IF(EXACT([.G34];&quot;final&quot;);3;0))))">
            <text:p>2</text:p>
          </table:table-cell>
          <table:table-cell/>
          <table:table-cell office:value-type="string" office:string-value="Vignoni" table:style-name="ce4">
            <text:p>Vignoni</text:p>
          </table:table-cell>
          <table:table-cell/>
        </table:table-row>
        <table:table-row table:style-name="ro1">
          <table:table-cell office:value-type="string" office:string-value="actions" table:style-name="ce4">
            <text:p>actions</text:p>
          </table:table-cell>
          <table:table-cell office:value-type="string" office:string-value="edit-clear" table:style-name="ce4">
            <text:p>edit-clear</text:p>
          </table:table-cell>
          <table:table-cell office:value-type="string" office:string-value="editclear" table:style-name="ce4">
            <text:p>editclear</text:p>
          </table:table-cell>
          <table:table-cell office:value-type="string" office:string-value="The icon for the clear action." table:style-name="ce4">
            <text:p>The icon for the clear action.</text:p>
          </table:table-cell>
          <table:table-cell office:value-type="string" office:string-value="yes" table:style-name="ce4">
            <text:p>yes</text:p>
          </table:table-cell>
          <table:table-cell office:value-type="string" office:string-value="text edit context menus" table:style-name="ce4">
            <text:p>text edit context menus</text:p>
          </table:table-cell>
          <table:table-cell office:value-type="string" office:string-value="approval" table:style-name="ce5">
            <text:p>approval</text:p>
          </table:table-cell>
          <table:table-cell office:value-type="float" office:value="2" table:formula="=IF(ISBLANK([.G35];&quot;approval&quot;);0;IF(EXACT([.G35];&quot;draft&quot;);1;IF(EXACT([.G35];&quot;approval&quot;);2;IF(EXACT([.G35];&quot;final&quot;);3;0))))">
            <text:p>2</text:p>
          </table:table-cell>
          <table:table-cell/>
        </table:table-row>
        <table:table-row table:style-name="ro1">
          <table:table-cell office:value-type="string" office:string-value="actions" table:style-name="ce4">
            <text:p>actions</text:p>
          </table:table-cell>
          <table:table-cell office:value-type="string" office:string-value="edit-copy" table:style-name="ce4">
            <text:p>edit-copy</text:p>
          </table:table-cell>
          <table:table-cell office:value-type="string" office:string-value="editcopy" table:style-name="ce4">
            <text:p>editcopy</text:p>
          </table:table-cell>
          <table:table-cell office:value-type="string" office:string-value="The icon for the copy action. " table:style-name="ce4">
            <text:p>The icon for the copy action. </text:p>
          </table:table-cell>
          <table:table-cell office:value-type="string" office:string-value="yes" table:style-name="ce4">
            <text:p>yes</text:p>
          </table:table-cell>
          <table:table-cell office:value-type="string" office:string-value="text edit context menus, kate, kdeprint" table:style-name="ce4">
            <text:p>text edit context menus, kate, kdeprint</text:p>
          </table:table-cell>
          <table:table-cell office:value-type="string" office:string-value="approval" table:style-name="ce5">
            <text:p>approval</text:p>
          </table:table-cell>
          <table:table-cell office:value-type="float" office:value="2" table:formula="=IF(ISBLANK([.G36];&quot;approval&quot;);0;IF(EXACT([.G36];&quot;draft&quot;);1;IF(EXACT([.G36];&quot;approval&quot;);2;IF(EXACT([.G36];&quot;final&quot;);3;0))))">
            <text:p>2</text:p>
          </table:table-cell>
          <table:table-cell/>
        </table:table-row>
        <table:table-row table:style-name="ro1">
          <table:table-cell office:value-type="string" office:string-value="actions" table:style-name="ce4">
            <text:p>actions</text:p>
          </table:table-cell>
          <table:table-cell office:value-type="string" office:string-value="edit-cut" table:style-name="ce4">
            <text:p>edit-cut</text:p>
          </table:table-cell>
          <table:table-cell office:value-type="string" office:string-value="editcut" table:style-name="ce4">
            <text:p>editcut</text:p>
          </table:table-cell>
          <table:table-cell office:value-type="string" office:string-value="The icon for the cut action. " table:style-name="ce4">
            <text:p>The icon for the cut action. </text:p>
          </table:table-cell>
          <table:table-cell office:value-type="string" office:string-value="yes" table:style-name="ce4">
            <text:p>yes</text:p>
          </table:table-cell>
          <table:table-cell office:value-type="string" office:string-value="text edit context menus" table:style-name="ce4">
            <text:p>text edit context menus</text:p>
          </table:table-cell>
          <table:table-cell office:value-type="string" office:string-value="approval" table:style-name="ce5">
            <text:p>approval</text:p>
          </table:table-cell>
          <table:table-cell office:value-type="float" office:value="2" table:formula="=IF(ISBLANK([.G37];&quot;approval&quot;);0;IF(EXACT([.G37];&quot;draft&quot;);1;IF(EXACT([.G37];&quot;approval&quot;);2;IF(EXACT([.G37];&quot;final&quot;);3;0))))">
            <text:p>2</text:p>
          </table:table-cell>
          <table:table-cell/>
        </table:table-row>
        <table:table-row table:style-name="ro1">
          <table:table-cell office:value-type="string" office:string-value="actions" table:style-name="ce4">
            <text:p>actions</text:p>
          </table:table-cell>
          <table:table-cell office:value-type="string" office:string-value="edit-delete" table:style-name="ce4">
            <text:p>edit-delete</text:p>
          </table:table-cell>
          <table:table-cell office:value-type="string" office:string-value="editdelete" table:style-name="ce4">
            <text:p>editdelete</text:p>
          </table:table-cell>
          <table:table-cell office:value-type="string" office:string-value="The icon for the delete action. " table:style-name="ce4">
            <text:p>The icon for the delete action. </text:p>
          </table:table-cell>
          <table:table-cell office:value-type="string" office:string-value="yes" table:style-name="ce4">
            <text:p>yes</text:p>
          </table:table-cell>
          <table:table-cell office:value-type="string" office:string-value="file dialog, kdeprint" table:style-name="ce4">
            <text:p>file dialog, kdeprint</text:p>
          </table:table-cell>
          <table:table-cell office:value-type="string" office:string-value="approval" table:style-name="ce5">
            <text:p>approval</text:p>
          </table:table-cell>
          <table:table-cell office:value-type="float" office:value="2" table:formula="=IF(ISBLANK([.G38];&quot;approval&quot;);0;IF(EXACT([.G38];&quot;draft&quot;);1;IF(EXACT([.G38];&quot;approval&quot;);2;IF(EXACT([.G38];&quot;final&quot;);3;0))))">
            <text:p>2</text:p>
          </table:table-cell>
          <table:table-cell/>
        </table:table-row>
        <table:table-row table:style-name="ro1">
          <table:table-cell office:value-type="string" office:string-value="actions" table:style-name="ce4">
            <text:p>actions</text:p>
          </table:table-cell>
          <table:table-cell office:value-type="string" office:string-value="edit-find" table:style-name="ce4">
            <text:p>edit-find</text:p>
          </table:table-cell>
          <table:table-cell office:value-type="string" office:string-value="find" table:style-name="ce4">
            <text:p>find</text:p>
          </table:table-cell>
          <table:table-cell office:value-type="string" office:string-value="The icon for the find action. " table:style-name="ce4">
            <text:p>The icon for the find action. </text:p>
          </table:table-cell>
          <table:table-cell office:value-type="string" office:string-value="yes" table:style-name="ce4">
            <text:p>yes</text:p>
          </table:table-cell>
          <table:table-cell office:value-type="string" office:string-value="dialog button" table:style-name="ce4">
            <text:p>dialog button</text:p>
          </table:table-cell>
          <table:table-cell office:value-type="string" office:string-value="approval" table:style-name="ce5">
            <text:p>approval</text:p>
          </table:table-cell>
          <table:table-cell office:value-type="float" office:value="2" table:formula="=IF(ISBLANK([.G39];&quot;approval&quot;);0;IF(EXACT([.G39];&quot;draft&quot;);1;IF(EXACT([.G39];&quot;approval&quot;);2;IF(EXACT([.G39];&quot;final&quot;);3;0))))">
            <text:p>2</text:p>
          </table:table-cell>
          <table:table-cell/>
        </table:table-row>
        <table:table-row table:style-name="ro1">
          <table:table-cell office:value-type="string" office:string-value="actions" table:style-name="ce4">
            <text:p>actions</text:p>
          </table:table-cell>
          <table:table-cell office:value-type="string" office:string-value="edit-paste" table:style-name="ce4">
            <text:p>edit-paste</text:p>
          </table:table-cell>
          <table:table-cell office:value-type="string" office:string-value="editpaste" table:style-name="ce4">
            <text:p>editpaste</text:p>
          </table:table-cell>
          <table:table-cell office:value-type="string" office:string-value="The icon for the paste action. " table:style-name="ce4">
            <text:p>The icon for the paste action. </text:p>
          </table:table-cell>
          <table:table-cell office:value-type="string" office:string-value="yes" table:style-name="ce4">
            <text:p>yes</text:p>
          </table:table-cell>
          <table:table-cell office:value-type="string" office:string-value="text edit context menus, kdeprint" table:style-name="ce4">
            <text:p>text edit context menus, kdeprint</text:p>
          </table:table-cell>
          <table:table-cell office:value-type="string" office:string-value="approval" table:style-name="ce5">
            <text:p>approval</text:p>
          </table:table-cell>
          <table:table-cell office:value-type="float" office:value="2" table:formula="=IF(ISBLANK([.G40];&quot;approval&quot;);0;IF(EXACT([.G40];&quot;draft&quot;);1;IF(EXACT([.G40];&quot;approval&quot;);2;IF(EXACT([.G40];&quot;final&quot;);3;0))))">
            <text:p>2</text:p>
          </table:table-cell>
          <table:table-cell/>
        </table:table-row>
        <table:table-row table:style-name="ro1">
          <table:table-cell office:value-type="string" office:string-value="actions" table:style-name="ce4">
            <text:p>actions</text:p>
          </table:table-cell>
          <table:table-cell office:value-type="string" office:string-value="edit-redo" table:style-name="ce4">
            <text:p>edit-redo</text:p>
          </table:table-cell>
          <table:table-cell office:value-type="string" office:string-value="redo" table:style-name="ce4">
            <text:p>redo</text:p>
          </table:table-cell>
          <table:table-cell office:value-type="string" office:string-value="The icon for the redo action. " table:style-name="ce4">
            <text:p>The icon for the redo action. </text:p>
          </table:table-cell>
          <table:table-cell office:value-type="string" office:string-value="yes" table:style-name="ce4">
            <text:p>yes</text:p>
          </table:table-cell>
          <table:table-cell office:value-type="string" office:string-value="undo/redo action, text edit ctx menus, redo stack, print job mgr" table:style-name="ce4">
            <text:p>undo/redo action, text edit ctx menus, redo stack, print job mgr</text:p>
          </table:table-cell>
          <table:table-cell office:value-type="string" office:string-value="approval" table:style-name="ce5">
            <text:p>approval</text:p>
          </table:table-cell>
          <table:table-cell office:value-type="float" office:value="2" table:formula="=IF(ISBLANK([.G41];&quot;approval&quot;);0;IF(EXACT([.G41];&quot;draft&quot;);1;IF(EXACT([.G41];&quot;approval&quot;);2;IF(EXACT([.G41];&quot;final&quot;);3;0))))">
            <text:p>2</text:p>
          </table:table-cell>
          <table:table-cell/>
        </table:table-row>
        <table:table-row table:style-name="ro1">
          <table:table-cell office:value-type="string" office:string-value="actions" table:style-name="ce4">
            <text:p>actions</text:p>
          </table:table-cell>
          <table:table-cell office:value-type="string" office:string-value="edit-trash" table:style-name="ce4">
            <text:p>edit-trash</text:p>
          </table:table-cell>
          <table:table-cell office:value-type="string" office:string-value="edittrash" table:style-name="ce4">
            <text:p>edittrash</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file dialog, print job mgr" table:style-name="ce4">
            <text:p>file dialog, print job mgr</text:p>
          </table:table-cell>
          <table:table-cell/>
          <table:table-cell office:value-type="float" office:value="0" table:formula="=IF(ISBLANK([.G42];&quot;approval&quot;);0;IF(EXACT([.G42];&quot;draft&quot;);1;IF(EXACT([.G42];&quot;approval&quot;);2;IF(EXACT([.G42];&quot;final&quot;);3;0))))">
            <text:p>0</text:p>
          </table:table-cell>
          <table:table-cell office:value-type="string" office:string-value="should we just replace this with the trash can from filesystem/?" table:style-name="ce4">
            <text:p>should we just replace this with the trash can from filesystem/?</text:p>
          </table:table-cell>
          <table:table-cell/>
        </table:table-row>
        <table:table-row table:style-name="ro1">
          <table:table-cell office:value-type="string" office:string-value="actions" table:style-name="ce4">
            <text:p>actions</text:p>
          </table:table-cell>
          <table:table-cell office:value-type="string" office:string-value="edit-undo" table:style-name="ce4">
            <text:p>edit-undo</text:p>
          </table:table-cell>
          <table:table-cell office:value-type="string" office:string-value="undo" table:style-name="ce4">
            <text:p>undo</text:p>
          </table:table-cell>
          <table:table-cell office:value-type="string" office:string-value="The icon for the undo action. " table:style-name="ce4">
            <text:p>The icon for the undo action. </text:p>
          </table:table-cell>
          <table:table-cell office:value-type="string" office:string-value="yes" table:style-name="ce4">
            <text:p>yes</text:p>
          </table:table-cell>
          <table:table-cell office:value-type="string" office:string-value="undo/redo action, text edit context menus, redo stack" table:style-name="ce4">
            <text:p>undo/redo action, text edit context menus, redo stack</text:p>
          </table:table-cell>
          <table:table-cell office:value-type="string" office:string-value="approval" table:style-name="ce5">
            <text:p>approval</text:p>
          </table:table-cell>
          <table:table-cell office:value-type="float" office:value="2" table:formula="=IF(ISBLANK([.G43];&quot;approval&quot;);0;IF(EXACT([.G43];&quot;draft&quot;);1;IF(EXACT([.G43];&quot;approval&quot;);2;IF(EXACT([.G43];&quot;final&quot;);3;0))))">
            <text:p>2</text:p>
          </table:table-cell>
          <table:table-cell/>
        </table:table-row>
        <table:table-row table:style-name="ro1">
          <table:table-cell office:value-type="string" office:string-value="actions" table:style-name="ce4">
            <text:p>actions</text:p>
          </table:table-cell>
          <table:table-cell office:value-type="string" office:string-value="file-find" table:style-name="ce4">
            <text:p>file-find</text:p>
          </table:table-cell>
          <table:table-cell office:value-type="string" office:string-value="filefind" table:style-name="ce4">
            <text:p>filefind</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printer" table:style-name="ce4">
            <text:p>kprinter</text:p>
          </table:table-cell>
          <table:table-cell office:value-type="string" office:string-value="approval" table:style-name="ce5">
            <text:p>approval</text:p>
          </table:table-cell>
          <table:table-cell office:value-type="float" office:value="2" table:formula="=IF(ISBLANK([.G44];&quot;approval&quot;);0;IF(EXACT([.G44];&quot;draft&quot;);1;IF(EXACT([.G44];&quot;approval&quot;);2;IF(EXACT([.G44];&quot;final&quot;);3;0))))">
            <text:p>2</text:p>
          </table:table-cell>
          <table:table-cell/>
        </table:table-row>
        <table:table-row table:style-name="ro1">
          <table:table-cell office:value-type="string" office:string-value="actions" table:style-name="ce4">
            <text:p>actions</text:p>
          </table:table-cell>
          <table:table-cell office:value-type="string" office:string-value="file-import" table:style-name="ce4">
            <text:p>file-import</text:p>
          </table:table-cell>
          <table:table-cell office:value-type="string" office:string-value="fileimport" table:style-name="ce4">
            <text:p>fileimpor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ross script" table:style-name="ce4">
            <text:p>kross script</text:p>
          </table:table-cell>
          <table:table-cell office:value-type="string" office:string-value="approval" table:style-name="ce5">
            <text:p>approval</text:p>
          </table:table-cell>
          <table:table-cell office:value-type="float" office:value="2" table:formula="=IF(ISBLANK([.G45];&quot;approval&quot;);0;IF(EXACT([.G45];&quot;draft&quot;);1;IF(EXACT([.G45];&quot;approval&quot;);2;IF(EXACT([.G45];&quot;final&quot;);3;0))))">
            <text:p>2</text:p>
          </table:table-cell>
          <table:table-cell/>
        </table:table-row>
        <table:table-row table:style-name="ro1">
          <table:table-cell office:value-type="string" office:string-value="actions" table:style-name="ce4">
            <text:p>actions</text:p>
          </table:table-cell>
          <table:table-cell office:value-type="string" office:string-value="file-revert" table:style-name="ce4">
            <text:p>file-revert</text:p>
          </table:table-cell>
          <table:table-cell office:value-type="string" office:string-value="revert" table:style-name="ce4">
            <text:p>rever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revert file action" table:style-name="ce4">
            <text:p>revert file action</text:p>
          </table:table-cell>
          <table:table-cell office:value-type="string" office:string-value="approval" table:style-name="ce5">
            <text:p>approval</text:p>
          </table:table-cell>
          <table:table-cell office:value-type="float" office:value="2" table:formula="=IF(ISBLANK([.G46];&quot;approval&quot;);0;IF(EXACT([.G46];&quot;draft&quot;);1;IF(EXACT([.G46];&quot;approval&quot;);2;IF(EXACT([.G46];&quot;final&quot;);3;0))))">
            <text:p>2</text:p>
          </table:table-cell>
          <table:table-cell/>
        </table:table-row>
        <table:table-row table:style-name="ro1">
          <table:table-cell office:value-type="string" office:string-value="actions" table:style-name="ce4">
            <text:p>actions</text:p>
          </table:table-cell>
          <table:table-cell office:value-type="string" office:string-value="fileview-detailed" table:style-name="ce4">
            <text:p>fileview-detailed</text:p>
          </table:table-cell>
          <table:table-cell office:value-type="string" office:string-value="view_detailed" table:style-name="ce4">
            <text:p>view_detailed</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file dialog" table:style-name="ce4">
            <text:p>file dialog</text:p>
          </table:table-cell>
          <table:table-cell office:value-type="string" office:string-value="approval" table:style-name="ce5">
            <text:p>approval</text:p>
          </table:table-cell>
          <table:table-cell office:value-type="float" office:value="2" table:formula="=IF(ISBLANK([.G47];&quot;approval&quot;);0;IF(EXACT([.G47];&quot;draft&quot;);1;IF(EXACT([.G47];&quot;approval&quot;);2;IF(EXACT([.G47];&quot;final&quot;);3;0))))">
            <text:p>2</text:p>
          </table:table-cell>
          <table:table-cell/>
        </table:table-row>
        <table:table-row table:style-name="ro1">
          <table:table-cell office:value-type="string" office:string-value="actions" table:style-name="ce4">
            <text:p>actions</text:p>
          </table:table-cell>
          <table:table-cell office:value-type="string" office:string-value="fileview-multicolumn" table:style-name="ce4">
            <text:p>fileview-multicolumn</text:p>
          </table:table-cell>
          <table:table-cell office:value-type="string" office:string-value="view_multicolumn" table:style-name="ce4">
            <text:p>view_multicolumn</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file dialog" table:style-name="ce4">
            <text:p>file dialog</text:p>
          </table:table-cell>
          <table:table-cell office:value-type="string" office:string-value="approval" table:style-name="ce5">
            <text:p>approval</text:p>
          </table:table-cell>
          <table:table-cell office:value-type="float" office:value="2" table:formula="=IF(ISBLANK([.G48];&quot;approval&quot;);0;IF(EXACT([.G48];&quot;draft&quot;);1;IF(EXACT([.G48];&quot;approval&quot;);2;IF(EXACT([.G48];&quot;final&quot;);3;0))))">
            <text:p>2</text:p>
          </table:table-cell>
          <table:table-cell/>
        </table:table-row>
        <table:table-row table:style-name="ro1">
          <table:table-cell office:value-type="string" office:string-value="actions" table:style-name="ce4">
            <text:p>actions</text:p>
          </table:table-cell>
          <table:table-cell office:value-type="string" office:string-value="fileview-text" table:style-name="ce4">
            <text:p>fileview-text</text:p>
          </table:table-cell>
          <table:table-cell office:value-type="string" office:string-value="view_text" table:style-name="ce4">
            <text:p>view_tex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49];&quot;approval&quot;);0;IF(EXACT([.G49];&quot;draft&quot;);1;IF(EXACT([.G49];&quot;approval&quot;);2;IF(EXACT([.G49];&quot;final&quot;);3;0))))">
            <text:p>2</text:p>
          </table:table-cell>
          <table:table-cell/>
        </table:table-row>
        <table:table-row table:style-name="ro1">
          <table:table-cell office:value-type="string" office:string-value="actions" table:style-name="ce4">
            <text:p>actions</text:p>
          </table:table-cell>
          <table:table-cell office:value-type="string" office:string-value="find-next" table:style-name="ce4">
            <text:p>find-next</text:p>
          </table:table-cell>
          <table:table-cell office:value-type="string" office:string-value="next" table:style-name="ce4">
            <text:p>next</text:p>
          </table:table-cell>
          <table:table-cell office:value-type="string" office:string-value="none" table:style-name="ce4">
            <text:p>none</text:p>
          </table:table-cell>
          <table:table-cell office:value-type="string" office:string-value="no" table:style-name="ce4">
            <text:p>no</text:p>
          </table:table-cell>
          <table:table-cell/>
          <table:table-cell office:value-type="string" office:string-value="approval" table:style-name="ce5">
            <text:p>approval</text:p>
          </table:table-cell>
          <table:table-cell office:value-type="float" office:value="2" table:formula="=IF(ISBLANK([.G50];&quot;approval&quot;);0;IF(EXACT([.G50];&quot;draft&quot;);1;IF(EXACT([.G50];&quot;approval&quot;);2;IF(EXACT([.G50];&quot;final&quot;);3;0))))">
            <text:p>2</text:p>
          </table:table-cell>
          <table:table-cell/>
        </table:table-row>
        <table:table-row table:style-name="ro1">
          <table:table-cell office:value-type="string" office:string-value="actions" table:style-name="ce4">
            <text:p>actions</text:p>
          </table:table-cell>
          <table:table-cell office:value-type="string" office:string-value="find-previous" table:style-name="ce4">
            <text:p>find-previous</text:p>
          </table:table-cell>
          <table:table-cell office:value-type="string" office:string-value="previous" table:style-name="ce4">
            <text:p>previous</text:p>
          </table:table-cell>
          <table:table-cell office:value-type="string" office:string-value="none" table:style-name="ce4">
            <text:p>none</text:p>
          </table:table-cell>
          <table:table-cell office:value-type="string" office:string-value="no" table:style-name="ce4">
            <text:p>no</text:p>
          </table:table-cell>
          <table:table-cell/>
          <table:table-cell office:value-type="string" office:string-value="approval" table:style-name="ce5">
            <text:p>approval</text:p>
          </table:table-cell>
          <table:table-cell office:value-type="float" office:value="2" table:formula="=IF(ISBLANK([.G51];&quot;approval&quot;);0;IF(EXACT([.G51];&quot;draft&quot;);1;IF(EXACT([.G51];&quot;approval&quot;);2;IF(EXACT([.G51];&quot;final&quot;);3;0))))">
            <text:p>2</text:p>
          </table:table-cell>
          <table:table-cell/>
        </table:table-row>
        <table:table-row table:style-name="ro1">
          <table:table-cell office:value-type="string" office:string-value="actions" table:style-name="ce4">
            <text:p>actions</text:p>
          </table:table-cell>
          <table:table-cell office:value-type="string" office:string-value="folder-new" table:style-name="ce4">
            <text:p>folder-new</text:p>
          </table:table-cell>
          <table:table-cell office:value-type="string" office:string-value="folder_new" table:style-name="ce4">
            <text:p>folder_new</text:p>
          </table:table-cell>
          <table:table-cell office:value-type="string" office:string-value="The icon for creating a new folder." table:style-name="ce4">
            <text:p>The icon for creating a new folder.</text:p>
          </table:table-cell>
          <table:table-cell office:value-type="string" office:string-value="yes" table:style-name="ce4">
            <text:p>yes</text:p>
          </table:table-cell>
          <table:table-cell office:value-type="string" office:string-value="bookmark menu, file dialog" table:style-name="ce4">
            <text:p>bookmark menu, file dialog</text:p>
          </table:table-cell>
          <table:table-cell office:value-type="string" office:string-value="final" table:style-name="ce7">
            <text:p>final</text:p>
          </table:table-cell>
          <table:table-cell office:value-type="float" office:value="3" table:formula="=IF(ISBLANK([.G52];&quot;approval&quot;);0;IF(EXACT([.G52];&quot;draft&quot;);1;IF(EXACT([.G52];&quot;approval&quot;);2;IF(EXACT([.G52];&quot;final&quot;);3;0))))">
            <text:p>3</text:p>
          </table:table-cell>
          <table:table-cell/>
          <table:table-cell office:value-type="string" office:string-value="Vignoni" table:style-name="ce4">
            <text:p>Vignoni</text:p>
          </table:table-cell>
          <table:table-cell/>
        </table:table-row>
        <table:table-row table:style-name="ro1">
          <table:table-cell office:value-type="string" office:string-value="actions" table:style-name="ce4">
            <text:p>actions</text:p>
          </table:table-cell>
          <table:table-cell office:value-type="string" office:string-value="format-indent-less" table:style-name="ce4">
            <text:p>format-indent-less</text:p>
          </table:table-cell>
          <table:table-cell office:value-type="string" office:string-value="unindent" table:style-name="ce4">
            <text:p>unindent</text:p>
          </table:table-cell>
          <table:table-cell office:value-type="string" office:string-value="The icon for the decrease indent formatting action." table:style-name="ce4">
            <text:p>The icon for the decrease indent formatting action.</text:p>
          </table:table-cell>
          <table:table-cell office:value-type="string" office:string-value="yes" table:style-name="ce4">
            <text:p>yes</text:p>
          </table:table-cell>
          <table:table-cell office:value-type="string" office:string-value="kate" table:style-name="ce4">
            <text:p>kate</text:p>
          </table:table-cell>
          <table:table-cell/>
          <table:table-cell office:value-type="float" office:value="0" table:formula="=IF(ISBLANK([.G53];&quot;approval&quot;);0;IF(EXACT([.G53];&quot;draft&quot;);1;IF(EXACT([.G53];&quot;approval&quot;);2;IF(EXACT([.G53];&quot;final&quot;);3;0))))">
            <text:p>0</text:p>
          </table:table-cell>
          <table:table-cell/>
        </table:table-row>
        <table:table-row table:style-name="ro1">
          <table:table-cell office:value-type="string" office:string-value="actions" table:style-name="ce4">
            <text:p>actions</text:p>
          </table:table-cell>
          <table:table-cell office:value-type="string" office:string-value="format-indent-more" table:style-name="ce4">
            <text:p>format-indent-more</text:p>
          </table:table-cell>
          <table:table-cell office:value-type="string" office:string-value="indent" table:style-name="ce4">
            <text:p>indent</text:p>
          </table:table-cell>
          <table:table-cell office:value-type="string" office:string-value="The icon for the increase indent formatting action." table:style-name="ce4">
            <text:p>The icon for the increase indent formatting action.</text:p>
          </table:table-cell>
          <table:table-cell office:value-type="string" office:string-value="yes" table:style-name="ce4">
            <text:p>yes</text:p>
          </table:table-cell>
          <table:table-cell office:value-type="string" office:string-value="kate" table:style-name="ce4">
            <text:p>kate</text:p>
          </table:table-cell>
          <table:table-cell/>
          <table:table-cell office:value-type="float" office:value="0" table:formula="=IF(ISBLANK([.G54];&quot;approval&quot;);0;IF(EXACT([.G54];&quot;draft&quot;);1;IF(EXACT([.G54];&quot;approval&quot;);2;IF(EXACT([.G54];&quot;final&quot;);3;0))))">
            <text:p>0</text:p>
          </table:table-cell>
          <table:table-cell/>
        </table:table-row>
        <table:table-row table:style-name="ro1">
          <table:table-cell office:value-type="string" office:string-value="actions" table:style-name="ce4">
            <text:p>actions</text:p>
          </table:table-cell>
          <table:table-cell office:value-type="string" office:string-value="format-justify-center" table:style-name="ce4">
            <text:p>format-justify-center</text:p>
          </table:table-cell>
          <table:table-cell office:value-type="string" office:string-value="centrejust/text_center" table:style-name="ce4">
            <text:p>centrejust/text_center</text:p>
          </table:table-cell>
          <table:table-cell office:value-type="string" office:string-value="The icon for the center justification formatting action." table:style-name="ce4">
            <text:p>The icon for the center justification formatting action.</text:p>
          </table:table-cell>
          <table:table-cell office:value-type="string" office:string-value="yes" table:style-name="ce4">
            <text:p>yes</text:p>
          </table:table-cell>
          <table:table-cell/>
          <table:table-cell/>
          <table:table-cell office:value-type="float" office:value="0" table:formula="=IF(ISBLANK([.G55];&quot;approval&quot;);0;IF(EXACT([.G55];&quot;draft&quot;);1;IF(EXACT([.G55];&quot;approval&quot;);2;IF(EXACT([.G55];&quot;final&quot;);3;0))))">
            <text:p>0</text:p>
          </table:table-cell>
          <table:table-cell/>
        </table:table-row>
        <table:table-row table:style-name="ro1">
          <table:table-cell office:value-type="string" office:string-value="actions" table:style-name="ce4">
            <text:p>actions</text:p>
          </table:table-cell>
          <table:table-cell office:value-type="string" office:string-value="format-justify-fill" table:style-name="ce4">
            <text:p>format-justify-fill</text:p>
          </table:table-cell>
          <table:table-cell office:value-type="string" office:string-value="text_block" table:style-name="ce4">
            <text:p>text_block</text:p>
          </table:table-cell>
          <table:table-cell office:value-type="string" office:string-value="The icon for the fill justification formatting action." table:style-name="ce4">
            <text:p>The icon for the fill justification formatting action.</text:p>
          </table:table-cell>
          <table:table-cell office:value-type="string" office:string-value="yes" table:style-name="ce4">
            <text:p>yes</text:p>
          </table:table-cell>
          <table:table-cell/>
          <table:table-cell/>
          <table:table-cell office:value-type="float" office:value="0" table:formula="=IF(ISBLANK([.G56];&quot;approval&quot;);0;IF(EXACT([.G56];&quot;draft&quot;);1;IF(EXACT([.G56];&quot;approval&quot;);2;IF(EXACT([.G56];&quot;final&quot;);3;0))))">
            <text:p>0</text:p>
          </table:table-cell>
          <table:table-cell/>
        </table:table-row>
        <table:table-row table:style-name="ro1">
          <table:table-cell office:value-type="string" office:string-value="actions" table:style-name="ce4">
            <text:p>actions</text:p>
          </table:table-cell>
          <table:table-cell office:value-type="string" office:string-value="format-justify-left" table:style-name="ce4">
            <text:p>format-justify-left</text:p>
          </table:table-cell>
          <table:table-cell office:value-type="string" office:string-value="leftjust/text_left" table:style-name="ce4">
            <text:p>leftjust/text_left</text:p>
          </table:table-cell>
          <table:table-cell office:value-type="string" office:string-value="The icon for the left justification formatting action." table:style-name="ce4">
            <text:p>The icon for the left justification formatting action.</text:p>
          </table:table-cell>
          <table:table-cell office:value-type="string" office:string-value="yes" table:style-name="ce4">
            <text:p>yes</text:p>
          </table:table-cell>
          <table:table-cell/>
          <table:table-cell/>
          <table:table-cell office:value-type="float" office:value="0" table:formula="=IF(ISBLANK([.G57];&quot;approval&quot;);0;IF(EXACT([.G57];&quot;draft&quot;);1;IF(EXACT([.G57];&quot;approval&quot;);2;IF(EXACT([.G57];&quot;final&quot;);3;0))))">
            <text:p>0</text:p>
          </table:table-cell>
          <table:table-cell/>
        </table:table-row>
        <table:table-row table:style-name="ro1">
          <table:table-cell office:value-type="string" office:string-value="actions" table:style-name="ce4">
            <text:p>actions</text:p>
          </table:table-cell>
          <table:table-cell office:value-type="string" office:string-value="format-justify-right" table:style-name="ce4">
            <text:p>format-justify-right</text:p>
          </table:table-cell>
          <table:table-cell office:value-type="string" office:string-value="rightjust/text_right" table:style-name="ce4">
            <text:p>rightjust/text_right</text:p>
          </table:table-cell>
          <table:table-cell office:value-type="string" office:string-value="The icon for the right justification action." table:style-name="ce4">
            <text:p>The icon for the right justification action.</text:p>
          </table:table-cell>
          <table:table-cell office:value-type="string" office:string-value="yes" table:style-name="ce4">
            <text:p>yes</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58];&quot;approval&quot;);0;IF(EXACT([.G58];&quot;draft&quot;);1;IF(EXACT([.G58];&quot;approval&quot;);2;IF(EXACT([.G58];&quot;final&quot;);3;0))))">
            <text:p>2</text:p>
          </table:table-cell>
          <table:table-cell/>
        </table:table-row>
        <table:table-row table:style-name="ro1">
          <table:table-cell office:value-type="string" office:string-value="actions" table:style-name="ce4">
            <text:p>actions</text:p>
          </table:table-cell>
          <table:table-cell office:value-type="string" office:string-value="format-text-bold" table:style-name="ce4">
            <text:p>format-text-bold</text:p>
          </table:table-cell>
          <table:table-cell office:value-type="string" office:string-value="text_bold" table:style-name="ce4">
            <text:p>text_bold</text:p>
          </table:table-cell>
          <table:table-cell office:value-type="string" office:string-value="The icon for the bold text formatting action. " table:style-name="ce4">
            <text:p>The icon for the bold text formatting action. </text:p>
          </table:table-cell>
          <table:table-cell office:value-type="string" office:string-value="yes" table:style-name="ce4">
            <text:p>yes</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59];&quot;approval&quot;);0;IF(EXACT([.G59];&quot;draft&quot;);1;IF(EXACT([.G59];&quot;approval&quot;);2;IF(EXACT([.G59];&quot;final&quot;);3;0))))">
            <text:p>2</text:p>
          </table:table-cell>
          <table:table-cell/>
        </table:table-row>
        <table:table-row table:style-name="ro1">
          <table:table-cell office:value-type="string" office:string-value="actions" table:style-name="ce4">
            <text:p>actions</text:p>
          </table:table-cell>
          <table:table-cell office:value-type="string" office:string-value="format-text-italic" table:style-name="ce4">
            <text:p>format-text-italic</text:p>
          </table:table-cell>
          <table:table-cell office:value-type="string" office:string-value="text_italic" table:style-name="ce4">
            <text:p>text_italic</text:p>
          </table:table-cell>
          <table:table-cell office:value-type="string" office:string-value="The icon for the italic text formatting action. " table:style-name="ce4">
            <text:p>The icon for the italic text formatting action. </text:p>
          </table:table-cell>
          <table:table-cell office:value-type="string" office:string-value="yes" table:style-name="ce4">
            <text:p>yes</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60];&quot;approval&quot;);0;IF(EXACT([.G60];&quot;draft&quot;);1;IF(EXACT([.G60];&quot;approval&quot;);2;IF(EXACT([.G60];&quot;final&quot;);3;0))))">
            <text:p>2</text:p>
          </table:table-cell>
          <table:table-cell/>
        </table:table-row>
        <table:table-row table:style-name="ro1">
          <table:table-cell office:value-type="string" office:string-value="actions" table:style-name="ce4">
            <text:p>actions</text:p>
          </table:table-cell>
          <table:table-cell office:value-type="string" office:string-value="format-text-strikethrough" table:style-name="ce4">
            <text:p>format-text-strikethrough</text:p>
          </table:table-cell>
          <table:table-cell office:value-type="string" office:string-value="text_strike" table:style-name="ce4">
            <text:p>text_strike</text:p>
          </table:table-cell>
          <table:table-cell office:value-type="string" office:string-value="The icon for the strikethrough text formatting action. " table:style-name="ce4">
            <text:p>The icon for the strikethrough text formatting action. </text:p>
          </table:table-cell>
          <table:table-cell office:value-type="string" office:string-value="yes" table:style-name="ce4">
            <text:p>yes</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61];&quot;approval&quot;);0;IF(EXACT([.G61];&quot;draft&quot;);1;IF(EXACT([.G61];&quot;approval&quot;);2;IF(EXACT([.G61];&quot;final&quot;);3;0))))">
            <text:p>2</text:p>
          </table:table-cell>
          <table:table-cell/>
        </table:table-row>
        <table:table-row table:style-name="ro1">
          <table:table-cell office:value-type="string" office:string-value="actions" table:style-name="ce4">
            <text:p>actions</text:p>
          </table:table-cell>
          <table:table-cell office:value-type="string" office:string-value="format-text-underline" table:style-name="ce4">
            <text:p>format-text-underline</text:p>
          </table:table-cell>
          <table:table-cell office:value-type="string" office:string-value="text_under" table:style-name="ce4">
            <text:p>text_under</text:p>
          </table:table-cell>
          <table:table-cell office:value-type="string" office:string-value="The icon for the underlined text formatting action. " table:style-name="ce4">
            <text:p>The icon for the underlined text formatting action. </text:p>
          </table:table-cell>
          <table:table-cell office:value-type="string" office:string-value="yes" table:style-name="ce4">
            <text:p>yes</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62];&quot;approval&quot;);0;IF(EXACT([.G62];&quot;draft&quot;);1;IF(EXACT([.G62];&quot;approval&quot;);2;IF(EXACT([.G62];&quot;final&quot;);3;0))))">
            <text:p>2</text:p>
          </table:table-cell>
          <table:table-cell/>
        </table:table-row>
        <table:table-row table:style-name="ro1">
          <table:table-cell office:value-type="string" office:string-value="actions" table:style-name="ce4">
            <text:p>actions</text:p>
          </table:table-cell>
          <table:table-cell office:value-type="string" office:string-value="frame-edit" table:style-name="ce4">
            <text:p>frame-edit</text:p>
          </table:table-cell>
          <table:table-cell office:value-type="string" office:string-value="frame_edit" table:style-name="ce4">
            <text:p>frame_edi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ate" table:style-name="ce4">
            <text:p>kate</text:p>
          </table:table-cell>
          <table:table-cell/>
          <table:table-cell office:value-type="float" office:value="0" table:formula="=IF(ISBLANK([.G63];&quot;approval&quot;);0;IF(EXACT([.G63];&quot;draft&quot;);1;IF(EXACT([.G63];&quot;approval&quot;);2;IF(EXACT([.G63];&quot;final&quot;);3;0))))">
            <text:p>0</text:p>
          </table:table-cell>
          <table:table-cell/>
        </table:table-row>
        <table:table-row table:style-name="ro1">
          <table:table-cell office:value-type="string" office:string-value="actions" table:style-name="ce4">
            <text:p>actions</text:p>
          </table:table-cell>
          <table:table-cell office:value-type="string" office:string-value="get-hot-new-stuff" table:style-name="ce4">
            <text:p>get-hot-new-stuff</text:p>
          </table:table-cell>
          <table:table-cell office:value-type="string" office:string-value="knewstuff" table:style-name="ce4">
            <text:p>knewstuff</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ross script, knewstuff" table:style-name="ce4">
            <text:p>kross script, knewstuff</text:p>
          </table:table-cell>
          <table:table-cell office:value-type="string" office:string-value="approval" table:style-name="ce5">
            <text:p>approval</text:p>
          </table:table-cell>
          <table:table-cell office:value-type="float" office:value="2" table:formula="=IF(ISBLANK([.G64];&quot;approval&quot;);0;IF(EXACT([.G64];&quot;draft&quot;);1;IF(EXACT([.G64];&quot;approval&quot;);2;IF(EXACT([.G64];&quot;final&quot;);3;0))))">
            <text:p>2</text:p>
          </table:table-cell>
          <table:table-cell office:value-type="string" office:string-value="looks a lot like bookmarks icon?" table:style-name="ce4">
            <text:p>looks a lot like bookmarks icon?</text:p>
          </table:table-cell>
          <table:table-cell/>
        </table:table-row>
        <table:table-row table:style-name="ro1">
          <table:table-cell office:value-type="string" office:string-value="actions" table:style-name="ce4">
            <text:p>actions</text:p>
          </table:table-cell>
          <table:table-cell office:value-type="string" office:string-value="go-bottom" table:style-name="ce4">
            <text:p>go-bottom</text:p>
          </table:table-cell>
          <table:table-cell office:value-type="string" office:string-value="bottom" table:style-name="ce4">
            <text:p>bottom</text:p>
          </table:table-cell>
          <table:table-cell office:value-type="string" office:string-value="The icon for the go to bottom of a list action. " table:style-name="ce4">
            <text:p>The icon for the go to bottom of a list action. </text:p>
          </table:table-cell>
          <table:table-cell/>
          <table:table-cell/>
          <table:table-cell office:value-type="string" office:string-value="approval" table:style-name="ce5">
            <text:p>approval</text:p>
          </table:table-cell>
          <table:table-cell office:value-type="float" office:value="2" table:formula="=IF(ISBLANK([.G65];&quot;approval&quot;);0;IF(EXACT([.G65];&quot;draft&quot;);1;IF(EXACT([.G65];&quot;approval&quot;);2;IF(EXACT([.G65];&quot;final&quot;);3;0))))">
            <text:p>2</text:p>
          </table:table-cell>
          <table:table-cell/>
        </table:table-row>
        <table:table-row table:style-name="ro1">
          <table:table-cell office:value-type="string" office:string-value="actions" table:style-name="ce4">
            <text:p>actions</text:p>
          </table:table-cell>
          <table:table-cell office:value-type="string" office:string-value="go-down" table:style-name="ce4">
            <text:p>go-down</text:p>
          </table:table-cell>
          <table:table-cell office:value-type="string" office:string-value="down" table:style-name="ce4">
            <text:p>down</text:p>
          </table:table-cell>
          <table:table-cell office:value-type="string" office:string-value="The icon for the go down in a list action. " table:style-name="ce4">
            <text:p>The icon for the go down in a list action. </text:p>
          </table:table-cell>
          <table:table-cell office:value-type="string" office:string-value="yes" table:style-name="ce4">
            <text:p>yes</text:p>
          </table:table-cell>
          <table:table-cell office:value-type="string" office:string-value="khtml" table:style-name="ce4">
            <text:p>khtml</text:p>
          </table:table-cell>
          <table:table-cell office:value-type="string" office:string-value="approval" table:style-name="ce5">
            <text:p>approval</text:p>
          </table:table-cell>
          <table:table-cell office:value-type="float" office:value="2" table:formula="=IF(ISBLANK([.G66];&quot;approval&quot;);0;IF(EXACT([.G66];&quot;draft&quot;);1;IF(EXACT([.G66];&quot;approval&quot;);2;IF(EXACT([.G66];&quot;final&quot;);3;0))))">
            <text:p>2</text:p>
          </table:table-cell>
          <table:table-cell/>
        </table:table-row>
        <table:table-row table:style-name="ro1">
          <table:table-cell office:value-type="string" office:string-value="actions" table:style-name="ce4">
            <text:p>actions</text:p>
          </table:table-cell>
          <table:table-cell office:value-type="string" office:string-value="go-down" table:style-name="ce4">
            <text:p>go-down</text:p>
          </table:table-cell>
          <table:table-cell office:value-type="string" office:string-value="down" table:style-name="ce4">
            <text:p>down</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toolbar editor, action selector dialog, kate, kprinter" table:style-name="ce8">
            <text:p>toolbar editor, action selector dialog, kate, kprinter</text:p>
          </table:table-cell>
          <table:table-cell office:value-type="string" office:string-value="approval" table:style-name="ce5">
            <text:p>approval</text:p>
          </table:table-cell>
          <table:table-cell office:value-type="float" office:value="2" table:formula="=IF(ISBLANK([.G67];&quot;approval&quot;);0;IF(EXACT([.G67];&quot;draft&quot;);1;IF(EXACT([.G67];&quot;approval&quot;);2;IF(EXACT([.G67];&quot;final&quot;);3;0))))">
            <text:p>2</text:p>
          </table:table-cell>
          <table:table-cell/>
        </table:table-row>
        <table:table-row table:style-name="ro1">
          <table:table-cell office:value-type="string" office:string-value="actions" table:style-name="ce4">
            <text:p>actions</text:p>
          </table:table-cell>
          <table:table-cell office:value-type="string" office:string-value="go-first" table:style-name="ce4">
            <text:p>go-first</text:p>
          </table:table-cell>
          <table:table-cell office:value-type="string" office:string-value="start" table:style-name="ce4">
            <text:p>start</text:p>
          </table:table-cell>
          <table:table-cell office:value-type="string" office:string-value="The icon for the go to the first item in a list action. " table:style-name="ce4">
            <text:p>The icon for the go to the first item in a list action. </text:p>
          </table:table-cell>
          <table:table-cell office:value-type="string" office:string-value="yes" table:style-name="ce4">
            <text:p>yes</text:p>
          </table:table-cell>
          <table:table-cell office:value-type="string" office:string-value="first page action" table:style-name="ce4">
            <text:p>first page action</text:p>
          </table:table-cell>
          <table:table-cell office:value-type="string" office:string-value="approval" table:style-name="ce5">
            <text:p>approval</text:p>
          </table:table-cell>
          <table:table-cell office:value-type="float" office:value="2" table:formula="=IF(ISBLANK([.G68];&quot;approval&quot;);0;IF(EXACT([.G68];&quot;draft&quot;);1;IF(EXACT([.G68];&quot;approval&quot;);2;IF(EXACT([.G68];&quot;final&quot;);3;0))))">
            <text:p>2</text:p>
          </table:table-cell>
          <table:table-cell/>
        </table:table-row>
        <table:table-row table:style-name="ro1">
          <table:table-cell office:value-type="string" office:string-value="actions" table:style-name="ce4">
            <text:p>actions</text:p>
          </table:table-cell>
          <table:table-cell office:value-type="string" office:string-value="go-home" table:style-name="ce4">
            <text:p>go-home</text:p>
          </table:table-cell>
          <table:table-cell office:value-type="string" office:string-value="gohome" table:style-name="ce4">
            <text:p>gohome</text:p>
          </table:table-cell>
          <table:table-cell office:value-type="string" office:string-value="The icon for the go to home location action. " table:style-name="ce4">
            <text:p>The icon for the go to home location action. </text:p>
          </table:table-cell>
          <table:table-cell office:value-type="string" office:string-value="yes" table:style-name="ce4">
            <text:p>yes</text:p>
          </table:table-cell>
          <table:table-cell office:value-type="string" office:string-value="home action" table:style-name="ce4">
            <text:p>home action</text:p>
          </table:table-cell>
          <table:table-cell office:value-type="string" office:string-value="approval" table:style-name="ce5">
            <text:p>approval</text:p>
          </table:table-cell>
          <table:table-cell office:value-type="float" office:value="2" table:formula="=IF(ISBLANK([.G69];&quot;approval&quot;);0;IF(EXACT([.G69];&quot;draft&quot;);1;IF(EXACT([.G69];&quot;approval&quot;);2;IF(EXACT([.G69];&quot;final&quot;);3;0))))">
            <text:p>2</text:p>
          </table:table-cell>
          <table:table-cell/>
        </table:table-row>
        <table:table-row table:style-name="ro1">
          <table:table-cell office:value-type="string" office:string-value="actions" table:style-name="ce4">
            <text:p>actions</text:p>
          </table:table-cell>
          <table:table-cell office:value-type="string" office:string-value="go-last" table:style-name="ce4">
            <text:p>go-last</text:p>
          </table:table-cell>
          <table:table-cell office:value-type="string" office:string-value="finish" table:style-name="ce4">
            <text:p>finish</text:p>
          </table:table-cell>
          <table:table-cell office:value-type="string" office:string-value="The icon for the go to the last item in a list action. " table:style-name="ce4">
            <text:p>The icon for the go to the last item in a list action. </text:p>
          </table:table-cell>
          <table:table-cell office:value-type="string" office:string-value="yes" table:style-name="ce4">
            <text:p>yes</text:p>
          </table:table-cell>
          <table:table-cell office:value-type="string" office:string-value="last page action" table:style-name="ce4">
            <text:p>last page action</text:p>
          </table:table-cell>
          <table:table-cell office:value-type="string" office:string-value="approval" table:style-name="ce5">
            <text:p>approval</text:p>
          </table:table-cell>
          <table:table-cell office:value-type="float" office:value="2" table:formula="=IF(ISBLANK([.G70];&quot;approval&quot;);0;IF(EXACT([.G70];&quot;draft&quot;);1;IF(EXACT([.G70];&quot;approval&quot;);2;IF(EXACT([.G70];&quot;final&quot;);3;0))))">
            <text:p>2</text:p>
          </table:table-cell>
          <table:table-cell/>
        </table:table-row>
        <table:table-row table:style-name="ro1">
          <table:table-cell office:value-type="string" office:string-value="actions" table:style-name="ce4">
            <text:p>actions</text:p>
          </table:table-cell>
          <table:table-cell office:value-type="string" office:string-value="go-next" table:style-name="ce4">
            <text:p>go-next</text:p>
          </table:table-cell>
          <table:table-cell office:value-type="string" office:string-value="forward" table:style-name="ce4">
            <text:p>forward</text:p>
          </table:table-cell>
          <table:table-cell office:value-type="string" office:string-value="The icon for the go to the next item in a list action. " table:style-name="ce4">
            <text:p>The icon for the go to the next item in a list action. </text:p>
          </table:table-cell>
          <table:table-cell office:value-type="string" office:string-value="yes" table:style-name="ce4">
            <text:p>yes</text:p>
          </table:table-cell>
          <table:table-cell office:value-type="string" office:string-value="next action, kate" table:style-name="ce4">
            <text:p>next action, kate</text:p>
          </table:table-cell>
          <table:table-cell office:value-type="string" office:string-value="approval" table:style-name="ce5">
            <text:p>approval</text:p>
          </table:table-cell>
          <table:table-cell office:value-type="float" office:value="2" table:formula="=IF(ISBLANK([.G71];&quot;approval&quot;);0;IF(EXACT([.G71];&quot;draft&quot;);1;IF(EXACT([.G71];&quot;approval&quot;);2;IF(EXACT([.G71];&quot;final&quot;);3;0))))">
            <text:p>2</text:p>
          </table:table-cell>
          <table:table-cell/>
        </table:table-row>
        <table:table-row table:style-name="ro1">
          <table:table-cell office:value-type="string" office:string-value="actions" table:style-name="ce4">
            <text:p>actions</text:p>
          </table:table-cell>
          <table:table-cell office:value-type="string" office:string-value="go-previous" table:style-name="ce4">
            <text:p>go-previous</text:p>
          </table:table-cell>
          <table:table-cell office:value-type="string" office:string-value="back" table:style-name="ce4">
            <text:p>back</text:p>
          </table:table-cell>
          <table:table-cell office:value-type="string" office:string-value="The icon for the go to the previous item in a list action. " table:style-name="ce4">
            <text:p>The icon for the go to the previous item in a list action. </text:p>
          </table:table-cell>
          <table:table-cell office:value-type="string" office:string-value="yes" table:style-name="ce4">
            <text:p>yes</text:p>
          </table:table-cell>
          <table:table-cell office:value-type="string" office:string-value="previous action, kate" table:style-name="ce4">
            <text:p>previous action, kate</text:p>
          </table:table-cell>
          <table:table-cell office:value-type="string" office:string-value="approval" table:style-name="ce5">
            <text:p>approval</text:p>
          </table:table-cell>
          <table:table-cell office:value-type="float" office:value="2" table:formula="=IF(ISBLANK([.G72];&quot;approval&quot;);0;IF(EXACT([.G72];&quot;draft&quot;);1;IF(EXACT([.G72];&quot;approval&quot;);2;IF(EXACT([.G72];&quot;final&quot;);3;0))))">
            <text:p>2</text:p>
          </table:table-cell>
          <table:table-cell/>
        </table:table-row>
        <table:table-row table:style-name="ro1">
          <table:table-cell office:value-type="string" office:string-value="actions" table:style-name="ce4">
            <text:p>actions</text:p>
          </table:table-cell>
          <table:table-cell office:value-type="string" office:string-value="go-top" table:style-name="ce4">
            <text:p>go-top</text:p>
          </table:table-cell>
          <table:table-cell office:value-type="string" office:string-value="top" table:style-name="ce4">
            <text:p>top</text:p>
          </table:table-cell>
          <table:table-cell office:value-type="string" office:string-value="The icon for the go to the top of a list action. " table:style-name="ce4">
            <text:p>The icon for the go to the top of a list action. </text:p>
          </table:table-cell>
          <table:table-cell/>
          <table:table-cell/>
          <table:table-cell office:value-type="string" office:string-value="approval" table:style-name="ce5">
            <text:p>approval</text:p>
          </table:table-cell>
          <table:table-cell office:value-type="float" office:value="2" table:formula="=IF(ISBLANK([.G73];&quot;approval&quot;);0;IF(EXACT([.G73];&quot;draft&quot;);1;IF(EXACT([.G73];&quot;approval&quot;);2;IF(EXACT([.G73];&quot;final&quot;);3;0))))">
            <text:p>2</text:p>
          </table:table-cell>
          <table:table-cell/>
        </table:table-row>
        <table:table-row table:style-name="ro1">
          <table:table-cell office:value-type="string" office:string-value="actions" table:style-name="ce4">
            <text:p>actions</text:p>
          </table:table-cell>
          <table:table-cell office:value-type="string" office:string-value="go-up" table:style-name="ce4">
            <text:p>go-up</text:p>
          </table:table-cell>
          <table:table-cell office:value-type="string" office:string-value="up" table:style-name="ce4">
            <text:p>up</text:p>
          </table:table-cell>
          <table:table-cell office:value-type="string" office:string-value="The icon for the go up in a list action. " table:style-name="ce4">
            <text:p>The icon for the go up in a list action. </text:p>
          </table:table-cell>
          <table:table-cell office:value-type="string" office:string-value="yes" table:style-name="ce4">
            <text:p>yes</text:p>
          </table:table-cell>
          <table:table-cell office:value-type="string" office:string-value="khtml" table:style-name="ce4">
            <text:p>khtml</text:p>
          </table:table-cell>
          <table:table-cell office:value-type="string" office:string-value="approval" table:style-name="ce5">
            <text:p>approval</text:p>
          </table:table-cell>
          <table:table-cell office:value-type="float" office:value="2" table:formula="=IF(ISBLANK([.G74];&quot;approval&quot;);0;IF(EXACT([.G74];&quot;draft&quot;);1;IF(EXACT([.G74];&quot;approval&quot;);2;IF(EXACT([.G74];&quot;final&quot;);3;0))))">
            <text:p>2</text:p>
          </table:table-cell>
          <table:table-cell/>
        </table:table-row>
        <table:table-row table:style-name="ro1">
          <table:table-cell office:value-type="string" office:string-value="actions" table:style-name="ce4">
            <text:p>actions</text:p>
          </table:table-cell>
          <table:table-cell office:value-type="string" office:string-value="goto-page" table:style-name="ce4">
            <text:p>goto-page</text:p>
          </table:table-cell>
          <table:table-cell office:value-type="string" office:string-value="goto" table:style-name="ce4">
            <text:p>goto</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go to page action" table:style-name="ce4">
            <text:p>go to page action</text:p>
          </table:table-cell>
          <table:table-cell office:value-type="string" office:string-value="approval" table:style-name="ce5">
            <text:p>approval</text:p>
          </table:table-cell>
          <table:table-cell office:value-type="float" office:value="2" table:formula="=IF(ISBLANK([.G75];&quot;approval&quot;);0;IF(EXACT([.G75];&quot;draft&quot;);1;IF(EXACT([.G75];&quot;approval&quot;);2;IF(EXACT([.G75];&quot;final&quot;);3;0))))">
            <text:p>2</text:p>
          </table:table-cell>
          <table:table-cell/>
        </table:table-row>
        <table:table-row table:style-name="ro1">
          <table:table-cell office:value-type="string" office:string-value="actions" table:style-name="ce4">
            <text:p>actions</text:p>
          </table:table-cell>
          <table:table-cell office:value-type="string" office:string-value="help-contents" table:style-name="ce4">
            <text:p>help-contents</text:p>
          </table:table-cell>
          <table:table-cell office:value-type="string" office:string-value="contents" table:style-name="ce4">
            <text:p>contents</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help menu, printer config" table:style-name="ce4">
            <text:p>help menu, printer config</text:p>
          </table:table-cell>
          <table:table-cell office:value-type="string" office:string-value="approval" table:style-name="ce5">
            <text:p>approval</text:p>
          </table:table-cell>
          <table:table-cell office:value-type="float" office:value="2" table:formula="=IF(ISBLANK([.G76];&quot;approval&quot;);0;IF(EXACT([.G76];&quot;draft&quot;);1;IF(EXACT([.G76];&quot;approval&quot;);2;IF(EXACT([.G76];&quot;final&quot;);3;0))))">
            <text:p>2</text:p>
          </table:table-cell>
          <table:table-cell/>
        </table:table-row>
        <table:table-row table:style-name="ro1">
          <table:table-cell office:value-type="string" office:string-value="actions" table:style-name="ce4">
            <text:p>actions</text:p>
          </table:table-cell>
          <table:table-cell office:value-type="string" office:string-value="help-contents" table:style-name="ce4">
            <text:p>help-contents</text:p>
          </table:table-cell>
          <table:table-cell office:value-type="string" office:string-value="help" table:style-name="ce4">
            <text:p>help</text:p>
          </table:table-cell>
          <table:table-cell office:value-type="string" office:string-value="The icon for Contents item in the Help menu. " table:style-name="ce4">
            <text:p>The icon for Contents item in the Help menu. </text:p>
          </table:table-cell>
          <table:table-cell office:value-type="string" office:string-value="yes" table:style-name="ce4">
            <text:p>yes</text:p>
          </table:table-cell>
          <table:table-cell office:value-type="string" office:string-value="kprinter" table:style-name="ce4">
            <text:p>kprinter</text:p>
          </table:table-cell>
          <table:table-cell office:value-type="string" office:string-value="approval" table:style-name="ce5">
            <text:p>approval</text:p>
          </table:table-cell>
          <table:table-cell office:value-type="float" office:value="2" table:formula="=IF(ISBLANK([.G77];&quot;approval&quot;);0;IF(EXACT([.G77];&quot;draft&quot;);1;IF(EXACT([.G77];&quot;approval&quot;);2;IF(EXACT([.G77];&quot;final&quot;);3;0))))">
            <text:p>2</text:p>
          </table:table-cell>
          <table:table-cell/>
        </table:table-row>
        <table:table-row table:style-name="ro1">
          <table:table-cell office:value-type="string" office:string-value="actions" table:style-name="ce4">
            <text:p>actions</text:p>
          </table:table-cell>
          <table:table-cell office:value-type="string" office:string-value="help-whatsthis" table:style-name="ce4">
            <text:p>help-whatsthis</text:p>
          </table:table-cell>
          <table:table-cell office:value-type="string" office:string-value="contexthelp" table:style-name="ce4">
            <text:p>contexthelp</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whats this action" table:style-name="ce4">
            <text:p>whats this action</text:p>
          </table:table-cell>
          <table:table-cell office:value-type="string" office:string-value="approval" table:style-name="ce5">
            <text:p>approval</text:p>
          </table:table-cell>
          <table:table-cell office:value-type="float" office:value="2" table:formula="=IF(ISBLANK([.G78];&quot;approval&quot;);0;IF(EXACT([.G78];&quot;draft&quot;);1;IF(EXACT([.G78];&quot;approval&quot;);2;IF(EXACT([.G78];&quot;final&quot;);3;0))))">
            <text:p>2</text:p>
          </table:table-cell>
          <table:table-cell/>
        </table:table-row>
        <table:table-row table:style-name="ro1">
          <table:table-cell office:value-type="string" office:string-value="actions" table:style-name="ce4">
            <text:p>actions</text:p>
          </table:table-cell>
          <table:table-cell office:value-type="string" office:string-value="history" table:style-name="ce4">
            <text:p>history</text:p>
          </table:table-cell>
          <table:table-cell office:value-type="string" office:string-value="history" table:style-name="ce4">
            <text:p>history</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 job mgr, knewstuff" table:style-name="ce4">
            <text:p>print job mgr, knewstuff</text:p>
          </table:table-cell>
          <table:table-cell office:value-type="string" office:string-value="approval" table:style-name="ce5">
            <text:p>approval</text:p>
          </table:table-cell>
          <table:table-cell office:value-type="float" office:value="2" table:formula="=IF(ISBLANK([.G79];&quot;approval&quot;);0;IF(EXACT([.G79];&quot;draft&quot;);1;IF(EXACT([.G79];&quot;approval&quot;);2;IF(EXACT([.G79];&quot;final&quot;);3;0))))">
            <text:p>2</text:p>
          </table:table-cell>
          <table:table-cell/>
        </table:table-row>
        <table:table-row table:style-name="ro1">
          <table:table-cell office:value-type="string" office:string-value="actions" table:style-name="ce4">
            <text:p>actions</text:p>
          </table:table-cell>
          <table:table-cell office:value-type="string" office:string-value="history-clear" table:style-name="ce4">
            <text:p>history-clear</text:p>
          </table:table-cell>
          <table:table-cell office:value-type="string" office:string-value="history_clear" table:style-name="ce4">
            <text:p>history_clea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combobox context menu, html forms" table:style-name="ce4">
            <text:p>combobox context menu, html forms</text:p>
          </table:table-cell>
          <table:table-cell office:value-type="string" office:string-value="approval" table:style-name="ce5">
            <text:p>approval</text:p>
          </table:table-cell>
          <table:table-cell office:value-type="float" office:value="2" table:formula="=IF(ISBLANK([.G80];&quot;approval&quot;);0;IF(EXACT([.G80];&quot;draft&quot;);1;IF(EXACT([.G80];&quot;approval&quot;);2;IF(EXACT([.G80];&quot;final&quot;);3;0))))">
            <text:p>2</text:p>
          </table:table-cell>
          <table:table-cell/>
        </table:table-row>
        <table:table-row table:style-name="ro1">
          <table:table-cell office:value-type="string" office:string-value="actions" table:style-name="ce4">
            <text:p>actions</text:p>
          </table:table-cell>
          <table:table-cell office:value-type="string" office:string-value="idea" table:style-name="ce4">
            <text:p>idea</text:p>
          </table:table-cell>
          <table:table-cell office:value-type="string" office:string-value="idea" table:style-name="ce4">
            <text:p>idea</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tip dialog and action" table:style-name="ce4">
            <text:p>ktip dialog and action</text:p>
          </table:table-cell>
          <table:table-cell office:value-type="string" office:string-value="approval" table:style-name="ce5">
            <text:p>approval</text:p>
          </table:table-cell>
          <table:table-cell office:value-type="float" office:value="2" table:formula="=IF(ISBLANK([.G81];&quot;approval&quot;);0;IF(EXACT([.G81];&quot;draft&quot;);1;IF(EXACT([.G81];&quot;approval&quot;);2;IF(EXACT([.G81];&quot;final&quot;);3;0))))">
            <text:p>2</text:p>
          </table:table-cell>
          <table:table-cell/>
        </table:table-row>
        <table:table-row table:style-name="ro1">
          <table:table-cell office:value-type="string" office:string-value="actions" table:style-name="ce4">
            <text:p>actions</text:p>
          </table:table-cell>
          <table:table-cell office:value-type="string" office:string-value="images-display" table:style-name="ce4">
            <text:p>images-display</text:p>
          </table:table-cell>
          <table:table-cell office:value-type="string" office:string-value="images_display" table:style-name="ce4">
            <text:p>images_display</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 table:style-name="ce4">
            <text:p>khtml</text:p>
          </table:table-cell>
          <table:table-cell/>
          <table:table-cell office:value-type="float" office:value="0" table:formula="=IF(ISBLANK([.G82];&quot;approval&quot;);0;IF(EXACT([.G82];&quot;draft&quot;);1;IF(EXACT([.G82];&quot;approval&quot;);2;IF(EXACT([.G82];&quot;final&quot;);3;0))))">
            <text:p>0</text:p>
          </table:table-cell>
          <table:table-cell/>
        </table:table-row>
        <table:table-row table:style-name="ro1">
          <table:table-cell office:value-type="string" office:string-value="actions" table:style-name="ce4">
            <text:p>actions</text:p>
          </table:table-cell>
          <table:table-cell office:value-type="string" office:string-value="insert-image" table:style-name="ce4">
            <text:p>insert-image</text:p>
          </table:table-cell>
          <table:table-cell office:value-type="string" office:string-value="frame_image" table:style-name="ce4">
            <text:p>frame_image</text:p>
          </table:table-cell>
          <table:table-cell office:value-type="string" office:string-value="The icon for the insert image action of an application." table:style-name="ce4">
            <text:p>The icon for the insert image action of an application.</text:p>
          </table:table-cell>
          <table:table-cell office:value-type="string" office:string-value="yes" table:style-name="ce4">
            <text:p>yes</text:p>
          </table:table-cell>
          <table:table-cell/>
          <table:table-cell/>
          <table:table-cell office:value-type="float" office:value="0" table:formula="=IF(ISBLANK([.G83];&quot;approval&quot;);0;IF(EXACT([.G83];&quot;draft&quot;);1;IF(EXACT([.G83];&quot;approval&quot;);2;IF(EXACT([.G83];&quot;final&quot;);3;0))))">
            <text:p>0</text:p>
          </table:table-cell>
          <table:table-cell/>
        </table:table-row>
        <table:table-row table:style-name="ro1">
          <table:table-cell office:value-type="string" office:string-value="actions" table:style-name="ce4">
            <text:p>actions</text:p>
          </table:table-cell>
          <table:table-cell office:value-type="string" office:string-value="insert-object" table:style-name="ce4">
            <text:p>insert-object</text:p>
          </table:table-cell>
          <table:table-cell office:value-type="string" office:string-value="frame_text" table:style-name="ce4">
            <text:p>frame_text</text:p>
          </table:table-cell>
          <table:table-cell office:value-type="string" office:string-value="The icon for the insert object action of an application." table:style-name="ce4">
            <text:p>The icon for the insert object action of an application.</text:p>
          </table:table-cell>
          <table:table-cell office:value-type="string" office:string-value="yes" table:style-name="ce4">
            <text:p>yes</text:p>
          </table:table-cell>
          <table:table-cell/>
          <table:table-cell/>
          <table:table-cell office:value-type="float" office:value="0" table:formula="=IF(ISBLANK([.G84];&quot;approval&quot;);0;IF(EXACT([.G84];&quot;draft&quot;);1;IF(EXACT([.G84];&quot;approval&quot;);2;IF(EXACT([.G84];&quot;final&quot;);3;0))))">
            <text:p>0</text:p>
          </table:table-cell>
          <table:table-cell/>
        </table:table-row>
        <table:table-row table:style-name="ro1">
          <table:table-cell office:value-type="string" office:string-value="actions" table:style-name="ce4">
            <text:p>actions</text:p>
          </table:table-cell>
          <table:table-cell office:value-type="string" office:string-value="list-add" table:style-name="ce4">
            <text:p>list-add</text:p>
          </table:table-cell>
          <table:table-cell office:value-type="string" office:string-value="add" table:style-name="ce4">
            <text:p>add</text:p>
          </table:table-cell>
          <table:table-cell office:value-type="string" office:string-value="The icon for the add to list action." table:style-name="ce4">
            <text:p>The icon for the add to list action.</text:p>
          </table:table-cell>
          <table:table-cell office:value-type="string" office:string-value="yes" table:style-name="ce4">
            <text:p>yes</text:p>
          </table:table-cell>
          <table:table-cell office:value-type="string" office:string-value="dialog button" table:style-name="ce4">
            <text:p>dialog button</text:p>
          </table:table-cell>
          <table:table-cell table:style-name="ce9"/>
          <table:table-cell office:value-type="float" office:value="0" table:formula="=IF(ISBLANK([.G85];&quot;approval&quot;);0;IF(EXACT([.G85];&quot;draft&quot;);1;IF(EXACT([.G85];&quot;approval&quot;);2;IF(EXACT([.G85];&quot;final&quot;);3;0))))">
            <text:p>0</text:p>
          </table:table-cell>
          <table:table-cell/>
        </table:table-row>
        <table:table-row table:style-name="ro1">
          <table:table-cell office:value-type="string" office:string-value="actions" table:style-name="ce4">
            <text:p>actions</text:p>
          </table:table-cell>
          <table:table-cell office:value-type="string" office:string-value="list-remove" table:style-name="ce4">
            <text:p>list-remove</text:p>
          </table:table-cell>
          <table:table-cell office:value-type="string" office:string-value="remove" table:style-name="ce4">
            <text:p>remove</text:p>
          </table:table-cell>
          <table:table-cell office:value-type="string" office:string-value="The icon for the remove from list action." table:style-name="ce4">
            <text:p>The icon for the remove from list action.</text:p>
          </table:table-cell>
          <table:table-cell office:value-type="string" office:string-value="yes" table:style-name="ce4">
            <text:p>yes</text:p>
          </table:table-cell>
          <table:table-cell office:value-type="string" office:string-value="dialog button" table:style-name="ce4">
            <text:p>dialog button</text:p>
          </table:table-cell>
          <table:table-cell office:value-type="string" office:string-value="approval" table:style-name="ce5">
            <text:p>approval</text:p>
          </table:table-cell>
          <table:table-cell office:value-type="float" office:value="2" table:formula="=IF(ISBLANK([.G86];&quot;approval&quot;);0;IF(EXACT([.G86];&quot;draft&quot;);1;IF(EXACT([.G86];&quot;approval&quot;);2;IF(EXACT([.G86];&quot;final&quot;);3;0))))">
            <text:p>2</text:p>
          </table:table-cell>
          <table:table-cell/>
        </table:table-row>
        <table:table-row table:style-name="ro1">
          <table:table-cell office:value-type="string" office:string-value="actions" table:style-name="ce4">
            <text:p>actions</text:p>
          </table:table-cell>
          <table:table-cell office:value-type="string" office:string-value="mail" table:style-name="ce4">
            <text:p>mail</text:p>
          </table:table-cell>
          <table:table-cell office:value-type="string" office:string-value="mail_generic" table:style-name="ce4">
            <text:p>mail_generic</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 table:style-name="ce4">
            <text:p>khtml</text:p>
          </table:table-cell>
          <table:table-cell office:value-type="string" office:string-value="approval" table:style-name="ce5">
            <text:p>approval</text:p>
          </table:table-cell>
          <table:table-cell office:value-type="float" office:value="2" table:formula="=IF(ISBLANK([.G87];&quot;approval&quot;);0;IF(EXACT([.G87];&quot;draft&quot;);1;IF(EXACT([.G87];&quot;approval&quot;);2;IF(EXACT([.G87];&quot;final&quot;);3;0))))">
            <text:p>2</text:p>
          </table:table-cell>
          <table:table-cell/>
        </table:table-row>
        <table:table-row table:style-name="ro1">
          <table:table-cell office:value-type="string" office:string-value="actions" table:style-name="ce4">
            <text:p>actions</text:p>
          </table:table-cell>
          <table:table-cell office:value-type="string" office:string-value="mail-forward" table:style-name="ce4">
            <text:p>mail-forward</text:p>
          </table:table-cell>
          <table:table-cell office:value-type="string" office:string-value="mail_forward" table:style-name="ce4">
            <text:p>mail_forward</text:p>
          </table:table-cell>
          <table:table-cell office:value-type="string" office:string-value="The icon for the forward action of an electronic mail application." table:style-name="ce4">
            <text:p>The icon for the forward action of an electronic mail application.</text:p>
          </table:table-cell>
          <table:table-cell office:value-type="string" office:string-value="yes" table:style-name="ce4">
            <text:p>yes</text:p>
          </table:table-cell>
          <table:table-cell/>
          <table:table-cell/>
          <table:table-cell office:value-type="float" office:value="0" table:formula="=IF(ISBLANK([.G88];&quot;approval&quot;);0;IF(EXACT([.G88];&quot;draft&quot;);1;IF(EXACT([.G88];&quot;approval&quot;);2;IF(EXACT([.G88];&quot;final&quot;);3;0))))">
            <text:p>0</text:p>
          </table:table-cell>
          <table:table-cell/>
        </table:table-row>
        <table:table-row table:style-name="ro1">
          <table:table-cell office:value-type="string" office:string-value="actions" table:style-name="ce4">
            <text:p>actions</text:p>
          </table:table-cell>
          <table:table-cell office:value-type="string" office:string-value="mail-mark-junk" table:style-name="ce4">
            <text:p>mail-mark-junk</text:p>
          </table:table-cell>
          <table:table-cell office:value-type="string" office:string-value="mail_spam" table:style-name="ce4">
            <text:p>mail_spam</text:p>
          </table:table-cell>
          <table:table-cell office:value-type="string" office:string-value="The icon for the mark as junk action of an electronic mail application." table:style-name="ce4">
            <text:p>The icon for the mark as junk action of an electronic mail application.</text:p>
          </table:table-cell>
          <table:table-cell office:value-type="string" office:string-value="yes" table:style-name="ce4">
            <text:p>yes</text:p>
          </table:table-cell>
          <table:table-cell/>
          <table:table-cell/>
          <table:table-cell office:value-type="float" office:value="0" table:formula="=IF(ISBLANK([.G89];&quot;approval&quot;);0;IF(EXACT([.G89];&quot;draft&quot;);1;IF(EXACT([.G89];&quot;approval&quot;);2;IF(EXACT([.G89];&quot;final&quot;);3;0))))">
            <text:p>0</text:p>
          </table:table-cell>
          <table:table-cell/>
        </table:table-row>
        <table:table-row table:style-name="ro1">
          <table:table-cell office:value-type="string" office:string-value="actions" table:style-name="ce4">
            <text:p>actions</text:p>
          </table:table-cell>
          <table:table-cell office:value-type="string" office:string-value="mail-mark-notjunk" table:style-name="ce4">
            <text:p>mail-mark-notjunk</text:p>
          </table:table-cell>
          <table:table-cell office:value-type="string" office:string-value="mail_ham" table:style-name="ce4">
            <text:p>mail_ham</text:p>
          </table:table-cell>
          <table:table-cell office:value-type="string" office:string-value="The icon for the mark as not junk action of an electronic mail application." table:style-name="ce4">
            <text:p>The icon for the mark as not junk action of an electronic mail application.</text:p>
          </table:table-cell>
          <table:table-cell office:value-type="string" office:string-value="yes" table:style-name="ce4">
            <text:p>yes</text:p>
          </table:table-cell>
          <table:table-cell/>
          <table:table-cell/>
          <table:table-cell office:value-type="float" office:value="0" table:formula="=IF(ISBLANK([.G90];&quot;approval&quot;);0;IF(EXACT([.G90];&quot;draft&quot;);1;IF(EXACT([.G90];&quot;approval&quot;);2;IF(EXACT([.G90];&quot;final&quot;);3;0))))">
            <text:p>0</text:p>
          </table:table-cell>
          <table:table-cell/>
        </table:table-row>
        <table:table-row table:style-name="ro1">
          <table:table-cell office:value-type="string" office:string-value="actions" table:style-name="ce4">
            <text:p>actions</text:p>
          </table:table-cell>
          <table:table-cell office:value-type="string" office:string-value="mail-reply-all" table:style-name="ce4">
            <text:p>mail-reply-all</text:p>
          </table:table-cell>
          <table:table-cell office:value-type="string" office:string-value="mail_replyall" table:style-name="ce4">
            <text:p>mail_replyall</text:p>
          </table:table-cell>
          <table:table-cell office:value-type="string" office:string-value="The icon for the reply to all action of an electronic mail application." table:style-name="ce4">
            <text:p>The icon for the reply to all action of an electronic mail application.</text:p>
          </table:table-cell>
          <table:table-cell office:value-type="string" office:string-value="yes" table:style-name="ce4">
            <text:p>yes</text:p>
          </table:table-cell>
          <table:table-cell/>
          <table:table-cell/>
          <table:table-cell office:value-type="float" office:value="0" table:formula="=IF(ISBLANK([.G91];&quot;approval&quot;);0;IF(EXACT([.G91];&quot;draft&quot;);1;IF(EXACT([.G91];&quot;approval&quot;);2;IF(EXACT([.G91];&quot;final&quot;);3;0))))">
            <text:p>0</text:p>
          </table:table-cell>
          <table:table-cell/>
        </table:table-row>
        <table:table-row table:style-name="ro1">
          <table:table-cell office:value-type="string" office:string-value="actions" table:style-name="ce4">
            <text:p>actions</text:p>
          </table:table-cell>
          <table:table-cell office:value-type="string" office:string-value="mail-reply-sender" table:style-name="ce4">
            <text:p>mail-reply-sender</text:p>
          </table:table-cell>
          <table:table-cell office:value-type="string" office:string-value="mail_reply" table:style-name="ce4">
            <text:p>mail_reply</text:p>
          </table:table-cell>
          <table:table-cell office:value-type="string" office:string-value="The icon for the reply to sender action of an electronic mail application." table:style-name="ce4">
            <text:p>The icon for the reply to sender action of an electronic mail application.</text:p>
          </table:table-cell>
          <table:table-cell office:value-type="string" office:string-value="yes" table:style-name="ce4">
            <text:p>yes</text:p>
          </table:table-cell>
          <table:table-cell/>
          <table:table-cell/>
          <table:table-cell office:value-type="float" office:value="0" table:formula="=IF(ISBLANK([.G92];&quot;approval&quot;);0;IF(EXACT([.G92];&quot;draft&quot;);1;IF(EXACT([.G92];&quot;approval&quot;);2;IF(EXACT([.G92];&quot;final&quot;);3;0))))">
            <text:p>0</text:p>
          </table:table-cell>
          <table:table-cell/>
        </table:table-row>
        <table:table-row table:style-name="ro1">
          <table:table-cell office:value-type="string" office:string-value="actions" table:style-name="ce4">
            <text:p>actions</text:p>
          </table:table-cell>
          <table:table-cell office:value-type="string" office:string-value="mail-send" table:style-name="ce4">
            <text:p>mail-send</text:p>
          </table:table-cell>
          <table:table-cell office:value-type="string" office:string-value="mail_send" table:style-name="ce4">
            <text:p>mail_send</text:p>
          </table:table-cell>
          <table:table-cell office:value-type="string" office:string-value="The icon for the send action of an electronic mail application." table:style-name="ce4">
            <text:p>The icon for the send action of an electronic mail application.</text:p>
          </table:table-cell>
          <table:table-cell office:value-type="string" office:string-value="yes" table:style-name="ce4">
            <text:p>yes</text:p>
          </table:table-cell>
          <table:table-cell/>
          <table:table-cell/>
          <table:table-cell office:value-type="float" office:value="0" table:formula="=IF(ISBLANK([.G93];&quot;approval&quot;);0;IF(EXACT([.G93];&quot;draft&quot;);1;IF(EXACT([.G93];&quot;approval&quot;);2;IF(EXACT([.G93];&quot;final&quot;);3;0))))">
            <text:p>0</text:p>
          </table:table-cell>
          <table:table-cell/>
        </table:table-row>
        <table:table-row table:style-name="ro1">
          <table:table-cell office:value-type="string" office:string-value="actions" table:style-name="ce4">
            <text:p>actions</text:p>
          </table:table-cell>
          <table:table-cell office:value-type="string" office:string-value="media-eject" table:style-name="ce4">
            <text:p>media-eject</text:p>
          </table:table-cell>
          <table:table-cell office:value-type="string" office:string-value="player_eject" table:style-name="ce4">
            <text:p>player_eject</text:p>
          </table:table-cell>
          <table:table-cell office:value-type="string" office:string-value="The icon for the eject action of a media player or file manager." table:style-name="ce4">
            <text:p>The icon for the eject action of a media player or file manager.</text:p>
          </table:table-cell>
          <table:table-cell office:value-type="string" office:string-value="yes" table:style-name="ce4">
            <text:p>yes</text:p>
          </table:table-cell>
          <table:table-cell/>
          <table:table-cell/>
          <table:table-cell office:value-type="float" office:value="0" table:formula="=IF(ISBLANK([.G94];&quot;approval&quot;);0;IF(EXACT([.G94];&quot;draft&quot;);1;IF(EXACT([.G94];&quot;approval&quot;);2;IF(EXACT([.G94];&quot;final&quot;);3;0))))">
            <text:p>0</text:p>
          </table:table-cell>
          <table:table-cell/>
        </table:table-row>
        <table:table-row table:style-name="ro1">
          <table:table-cell office:value-type="string" office:string-value="actions" table:style-name="ce4">
            <text:p>actions</text:p>
          </table:table-cell>
          <table:table-cell office:value-type="string" office:string-value="media-playback-pause" table:style-name="ce4">
            <text:p>media-playback-pause</text:p>
          </table:table-cell>
          <table:table-cell office:value-type="string" office:string-value="player_pause" table:style-name="ce4">
            <text:p>player_pause</text:p>
          </table:table-cell>
          <table:table-cell office:value-type="string" office:string-value="The icon for the pause action of a media player." table:style-name="ce4">
            <text:p>The icon for the pause action of a media player.</text:p>
          </table:table-cell>
          <table:table-cell office:value-type="string" office:string-value="yes" table:style-name="ce4">
            <text:p>yes</text:p>
          </table:table-cell>
          <table:table-cell/>
          <table:table-cell/>
          <table:table-cell office:value-type="float" office:value="0" table:formula="=IF(ISBLANK([.G95];&quot;approval&quot;);0;IF(EXACT([.G95];&quot;draft&quot;);1;IF(EXACT([.G95];&quot;approval&quot;);2;IF(EXACT([.G95];&quot;final&quot;);3;0))))">
            <text:p>0</text:p>
          </table:table-cell>
          <table:table-cell/>
        </table:table-row>
        <table:table-row table:style-name="ro1">
          <table:table-cell office:value-type="string" office:string-value="actions" table:style-name="ce4">
            <text:p>actions</text:p>
          </table:table-cell>
          <table:table-cell office:value-type="string" office:string-value="media-playback-start" table:style-name="ce4">
            <text:p>media-playback-start</text:p>
          </table:table-cell>
          <table:table-cell office:value-type="string" office:string-value="player_play" table:style-name="ce4">
            <text:p>player_play</text:p>
          </table:table-cell>
          <table:table-cell office:value-type="string" office:string-value="The icon for the start playback action of a media player. " table:style-name="ce4">
            <text:p>The icon for the start playback action of a media player. </text:p>
          </table:table-cell>
          <table:table-cell office:value-type="string" office:string-value="yes" table:style-name="ce4">
            <text:p>yes</text:p>
          </table:table-cell>
          <table:table-cell office:value-type="string" office:string-value="notification dialog" table:style-name="ce4">
            <text:p>notification dialog</text:p>
          </table:table-cell>
          <table:table-cell office:value-type="string" office:string-value="approval" table:style-name="ce5">
            <text:p>approval</text:p>
          </table:table-cell>
          <table:table-cell office:value-type="float" office:value="2" table:formula="=IF(ISBLANK([.G96];&quot;approval&quot;);0;IF(EXACT([.G96];&quot;draft&quot;);1;IF(EXACT([.G96];&quot;approval&quot;);2;IF(EXACT([.G96];&quot;final&quot;);3;0))))">
            <text:p>2</text:p>
          </table:table-cell>
          <table:table-cell/>
        </table:table-row>
        <table:table-row table:style-name="ro1">
          <table:table-cell office:value-type="string" office:string-value="actions" table:style-name="ce4">
            <text:p>actions</text:p>
          </table:table-cell>
          <table:table-cell office:value-type="string" office:string-value="media-playback-stop" table:style-name="ce4">
            <text:p>media-playback-stop</text:p>
          </table:table-cell>
          <table:table-cell office:value-type="string" office:string-value="player_stop" table:style-name="ce4">
            <text:p>player_stop</text:p>
          </table:table-cell>
          <table:table-cell office:value-type="string" office:string-value="The icon for the stop action of a media player. " table:style-name="ce4">
            <text:p>The icon for the stop action of a media player. </text:p>
          </table:table-cell>
          <table:table-cell office:value-type="string" office:string-value="yes" table:style-name="ce4">
            <text:p>yes</text:p>
          </table:table-cell>
          <table:table-cell office:value-type="string" office:string-value="kross script" table:style-name="ce4">
            <text:p>kross script</text:p>
          </table:table-cell>
          <table:table-cell office:value-type="string" office:string-value="approval" table:style-name="ce5">
            <text:p>approval</text:p>
          </table:table-cell>
          <table:table-cell office:value-type="float" office:value="2" table:formula="=IF(ISBLANK([.G97];&quot;approval&quot;);0;IF(EXACT([.G97];&quot;draft&quot;);1;IF(EXACT([.G97];&quot;approval&quot;);2;IF(EXACT([.G97];&quot;final&quot;);3;0))))">
            <text:p>2</text:p>
          </table:table-cell>
          <table:table-cell/>
        </table:table-row>
        <table:table-row table:style-name="ro1">
          <table:table-cell office:value-type="string" office:string-value="actions" table:style-name="ce4">
            <text:p>actions</text:p>
          </table:table-cell>
          <table:table-cell office:value-type="string" office:string-value="media-record" table:style-name="ce4">
            <text:p>media-record</text:p>
          </table:table-cell>
          <table:table-cell office:value-type="string" office:string-value="player_record" table:style-name="ce4">
            <text:p>player_record</text:p>
          </table:table-cell>
          <table:table-cell office:value-type="string" office:string-value="The icon for the record action of a media application." table:style-name="ce4">
            <text:p>The icon for the record action of a media application.</text:p>
          </table:table-cell>
          <table:table-cell office:value-type="string" office:string-value="yes" table:style-name="ce4">
            <text:p>yes</text:p>
          </table:table-cell>
          <table:table-cell/>
          <table:table-cell/>
          <table:table-cell office:value-type="float" office:value="0" table:formula="=IF(ISBLANK([.G98];&quot;approval&quot;);0;IF(EXACT([.G98];&quot;draft&quot;);1;IF(EXACT([.G98];&quot;approval&quot;);2;IF(EXACT([.G98];&quot;final&quot;);3;0))))">
            <text:p>0</text:p>
          </table:table-cell>
          <table:table-cell/>
        </table:table-row>
        <table:table-row table:style-name="ro1">
          <table:table-cell office:value-type="string" office:string-value="actions" table:style-name="ce4">
            <text:p>actions</text:p>
          </table:table-cell>
          <table:table-cell office:value-type="string" office:string-value="media-seek-backward" table:style-name="ce4">
            <text:p>media-seek-backward</text:p>
          </table:table-cell>
          <table:table-cell office:value-type="string" office:string-value="player_rew" table:style-name="ce4">
            <text:p>player_rew</text:p>
          </table:table-cell>
          <table:table-cell office:value-type="string" office:string-value="The icon for the seek backward action of a media player." table:style-name="ce4">
            <text:p>The icon for the seek backward action of a media player.</text:p>
          </table:table-cell>
          <table:table-cell office:value-type="string" office:string-value="yes" table:style-name="ce4">
            <text:p>yes</text:p>
          </table:table-cell>
          <table:table-cell/>
          <table:table-cell/>
          <table:table-cell office:value-type="float" office:value="0" table:formula="=IF(ISBLANK([.G99];&quot;approval&quot;);0;IF(EXACT([.G99];&quot;draft&quot;);1;IF(EXACT([.G99];&quot;approval&quot;);2;IF(EXACT([.G99];&quot;final&quot;);3;0))))">
            <text:p>0</text:p>
          </table:table-cell>
          <table:table-cell/>
        </table:table-row>
        <table:table-row table:style-name="ro1">
          <table:table-cell office:value-type="string" office:string-value="actions" table:style-name="ce4">
            <text:p>actions</text:p>
          </table:table-cell>
          <table:table-cell office:value-type="string" office:string-value="media-seek-forward" table:style-name="ce4">
            <text:p>media-seek-forward</text:p>
          </table:table-cell>
          <table:table-cell office:value-type="string" office:string-value="player_fwd" table:style-name="ce4">
            <text:p>player_fwd</text:p>
          </table:table-cell>
          <table:table-cell office:value-type="string" office:string-value="The icon for the seek forward action of a media player." table:style-name="ce4">
            <text:p>The icon for the seek forward action of a media player.</text:p>
          </table:table-cell>
          <table:table-cell office:value-type="string" office:string-value="yes" table:style-name="ce4">
            <text:p>yes</text:p>
          </table:table-cell>
          <table:table-cell/>
          <table:table-cell/>
          <table:table-cell office:value-type="float" office:value="0" table:formula="=IF(ISBLANK([.G100];&quot;approval&quot;);0;IF(EXACT([.G100];&quot;draft&quot;);1;IF(EXACT([.G100];&quot;approval&quot;);2;IF(EXACT([.G100];&quot;final&quot;);3;0))))">
            <text:p>0</text:p>
          </table:table-cell>
          <table:table-cell/>
        </table:table-row>
        <table:table-row table:style-name="ro1">
          <table:table-cell office:value-type="string" office:string-value="actions" table:style-name="ce4">
            <text:p>actions</text:p>
          </table:table-cell>
          <table:table-cell office:value-type="string" office:string-value="media-skip-backward" table:style-name="ce4">
            <text:p>media-skip-backward</text:p>
          </table:table-cell>
          <table:table-cell office:value-type="string" office:string-value="player_start" table:style-name="ce4">
            <text:p>player_start</text:p>
          </table:table-cell>
          <table:table-cell office:value-type="string" office:string-value="The icon for the skip backward action of a media player." table:style-name="ce4">
            <text:p>The icon for the skip backward action of a media player.</text:p>
          </table:table-cell>
          <table:table-cell office:value-type="string" office:string-value="yes" table:style-name="ce4">
            <text:p>yes</text:p>
          </table:table-cell>
          <table:table-cell/>
          <table:table-cell/>
          <table:table-cell office:value-type="float" office:value="0" table:formula="=IF(ISBLANK([.G101];&quot;approval&quot;);0;IF(EXACT([.G101];&quot;draft&quot;);1;IF(EXACT([.G101];&quot;approval&quot;);2;IF(EXACT([.G101];&quot;final&quot;);3;0))))">
            <text:p>0</text:p>
          </table:table-cell>
          <table:table-cell/>
        </table:table-row>
        <table:table-row table:style-name="ro1">
          <table:table-cell office:value-type="string" office:string-value="actions" table:style-name="ce4">
            <text:p>actions</text:p>
          </table:table-cell>
          <table:table-cell office:value-type="string" office:string-value="media-skip-forward" table:style-name="ce4">
            <text:p>media-skip-forward</text:p>
          </table:table-cell>
          <table:table-cell office:value-type="string" office:string-value="player_end" table:style-name="ce4">
            <text:p>player_end</text:p>
          </table:table-cell>
          <table:table-cell office:value-type="string" office:string-value="The icon for the skip forward action of a media player." table:style-name="ce4">
            <text:p>The icon for the skip forward action of a media player.</text:p>
          </table:table-cell>
          <table:table-cell office:value-type="string" office:string-value="yes" table:style-name="ce4">
            <text:p>yes</text:p>
          </table:table-cell>
          <table:table-cell/>
          <table:table-cell/>
          <table:table-cell office:value-type="float" office:value="0" table:formula="=IF(ISBLANK([.G102];&quot;approval&quot;);0;IF(EXACT([.G102];&quot;draft&quot;);1;IF(EXACT([.G102];&quot;approval&quot;);2;IF(EXACT([.G102];&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addprinter" table:style-name="ce4">
            <text:p>kdeprint_addprinte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table:table-cell office:value-type="float" office:value="0" table:formula="=IF(ISBLANK([.G103];&quot;approval&quot;);0;IF(EXACT([.G103];&quot;draft&quot;);1;IF(EXACT([.G103];&quot;approval&quot;);2;IF(EXACT([.G103];&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addpseudo" table:style-name="ce4">
            <text:p>kdeprint_addpseudo</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table:table-cell office:value-type="float" office:value="0" table:formula="=IF(ISBLANK([.G104];&quot;approval&quot;);0;IF(EXACT([.G104];&quot;draft&quot;);1;IF(EXACT([.G104];&quot;approval&quot;);2;IF(EXACT([.G104];&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configmgr" table:style-name="ce4">
            <text:p>kdeprint_configmg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table:table-cell office:value-type="float" office:value="0" table:formula="=IF(ISBLANK([.G105];&quot;approval&quot;);0;IF(EXACT([.G105];&quot;draft&quot;);1;IF(EXACT([.G105];&quot;approval&quot;);2;IF(EXACT([.G105];&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configsrv" table:style-name="ce4">
            <text:p>kdeprint_configsrv</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table:table-cell office:value-type="float" office:value="0" table:formula="=IF(ISBLANK([.G106];&quot;approval&quot;);0;IF(EXACT([.G106];&quot;draft&quot;);1;IF(EXACT([.G106];&quot;approval&quot;);2;IF(EXACT([.G106];&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defaulthard" table:style-name="ce4">
            <text:p>kdeprint_defaulthard</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table:table-cell office:value-type="float" office:value="0" table:formula="=IF(ISBLANK([.G107];&quot;approval&quot;);0;IF(EXACT([.G107];&quot;draft&quot;);1;IF(EXACT([.G107];&quot;approval&quot;);2;IF(EXACT([.G107];&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defaultsoft" table:style-name="ce4">
            <text:p>kdeprint_defaultsof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table:table-cell office:value-type="float" office:value="0" table:formula="=IF(ISBLANK([.G108];&quot;approval&quot;);0;IF(EXACT([.G108];&quot;draft&quot;);1;IF(EXACT([.G108];&quot;approval&quot;);2;IF(EXACT([.G108];&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printer_infos" table:style-name="ce4">
            <text:p>kdeprint_printer_infos</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table:table-cell office:value-type="float" office:value="0" table:formula="=IF(ISBLANK([.G109];&quot;approval&quot;);0;IF(EXACT([.G109];&quot;draft&quot;);1;IF(EXACT([.G109];&quot;approval&quot;);2;IF(EXACT([.G109];&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printstate" table:style-name="ce4">
            <text:p>kdeprint_printstat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deprint" table:style-name="ce4">
            <text:p>kdeprint</text:p>
          </table:table-cell>
          <table:table-cell/>
          <table:table-cell office:value-type="float" office:value="0" table:formula="=IF(ISBLANK([.G110];&quot;approval&quot;);0;IF(EXACT([.G110];&quot;draft&quot;);1;IF(EXACT([.G110];&quot;approval&quot;);2;IF(EXACT([.G110];&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report" table:style-name="ce4">
            <text:p>kdeprint_repor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cups config (printing)" table:style-name="ce4">
            <text:p>cups config (printing)</text:p>
          </table:table-cell>
          <table:table-cell/>
          <table:table-cell office:value-type="float" office:value="0" table:formula="=IF(ISBLANK([.G111];&quot;approval&quot;);0;IF(EXACT([.G111];&quot;draft&quot;);1;IF(EXACT([.G111];&quot;approval&quot;);2;IF(EXACT([.G111];&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restartsrv" table:style-name="ce4">
            <text:p>kdeprint_restartsrv</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table:table-cell office:value-type="float" office:value="0" table:formula="=IF(ISBLANK([.G112];&quot;approval&quot;);0;IF(EXACT([.G112];&quot;draft&quot;);1;IF(EXACT([.G112];&quot;approval&quot;);2;IF(EXACT([.G112];&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testprinter" table:style-name="ce4">
            <text:p>kdeprint_testprinte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table:table-cell office:value-type="float" office:value="0" table:formula="=IF(ISBLANK([.G113];&quot;approval&quot;);0;IF(EXACT([.G113];&quot;draft&quot;);1;IF(EXACT([.G113];&quot;approval&quot;);2;IF(EXACT([.G113];&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kdeprint_uploadsmb" table:style-name="ce4">
            <text:p>kdeprint_uploadsmb</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cups config (printing)" table:style-name="ce4">
            <text:p>cups config (printing)</text:p>
          </table:table-cell>
          <table:table-cell/>
          <table:table-cell office:value-type="float" office:value="0" table:formula="=IF(ISBLANK([.G114];&quot;approval&quot;);0;IF(EXACT([.G114];&quot;draft&quot;);1;IF(EXACT([.G114];&quot;approval&quot;);2;IF(EXACT([.G114];&quot;final&quot;);3;0))))">
            <text:p>0</text:p>
          </table:table-cell>
          <table:table-cell/>
        </table:table-row>
        <table:table-row table:style-name="ro1">
          <table:table-cell office:value-type="string" office:string-value="actions" table:style-name="ce4">
            <text:p>actions</text:p>
          </table:table-cell>
          <table:table-cell office:value-type="string" office:string-value="none" table:style-name="ce4">
            <text:p>none</text:p>
          </table:table-cell>
          <table:table-cell office:value-type="string" office:string-value="view_change" table:style-name="ce4">
            <text:p>view_chang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deprint" table:style-name="ce4">
            <text:p>kdeprint</text:p>
          </table:table-cell>
          <table:table-cell/>
          <table:table-cell office:value-type="float" office:value="0" table:formula="=IF(ISBLANK([.G115];&quot;approval&quot;);0;IF(EXACT([.G115];&quot;draft&quot;);1;IF(EXACT([.G115];&quot;approval&quot;);2;IF(EXACT([.G115];&quot;final&quot;);3;0))))">
            <text:p>0</text:p>
          </table:table-cell>
          <table:table-cell/>
        </table:table-row>
        <table:table-row table:style-name="ro1">
          <table:table-cell office:value-type="string" office:string-value="actions" table:style-name="ce4">
            <text:p>actions</text:p>
          </table:table-cell>
          <table:table-cell office:value-type="string" office:string-value="object-rotate-left" table:style-name="ce9">
            <text:p>object-rotate-left</text:p>
          </table:table-cell>
          <table:table-cell office:value-type="string" office:string-value="rotate_cw" table:style-name="ce4">
            <text:p>rotate_cw</text:p>
          </table:table-cell>
          <table:table-cell office:value-type="string" office:string-value="The icon for the rotate left action performed on an object." table:style-name="ce4">
            <text:p>The icon for the rotate left action performed on an object.</text:p>
          </table:table-cell>
          <table:table-cell office:value-type="string" office:string-value="yes" table:style-name="ce4">
            <text:p>yes</text:p>
          </table:table-cell>
          <table:table-cell office:value-type="string" office:string-value="pixmap region selector" table:style-name="ce4">
            <text:p>pixmap region selector</text:p>
          </table:table-cell>
          <table:table-cell office:value-type="string" office:string-value="approval" table:style-name="ce5">
            <text:p>approval</text:p>
          </table:table-cell>
          <table:table-cell office:value-type="float" office:value="2" table:formula="=IF(ISBLANK([.G116];&quot;approval&quot;);0;IF(EXACT([.G116];&quot;draft&quot;);1;IF(EXACT([.G116];&quot;approval&quot;);2;IF(EXACT([.G116];&quot;final&quot;);3;0))))">
            <text:p>2</text:p>
          </table:table-cell>
          <table:table-cell/>
        </table:table-row>
        <table:table-row table:style-name="ro1">
          <table:table-cell office:value-type="string" office:string-value="actions" table:style-name="ce4">
            <text:p>actions</text:p>
          </table:table-cell>
          <table:table-cell office:value-type="string" office:string-value="object-rotate-right" table:style-name="ce4">
            <text:p>object-rotate-right</text:p>
          </table:table-cell>
          <table:table-cell office:value-type="string" office:string-value="rotate_ccw" table:style-name="ce4">
            <text:p>rotate_ccw</text:p>
          </table:table-cell>
          <table:table-cell office:value-type="string" office:string-value="The icon for the rotate rigt action performed on an object." table:style-name="ce4">
            <text:p>The icon for the rotate rigt action performed on an object.</text:p>
          </table:table-cell>
          <table:table-cell office:value-type="string" office:string-value="yes" table:style-name="ce4">
            <text:p>yes</text:p>
          </table:table-cell>
          <table:table-cell office:value-type="string" office:string-value="pixmap region selector" table:style-name="ce4">
            <text:p>pixmap region selector</text:p>
          </table:table-cell>
          <table:table-cell office:value-type="string" office:string-value="approval" table:style-name="ce5">
            <text:p>approval</text:p>
          </table:table-cell>
          <table:table-cell office:value-type="float" office:value="2" table:formula="=IF(ISBLANK([.G117];&quot;approval&quot;);0;IF(EXACT([.G117];&quot;draft&quot;);1;IF(EXACT([.G117];&quot;approval&quot;);2;IF(EXACT([.G117];&quot;final&quot;);3;0))))">
            <text:p>2</text:p>
          </table:table-cell>
          <table:table-cell/>
        </table:table-row>
        <table:table-row table:style-name="ro1">
          <table:table-cell office:value-type="string" office:string-value="actions" table:style-name="ce4">
            <text:p>actions</text:p>
          </table:table-cell>
          <table:table-cell office:value-type="string" office:string-value="print-frame" table:style-name="ce4">
            <text:p>print-frame</text:p>
          </table:table-cell>
          <table:table-cell office:value-type="string" office:string-value="frameprint" table:style-name="ce4">
            <text:p>frameprin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 print" table:style-name="ce4">
            <text:p>khtml print</text:p>
          </table:table-cell>
          <table:table-cell office:value-type="string" office:string-value="approval" table:style-name="ce5">
            <text:p>approval</text:p>
          </table:table-cell>
          <table:table-cell office:value-type="float" office:value="2" table:formula="=IF(ISBLANK([.G118];&quot;approval&quot;);0;IF(EXACT([.G118];&quot;draft&quot;);1;IF(EXACT([.G118];&quot;approval&quot;);2;IF(EXACT([.G118];&quot;final&quot;);3;0))))">
            <text:p>2</text:p>
          </table:table-cell>
          <table:table-cell/>
        </table:table-row>
        <table:table-row table:style-name="ro1">
          <table:table-cell office:value-type="string" office:string-value="actions" table:style-name="ce4">
            <text:p>actions</text:p>
          </table:table-cell>
          <table:table-cell office:value-type="string" office:string-value="printer-enable" table:style-name="ce4">
            <text:p>printer-enable</text:p>
          </table:table-cell>
          <table:table-cell office:value-type="string" office:string-value="kdeprint_enableprinter" table:style-name="ce4">
            <text:p>kdeprint_enableprinte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office:value-type="string" office:string-value="approval" table:style-name="ce5">
            <text:p>approval</text:p>
          </table:table-cell>
          <table:table-cell office:value-type="float" office:value="2" table:formula="=IF(ISBLANK([.G119];&quot;approval&quot;);0;IF(EXACT([.G119];&quot;draft&quot;);1;IF(EXACT([.G119];&quot;approval&quot;);2;IF(EXACT([.G119];&quot;final&quot;);3;0))))">
            <text:p>2</text:p>
          </table:table-cell>
          <table:table-cell office:value-type="string" office:string-value="wrong name in theme or?" table:style-name="ce4">
            <text:p>wrong name in theme or?</text:p>
          </table:table-cell>
          <table:table-cell/>
        </table:table-row>
        <table:table-row table:style-name="ro1">
          <table:table-cell office:value-type="string" office:string-value="actions" table:style-name="ce4">
            <text:p>actions</text:p>
          </table:table-cell>
          <table:table-cell office:value-type="string" office:string-value="printer-queue-state" table:style-name="ce4">
            <text:p>printer-queue-state</text:p>
          </table:table-cell>
          <table:table-cell office:value-type="string" office:string-value="kdeprint_queuestate" table:style-name="ce4">
            <text:p>kdeprint_queuestat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office:value-type="string" office:string-value="approval" table:style-name="ce5">
            <text:p>approval</text:p>
          </table:table-cell>
          <table:table-cell office:value-type="float" office:value="2" table:formula="=IF(ISBLANK([.G120];&quot;approval&quot;);0;IF(EXACT([.G120];&quot;draft&quot;);1;IF(EXACT([.G120];&quot;approval&quot;);2;IF(EXACT([.G120];&quot;final&quot;);3;0))))">
            <text:p>2</text:p>
          </table:table-cell>
          <table:table-cell office:value-type="string" office:string-value="wrong name in theme or?" table:style-name="ce4">
            <text:p>wrong name in theme or?</text:p>
          </table:table-cell>
          <table:table-cell/>
        </table:table-row>
        <table:table-row table:style-name="ro1">
          <table:table-cell office:value-type="string" office:string-value="actions" table:style-name="ce4">
            <text:p>actions</text:p>
          </table:table-cell>
          <table:table-cell office:value-type="string" office:string-value="printer-stop" table:style-name="ce4">
            <text:p>printer-stop</text:p>
          </table:table-cell>
          <table:table-cell office:value-type="string" office:string-value="kdeprint_stopprinter" table:style-name="ce4">
            <text:p>kdeprint_stopprinte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er config" table:style-name="ce4">
            <text:p>printer config</text:p>
          </table:table-cell>
          <table:table-cell office:value-type="string" office:string-value="approval" table:style-name="ce5">
            <text:p>approval</text:p>
          </table:table-cell>
          <table:table-cell office:value-type="float" office:value="2" table:formula="=IF(ISBLANK([.G121];&quot;approval&quot;);0;IF(EXACT([.G121];&quot;draft&quot;);1;IF(EXACT([.G121];&quot;approval&quot;);2;IF(EXACT([.G121];&quot;final&quot;);3;0))))">
            <text:p>2</text:p>
          </table:table-cell>
          <table:table-cell office:value-type="string" office:string-value="wrong name in theme or?" table:style-name="ce4">
            <text:p>wrong name in theme or?</text:p>
          </table:table-cell>
          <table:table-cell/>
        </table:table-row>
        <table:table-row table:style-name="ro1">
          <table:table-cell office:value-type="string" office:string-value="actions" table:style-name="ce4">
            <text:p>actions</text:p>
          </table:table-cell>
          <table:table-cell office:value-type="string" office:string-value="process-stop" table:style-name="ce4">
            <text:p>process-stop</text:p>
          </table:table-cell>
          <table:table-cell office:value-type="string" office:string-value="stop" table:style-name="ce4">
            <text:p>stop</text:p>
          </table:table-cell>
          <table:table-cell office:value-type="string" office:string-value="The icon used for the &lt;quote&gt;Stop&lt;/quote&gt; action in applications with actions that may take a while to process, such as web page loading in a browser." table:style-name="ce4">
            <text:p>The icon used for the &lt;quote&gt;Stop&lt;/quote&gt; action in applications with actions that may take a while to process, such as web page loading in a browser.</text:p>
          </table:table-cell>
          <table:table-cell office:value-type="string" office:string-value="yes" table:style-name="ce4">
            <text:p>yes</text:p>
          </table:table-cell>
          <table:table-cell office:value-type="string" office:string-value="khtml/ecma/debugger/images" table:style-name="ce4">
            <text:p>khtml/ecma/debugger/images</text:p>
          </table:table-cell>
          <table:table-cell office:value-type="string" office:string-value="approval" table:style-name="ce5">
            <text:p>approval</text:p>
          </table:table-cell>
          <table:table-cell office:value-type="float" office:value="2" table:formula="=IF(ISBLANK([.G122];&quot;approval&quot;);0;IF(EXACT([.G122];&quot;draft&quot;);1;IF(EXACT([.G122];&quot;approval&quot;);2;IF(EXACT([.G122];&quot;final&quot;);3;0))))">
            <text:p>2</text:p>
          </table:table-cell>
          <table:table-cell office:value-type="string" office:string-value="not using icon theme?!" table:style-name="ce4">
            <text:p>not using icon theme?!</text:p>
          </table:table-cell>
          <table:table-cell/>
        </table:table-row>
        <table:table-row table:style-name="ro1">
          <table:table-cell office:value-type="string" office:string-value="actions" table:style-name="ce4">
            <text:p>actions</text:p>
          </table:table-cell>
          <table:table-cell office:value-type="string" office:string-value="SCRAPME" table:style-name="ce4">
            <text:p>SCRAPME</text:p>
          </table:table-cell>
          <table:table-cell office:value-type="string" office:string-value="print" table:style-name="ce4">
            <text:p>print</text:p>
          </table:table-cell>
          <table:table-cell/>
          <table:table-cell office:value-type="string" office:string-value="no" table:style-name="ce4">
            <text:p>no</text:p>
          </table:table-cell>
          <table:table-cell office:value-type="string" office:string-value="khtml print" table:style-name="ce4">
            <text:p>khtml print</text:p>
          </table:table-cell>
          <table:table-cell/>
          <table:table-cell office:value-type="float" office:value="0" table:formula="=IF(ISBLANK([.G123];&quot;approval&quot;);0;IF(EXACT([.G123];&quot;draft&quot;);1;IF(EXACT([.G123];&quot;approval&quot;);2;IF(EXACT([.G123];&quot;final&quot;);3;0))))">
            <text:p>0</text:p>
          </table:table-cell>
          <table:table-cell office:value-type="string" office:string-value="?? should be fileprint?" table:style-name="ce4">
            <text:p>?? should be fileprint?</text:p>
          </table:table-cell>
          <table:table-cell/>
        </table:table-row>
        <table:table-row table:style-name="ro1">
          <table:table-cell office:value-type="string" office:string-value="actions" table:style-name="ce4">
            <text:p>actions</text:p>
          </table:table-cell>
          <table:table-cell office:value-type="string" office:string-value="search-filter" table:style-name="ce4">
            <text:p>search-filter</text:p>
          </table:table-cell>
          <table:table-cell office:value-type="string" office:string-value="filter" table:style-name="ce4">
            <text:p>filte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ate, kprinter" table:style-name="ce4">
            <text:p>kate, kprinter</text:p>
          </table:table-cell>
          <table:table-cell office:value-type="string" office:string-value="approval" table:style-name="ce5">
            <text:p>approval</text:p>
          </table:table-cell>
          <table:table-cell office:value-type="float" office:value="2" table:formula="=IF(ISBLANK([.G124];&quot;approval&quot;);0;IF(EXACT([.G124];&quot;draft&quot;);1;IF(EXACT([.G124];&quot;approval&quot;);2;IF(EXACT([.G124];&quot;final&quot;);3;0))))">
            <text:p>2</text:p>
          </table:table-cell>
          <table:table-cell/>
        </table:table-row>
        <table:table-row table:style-name="ro1">
          <table:table-cell office:value-type="string" office:string-value="actions" table:style-name="ce4">
            <text:p>actions</text:p>
          </table:table-cell>
          <table:table-cell office:value-type="string" office:string-value="shared-file" table:style-name="ce4">
            <text:p>shared-file</text:p>
          </table:table-cell>
          <table:table-cell office:value-type="string" office:string-value="share" table:style-name="ce4">
            <text:p>shar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share overlay" table:style-name="ce4">
            <text:p>share overlay</text:p>
          </table:table-cell>
          <table:table-cell/>
          <table:table-cell office:value-type="float" office:value="0" table:formula="=IF(ISBLANK([.G125];&quot;approval&quot;);0;IF(EXACT([.G125];&quot;draft&quot;);1;IF(EXACT([.G125];&quot;approval&quot;);2;IF(EXACT([.G125];&quot;final&quot;);3;0))))">
            <text:p>0</text:p>
          </table:table-cell>
          <table:table-cell office:value-type="string" office:string-value="make an emblem" table:style-name="ce4">
            <text:p>make an emblem</text:p>
          </table:table-cell>
          <table:table-cell/>
        </table:table-row>
        <table:table-row table:style-name="ro1">
          <table:table-cell office:value-type="string" office:string-value="actions" table:style-name="ce4">
            <text:p>actions</text:p>
          </table:table-cell>
          <table:table-cell office:value-type="string" office:string-value="show-menu" table:style-name="ce4">
            <text:p>show-menu</text:p>
          </table:table-cell>
          <table:table-cell office:value-type="string" office:string-value="showmenu" table:style-name="ce4">
            <text:p>showmenu</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showMenuBar action" table:style-name="ce4">
            <text:p>showMenuBar action</text:p>
          </table:table-cell>
          <table:table-cell/>
          <table:table-cell office:value-type="float" office:value="0" table:formula="=IF(ISBLANK([.G126];&quot;approval&quot;);0;IF(EXACT([.G126];&quot;draft&quot;);1;IF(EXACT([.G126];&quot;approval&quot;);2;IF(EXACT([.G126];&quot;final&quot;);3;0))))">
            <text:p>0</text:p>
          </table:table-cell>
          <table:table-cell/>
        </table:table-row>
        <table:table-row table:style-name="ro1">
          <table:table-cell office:value-type="string" office:string-value="actions" table:style-name="ce4">
            <text:p>actions</text:p>
          </table:table-cell>
          <table:table-cell office:value-type="string" office:string-value="sort" table:style-name="ce4">
            <text:p>sort</text:p>
          </table:table-cell>
          <table:table-cell office:value-type="string" office:string-value="sort" table:style-name="ce4">
            <text:p>sor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127];&quot;approval&quot;);0;IF(EXACT([.G127];&quot;draft&quot;);1;IF(EXACT([.G127];&quot;approval&quot;);2;IF(EXACT([.G127];&quot;final&quot;);3;0))))">
            <text:p>2</text:p>
          </table:table-cell>
          <table:table-cell/>
        </table:table-row>
        <table:table-row table:style-name="ro1">
          <table:table-cell office:value-type="string" office:string-value="actions" table:style-name="ce4">
            <text:p>actions</text:p>
          </table:table-cell>
          <table:table-cell office:value-type="string" office:string-value="system-lock-screen" table:style-name="ce4">
            <text:p>system-lock-screen</text:p>
          </table:table-cell>
          <table:table-cell office:value-type="string" office:string-value="lock" table:style-name="ce4">
            <text:p>lock</text:p>
          </table:table-cell>
          <table:table-cell office:value-type="string" office:string-value="The icon used for the “Lock Screen” item in the desktop's panel application. " table:style-name="ce4">
            <text:p>The icon used for the “Lock Screen” item in the desktop's panel application. </text:p>
          </table:table-cell>
          <table:table-cell office:value-type="string" office:string-value="yes" table:style-name="ce4">
            <text:p>yes</text:p>
          </table:table-cell>
          <table:table-cell office:value-type="string" office:string-value="toolbar context menu, lock overlay" table:style-name="ce4">
            <text:p>toolbar context menu, lock overlay</text:p>
          </table:table-cell>
          <table:table-cell office:value-type="string" office:string-value="approval" table:style-name="ce5">
            <text:p>approval</text:p>
          </table:table-cell>
          <table:table-cell office:value-type="float" office:value="2" table:formula="=IF(ISBLANK([.G128];&quot;approval&quot;);0;IF(EXACT([.G128];&quot;draft&quot;);1;IF(EXACT([.G128];&quot;approval&quot;);2;IF(EXACT([.G128];&quot;final&quot;);3;0))))">
            <text:p>2</text:p>
          </table:table-cell>
          <table:table-cell/>
        </table:table-row>
        <table:table-row table:style-name="ro1">
          <table:table-cell office:value-type="string" office:string-value="actions" table:style-name="ce4">
            <text:p>actions</text:p>
          </table:table-cell>
          <table:table-cell office:value-type="string" office:string-value="system-run" table:style-name="ce4">
            <text:p>system-run</text:p>
          </table:table-cell>
          <table:table-cell office:value-type="string" office:string-value="run" table:style-name="ce4">
            <text:p>run</text:p>
          </table:table-cell>
          <table:table-cell office:value-type="string" office:string-value="The icon used for the “Run Application...” item in the desktop's panel application. " table:style-name="ce4">
            <text:p>The icon used for the “Run Application...” item in the desktop's panel application. </text:p>
          </table:table-cell>
          <table:table-cell office:value-type="string" office:string-value="yes" table:style-name="ce4">
            <text:p>yes</text:p>
          </table:table-cell>
          <table:table-cell office:value-type="string" office:string-value="print job mgr" table:style-name="ce4">
            <text:p>print job mgr</text:p>
          </table:table-cell>
          <table:table-cell/>
          <table:table-cell office:value-type="float" office:value="0" table:formula="=IF(ISBLANK([.G129];&quot;approval&quot;);0;IF(EXACT([.G129];&quot;draft&quot;);1;IF(EXACT([.G129];&quot;approval&quot;);2;IF(EXACT([.G129];&quot;final&quot;);3;0))))">
            <text:p>0</text:p>
          </table:table-cell>
          <table:table-cell/>
        </table:table-row>
        <table:table-row table:style-name="ro1">
          <table:table-cell office:value-type="string" office:string-value="actions" table:style-name="ce4">
            <text:p>actions</text:p>
          </table:table-cell>
          <table:table-cell office:value-type="string" office:string-value="tab-new" table:style-name="ce4">
            <text:p>tab-new</text:p>
          </table:table-cell>
          <table:table-cell office:value-type="string" office:string-value="tab_new" table:style-name="ce4">
            <text:p>tab_new</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 table:style-name="ce4">
            <text:p>khtml</text:p>
          </table:table-cell>
          <table:table-cell office:value-type="string" office:string-value="approval" table:style-name="ce5">
            <text:p>approval</text:p>
          </table:table-cell>
          <table:table-cell office:value-type="float" office:value="2" table:formula="=IF(ISBLANK([.G130];&quot;approval&quot;);0;IF(EXACT([.G130];&quot;draft&quot;);1;IF(EXACT([.G130];&quot;approval&quot;);2;IF(EXACT([.G130];&quot;final&quot;);3;0))))">
            <text:p>2</text:p>
          </table:table-cell>
          <table:table-cell/>
        </table:table-row>
        <table:table-row table:style-name="ro1">
          <table:table-cell office:value-type="string" office:string-value="actions" table:style-name="ce4">
            <text:p>actions</text:p>
          </table:table-cell>
          <table:table-cell office:value-type="string" office:string-value="text-completion" table:style-name="ce4">
            <text:p>text-completion</text:p>
          </table:table-cell>
          <table:table-cell office:value-type="string" office:string-value="completion" table:style-name="ce4">
            <text:p>completion</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line edits context menu" table:style-name="ce4">
            <text:p>line edits context menu</text:p>
          </table:table-cell>
          <table:table-cell/>
          <table:table-cell office:value-type="float" office:value="0" table:formula="=IF(ISBLANK([.G131];&quot;approval&quot;);0;IF(EXACT([.G131];&quot;draft&quot;);1;IF(EXACT([.G131];&quot;approval&quot;);2;IF(EXACT([.G131];&quot;final&quot;);3;0))))">
            <text:p>0</text:p>
          </table:table-cell>
          <table:table-cell/>
        </table:table-row>
        <table:table-row table:style-name="ro1">
          <table:table-cell office:value-type="string" office:string-value="actions" table:style-name="ce4">
            <text:p>actions</text:p>
          </table:table-cell>
          <table:table-cell office:value-type="string" office:string-value="thumbnail-show" table:style-name="ce4">
            <text:p>thumbnail-show</text:p>
          </table:table-cell>
          <table:table-cell office:value-type="string" office:string-value="thumbnail" table:style-name="ce4">
            <text:p>thumbnail</text:p>
          </table:table-cell>
          <table:table-cell/>
          <table:table-cell office:value-type="string" office:string-value="no" table:style-name="ce4">
            <text:p>no</text:p>
          </table:table-cell>
          <table:table-cell office:value-type="string" office:string-value="image previewer, file dialog" table:style-name="ce4">
            <text:p>image previewer, file dialog</text:p>
          </table:table-cell>
          <table:table-cell office:value-type="string" office:string-value="approval" table:style-name="ce5">
            <text:p>approval</text:p>
          </table:table-cell>
          <table:table-cell office:value-type="float" office:value="2" table:formula="=IF(ISBLANK([.G132];&quot;approval&quot;);0;IF(EXACT([.G132];&quot;draft&quot;);1;IF(EXACT([.G132];&quot;approval&quot;);2;IF(EXACT([.G132];&quot;final&quot;);3;0))))">
            <text:p>2</text:p>
          </table:table-cell>
          <table:table-cell/>
        </table:table-row>
        <table:table-row table:style-name="ro1">
          <table:table-cell office:value-type="string" office:string-value="actions" table:style-name="ce4">
            <text:p>actions</text:p>
          </table:table-cell>
          <table:table-cell office:value-type="string" office:string-value="tools-check-spelling" table:style-name="ce4">
            <text:p>tools-check-spelling</text:p>
          </table:table-cell>
          <table:table-cell office:value-type="string" office:string-value="spellcheck" table:style-name="ce4">
            <text:p>spellcheck</text:p>
          </table:table-cell>
          <table:table-cell office:value-type="string" office:string-value="The icon used for the “Check Spelling” item in the application's “Tools” menu. " table:style-name="ce4">
            <text:p>The icon used for the “Check Spelling” item in the application's “Tools” menu. </text:p>
          </table:table-cell>
          <table:table-cell office:value-type="string" office:string-value="yes" table:style-name="ce4">
            <text:p>yes</text:p>
          </table:table-cell>
          <table:table-cell office:value-type="string" office:string-value="text box context menu, kate, spell check action" table:style-name="ce4">
            <text:p>text box context menu, kate, spell check action</text:p>
          </table:table-cell>
          <table:table-cell office:value-type="string" office:string-value="approval" table:style-name="ce5">
            <text:p>approval</text:p>
          </table:table-cell>
          <table:table-cell office:value-type="float" office:value="2" table:formula="=IF(ISBLANK([.G133];&quot;approval&quot;);0;IF(EXACT([.G133];&quot;draft&quot;);1;IF(EXACT([.G133];&quot;approval&quot;);2;IF(EXACT([.G133];&quot;final&quot;);3;0))))">
            <text:p>2</text:p>
          </table:table-cell>
          <table:table-cell/>
        </table:table-row>
        <table:table-row table:style-name="ro1">
          <table:table-cell office:value-type="string" office:string-value="actions" table:style-name="ce4">
            <text:p>actions</text:p>
          </table:table-cell>
          <table:table-cell office:value-type="string" office:string-value="unlock" table:style-name="ce4">
            <text:p>unlock</text:p>
          </table:table-cell>
          <table:table-cell office:value-type="string" office:string-value="unlock" table:style-name="ce4">
            <text:p>unlock</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toolbar context menu" table:style-name="ce4">
            <text:p>toolbar context menu</text:p>
          </table:table-cell>
          <table:table-cell/>
          <table:table-cell office:value-type="float" office:value="0" table:formula="=IF(ISBLANK([.G134];&quot;approval&quot;);0;IF(EXACT([.G134];&quot;draft&quot;);1;IF(EXACT([.G134];&quot;approval&quot;);2;IF(EXACT([.G134];&quot;final&quot;);3;0))))">
            <text:p>0</text:p>
          </table:table-cell>
          <table:table-cell/>
        </table:table-row>
        <table:table-row table:style-name="ro1">
          <table:table-cell office:value-type="string" office:string-value="actions" table:style-name="ce4">
            <text:p>actions</text:p>
          </table:table-cell>
          <table:table-cell office:value-type="string" office:string-value="view-fullscreen" table:style-name="ce4">
            <text:p>view-fullscreen</text:p>
          </table:table-cell>
          <table:table-cell office:value-type="string" office:string-value="window_fullscreen" table:style-name="ce4">
            <text:p>window_fullscreen</text:p>
          </table:table-cell>
          <table:table-cell office:value-type="string" office:string-value="The icon used for the “Fullscreen” item in the application's “View” menu. " table:style-name="ce4">
            <text:p>The icon used for the “Fullscreen” item in the application's “View” menu. </text:p>
          </table:table-cell>
          <table:table-cell office:value-type="string" office:string-value="yes" table:style-name="ce4">
            <text:p>yes</text:p>
          </table:table-cell>
          <table:table-cell office:value-type="string" office:string-value="full screen action" table:style-name="ce4">
            <text:p>full screen action</text:p>
          </table:table-cell>
          <table:table-cell office:value-type="string" office:string-value="approval" table:style-name="ce5">
            <text:p>approval</text:p>
          </table:table-cell>
          <table:table-cell office:value-type="float" office:value="2" table:formula="=IF(ISBLANK([.G135];&quot;approval&quot;);0;IF(EXACT([.G135];&quot;draft&quot;);1;IF(EXACT([.G135];&quot;approval&quot;);2;IF(EXACT([.G135];&quot;final&quot;);3;0))))">
            <text:p>2</text:p>
          </table:table-cell>
          <table:table-cell/>
        </table:table-row>
        <table:table-row table:style-name="ro1">
          <table:table-cell office:value-type="string" office:string-value="actions" table:style-name="ce4">
            <text:p>actions</text:p>
          </table:table-cell>
          <table:table-cell office:value-type="string" office:string-value="view-refresh" table:style-name="ce4">
            <text:p>view-refresh</text:p>
          </table:table-cell>
          <table:table-cell office:value-type="string" office:string-value="reload" table:style-name="ce4">
            <text:p>reload</text:p>
          </table:table-cell>
          <table:table-cell office:value-type="string" office:string-value="The icon used for the “Refresh” item in the application's “View” menu. " table:style-name="ce4">
            <text:p>The icon used for the “Refresh” item in the application's “View” menu. </text:p>
          </table:table-cell>
          <table:table-cell office:value-type="string" office:string-value="yes" table:style-name="ce4">
            <text:p>yes</text:p>
          </table:table-cell>
          <table:table-cell office:value-type="string" office:string-value="khtml, kate, print job mgr, printer config" table:style-name="ce4">
            <text:p>khtml, kate, print job mgr, printer config</text:p>
          </table:table-cell>
          <table:table-cell office:value-type="string" office:string-value="approval" table:style-name="ce5">
            <text:p>approval</text:p>
          </table:table-cell>
          <table:table-cell office:value-type="float" office:value="2" table:formula="=IF(ISBLANK([.G136];&quot;approval&quot;);0;IF(EXACT([.G136];&quot;draft&quot;);1;IF(EXACT([.G136];&quot;approval&quot;);2;IF(EXACT([.G136];&quot;final&quot;);3;0))))">
            <text:p>2</text:p>
          </table:table-cell>
          <table:table-cell/>
        </table:table-row>
        <table:table-row table:style-name="ro1">
          <table:table-cell office:value-type="string" office:string-value="actions" table:style-name="ce4">
            <text:p>actions</text:p>
          </table:table-cell>
          <table:table-cell office:value-type="string" office:string-value="view-restore" table:style-name="ce4">
            <text:p>view-restore</text:p>
          </table:table-cell>
          <table:table-cell office:value-type="string" office:string-value="window_nofullscreen" table:style-name="ce4">
            <text:p>window_nofullscreen</text:p>
          </table:table-cell>
          <table:table-cell office:value-type="string" office:string-value="The icon used by an application for leaving the fullscreen view, and returning to a normal windowed view." table:style-name="ce4">
            <text:p>The icon used by an application for leaving the fullscreen view, and returning to a normal windowed view.</text:p>
          </table:table-cell>
          <table:table-cell office:value-type="string" office:string-value="yes" table:style-name="ce4">
            <text:p>yes</text:p>
          </table:table-cell>
          <table:table-cell office:value-type="string" office:string-value="de-full screen action" table:style-name="ce4">
            <text:p>de-full screen action</text:p>
          </table:table-cell>
          <table:table-cell office:value-type="string" office:string-value="approval" table:style-name="ce5">
            <text:p>approval</text:p>
          </table:table-cell>
          <table:table-cell office:value-type="float" office:value="2" table:formula="=IF(ISBLANK([.G137];&quot;approval&quot;);0;IF(EXACT([.G137];&quot;draft&quot;);1;IF(EXACT([.G137];&quot;approval&quot;);2;IF(EXACT([.G137];&quot;final&quot;);3;0))))">
            <text:p>2</text:p>
          </table:table-cell>
          <table:table-cell/>
        </table:table-row>
        <table:table-row table:style-name="ro1">
          <table:table-cell office:value-type="string" office:string-value="actions" table:style-name="ce4">
            <text:p>actions</text:p>
          </table:table-cell>
          <table:table-cell office:value-type="string" office:string-value="window-close" table:style-name="ce4">
            <text:p>window-close</text:p>
          </table:table-cell>
          <table:table-cell office:value-type="string" office:string-value="fileclose" table:style-name="ce4">
            <text:p>fileclose</text:p>
          </table:table-cell>
          <table:table-cell office:value-type="string" office:string-value="The icon used for the “Close Window” item in the application's “Windows” menu. " table:style-name="ce4">
            <text:p>The icon used for the “Close Window” item in the application's “Windows” menu. </text:p>
          </table:table-cell>
          <table:table-cell office:value-type="string" office:string-value="yes" table:style-name="ce4">
            <text:p>yes</text:p>
          </table:table-cell>
          <table:table-cell office:value-type="string" office:string-value="tab bar, javascript error dialog, kross script, actions" table:style-name="ce4">
            <text:p>tab bar, javascript error dialog, kross script, actions</text:p>
          </table:table-cell>
          <table:table-cell office:value-type="string" office:string-value="approval" table:style-name="ce5">
            <text:p>approval</text:p>
          </table:table-cell>
          <table:table-cell office:value-type="float" office:value="2" table:formula="=IF(ISBLANK([.G138];&quot;approval&quot;);0;IF(EXACT([.G138];&quot;draft&quot;);1;IF(EXACT([.G138];&quot;approval&quot;);2;IF(EXACT([.G138];&quot;final&quot;);3;0))))">
            <text:p>2</text:p>
          </table:table-cell>
          <table:table-cell/>
        </table:table-row>
        <table:table-row table:style-name="ro1">
          <table:table-cell office:value-type="string" office:string-value="actions" table:style-name="ce4">
            <text:p>actions</text:p>
          </table:table-cell>
          <table:table-cell office:value-type="string" office:string-value="window-new" table:style-name="ce4">
            <text:p>window-new</text:p>
          </table:table-cell>
          <table:table-cell office:value-type="string" office:string-value="window_new" table:style-name="ce4">
            <text:p>window_new</text:p>
          </table:table-cell>
          <table:table-cell office:value-type="string" office:string-value="The icon used for the “New Window” item in the application's “Windows” menu. " table:style-name="ce4">
            <text:p>The icon used for the “New Window” item in the application's “Windows” menu. </text:p>
          </table:table-cell>
          <table:table-cell office:value-type="string" office:string-value="yes" table:style-name="ce4">
            <text:p>yes</text:p>
          </table:table-cell>
          <table:table-cell office:value-type="string" office:string-value="khtml, kate" table:style-name="ce4">
            <text:p>khtml, kate</text:p>
          </table:table-cell>
          <table:table-cell office:value-type="string" office:string-value="approval" table:style-name="ce5">
            <text:p>approval</text:p>
          </table:table-cell>
          <table:table-cell office:value-type="float" office:value="2" table:formula="=IF(ISBLANK([.G139];&quot;approval&quot;);0;IF(EXACT([.G139];&quot;draft&quot;);1;IF(EXACT([.G139];&quot;approval&quot;);2;IF(EXACT([.G139];&quot;final&quot;);3;0))))">
            <text:p>2</text:p>
          </table:table-cell>
          <table:table-cell/>
        </table:table-row>
        <table:table-row table:style-name="ro1">
          <table:table-cell office:value-type="string" office:string-value="actions" table:style-name="ce4">
            <text:p>actions</text:p>
          </table:table-cell>
          <table:table-cell office:value-type="string" office:string-value="wizard" table:style-name="ce4">
            <text:p>wizard</text:p>
          </table:table-cell>
          <table:table-cell office:value-type="string" office:string-value="wizard" table:style-name="ce4">
            <text:p>wizard</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printer" table:style-name="ce4">
            <text:p>kprinter</text:p>
          </table:table-cell>
          <table:table-cell office:value-type="string" office:string-value="approval" table:style-name="ce5">
            <text:p>approval</text:p>
          </table:table-cell>
          <table:table-cell office:value-type="float" office:value="2" table:formula="=IF(ISBLANK([.G140];&quot;approval&quot;);0;IF(EXACT([.G140];&quot;draft&quot;);1;IF(EXACT([.G140];&quot;approval&quot;);2;IF(EXACT([.G140];&quot;final&quot;);3;0))))">
            <text:p>2</text:p>
          </table:table-cell>
          <table:table-cell/>
        </table:table-row>
        <table:table-row table:style-name="ro1">
          <table:table-cell office:value-type="string" office:string-value="actions" table:style-name="ce4">
            <text:p>actions</text:p>
          </table:table-cell>
          <table:table-cell office:value-type="string" office:string-value="zoom-best-fit" table:style-name="ce4">
            <text:p>zoom-best-fit</text:p>
          </table:table-cell>
          <table:table-cell office:value-type="string" office:string-value="viewmagfit" table:style-name="ce4">
            <text:p>viewmagfit</text:p>
          </table:table-cell>
          <table:table-cell office:value-type="string" office:string-value="The icon used for the &lt;quote&gt;Best Fit&lt;/quote&gt; item in the application's &lt;quote&gt;View&lt;/quote&gt; menu." table:style-name="ce4">
            <text:p>The icon used for the &lt;quote&gt;Best Fit&lt;/quote&gt; item in the application's &lt;quote&gt;View&lt;/quote&gt; menu.</text:p>
          </table:table-cell>
          <table:table-cell office:value-type="string" office:string-value="yes" table:style-name="ce4">
            <text:p>yes</text:p>
          </table:table-cell>
          <table:table-cell/>
          <table:table-cell/>
          <table:table-cell office:value-type="float" office:value="0" table:formula="=IF(ISBLANK([.G141];&quot;approval&quot;);0;IF(EXACT([.G141];&quot;draft&quot;);1;IF(EXACT([.G141];&quot;approval&quot;);2;IF(EXACT([.G141];&quot;final&quot;);3;0))))">
            <text:p>0</text:p>
          </table:table-cell>
          <table:table-cell/>
        </table:table-row>
        <table:table-row table:style-name="ro1">
          <table:table-cell office:value-type="string" office:string-value="actions" table:style-name="ce4">
            <text:p>actions</text:p>
          </table:table-cell>
          <table:table-cell office:value-type="string" office:string-value="zoom-in" table:style-name="ce4">
            <text:p>zoom-in</text:p>
          </table:table-cell>
          <table:table-cell office:value-type="string" office:string-value="viewmag+" table:style-name="ce4">
            <text:p>viewmag+</text:p>
          </table:table-cell>
          <table:table-cell office:value-type="string" office:string-value="The icon used for the &lt;quote&gt;Zoom in&lt;/quote&gt; item in the application's &lt;quote&gt;View&lt;/quote&gt; menu." table:style-name="ce4">
            <text:p>The icon used for the &lt;quote&gt;Zoom in&lt;/quote&gt; item in the application's &lt;quote&gt;View&lt;/quote&gt; menu.</text:p>
          </table:table-cell>
          <table:table-cell office:value-type="string" office:string-value="yes" table:style-name="ce4">
            <text:p>yes</text:p>
          </table:table-cell>
          <table:table-cell/>
          <table:table-cell/>
          <table:table-cell office:value-type="float" office:value="0" table:formula="=IF(ISBLANK([.G142];&quot;approval&quot;);0;IF(EXACT([.G142];&quot;draft&quot;);1;IF(EXACT([.G142];&quot;approval&quot;);2;IF(EXACT([.G142];&quot;final&quot;);3;0))))">
            <text:p>0</text:p>
          </table:table-cell>
          <table:table-cell/>
        </table:table-row>
        <table:table-row table:style-name="ro1">
          <table:table-cell office:value-type="string" office:string-value="actions" table:style-name="ce4">
            <text:p>actions</text:p>
          </table:table-cell>
          <table:table-cell office:value-type="string" office:string-value="zoom-original" table:style-name="ce4">
            <text:p>zoom-original</text:p>
          </table:table-cell>
          <table:table-cell office:value-type="string" office:string-value="viewmag" table:style-name="ce4">
            <text:p>viewmag</text:p>
          </table:table-cell>
          <table:table-cell office:value-type="string" office:string-value="The icon used for the “Original Size” item in the application's “View” menu. " table:style-name="ce4">
            <text:p>The icon used for the “Original Size” item in the application's “View” menu. </text:p>
          </table:table-cell>
          <table:table-cell office:value-type="string" office:string-value="yes" table:style-name="ce4">
            <text:p>yes</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143];&quot;approval&quot;);0;IF(EXACT([.G143];&quot;draft&quot;);1;IF(EXACT([.G143];&quot;approval&quot;);2;IF(EXACT([.G143];&quot;final&quot;);3;0))))">
            <text:p>2</text:p>
          </table:table-cell>
          <table:table-cell/>
        </table:table-row>
        <table:table-row table:style-name="ro1">
          <table:table-cell office:value-type="string" office:string-value="actions" table:style-name="ce4">
            <text:p>actions</text:p>
          </table:table-cell>
          <table:table-cell office:value-type="string" office:string-value="zoom-out" table:style-name="ce4">
            <text:p>zoom-out</text:p>
          </table:table-cell>
          <table:table-cell office:value-type="string" office:string-value="viewmag-" table:style-name="ce4">
            <text:p>viewmag-</text:p>
          </table:table-cell>
          <table:table-cell office:value-type="string" office:string-value="The icon used for the “Zoom Out” item in the application's “View” menu." table:style-name="ce4">
            <text:p>The icon used for the “Zoom Out” item in the application's “View” menu.</text:p>
          </table:table-cell>
          <table:table-cell office:value-type="string" office:string-value="yes" table:style-name="ce4">
            <text:p>yes</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144];&quot;approval&quot;);0;IF(EXACT([.G144];&quot;draft&quot;);1;IF(EXACT([.G144];&quot;approval&quot;);2;IF(EXACT([.G144];&quot;final&quot;);3;0))))">
            <text:p>2</text:p>
          </table:table-cell>
          <table:table-cell/>
        </table:table-row>
        <table:table-row table:style-name="ro1">
          <table:table-cell office:value-type="string" office:string-value="actions" table:style-name="ce4">
            <text:p>actions</text:p>
          </table:table-cell>
          <table:table-cell/>
          <table:table-cell office:value-type="string" office:string-value="edit" table:style-name="ce4">
            <text:p>edit</text:p>
          </table:table-cell>
          <table:table-cell/>
          <table:table-cell office:value-type="string" office:string-value="no" table:style-name="ce4">
            <text:p>no</text:p>
          </table:table-cell>
          <table:table-cell office:value-type="string" office:string-value="file dialog speedbar, kate" table:style-name="ce4">
            <text:p>file dialog speedbar, kate</text:p>
          </table:table-cell>
          <table:table-cell/>
          <table:table-cell office:value-type="float" office:value="0" table:formula="=IF(ISBLANK([.G145];&quot;approval&quot;);0;IF(EXACT([.G145];&quot;draft&quot;);1;IF(EXACT([.G145];&quot;approval&quot;);2;IF(EXACT([.G145];&quot;final&quot;);3;0))))">
            <text:p>0</text:p>
          </table:table-cell>
          <table:table-cell/>
        </table:table-row>
        <table:table-row table:style-name="ro1">
          <table:table-cell office:value-type="string" office:string-value="apps" table:style-name="ce4">
            <text:p>apps</text:p>
          </table:table-cell>
          <table:table-cell office:value-type="string" office:string-value="dialog-password" table:style-name="ce4">
            <text:p>dialog-password</text:p>
          </table:table-cell>
          <table:table-cell office:value-type="string" office:string-value="password" table:style-name="ce4">
            <text:p>password</text:p>
          </table:table-cell>
          <table:table-cell office:value-type="string" office:string-value="The icon used when a dialog requesting the authentication credentials for a user is opened." table:style-name="ce8">
            <text:p>The icon used when a dialog requesting the authentication credentials for a user is opened.</text:p>
          </table:table-cell>
          <table:table-cell office:value-type="string" office:string-value="yes" table:style-name="ce4">
            <text:p>yes</text:p>
          </table:table-cell>
          <table:table-cell office:value-type="string" office:string-value="password dialog" table:style-name="ce4">
            <text:p>password dialog</text:p>
          </table:table-cell>
          <table:table-cell/>
          <table:table-cell office:value-type="float" office:value="0" table:formula="=IF(ISBLANK([.G146];&quot;approval&quot;);0;IF(EXACT([.G146];&quot;draft&quot;);1;IF(EXACT([.G146];&quot;approval&quot;);2;IF(EXACT([.G146];&quot;final&quot;);3;0))))">
            <text:p>0</text:p>
          </table:table-cell>
          <table:table-cell/>
        </table:table-row>
        <table:table-row table:style-name="ro1">
          <table:table-cell office:value-type="string" office:string-value="apps" table:style-name="ce4">
            <text:p>apps</text:p>
          </table:table-cell>
          <table:table-cell office:value-type="string" office:string-value="none" table:style-name="ce4">
            <text:p>none</text:p>
          </table:table-cell>
          <table:table-cell office:value-type="string" office:string-value="kdeprint_printer" table:style-name="ce4">
            <text:p>kdeprint_printe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print job mgr" table:style-name="ce4">
            <text:p>print job mgr</text:p>
          </table:table-cell>
          <table:table-cell/>
          <table:table-cell office:value-type="float" office:value="0" table:formula="=IF(ISBLANK([.G147];&quot;approval&quot;);0;IF(EXACT([.G147];&quot;draft&quot;);1;IF(EXACT([.G147];&quot;approval&quot;);2;IF(EXACT([.G147];&quot;final&quot;);3;0))))">
            <text:p>0</text:p>
          </table:table-cell>
          <table:table-cell office:value-type="string" office:string-value="why is this different from printer?" table:style-name="ce4">
            <text:p>why is this different from printer?</text:p>
          </table:table-cell>
          <table:table-cell/>
        </table:table-row>
        <table:table-row table:style-name="ro1">
          <table:table-cell office:value-type="string" office:string-value="apps" table:style-name="ce4">
            <text:p>apps</text:p>
          </table:table-cell>
          <table:table-cell office:value-type="string" office:string-value="none" table:style-name="ce4">
            <text:p>none</text:p>
          </table:table-cell>
          <table:table-cell office:value-type="string" office:string-value="knotify" table:style-name="ce4">
            <text:p>knotify</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config notifications action" table:style-name="ce4">
            <text:p>config notifications action</text:p>
          </table:table-cell>
          <table:table-cell/>
          <table:table-cell office:value-type="float" office:value="0" table:formula="=IF(ISBLANK([.G148];&quot;approval&quot;);0;IF(EXACT([.G148];&quot;draft&quot;);1;IF(EXACT([.G148];&quot;approval&quot;);2;IF(EXACT([.G148];&quot;final&quot;);3;0))))">
            <text:p>0</text:p>
          </table:table-cell>
          <table:table-cell/>
        </table:table-row>
        <table:table-row table:style-name="ro1">
          <table:table-cell office:value-type="string" office:string-value="apps" table:style-name="ce4">
            <text:p>apps</text:p>
          </table:table-cell>
          <table:table-cell office:value-type="string" office:string-value="system-file-manager" table:style-name="ce4">
            <text:p>system-file-manager</text:p>
          </table:table-cell>
          <table:table-cell office:value-type="string" office:string-value="kfm" table:style-name="ce4">
            <text:p>kfm</text:p>
          </table:table-cell>
          <table:table-cell office:value-type="string" office:string-value="The icon used for the desktop's file management application." table:style-name="ce4">
            <text:p>The icon used for the desktop's file management application.</text:p>
          </table:table-cell>
          <table:table-cell office:value-type="string" office:string-value="yes" table:style-name="ce4">
            <text:p>yes</text:p>
          </table:table-cell>
          <table:table-cell/>
          <table:table-cell/>
          <table:table-cell office:value-type="float" office:value="0" table:formula="=IF(ISBLANK([.G149];&quot;approval&quot;);0;IF(EXACT([.G149];&quot;draft&quot;);1;IF(EXACT([.G149];&quot;approval&quot;);2;IF(EXACT([.G149];&quot;final&quot;);3;0))))">
            <text:p>0</text:p>
          </table:table-cell>
          <table:table-cell/>
        </table:table-row>
        <table:table-row table:style-name="ro1">
          <table:table-cell office:value-type="string" office:string-value="apps" table:style-name="ce4">
            <text:p>apps</text:p>
          </table:table-cell>
          <table:table-cell office:value-type="string" office:string-value="x-window-system" table:style-name="ce4">
            <text:p>x-window-system</text:p>
          </table:table-cell>
          <table:table-cell office:value-type="string" office:string-value="xapp" table:style-name="ce4">
            <text:p>xapp</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window titles" table:style-name="ce4">
            <text:p>window titles</text:p>
          </table:table-cell>
          <table:table-cell/>
          <table:table-cell office:value-type="float" office:value="0" table:formula="=IF(ISBLANK([.G150];&quot;approval&quot;);0;IF(EXACT([.G150];&quot;draft&quot;);1;IF(EXACT([.G150];&quot;approval&quot;);2;IF(EXACT([.G150];&quot;final&quot;);3;0))))">
            <text:p>0</text:p>
          </table:table-cell>
          <table:table-cell office:value-type="string" office:string-value="there is X.svg in BOTH actions/ and apps/?" table:style-name="ce4">
            <text:p>there is X.svg in BOTH actions/ and apps/?</text:p>
          </table:table-cell>
          <table:table-cell/>
        </table:table-row>
        <table:table-row table:style-name="ro1">
          <table:table-cell office:value-type="string" office:string-value="category" table:style-name="ce4">
            <text:p>category</text:p>
          </table:table-cell>
          <table:table-cell office:value-type="string" office:string-value="applications-development" table:style-name="ce4">
            <text:p>applications-development</text:p>
          </table:table-cell>
          <table:table-cell office:value-type="string" office:string-value="package_development" table:style-name="ce4">
            <text:p>package_development</text:p>
          </table:table-cell>
          <table:table-cell office:value-type="string" office:string-value="The icon for the &lt;quote&gt;Programming&lt;/quote&gt; sub-menu of the Programs menu." table:style-name="ce4">
            <text:p>The icon for the &lt;quote&gt;Programming&lt;/quote&gt; sub-menu of the Programs menu.</text:p>
          </table:table-cell>
          <table:table-cell office:value-type="string" office:string-value="yes" table:style-name="ce4">
            <text:p>yes</text:p>
          </table:table-cell>
          <table:table-cell/>
          <table:table-cell/>
          <table:table-cell office:value-type="float" office:value="0" table:formula="=IF(ISBLANK([.G151];&quot;approval&quot;);0;IF(EXACT([.G151];&quot;draft&quot;);1;IF(EXACT([.G151];&quot;approval&quot;);2;IF(EXACT([.G151];&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editors" table:style-name="ce4">
            <text:p>applications-editors</text:p>
          </table:table-cell>
          <table:table-cell office:value-type="string" office:string-value="package_editors" table:style-name="ce4">
            <text:p>package_editors</text:p>
          </table:table-cell>
          <table:table-cell/>
          <table:table-cell office:value-type="string" office:string-value="no" table:style-name="ce4">
            <text:p>no</text:p>
          </table:table-cell>
          <table:table-cell/>
          <table:table-cell office:value-type="string" office:string-value="no" table:style-name="ce4">
            <text:p>no</text:p>
          </table:table-cell>
          <table:table-cell office:value-type="float" office:value="0" table:formula="=IF(ISBLANK([.G152];&quot;approval&quot;);0;IF(EXACT([.G152];&quot;draft&quot;);1;IF(EXACT([.G152];&quot;approval&quot;);2;IF(EXACT([.G152];&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educational" table:style-name="ce4">
            <text:p>applications-educational</text:p>
          </table:table-cell>
          <table:table-cell office:value-type="string" office:string-value="package_edutainment" table:style-name="ce4">
            <text:p>package_edutainment</text:p>
          </table:table-cell>
          <table:table-cell/>
          <table:table-cell office:value-type="string" office:string-value="no" table:style-name="ce4">
            <text:p>no</text:p>
          </table:table-cell>
          <table:table-cell/>
          <table:table-cell office:value-type="string" office:string-value="no" table:style-name="ce4">
            <text:p>no</text:p>
          </table:table-cell>
          <table:table-cell office:value-type="float" office:value="0" table:formula="=IF(ISBLANK([.G153];&quot;approval&quot;);0;IF(EXACT([.G153];&quot;draft&quot;);1;IF(EXACT([.G153];&quot;approval&quot;);2;IF(EXACT([.G153];&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games" table:style-name="ce4">
            <text:p>applications-games</text:p>
          </table:table-cell>
          <table:table-cell office:value-type="string" office:string-value="package_games" table:style-name="ce4">
            <text:p>package_games</text:p>
          </table:table-cell>
          <table:table-cell office:value-type="string" office:string-value="The icon for the &lt;quote&gt;Games&lt;/quote&gt; sub-menu of the Programs menu." table:style-name="ce4">
            <text:p>The icon for the &lt;quote&gt;Games&lt;/quote&gt; sub-menu of the Programs menu.</text:p>
          </table:table-cell>
          <table:table-cell office:value-type="string" office:string-value="yes" table:style-name="ce4">
            <text:p>yes</text:p>
          </table:table-cell>
          <table:table-cell/>
          <table:table-cell/>
          <table:table-cell office:value-type="float" office:value="0" table:formula="=IF(ISBLANK([.G154];&quot;approval&quot;);0;IF(EXACT([.G154];&quot;draft&quot;);1;IF(EXACT([.G154];&quot;approval&quot;);2;IF(EXACT([.G154];&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games-arcade" table:style-name="ce4">
            <text:p>applications-games-arcade</text:p>
          </table:table-cell>
          <table:table-cell office:value-type="string" office:string-value="package_games_arcade" table:style-name="ce4">
            <text:p>package_games_arcade</text:p>
          </table:table-cell>
          <table:table-cell/>
          <table:table-cell office:value-type="string" office:string-value="no" table:style-name="ce4">
            <text:p>no</text:p>
          </table:table-cell>
          <table:table-cell/>
          <table:table-cell office:value-type="string" office:string-value="no" table:style-name="ce4">
            <text:p>no</text:p>
          </table:table-cell>
          <table:table-cell office:value-type="float" office:value="0" table:formula="=IF(ISBLANK([.G155];&quot;approval&quot;);0;IF(EXACT([.G155];&quot;draft&quot;);1;IF(EXACT([.G155];&quot;approval&quot;);2;IF(EXACT([.G155];&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games-board" table:style-name="ce4">
            <text:p>applications-games-board</text:p>
          </table:table-cell>
          <table:table-cell office:value-type="string" office:string-value="package_games_board" table:style-name="ce4">
            <text:p>package_games_board</text:p>
          </table:table-cell>
          <table:table-cell/>
          <table:table-cell office:value-type="string" office:string-value="no" table:style-name="ce4">
            <text:p>no</text:p>
          </table:table-cell>
          <table:table-cell/>
          <table:table-cell office:value-type="string" office:string-value="yes" table:style-name="ce4">
            <text:p>yes</text:p>
          </table:table-cell>
          <table:table-cell office:value-type="float" office:value="0" table:formula="=IF(ISBLANK([.G156];&quot;approval&quot;);0;IF(EXACT([.G156];&quot;draft&quot;);1;IF(EXACT([.G156];&quot;approval&quot;);2;IF(EXACT([.G156];&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games-card" table:style-name="ce4">
            <text:p>applications-games-card</text:p>
          </table:table-cell>
          <table:table-cell office:value-type="string" office:string-value="package_games_card" table:style-name="ce4">
            <text:p>package_games_card</text:p>
          </table:table-cell>
          <table:table-cell/>
          <table:table-cell office:value-type="string" office:string-value="no" table:style-name="ce4">
            <text:p>no</text:p>
          </table:table-cell>
          <table:table-cell/>
          <table:table-cell office:value-type="string" office:string-value="yes" table:style-name="ce4">
            <text:p>yes</text:p>
          </table:table-cell>
          <table:table-cell office:value-type="float" office:value="0" table:formula="=IF(ISBLANK([.G157];&quot;approval&quot;);0;IF(EXACT([.G157];&quot;draft&quot;);1;IF(EXACT([.G157];&quot;approval&quot;);2;IF(EXACT([.G157];&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games-kids" table:style-name="ce4">
            <text:p>applications-games-kids</text:p>
          </table:table-cell>
          <table:table-cell office:value-type="string" office:string-value="package_games_kids" table:style-name="ce4">
            <text:p>package_games_kids</text:p>
          </table:table-cell>
          <table:table-cell/>
          <table:table-cell office:value-type="string" office:string-value="no" table:style-name="ce4">
            <text:p>no</text:p>
          </table:table-cell>
          <table:table-cell/>
          <table:table-cell office:value-type="string" office:string-value="yes" table:style-name="ce4">
            <text:p>yes</text:p>
          </table:table-cell>
          <table:table-cell office:value-type="float" office:value="0" table:formula="=IF(ISBLANK([.G158];&quot;approval&quot;);0;IF(EXACT([.G158];&quot;draft&quot;);1;IF(EXACT([.G158];&quot;approval&quot;);2;IF(EXACT([.G158];&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games-strategyu" table:style-name="ce4">
            <text:p>applications-games-strategyu</text:p>
          </table:table-cell>
          <table:table-cell office:value-type="string" office:string-value="package_games_strategy" table:style-name="ce4">
            <text:p>package_games_strategy</text:p>
          </table:table-cell>
          <table:table-cell/>
          <table:table-cell office:value-type="string" office:string-value="no" table:style-name="ce4">
            <text:p>no</text:p>
          </table:table-cell>
          <table:table-cell/>
          <table:table-cell office:value-type="string" office:string-value="yes" table:style-name="ce4">
            <text:p>yes</text:p>
          </table:table-cell>
          <table:table-cell office:value-type="float" office:value="0" table:formula="=IF(ISBLANK([.G159];&quot;approval&quot;);0;IF(EXACT([.G159];&quot;draft&quot;);1;IF(EXACT([.G159];&quot;approval&quot;);2;IF(EXACT([.G159];&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graphics" table:style-name="ce4">
            <text:p>applications-graphics</text:p>
          </table:table-cell>
          <table:table-cell office:value-type="string" office:string-value="package_graphics" table:style-name="ce4">
            <text:p>package_graphics</text:p>
          </table:table-cell>
          <table:table-cell office:value-type="string" office:string-value="The icon for the &lt;quote&gt;Graphics&lt;/quote&gt; sub-menu of the Programs menu." table:style-name="ce4">
            <text:p>The icon for the &lt;quote&gt;Graphics&lt;/quote&gt; sub-menu of the Programs menu.</text:p>
          </table:table-cell>
          <table:table-cell office:value-type="string" office:string-value="yes" table:style-name="ce4">
            <text:p>yes</text:p>
          </table:table-cell>
          <table:table-cell/>
          <table:table-cell/>
          <table:table-cell office:value-type="float" office:value="0" table:formula="=IF(ISBLANK([.G160];&quot;approval&quot;);0;IF(EXACT([.G160];&quot;draft&quot;);1;IF(EXACT([.G160];&quot;approval&quot;);2;IF(EXACT([.G160];&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internet" table:style-name="ce4">
            <text:p>applications-internet</text:p>
          </table:table-cell>
          <table:table-cell office:value-type="string" office:string-value="package_network" table:style-name="ce4">
            <text:p>package_network</text:p>
          </table:table-cell>
          <table:table-cell office:value-type="string" office:string-value="The icon for the &lt;quote&gt;Internet&lt;/quote&gt; sub-menu of the Programs menu." table:style-name="ce4">
            <text:p>The icon for the &lt;quote&gt;Internet&lt;/quote&gt; sub-menu of the Programs menu.</text:p>
          </table:table-cell>
          <table:table-cell office:value-type="string" office:string-value="yes" table:style-name="ce4">
            <text:p>yes</text:p>
          </table:table-cell>
          <table:table-cell/>
          <table:table-cell/>
          <table:table-cell office:value-type="float" office:value="0" table:formula="=IF(ISBLANK([.G161];&quot;approval&quot;);0;IF(EXACT([.G161];&quot;draft&quot;);1;IF(EXACT([.G161];&quot;approval&quot;);2;IF(EXACT([.G161];&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multimedia" table:style-name="ce4">
            <text:p>applications-multimedia</text:p>
          </table:table-cell>
          <table:table-cell office:value-type="string" office:string-value="package_multimedia" table:style-name="ce4">
            <text:p>package_multimedia</text:p>
          </table:table-cell>
          <table:table-cell office:value-type="string" office:string-value="The icon for the &lt;quote&gt;Multimedia&lt;/quote&gt; sub-menu of the Programs menu." table:style-name="ce4">
            <text:p>The icon for the &lt;quote&gt;Multimedia&lt;/quote&gt; sub-menu of the Programs menu.</text:p>
          </table:table-cell>
          <table:table-cell office:value-type="string" office:string-value="yes" table:style-name="ce4">
            <text:p>yes</text:p>
          </table:table-cell>
          <table:table-cell/>
          <table:table-cell/>
          <table:table-cell office:value-type="float" office:value="0" table:formula="=IF(ISBLANK([.G162];&quot;approval&quot;);0;IF(EXACT([.G162];&quot;draft&quot;);1;IF(EXACT([.G162];&quot;approval&quot;);2;IF(EXACT([.G162];&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office" table:style-name="ce4">
            <text:p>applications-office</text:p>
          </table:table-cell>
          <table:table-cell office:value-type="string" office:string-value="package_wordprocessing" table:style-name="ce4">
            <text:p>package_wordprocessing</text:p>
          </table:table-cell>
          <table:table-cell office:value-type="string" office:string-value="The icon for the &lt;quote&gt;Office&lt;/quote&gt; sub-menu of the Programs menu." table:style-name="ce4">
            <text:p>The icon for the &lt;quote&gt;Office&lt;/quote&gt; sub-menu of the Programs menu.</text:p>
          </table:table-cell>
          <table:table-cell office:value-type="string" office:string-value="yes" table:style-name="ce4">
            <text:p>yes</text:p>
          </table:table-cell>
          <table:table-cell/>
          <table:table-cell office:value-type="string" office:string-value="yes" table:style-name="ce4">
            <text:p>yes</text:p>
          </table:table-cell>
          <table:table-cell office:value-type="float" office:value="0" table:formula="=IF(ISBLANK([.G163];&quot;approval&quot;);0;IF(EXACT([.G163];&quot;draft&quot;);1;IF(EXACT([.G163];&quot;approval&quot;);2;IF(EXACT([.G163];&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settings" table:style-name="ce4">
            <text:p>applications-settings</text:p>
          </table:table-cell>
          <table:table-cell office:value-type="string" office:string-value="package_settings" table:style-name="ce4">
            <text:p>package_settings</text:p>
          </table:table-cell>
          <table:table-cell/>
          <table:table-cell office:value-type="string" office:string-value="no" table:style-name="ce4">
            <text:p>no</text:p>
          </table:table-cell>
          <table:table-cell/>
          <table:table-cell office:value-type="string" office:string-value="yes" table:style-name="ce4">
            <text:p>yes</text:p>
          </table:table-cell>
          <table:table-cell office:value-type="float" office:value="0" table:formula="=IF(ISBLANK([.G164];&quot;approval&quot;);0;IF(EXACT([.G164];&quot;draft&quot;);1;IF(EXACT([.G164];&quot;approval&quot;);2;IF(EXACT([.G164];&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system" table:style-name="ce4">
            <text:p>applications-system</text:p>
          </table:table-cell>
          <table:table-cell office:value-type="string" office:string-value="package_system" table:style-name="ce4">
            <text:p>package_system</text:p>
          </table:table-cell>
          <table:table-cell office:value-type="string" office:string-value="The icon for the &lt;quote&gt;System Tools&lt;/quote&gt; sub-menu of the Programs menu." table:style-name="ce4">
            <text:p>The icon for the &lt;quote&gt;System Tools&lt;/quote&gt; sub-menu of the Programs menu.</text:p>
          </table:table-cell>
          <table:table-cell office:value-type="string" office:string-value="yes" table:style-name="ce4">
            <text:p>yes</text:p>
          </table:table-cell>
          <table:table-cell/>
          <table:table-cell/>
          <table:table-cell office:value-type="float" office:value="0" table:formula="=IF(ISBLANK([.G165];&quot;approval&quot;);0;IF(EXACT([.G165];&quot;draft&quot;);1;IF(EXACT([.G165];&quot;approval&quot;);2;IF(EXACT([.G165];&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toys" table:style-name="ce4">
            <text:p>applications-toys</text:p>
          </table:table-cell>
          <table:table-cell office:value-type="string" office:string-value="package_toys" table:style-name="ce4">
            <text:p>package_toys</text:p>
          </table:table-cell>
          <table:table-cell/>
          <table:table-cell office:value-type="string" office:string-value="no" table:style-name="ce4">
            <text:p>no</text:p>
          </table:table-cell>
          <table:table-cell/>
          <table:table-cell office:value-type="string" office:string-value="yes" table:style-name="ce4">
            <text:p>yes</text:p>
          </table:table-cell>
          <table:table-cell office:value-type="float" office:value="0" table:formula="=IF(ISBLANK([.G166];&quot;approval&quot;);0;IF(EXACT([.G166];&quot;draft&quot;);1;IF(EXACT([.G166];&quot;approval&quot;);2;IF(EXACT([.G166];&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utilities" table:style-name="ce4">
            <text:p>applications-utilities</text:p>
          </table:table-cell>
          <table:table-cell office:value-type="string" office:string-value="package_utilities" table:style-name="ce4">
            <text:p>package_utilities</text:p>
          </table:table-cell>
          <table:table-cell office:value-type="string" office:string-value="The icon for the “Utilities” sub-menu of the Programs menu. " table:style-name="ce4">
            <text:p>The icon for the “Utilities” sub-menu of the Programs menu. </text:p>
          </table:table-cell>
          <table:table-cell office:value-type="string" office:string-value="yes" table:style-name="ce4">
            <text:p>yes</text:p>
          </table:table-cell>
          <table:table-cell office:value-type="string" office:string-value="printer config" table:style-name="ce4">
            <text:p>printer config</text:p>
          </table:table-cell>
          <table:table-cell/>
          <table:table-cell office:value-type="float" office:value="0" table:formula="=IF(ISBLANK([.G167];&quot;approval&quot;);0;IF(EXACT([.G167];&quot;draft&quot;);1;IF(EXACT([.G167];&quot;approval&quot;);2;IF(EXACT([.G167];&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desktop-accessibility" table:style-name="ce4">
            <text:p>preferences-desktop-accessibility</text:p>
          </table:table-cell>
          <table:table-cell office:value-type="string" office:string-value="access" table:style-name="ce4">
            <text:p>access</text:p>
          </table:table-cell>
          <table:table-cell office:value-type="string" office:string-value="The icon used for the desktop's accessibility preferences." table:style-name="ce4">
            <text:p>The icon used for the desktop's accessibility preferences.</text:p>
          </table:table-cell>
          <table:table-cell office:value-type="string" office:string-value="yes" table:style-name="ce4">
            <text:p>yes</text:p>
          </table:table-cell>
          <table:table-cell/>
          <table:table-cell/>
          <table:table-cell office:value-type="float" office:value="0" table:formula="=IF(ISBLANK([.G168];&quot;approval&quot;);0;IF(EXACT([.G168];&quot;draft&quot;);1;IF(EXACT([.G168];&quot;approval&quot;);2;IF(EXACT([.G168];&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desktop-font" table:style-name="ce4">
            <text:p>preferences-desktop-font</text:p>
          </table:table-cell>
          <table:table-cell office:value-type="string" office:string-value="fonts" table:style-name="ce4">
            <text:p>fonts</text:p>
          </table:table-cell>
          <table:table-cell office:value-type="string" office:string-value="The icon used for the desktop's font preferences." table:style-name="ce4">
            <text:p>The icon used for the desktop's font preferences.</text:p>
          </table:table-cell>
          <table:table-cell office:value-type="string" office:string-value="yes" table:style-name="ce4">
            <text:p>yes</text:p>
          </table:table-cell>
          <table:table-cell/>
          <table:table-cell/>
          <table:table-cell office:value-type="float" office:value="0" table:formula="=IF(ISBLANK([.G169];&quot;approval&quot;);0;IF(EXACT([.G169];&quot;draft&quot;);1;IF(EXACT([.G169];&quot;approval&quot;);2;IF(EXACT([.G169];&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desktop-keyboard" table:style-name="ce4">
            <text:p>preferences-desktop-keyboard</text:p>
          </table:table-cell>
          <table:table-cell office:value-type="string" office:string-value="keyboard" table:style-name="ce4">
            <text:p>keyboard</text:p>
          </table:table-cell>
          <table:table-cell office:value-type="string" office:string-value="The icon used for the desktop's keyboard preferences." table:style-name="ce4">
            <text:p>The icon used for the desktop's keyboard preferences.</text:p>
          </table:table-cell>
          <table:table-cell office:value-type="string" office:string-value="yes" table:style-name="ce4">
            <text:p>yes</text:p>
          </table:table-cell>
          <table:table-cell/>
          <table:table-cell/>
          <table:table-cell office:value-type="float" office:value="0" table:formula="=IF(ISBLANK([.G170];&quot;approval&quot;);0;IF(EXACT([.G170];&quot;draft&quot;);1;IF(EXACT([.G170];&quot;approval&quot;);2;IF(EXACT([.G170];&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desktop-locale" table:style-name="ce4">
            <text:p>preferences-desktop-locale</text:p>
          </table:table-cell>
          <table:table-cell office:value-type="string" office:string-value="locale" table:style-name="ce4">
            <text:p>locale</text:p>
          </table:table-cell>
          <table:table-cell office:value-type="string" office:string-value="The icon used for the desktop's locale preferences." table:style-name="ce4">
            <text:p>The icon used for the desktop's locale preferences.</text:p>
          </table:table-cell>
          <table:table-cell office:value-type="string" office:string-value="yes" table:style-name="ce4">
            <text:p>yes</text:p>
          </table:table-cell>
          <table:table-cell/>
          <table:table-cell/>
          <table:table-cell office:value-type="float" office:value="0" table:formula="=IF(ISBLANK([.G171];&quot;approval&quot;);0;IF(EXACT([.G171];&quot;draft&quot;);1;IF(EXACT([.G171];&quot;approval&quot;);2;IF(EXACT([.G171];&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desktop-personal" table:style-name="ce4">
            <text:p>preferences-desktop-personal</text:p>
          </table:table-cell>
          <table:table-cell office:value-type="string" office:string-value="personal" table:style-name="ce4">
            <text:p>personal</text:p>
          </table:table-cell>
          <table:table-cell office:value-type="string" office:string-value="The icon for the &lt;quote&gt;Personal&lt;/quote&gt; sub-category of the &lt;quote&gt;Desktop Preferences&lt;/quote&gt; category." table:style-name="ce4">
            <text:p>The icon for the &lt;quote&gt;Personal&lt;/quote&gt; sub-category of the &lt;quote&gt;Desktop Preferences&lt;/quote&gt; category.</text:p>
          </table:table-cell>
          <table:table-cell office:value-type="string" office:string-value="no" table:style-name="ce4">
            <text:p>no</text:p>
          </table:table-cell>
          <table:table-cell office:value-type="string" office:string-value="print job mgr" table:style-name="ce4">
            <text:p>print job mgr</text:p>
          </table:table-cell>
          <table:table-cell/>
          <table:table-cell office:value-type="float" office:value="0" table:formula="=IF(ISBLANK([.G172];&quot;approval&quot;);0;IF(EXACT([.G172];&quot;draft&quot;);1;IF(EXACT([.G172];&quot;approval&quot;);2;IF(EXACT([.G172];&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desktop-screensaver" table:style-name="ce4">
            <text:p>preferences-desktop-screensaver</text:p>
          </table:table-cell>
          <table:table-cell office:value-type="string" office:string-value="kscreensaver" table:style-name="ce4">
            <text:p>kscreensaver</text:p>
          </table:table-cell>
          <table:table-cell office:value-type="string" office:string-value="The icon used for the desktop's screen saving preferences." table:style-name="ce4">
            <text:p>The icon used for the desktop's screen saving preferences.</text:p>
          </table:table-cell>
          <table:table-cell office:value-type="string" office:string-value="yes" table:style-name="ce4">
            <text:p>yes</text:p>
          </table:table-cell>
          <table:table-cell/>
          <table:table-cell/>
          <table:table-cell office:value-type="float" office:value="0" table:formula="=IF(ISBLANK([.G173];&quot;approval&quot;);0;IF(EXACT([.G173];&quot;draft&quot;);1;IF(EXACT([.G173];&quot;approval&quot;);2;IF(EXACT([.G173];&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desktop-theme" table:style-name="ce4">
            <text:p>preferences-desktop-theme</text:p>
          </table:table-cell>
          <table:table-cell office:value-type="string" office:string-value="style" table:style-name="ce4">
            <text:p>style</text:p>
          </table:table-cell>
          <table:table-cell office:value-type="string" office:string-value="The icon used for the desktop's theme preferences." table:style-name="ce4">
            <text:p>The icon used for the desktop's theme preferences.</text:p>
          </table:table-cell>
          <table:table-cell office:value-type="string" office:string-value="yes" table:style-name="ce4">
            <text:p>yes</text:p>
          </table:table-cell>
          <table:table-cell/>
          <table:table-cell/>
          <table:table-cell office:value-type="float" office:value="0" table:formula="=IF(ISBLANK([.G174];&quot;approval&quot;);0;IF(EXACT([.G174];&quot;draft&quot;);1;IF(EXACT([.G174];&quot;approval&quot;);2;IF(EXACT([.G174];&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desktop-wallpaper" table:style-name="ce4">
            <text:p>preferences-desktop-wallpaper</text:p>
          </table:table-cell>
          <table:table-cell office:value-type="string" office:string-value="background" table:style-name="ce4">
            <text:p>background</text:p>
          </table:table-cell>
          <table:table-cell office:value-type="string" office:string-value="The icon used for the desktop's wallpaper preferences." table:style-name="ce4">
            <text:p>The icon used for the desktop's wallpaper preferences.</text:p>
          </table:table-cell>
          <table:table-cell office:value-type="string" office:string-value="yes" table:style-name="ce4">
            <text:p>yes</text:p>
          </table:table-cell>
          <table:table-cell/>
          <table:table-cell/>
          <table:table-cell office:value-type="float" office:value="0" table:formula="=IF(ISBLANK([.G175];&quot;approval&quot;);0;IF(EXACT([.G175];&quot;draft&quot;);1;IF(EXACT([.G175];&quot;approval&quot;);2;IF(EXACT([.G175];&quot;final&quot;);3;0))))">
            <text:p>0</text:p>
          </table:table-cell>
          <table:table-cell/>
        </table:table-row>
        <table:table-row table:style-name="ro1">
          <table:table-cell office:value-type="string" office:string-value="device" table:style-name="ce4">
            <text:p>device</text:p>
          </table:table-cell>
          <table:table-cell office:value-type="string" office:string-value="camera-photo" table:style-name="ce4">
            <text:p>camera-photo</text:p>
          </table:table-cell>
          <table:table-cell office:value-type="string" office:string-value="camera" table:style-name="ce4">
            <text:p>camera</text:p>
          </table:table-cell>
          <table:table-cell office:value-type="string" office:string-value="The icon used for a digital still camera devices." table:style-name="ce4">
            <text:p>The icon used for a digital still camera devices.</text:p>
          </table:table-cell>
          <table:table-cell office:value-type="string" office:string-value="yes" table:style-name="ce4">
            <text:p>yes</text:p>
          </table:table-cell>
          <table:table-cell/>
          <table:table-cell/>
          <table:table-cell office:value-type="float" office:value="0" table:formula="=IF(ISBLANK([.G176];&quot;approval&quot;);0;IF(EXACT([.G176];&quot;draft&quot;);1;IF(EXACT([.G176];&quot;approval&quot;);2;IF(EXACT([.G176];&quot;final&quot;);3;0))))">
            <text:p>0</text:p>
          </table:table-cell>
          <table:table-cell/>
        </table:table-row>
        <table:table-row table:style-name="ro1">
          <table:table-cell office:value-type="string" office:string-value="device" table:style-name="ce4">
            <text:p>device</text:p>
          </table:table-cell>
          <table:table-cell office:value-type="string" office:string-value="computer" table:style-name="ce4">
            <text:p>computer</text:p>
          </table:table-cell>
          <table:table-cell office:value-type="string" office:string-value="system" table:style-name="ce4">
            <text:p>system</text:p>
          </table:table-cell>
          <table:table-cell office:value-type="string" office:string-value="The icon used for the computing device as a whole." table:style-name="ce4">
            <text:p>The icon used for the computing device as a whole.</text:p>
          </table:table-cell>
          <table:table-cell office:value-type="string" office:string-value="yes" table:style-name="ce4">
            <text:p>yes</text:p>
          </table:table-cell>
          <table:table-cell/>
          <table:table-cell/>
          <table:table-cell office:value-type="float" office:value="0" table:formula="=IF(ISBLANK([.G177];&quot;approval&quot;);0;IF(EXACT([.G177];&quot;draft&quot;);1;IF(EXACT([.G177];&quot;approval&quot;);2;IF(EXACT([.G177];&quot;final&quot;);3;0))))">
            <text:p>0</text:p>
          </table:table-cell>
          <table:table-cell/>
        </table:table-row>
        <table:table-row table:style-name="ro1">
          <table:table-cell office:value-type="string" office:string-value="device" table:style-name="ce4">
            <text:p>device</text:p>
          </table:table-cell>
          <table:table-cell office:value-type="string" office:string-value="drive-harddisk" table:style-name="ce4">
            <text:p>drive-harddisk</text:p>
          </table:table-cell>
          <table:table-cell office:value-type="string" office:string-value="hdd_unmount" table:style-name="ce4">
            <text:p>hdd_unmount</text:p>
          </table:table-cell>
          <table:table-cell office:value-type="string" office:string-value="The icon used for hard disk drives." table:style-name="ce4">
            <text:p>The icon used for hard disk drives.</text:p>
          </table:table-cell>
          <table:table-cell office:value-type="string" office:string-value="yes" table:style-name="ce4">
            <text:p>yes</text:p>
          </table:table-cell>
          <table:table-cell/>
          <table:table-cell/>
          <table:table-cell office:value-type="float" office:value="0" table:formula="=IF(ISBLANK([.G178];&quot;approval&quot;);0;IF(EXACT([.G178];&quot;draft&quot;);1;IF(EXACT([.G178];&quot;approval&quot;);2;IF(EXACT([.G178];&quot;final&quot;);3;0))))">
            <text:p>0</text:p>
          </table:table-cell>
          <table:table-cell/>
        </table:table-row>
        <table:table-row table:style-name="ro1">
          <table:table-cell office:value-type="string" office:string-value="device" table:style-name="ce4">
            <text:p>device</text:p>
          </table:table-cell>
          <table:table-cell office:value-type="string" office:string-value="drive-removable-media" table:style-name="ce4">
            <text:p>drive-removable-media</text:p>
          </table:table-cell>
          <table:table-cell office:value-type="string" office:string-value="usbpendrive_unmount" table:style-name="ce4">
            <text:p>usbpendrive_unmount</text:p>
          </table:table-cell>
          <table:table-cell office:value-type="string" office:string-value="The icon used for removable media drives." table:style-name="ce4">
            <text:p>The icon used for removable media drives.</text:p>
          </table:table-cell>
          <table:table-cell office:value-type="string" office:string-value="yes" table:style-name="ce4">
            <text:p>yes</text:p>
          </table:table-cell>
          <table:table-cell/>
          <table:table-cell/>
          <table:table-cell office:value-type="float" office:value="0" table:formula="=IF(ISBLANK([.G179];&quot;approval&quot;);0;IF(EXACT([.G179];&quot;draft&quot;);1;IF(EXACT([.G179];&quot;approval&quot;);2;IF(EXACT([.G179];&quot;final&quot;);3;0))))">
            <text:p>0</text:p>
          </table:table-cell>
          <table:table-cell/>
        </table:table-row>
        <table:table-row table:style-name="ro1">
          <table:table-cell office:value-type="string" office:string-value="device" table:style-name="ce4">
            <text:p>device</text:p>
          </table:table-cell>
          <table:table-cell office:value-type="string" office:string-value="input-gaming" table:style-name="ce4">
            <text:p>input-gaming</text:p>
          </table:table-cell>
          <table:table-cell office:value-type="string" office:string-value="joystick" table:style-name="ce4">
            <text:p>joystick</text:p>
          </table:table-cell>
          <table:table-cell office:value-type="string" office:string-value="The icon used for the gaming input device." table:style-name="ce4">
            <text:p>The icon used for the gaming input device.</text:p>
          </table:table-cell>
          <table:table-cell office:value-type="string" office:string-value="yes" table:style-name="ce4">
            <text:p>yes</text:p>
          </table:table-cell>
          <table:table-cell/>
          <table:table-cell/>
          <table:table-cell office:value-type="float" office:value="0" table:formula="=IF(ISBLANK([.G180];&quot;approval&quot;);0;IF(EXACT([.G180];&quot;draft&quot;);1;IF(EXACT([.G180];&quot;approval&quot;);2;IF(EXACT([.G180];&quot;final&quot;);3;0))))">
            <text:p>0</text:p>
          </table:table-cell>
          <table:table-cell/>
        </table:table-row>
        <table:table-row table:style-name="ro1">
          <table:table-cell office:value-type="string" office:string-value="device" table:style-name="ce4">
            <text:p>device</text:p>
          </table:table-cell>
          <table:table-cell office:value-type="string" office:string-value="input-mouse" table:style-name="ce4">
            <text:p>input-mouse</text:p>
          </table:table-cell>
          <table:table-cell office:value-type="string" office:string-value="mouse" table:style-name="ce4">
            <text:p>mouse</text:p>
          </table:table-cell>
          <table:table-cell office:value-type="string" office:string-value="The icon used for the mousing input device." table:style-name="ce4">
            <text:p>The icon used for the mousing input device.</text:p>
          </table:table-cell>
          <table:table-cell office:value-type="string" office:string-value="yes" table:style-name="ce4">
            <text:p>yes</text:p>
          </table:table-cell>
          <table:table-cell/>
          <table:table-cell/>
          <table:table-cell office:value-type="float" office:value="0" table:formula="=IF(ISBLANK([.G181];&quot;approval&quot;);0;IF(EXACT([.G181];&quot;draft&quot;);1;IF(EXACT([.G181];&quot;approval&quot;);2;IF(EXACT([.G181];&quot;final&quot;);3;0))))">
            <text:p>0</text:p>
          </table:table-cell>
          <table:table-cell/>
        </table:table-row>
        <table:table-row table:style-name="ro1">
          <table:table-cell office:value-type="string" office:string-value="device" table:style-name="ce4">
            <text:p>device</text:p>
          </table:table-cell>
          <table:table-cell office:value-type="string" office:string-value="media-flash" table:style-name="ce4">
            <text:p>media-flash</text:p>
          </table:table-cell>
          <table:table-cell office:value-type="string" office:string-value="memory_stick_unmount" table:style-name="ce4">
            <text:p>memory_stick_unmount</text:p>
          </table:table-cell>
          <table:table-cell office:value-type="string" office:string-value="The icon used for generic physical CD and DVD media." table:style-name="ce4">
            <text:p>The icon used for generic physical CD and DVD media.</text:p>
          </table:table-cell>
          <table:table-cell office:value-type="string" office:string-value="yes" table:style-name="ce4">
            <text:p>yes</text:p>
          </table:table-cell>
          <table:table-cell/>
          <table:table-cell/>
          <table:table-cell office:value-type="float" office:value="0" table:formula="=IF(ISBLANK([.G182];&quot;approval&quot;);0;IF(EXACT([.G182];&quot;draft&quot;);1;IF(EXACT([.G182];&quot;approval&quot;);2;IF(EXACT([.G182];&quot;final&quot;);3;0))))">
            <text:p>0</text:p>
          </table:table-cell>
          <table:table-cell/>
        </table:table-row>
        <table:table-row table:style-name="ro1">
          <table:table-cell office:value-type="string" office:string-value="device" table:style-name="ce4">
            <text:p>device</text:p>
          </table:table-cell>
          <table:table-cell office:value-type="string" office:string-value="media-floppy" table:style-name="ce4">
            <text:p>media-floppy</text:p>
          </table:table-cell>
          <table:table-cell office:value-type="string" office:string-value="3floppy_unmount" table:style-name="ce4">
            <text:p>3floppy_unmount</text:p>
          </table:table-cell>
          <table:table-cell office:value-type="string" office:string-value="The icon used for physical floppy disk media." table:style-name="ce4">
            <text:p>The icon used for physical floppy disk media.</text:p>
          </table:table-cell>
          <table:table-cell office:value-type="string" office:string-value="yes" table:style-name="ce4">
            <text:p>yes</text:p>
          </table:table-cell>
          <table:table-cell/>
          <table:table-cell/>
          <table:table-cell office:value-type="float" office:value="0" table:formula="=IF(ISBLANK([.G183];&quot;approval&quot;);0;IF(EXACT([.G183];&quot;draft&quot;);1;IF(EXACT([.G183];&quot;approval&quot;);2;IF(EXACT([.G183];&quot;final&quot;);3;0))))">
            <text:p>0</text:p>
          </table:table-cell>
          <table:table-cell/>
        </table:table-row>
        <table:table-row table:style-name="ro1">
          <table:table-cell office:value-type="string" office:string-value="device" table:style-name="ce4">
            <text:p>device</text:p>
          </table:table-cell>
          <table:table-cell office:value-type="string" office:string-value="media-optical" table:style-name="ce4">
            <text:p>media-optical</text:p>
          </table:table-cell>
          <table:table-cell office:value-type="string" office:string-value="cdrom_unmount" table:style-name="ce4">
            <text:p>cdrom_unmount</text:p>
          </table:table-cell>
          <table:table-cell office:value-type="string" office:string-value="The icon used for physical optical media such as CD and DVD." table:style-name="ce4">
            <text:p>The icon used for physical optical media such as CD and DVD.</text:p>
          </table:table-cell>
          <table:table-cell office:value-type="string" office:string-value="yes" table:style-name="ce4">
            <text:p>yes</text:p>
          </table:table-cell>
          <table:table-cell/>
          <table:table-cell/>
          <table:table-cell office:value-type="float" office:value="0" table:formula="=IF(ISBLANK([.G184];&quot;approval&quot;);0;IF(EXACT([.G184];&quot;draft&quot;);1;IF(EXACT([.G184];&quot;approval&quot;);2;IF(EXACT([.G184];&quot;final&quot;);3;0))))">
            <text:p>0</text:p>
          </table:table-cell>
          <table:table-cell/>
        </table:table-row>
        <table:table-row table:style-name="ro1">
          <table:table-cell office:value-type="string" office:string-value="device" table:style-name="ce4">
            <text:p>device</text:p>
          </table:table-cell>
          <table:table-cell office:value-type="string" office:string-value="multimedia-player" table:style-name="ce4">
            <text:p>multimedia-player</text:p>
          </table:table-cell>
          <table:table-cell office:value-type="string" office:string-value="ipod_unmount" table:style-name="ce4">
            <text:p>ipod_unmount</text:p>
          </table:table-cell>
          <table:table-cell office:value-type="string" office:string-value="The icon used for generic multimedia playing devices." table:style-name="ce4">
            <text:p>The icon used for generic multimedia playing devices.</text:p>
          </table:table-cell>
          <table:table-cell office:value-type="string" office:string-value="yes" table:style-name="ce4">
            <text:p>yes</text:p>
          </table:table-cell>
          <table:table-cell/>
          <table:table-cell/>
          <table:table-cell office:value-type="float" office:value="0" table:formula="=IF(ISBLANK([.G185];&quot;approval&quot;);0;IF(EXACT([.G185];&quot;draft&quot;);1;IF(EXACT([.G185];&quot;approval&quot;);2;IF(EXACT([.G185];&quot;final&quot;);3;0))))">
            <text:p>0</text:p>
          </table:table-cell>
          <table:table-cell/>
        </table:table-row>
        <table:table-row table:style-name="ro1">
          <table:table-cell office:value-type="string" office:string-value="device" table:style-name="ce4">
            <text:p>device</text:p>
          </table:table-cell>
          <table:table-cell office:value-type="string" office:string-value="printer" table:style-name="ce4">
            <text:p>printer</text:p>
          </table:table-cell>
          <table:table-cell office:value-type="string" office:string-value="printer1" table:style-name="ce4">
            <text:p>printer1</text:p>
          </table:table-cell>
          <table:table-cell office:value-type="string" office:string-value="The icon used for a printer which is connected locally." table:style-name="ce4">
            <text:p>The icon used for a printer which is connected locally.</text:p>
          </table:table-cell>
          <table:table-cell office:value-type="string" office:string-value="yes" table:style-name="ce4">
            <text:p>yes</text:p>
          </table:table-cell>
          <table:table-cell/>
          <table:table-cell/>
          <table:table-cell office:value-type="float" office:value="0" table:formula="=IF(ISBLANK([.G186];&quot;approval&quot;);0;IF(EXACT([.G186];&quot;draft&quot;);1;IF(EXACT([.G186];&quot;approval&quot;);2;IF(EXACT([.G186];&quot;final&quot;);3;0))))">
            <text:p>0</text:p>
          </table:table-cell>
          <table:table-cell/>
        </table:table-row>
        <table:table-row table:style-name="ro1">
          <table:table-cell office:value-type="string" office:string-value="device" table:style-name="ce4">
            <text:p>device</text:p>
          </table:table-cell>
          <table:table-cell office:value-type="string" office:string-value="video-display" table:style-name="ce4">
            <text:p>video-display</text:p>
          </table:table-cell>
          <table:table-cell office:value-type="string" office:string-value="display" table:style-name="ce4">
            <text:p>display</text:p>
          </table:table-cell>
          <table:table-cell office:value-type="string" office:string-value="The icon used for the monitor that video gets displayed to." table:style-name="ce4">
            <text:p>The icon used for the monitor that video gets displayed to.</text:p>
          </table:table-cell>
          <table:table-cell office:value-type="string" office:string-value="yes" table:style-name="ce4">
            <text:p>yes</text:p>
          </table:table-cell>
          <table:table-cell/>
          <table:table-cell/>
          <table:table-cell office:value-type="float" office:value="0" table:formula="=IF(ISBLANK([.G187];&quot;approval&quot;);0;IF(EXACT([.G187];&quot;draft&quot;);1;IF(EXACT([.G187];&quot;approval&quot;);2;IF(EXACT([.G187];&quot;final&quot;);3;0))))">
            <text:p>0</text:p>
          </table:table-cell>
          <table:table-cell/>
        </table:table-row>
        <table:table-row table:style-name="ro1">
          <table:table-cell office:value-type="string" office:string-value="filesystems" table:style-name="ce4">
            <text:p>filesystems</text:p>
          </table:table-cell>
          <table:table-cell office:value-type="string" office:string-value="file-broken" table:style-name="ce4">
            <text:p>file-broken</text:p>
          </table:table-cell>
          <table:table-cell office:value-type="string" office:string-value="file_broken" table:style-name="ce4">
            <text:p>file_broken</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 table:style-name="ce4">
            <text:p>khtml</text:p>
          </table:table-cell>
          <table:table-cell/>
          <table:table-cell office:value-type="float" office:value="0" table:formula="=IF(ISBLANK([.G188];&quot;approval&quot;);0;IF(EXACT([.G188];&quot;draft&quot;);1;IF(EXACT([.G188];&quot;approval&quot;);2;IF(EXACT([.G188];&quot;final&quot;);3;0))))">
            <text:p>0</text:p>
          </table:table-cell>
          <table:table-cell/>
        </table:table-row>
        <table:table-row table:style-name="ro1">
          <table:table-cell office:value-type="string" office:string-value="filesystems" table:style-name="ce4">
            <text:p>filesystems</text:p>
          </table:table-cell>
          <table:table-cell office:value-type="string" office:string-value="folder-open" table:style-name="ce4">
            <text:p>folder-open</text:p>
          </table:table-cell>
          <table:table-cell office:value-type="string" office:string-value="folder_open" table:style-name="ce4">
            <text:p>folder_open</text:p>
          </table:table-cell>
          <table:table-cell office:value-type="string" office:string-value="The icon used for folders, while their contents are being displayed within the same window. This icon would normally be shown in a tree or list view, next to the main view of a folder's contents. " table:style-name="ce4">
            <text:p>The icon used for folders, while their contents are being displayed within the same window. This icon would normally be shown in a tree or list view, next to the main view of a folder's contents. </text:p>
          </table:table-cell>
          <table:table-cell office:value-type="string" office:string-value="yes" table:style-name="ce4">
            <text:p>yes</text:p>
          </table:table-cell>
          <table:table-cell office:value-type="string" office:string-value="url drop list" table:style-name="ce4">
            <text:p>url drop list</text:p>
          </table:table-cell>
          <table:table-cell office:value-type="string" office:string-value="final" table:style-name="ce7">
            <text:p>final</text:p>
          </table:table-cell>
          <table:table-cell office:value-type="float" office:value="3" table:formula="=IF(ISBLANK([.G189];&quot;approval&quot;);0;IF(EXACT([.G189];&quot;draft&quot;);1;IF(EXACT([.G189];&quot;approval&quot;);2;IF(EXACT([.G189];&quot;final&quot;);3;0))))">
            <text:p>3</text:p>
          </table:table-cell>
          <table:table-cell/>
          <table:table-cell office:value-type="string" office:string-value="Vignoni" table:style-name="ce4">
            <text:p>Vignoni</text:p>
          </table:table-cell>
          <table:table-cell/>
        </table:table-row>
        <table:table-row table:style-name="ro1">
          <table:table-cell office:value-type="string" office:string-value="filesystems" table:style-name="ce4">
            <text:p>filesystems</text:p>
          </table:table-cell>
          <table:table-cell office:value-type="string" office:string-value="network-wired" table:style-name="ce4">
            <text:p>network-wired</text:p>
          </table:table-cell>
          <table:table-cell office:value-type="string" office:string-value="network" table:style-name="ce4">
            <text:p>network</text:p>
          </table:table-cell>
          <table:table-cell office:value-type="string" office:string-value="The icon used for wired network connections. " table:style-name="ce4">
            <text:p>The icon used for wired network connections. </text:p>
          </table:table-cell>
          <table:table-cell office:value-type="string" office:string-value="yes" table:style-name="ce4">
            <text:p>yes</text:p>
          </table:table-cell>
          <table:table-cell office:value-type="string" office:string-value="printer config" table:style-name="ce4">
            <text:p>printer config</text:p>
          </table:table-cell>
          <table:table-cell office:value-type="string" office:string-value="approval" table:style-name="ce5">
            <text:p>approval</text:p>
          </table:table-cell>
          <table:table-cell office:value-type="float" office:value="2" table:formula="=IF(ISBLANK([.G190];&quot;approval&quot;);0;IF(EXACT([.G190];&quot;draft&quot;);1;IF(EXACT([.G190];&quot;approval&quot;);2;IF(EXACT([.G190];&quot;final&quot;);3;0))))">
            <text:p>2</text:p>
          </table:table-cell>
          <table:table-cell/>
        </table:table-row>
        <table:table-row table:style-name="ro1">
          <table:table-cell office:value-type="string" office:string-value="filesystems" table:style-name="ce4">
            <text:p>filesystems</text:p>
          </table:table-cell>
          <table:table-cell office:value-type="string" office:string-value="user-trash" table:style-name="ce4">
            <text:p>user-trash</text:p>
          </table:table-cell>
          <table:table-cell office:value-type="string" office:string-value="trashcan_empty" table:style-name="ce4">
            <text:p>trashcan_empty</text:p>
          </table:table-cell>
          <table:table-cell office:value-type="string" office:string-value="The icon for the user's “Trash” place in the desktop's file manager." table:style-name="ce4">
            <text:p>The icon for the user's “Trash” place in the desktop's file manager.</text:p>
          </table:table-cell>
          <table:table-cell office:value-type="string" office:string-value="yes" table:style-name="ce4">
            <text:p>yes</text:p>
          </table:table-cell>
          <table:table-cell/>
          <table:table-cell office:value-type="string" office:string-value="yes" table:style-name="ce4">
            <text:p>yes</text:p>
          </table:table-cell>
          <table:table-cell office:value-type="float" office:value="0" table:formula="=IF(ISBLANK([.G191];&quot;approval&quot;);0;IF(EXACT([.G191];&quot;draft&quot;);1;IF(EXACT([.G191];&quot;approval&quot;);2;IF(EXACT([.G191];&quot;final&quot;);3;0))))">
            <text:p>0</text:p>
          </table:table-cell>
          <table:table-cell/>
        </table:table-row>
        <table:table-row table:style-name="ro1">
          <table:table-cell office:value-type="string" office:string-value="filesystems" table:style-name="ce4">
            <text:p>filesystems</text:p>
          </table:table-cell>
          <table:table-cell office:value-type="string" office:string-value="user-trash-full" table:style-name="ce4">
            <text:p>user-trash-full</text:p>
          </table:table-cell>
          <table:table-cell office:value-type="string" office:string-value="trashcan_full" table:style-name="ce4">
            <text:p>trashcan_full</text:p>
          </table:table-cell>
          <table:table-cell office:value-type="string" office:string-value="The icon for the user's “Trash” in the desktop's file manager, when there are items in the “Trash” waiting for disposal or recovery. " table:style-name="ce4">
            <text:p>The icon for the user's “Trash” in the desktop's file manager, when there are items in the “Trash” waiting for disposal or recovery. </text:p>
          </table:table-cell>
          <table:table-cell office:value-type="string" office:string-value="yes" table:style-name="ce4">
            <text:p>yes</text:p>
          </table:table-cell>
          <table:table-cell/>
          <table:table-cell office:value-type="string" office:string-value="yes" table:style-name="ce4">
            <text:p>yes</text:p>
          </table:table-cell>
          <table:table-cell office:value-type="float" office:value="0" table:formula="=IF(ISBLANK([.G192];&quot;approval&quot;);0;IF(EXACT([.G192];&quot;draft&quot;);1;IF(EXACT([.G192];&quot;approval&quot;);2;IF(EXACT([.G192];&quot;final&quot;);3;0))))">
            <text:p>0</text:p>
          </table:table-cell>
          <table:table-cell/>
        </table:table-row>
        <table:table-row table:style-name="ro1">
          <table:table-cell office:value-type="string" office:string-value="filesystems (move to emblems)" table:style-name="ce4">
            <text:p>filesystems (move to emblems)</text:p>
          </table:table-cell>
          <table:table-cell office:value-type="string" office:string-value="emblem-symbolic-link" table:style-name="ce4">
            <text:p>emblem-symbolic-link</text:p>
          </table:table-cell>
          <table:table-cell office:value-type="string" office:string-value="link" table:style-name="ce4">
            <text:p>link</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link overlay" table:style-name="ce4">
            <text:p>link overlay</text:p>
          </table:table-cell>
          <table:table-cell office:value-type="string" office:string-value="final" table:style-name="ce7">
            <text:p>final</text:p>
          </table:table-cell>
          <table:table-cell office:value-type="float" office:value="3" table:formula="=IF(ISBLANK([.G193];&quot;approval&quot;);0;IF(EXACT([.G193];&quot;draft&quot;);1;IF(EXACT([.G193];&quot;approval&quot;);2;IF(EXACT([.G193];&quot;final&quot;);3;0))))">
            <text:p>3</text:p>
          </table:table-cell>
          <table:table-cell/>
          <table:table-cell office:value-type="string" office:string-value="Vignoni" table:style-name="ce4">
            <text:p>Vignoni</text:p>
          </table:table-cell>
          <table:table-cell office:value-type="string" office:string-value="Vignoni" table:style-name="ce4">
            <text:p>Vignoni</text:p>
          </table:table-cell>
          <table:table-cell/>
        </table:table-row>
        <table:table-row table:style-name="ro1">
          <table:table-cell office:value-type="string" office:string-value="filesystems (overlay)" table:style-name="ce4">
            <text:p>filesystems (overlay)</text:p>
          </table:table-cell>
          <table:table-cell office:value-type="string" office:string-value="none" table:style-name="ce4">
            <text:p>none</text:p>
          </table:table-cell>
          <table:table-cell office:value-type="string" office:string-value="mounted" table:style-name="ce4">
            <text:p>mounted</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filesystem is mounted overlay" table:style-name="ce4">
            <text:p>filesystem is mounted overlay</text:p>
          </table:table-cell>
          <table:table-cell/>
          <table:table-cell office:value-type="float" office:value="0" table:formula="=IF(ISBLANK([.G194];&quot;approval&quot;);0;IF(EXACT([.G194];&quot;draft&quot;);1;IF(EXACT([.G194];&quot;approval&quot;);2;IF(EXACT([.G194];&quot;final&quot;);3;0))))">
            <text:p>0</text:p>
          </table:table-cell>
          <table:table-cell/>
        </table:table-row>
        <table:table-row table:style-name="ro1">
          <table:table-cell office:value-type="string" office:string-value="filesystems (place)" table:style-name="ce4">
            <text:p>filesystems (place)</text:p>
          </table:table-cell>
          <table:table-cell office:value-type="string" office:string-value="folder" table:style-name="ce4">
            <text:p>folder</text:p>
          </table:table-cell>
          <table:table-cell office:value-type="string" office:string-value="folder" table:style-name="ce4">
            <text:p>folder</text:p>
          </table:table-cell>
          <table:table-cell office:value-type="string" office:string-value="The standard folder icon used to represent directories on local filesystems, mail folders, and other hierarchical groups. " table:style-name="ce4">
            <text:p>The standard folder icon used to represent directories on local filesystems, mail folders, and other hierarchical groups. </text:p>
          </table:table-cell>
          <table:table-cell office:value-type="string" office:string-value="yes" table:style-name="ce4">
            <text:p>yes</text:p>
          </table:table-cell>
          <table:table-cell office:value-type="string" office:string-value="kboomarkmenu, kdeprint" table:style-name="ce4">
            <text:p>kboomarkmenu, kdeprint</text:p>
          </table:table-cell>
          <table:table-cell office:value-type="string" office:string-value="approval" table:style-name="ce5">
            <text:p>approval</text:p>
          </table:table-cell>
          <table:table-cell office:value-type="float" office:value="2" table:formula="=IF(ISBLANK([.G195];&quot;approval&quot;);0;IF(EXACT([.G195];&quot;draft&quot;);1;IF(EXACT([.G195];&quot;approval&quot;);2;IF(EXACT([.G195];&quot;final&quot;);3;0))))">
            <text:p>2</text:p>
          </table:table-cell>
          <table:table-cell/>
        </table:table-row>
        <table:table-row table:style-name="ro1">
          <table:table-cell office:value-type="string" office:string-value="mime" table:style-name="ce4">
            <text:p>mime</text:p>
          </table:table-cell>
          <table:table-cell office:value-type="string" office:string-value="application-x-executable" table:style-name="ce4">
            <text:p>application-x-executable</text:p>
          </table:table-cell>
          <table:table-cell office:value-type="string" office:string-value="exec" table:style-name="ce4">
            <text:p>exec</text:p>
          </table:table-cell>
          <table:table-cell office:value-type="string" office:string-value="The icon used for executable file types." table:style-name="ce4">
            <text:p>The icon used for executable file types.</text:p>
          </table:table-cell>
          <table:table-cell office:value-type="string" office:string-value="yes" table:style-name="ce4">
            <text:p>yes</text:p>
          </table:table-cell>
          <table:table-cell/>
          <table:table-cell/>
          <table:table-cell office:value-type="float" office:value="0" table:formula="=IF(ISBLANK([.G196];&quot;approval&quot;);0;IF(EXACT([.G196];&quot;draft&quot;);1;IF(EXACT([.G196];&quot;approval&quot;);2;IF(EXACT([.G196];&quot;final&quot;);3;0))))">
            <text:p>0</text:p>
          </table:table-cell>
          <table:table-cell/>
        </table:table-row>
        <table:table-row table:style-name="ro1">
          <table:table-cell office:value-type="string" office:string-value="mime" table:style-name="ce4">
            <text:p>mime</text:p>
          </table:table-cell>
          <table:table-cell office:value-type="string" office:string-value="audio-x-generic" table:style-name="ce4">
            <text:p>audio-x-generic</text:p>
          </table:table-cell>
          <table:table-cell office:value-type="string" office:string-value="sound" table:style-name="ce4">
            <text:p>sound</text:p>
          </table:table-cell>
          <table:table-cell office:value-type="string" office:string-value="The icon used for generic audio file types." table:style-name="ce4">
            <text:p>The icon used for generic audio file types.</text:p>
          </table:table-cell>
          <table:table-cell office:value-type="string" office:string-value="yes" table:style-name="ce4">
            <text:p>yes</text:p>
          </table:table-cell>
          <table:table-cell/>
          <table:table-cell/>
          <table:table-cell office:value-type="float" office:value="0" table:formula="=IF(ISBLANK([.G197];&quot;approval&quot;);0;IF(EXACT([.G197];&quot;draft&quot;);1;IF(EXACT([.G197];&quot;approval&quot;);2;IF(EXACT([.G197];&quot;final&quot;);3;0))))">
            <text:p>0</text:p>
          </table:table-cell>
          <table:table-cell/>
        </table:table-row>
        <table:table-row table:style-name="ro1">
          <table:table-cell office:value-type="string" office:string-value="mime" table:style-name="ce4">
            <text:p>mime</text:p>
          </table:table-cell>
          <table:table-cell office:value-type="string" office:string-value="font-x-generic" table:style-name="ce4">
            <text:p>font-x-generic</text:p>
          </table:table-cell>
          <table:table-cell office:value-type="string" office:string-value="font" table:style-name="ce4">
            <text:p>font</text:p>
          </table:table-cell>
          <table:table-cell office:value-type="string" office:string-value="The icon used for generic font file types." table:style-name="ce4">
            <text:p>The icon used for generic font file types.</text:p>
          </table:table-cell>
          <table:table-cell office:value-type="string" office:string-value="yes" table:style-name="ce4">
            <text:p>yes</text:p>
          </table:table-cell>
          <table:table-cell/>
          <table:table-cell/>
          <table:table-cell office:value-type="float" office:value="0" table:formula="=IF(ISBLANK([.G198];&quot;approval&quot;);0;IF(EXACT([.G198];&quot;draft&quot;);1;IF(EXACT([.G198];&quot;approval&quot;);2;IF(EXACT([.G198];&quot;final&quot;);3;0))))">
            <text:p>0</text:p>
          </table:table-cell>
          <table:table-cell/>
        </table:table-row>
        <table:table-row table:style-name="ro1">
          <table:table-cell office:value-type="string" office:string-value="mime" table:style-name="ce4">
            <text:p>mime</text:p>
          </table:table-cell>
          <table:table-cell office:value-type="string" office:string-value="image-x-generic" table:style-name="ce4">
            <text:p>image-x-generic</text:p>
          </table:table-cell>
          <table:table-cell office:value-type="string" office:string-value="image" table:style-name="ce4">
            <text:p>image</text:p>
          </table:table-cell>
          <table:table-cell office:value-type="string" office:string-value="The icon used for generic image file types." table:style-name="ce4">
            <text:p>The icon used for generic image file types.</text:p>
          </table:table-cell>
          <table:table-cell office:value-type="string" office:string-value="yes" table:style-name="ce4">
            <text:p>yes</text:p>
          </table:table-cell>
          <table:table-cell/>
          <table:table-cell/>
          <table:table-cell office:value-type="float" office:value="0" table:formula="=IF(ISBLANK([.G199];&quot;approval&quot;);0;IF(EXACT([.G199];&quot;draft&quot;);1;IF(EXACT([.G199];&quot;approval&quot;);2;IF(EXACT([.G199];&quot;final&quot;);3;0))))">
            <text:p>0</text:p>
          </table:table-cell>
          <table:table-cell/>
        </table:table-row>
        <table:table-row table:style-name="ro1">
          <table:table-cell office:value-type="string" office:string-value="mime" table:style-name="ce4">
            <text:p>mime</text:p>
          </table:table-cell>
          <table:table-cell office:value-type="string" office:string-value="none" table:style-name="ce4">
            <text:p>none</text:p>
          </table:table-cell>
          <table:table-cell office:value-type="string" office:string-value="source" table:style-name="ce4">
            <text:p>sourc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ate" table:style-name="ce4">
            <text:p>kate</text:p>
          </table:table-cell>
          <table:table-cell/>
          <table:table-cell office:value-type="float" office:value="0" table:formula="=IF(ISBLANK([.G200];&quot;approval&quot;);0;IF(EXACT([.G200];&quot;draft&quot;);1;IF(EXACT([.G200];&quot;approval&quot;);2;IF(EXACT([.G200];&quot;final&quot;);3;0))))">
            <text:p>0</text:p>
          </table:table-cell>
          <table:table-cell/>
        </table:table-row>
        <table:table-row table:style-name="ro1">
          <table:table-cell office:value-type="string" office:string-value="mime" table:style-name="ce4">
            <text:p>mime</text:p>
          </table:table-cell>
          <table:table-cell office:value-type="string" office:string-value="text-html" table:style-name="ce4">
            <text:p>text-html</text:p>
          </table:table-cell>
          <table:table-cell office:value-type="string" office:string-value="html" table:style-name="ce4">
            <text:p>html</text:p>
          </table:table-cell>
          <table:table-cell office:value-type="string" office:string-value="The icon used for HTML text file types." table:style-name="ce4">
            <text:p>The icon used for HTML text file types.</text:p>
          </table:table-cell>
          <table:table-cell office:value-type="string" office:string-value="yes" table:style-name="ce4">
            <text:p>yes</text:p>
          </table:table-cell>
          <table:table-cell/>
          <table:table-cell/>
          <table:table-cell office:value-type="float" office:value="0" table:formula="=IF(ISBLANK([.G201];&quot;approval&quot;);0;IF(EXACT([.G201];&quot;draft&quot;);1;IF(EXACT([.G201];&quot;approval&quot;);2;IF(EXACT([.G201];&quot;final&quot;);3;0))))">
            <text:p>0</text:p>
          </table:table-cell>
          <table:table-cell/>
        </table:table-row>
        <table:table-row table:style-name="ro1">
          <table:table-cell office:value-type="string" office:string-value="mime" table:style-name="ce4">
            <text:p>mime</text:p>
          </table:table-cell>
          <table:table-cell office:value-type="string" office:string-value="text-x-generic" table:style-name="ce4">
            <text:p>text-x-generic</text:p>
          </table:table-cell>
          <table:table-cell office:value-type="string" office:string-value="txt" table:style-name="ce4">
            <text:p>txt</text:p>
          </table:table-cell>
          <table:table-cell office:value-type="string" office:string-value="The icon used for generic text file types." table:style-name="ce4">
            <text:p>The icon used for generic text file types.</text:p>
          </table:table-cell>
          <table:table-cell office:value-type="string" office:string-value="yes" table:style-name="ce4">
            <text:p>yes</text:p>
          </table:table-cell>
          <table:table-cell/>
          <table:table-cell/>
          <table:table-cell office:value-type="float" office:value="0" table:formula="=IF(ISBLANK([.G202];&quot;approval&quot;);0;IF(EXACT([.G202];&quot;draft&quot;);1;IF(EXACT([.G202];&quot;approval&quot;);2;IF(EXACT([.G202];&quot;final&quot;);3;0))))">
            <text:p>0</text:p>
          </table:table-cell>
          <table:table-cell/>
        </table:table-row>
        <table:table-row table:style-name="ro1">
          <table:table-cell office:value-type="string" office:string-value="mime" table:style-name="ce4">
            <text:p>mime</text:p>
          </table:table-cell>
          <table:table-cell office:value-type="string" office:string-value="text-x-script" table:style-name="ce4">
            <text:p>text-x-script</text:p>
          </table:table-cell>
          <table:table-cell office:value-type="string" office:string-value="shellscript" table:style-name="ce4">
            <text:p>shellscript</text:p>
          </table:table-cell>
          <table:table-cell office:value-type="string" office:string-value="The icon used for script file types, such as shell scripts." table:style-name="ce4">
            <text:p>The icon used for script file types, such as shell scripts.</text:p>
          </table:table-cell>
          <table:table-cell office:value-type="string" office:string-value="yes" table:style-name="ce4">
            <text:p>yes</text:p>
          </table:table-cell>
          <table:table-cell/>
          <table:table-cell/>
          <table:table-cell office:value-type="float" office:value="0" table:formula="=IF(ISBLANK([.G203];&quot;approval&quot;);0;IF(EXACT([.G203];&quot;draft&quot;);1;IF(EXACT([.G203];&quot;approval&quot;);2;IF(EXACT([.G203];&quot;final&quot;);3;0))))">
            <text:p>0</text:p>
          </table:table-cell>
          <table:table-cell/>
        </table:table-row>
        <table:table-row table:style-name="ro1">
          <table:table-cell office:value-type="string" office:string-value="mime" table:style-name="ce4">
            <text:p>mime</text:p>
          </table:table-cell>
          <table:table-cell office:value-type="string" office:string-value="video-x-generic" table:style-name="ce4">
            <text:p>video-x-generic</text:p>
          </table:table-cell>
          <table:table-cell office:value-type="string" office:string-value="video" table:style-name="ce4">
            <text:p>video</text:p>
          </table:table-cell>
          <table:table-cell office:value-type="string" office:string-value="The icon used for generic video file types." table:style-name="ce4">
            <text:p>The icon used for generic video file types.</text:p>
          </table:table-cell>
          <table:table-cell office:value-type="string" office:string-value="yes" table:style-name="ce4">
            <text:p>yes</text:p>
          </table:table-cell>
          <table:table-cell/>
          <table:table-cell/>
          <table:table-cell office:value-type="float" office:value="0" table:formula="=IF(ISBLANK([.G204];&quot;approval&quot;);0;IF(EXACT([.G204];&quot;draft&quot;);1;IF(EXACT([.G204];&quot;approval&quot;);2;IF(EXACT([.G204];&quot;final&quot;);3;0))))">
            <text:p>0</text:p>
          </table:table-cell>
          <table:table-cell/>
        </table:table-row>
        <table:table-row table:style-name="ro1">
          <table:table-cell office:value-type="string" office:string-value="mime" table:style-name="ce4">
            <text:p>mime</text:p>
          </table:table-cell>
          <table:table-cell office:value-type="string" office:string-value="x-office-address-book" table:style-name="ce4">
            <text:p>x-office-address-book</text:p>
          </table:table-cell>
          <table:table-cell office:value-type="string" office:string-value="vcard" table:style-name="ce4">
            <text:p>vcard</text:p>
          </table:table-cell>
          <table:table-cell office:value-type="string" office:string-value="The icon used for generic address book file types." table:style-name="ce4">
            <text:p>The icon used for generic address book file types.</text:p>
          </table:table-cell>
          <table:table-cell office:value-type="string" office:string-value="yes" table:style-name="ce4">
            <text:p>yes</text:p>
          </table:table-cell>
          <table:table-cell/>
          <table:table-cell/>
          <table:table-cell office:value-type="float" office:value="0" table:formula="=IF(ISBLANK([.G205];&quot;approval&quot;);0;IF(EXACT([.G205];&quot;draft&quot;);1;IF(EXACT([.G205];&quot;approval&quot;);2;IF(EXACT([.G205];&quot;final&quot;);3;0))))">
            <text:p>0</text:p>
          </table:table-cell>
          <table:table-cell/>
        </table:table-row>
        <table:table-row table:style-name="ro1">
          <table:table-cell office:value-type="string" office:string-value="mime" table:style-name="ce4">
            <text:p>mime</text:p>
          </table:table-cell>
          <table:table-cell office:value-type="string" office:string-value="x-office-calendar" table:style-name="ce4">
            <text:p>x-office-calendar</text:p>
          </table:table-cell>
          <table:table-cell office:value-type="string" office:string-value="vcalendar" table:style-name="ce4">
            <text:p>vcalendar</text:p>
          </table:table-cell>
          <table:table-cell office:value-type="string" office:string-value="The icon used for generic calendar file types." table:style-name="ce4">
            <text:p>The icon used for generic calendar file types.</text:p>
          </table:table-cell>
          <table:table-cell office:value-type="string" office:string-value="yes" table:style-name="ce4">
            <text:p>yes</text:p>
          </table:table-cell>
          <table:table-cell/>
          <table:table-cell/>
          <table:table-cell office:value-type="float" office:value="0" table:formula="=IF(ISBLANK([.G206];&quot;approval&quot;);0;IF(EXACT([.G206];&quot;draft&quot;);1;IF(EXACT([.G206];&quot;approval&quot;);2;IF(EXACT([.G206];&quot;final&quot;);3;0))))">
            <text:p>0</text:p>
          </table:table-cell>
          <table:table-cell/>
        </table:table-row>
        <table:table-row table:style-name="ro1">
          <table:table-cell office:value-type="string" office:string-value="actions" table:style-name="ce4">
            <text:p>actions</text:p>
          </table:table-cell>
          <table:table-cell office:value-type="string" office:string-value="browser-go" table:style-name="ce4">
            <text:p>browser-go</text:p>
          </table:table-cell>
          <table:table-cell office:value-type="string" office:string-value="key_enter" table:style-name="ce4">
            <text:p>key_ente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ate" table:style-name="ce4">
            <text:p>kate</text:p>
          </table:table-cell>
          <table:table-cell office:value-type="string" office:string-value="approval" table:style-name="ce5">
            <text:p>approval</text:p>
          </table:table-cell>
          <table:table-cell office:value-type="float" office:value="2" table:formula="=IF(ISBLANK([.G207];&quot;approval&quot;);0;IF(EXACT([.G207];&quot;draft&quot;);1;IF(EXACT([.G207];&quot;approval&quot;);2;IF(EXACT([.G207];&quot;final&quot;);3;0))))">
            <text:p>2</text:p>
          </table:table-cell>
          <table:table-cell office:value-type="string" office:string-value="kate should use configure-shortcuts" table:style-name="ce4">
            <text:p>kate should use configure-shortcuts</text:p>
          </table:table-cell>
          <table:table-cell/>
        </table:table-row>
        <table:table-row table:style-name="ro1">
          <table:table-cell office:value-type="string" office:string-value="mimetypes" table:style-name="ce4">
            <text:p>mimetypes</text:p>
          </table:table-cell>
          <table:table-cell office:value-type="string" office:string-value="none" table:style-name="ce4">
            <text:p>none</text:p>
          </table:table-cell>
          <table:table-cell office:value-type="string" office:string-value="document" table:style-name="ce4">
            <text:p>documen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deprint" table:style-name="ce4">
            <text:p>kdeprint</text:p>
          </table:table-cell>
          <table:table-cell/>
          <table:table-cell office:value-type="float" office:value="0" table:formula="=IF(ISBLANK([.G208];&quot;approval&quot;);0;IF(EXACT([.G208];&quot;draft&quot;);1;IF(EXACT([.G208];&quot;approval&quot;);2;IF(EXACT([.G208];&quot;final&quot;);3;0))))">
            <text:p>0</text:p>
          </table:table-cell>
          <table:table-cell office:value-type="string" office:string-value="use a mimetype?" table:style-name="ce4">
            <text:p>use a mimetype?</text:p>
          </table:table-cell>
          <table:table-cell/>
        </table:table-row>
        <table:table-row table:style-name="ro1">
          <table:table-cell office:value-type="string" office:string-value="mimetypes" table:style-name="ce4">
            <text:p>mimetypes</text:p>
          </table:table-cell>
          <table:table-cell office:value-type="string" office:string-value="none" table:style-name="ce4">
            <text:p>none</text:p>
          </table:table-cell>
          <table:table-cell office:value-type="string" office:string-value="unknown" table:style-name="ce4">
            <text:p>unknown</text:p>
          </table:table-cell>
          <table:table-cell/>
          <table:table-cell office:value-type="string" office:string-value="no" table:style-name="ce4">
            <text:p>no</text:p>
          </table:table-cell>
          <table:table-cell office:value-type="string" office:string-value="mimetype dialog" table:style-name="ce4">
            <text:p>mimetype dialog</text:p>
          </table:table-cell>
          <table:table-cell office:value-type="string" office:string-value="approval" table:style-name="ce5">
            <text:p>approval</text:p>
          </table:table-cell>
          <table:table-cell office:value-type="float" office:value="2" table:formula="=IF(ISBLANK([.G209];&quot;approval&quot;);0;IF(EXACT([.G209];&quot;draft&quot;);1;IF(EXACT([.G209];&quot;approval&quot;);2;IF(EXACT([.G209];&quot;final&quot;);3;0))))">
            <text:p>2</text:p>
          </table:table-cell>
          <table:table-cell/>
        </table:table-row>
        <table:table-row table:style-name="ro1">
          <table:table-cell office:value-type="string" office:string-value="mimetypes" table:style-name="ce4">
            <text:p>mimetypes</text:p>
          </table:table-cell>
          <table:table-cell office:value-type="string" office:string-value="none" table:style-name="ce4">
            <text:p>none</text:p>
          </table:table-cell>
          <table:table-cell office:value-type="string" office:string-value="zip" table:style-name="ce4">
            <text:p>zip</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zip overlay" table:style-name="ce4">
            <text:p>zip overlay</text:p>
          </table:table-cell>
          <table:table-cell office:value-type="string" office:string-value="approval" table:style-name="ce5">
            <text:p>approval</text:p>
          </table:table-cell>
          <table:table-cell office:value-type="float" office:value="2" table:formula="=IF(ISBLANK([.G210];&quot;approval&quot;);0;IF(EXACT([.G210];&quot;draft&quot;);1;IF(EXACT([.G210];&quot;approval&quot;);2;IF(EXACT([.G210];&quot;final&quot;);3;0))))">
            <text:p>2</text:p>
          </table:table-cell>
          <table:table-cell/>
        </table:table-row>
        <table:table-row table:style-name="ro1">
          <table:table-cell office:value-type="string" office:string-value="place" table:style-name="ce4">
            <text:p>place</text:p>
          </table:table-cell>
          <table:table-cell office:value-type="string" office:string-value="network-server" table:style-name="ce4">
            <text:p>network-server</text:p>
          </table:table-cell>
          <table:table-cell office:value-type="string" office:string-value="server" table:style-name="ce4">
            <text:p>server</text:p>
          </table:table-cell>
          <table:table-cell office:value-type="string" office:string-value="The icon used for individual host machines under the &lt;quote&gt;Network Servers&lt;/quote&gt; place in the file manager." table:style-name="ce4">
            <text:p>The icon used for individual host machines under the &lt;quote&gt;Network Servers&lt;/quote&gt; place in the file manager.</text:p>
          </table:table-cell>
          <table:table-cell office:value-type="string" office:string-value="yes" table:style-name="ce4">
            <text:p>yes</text:p>
          </table:table-cell>
          <table:table-cell/>
          <table:table-cell/>
          <table:table-cell office:value-type="float" office:value="0" table:formula="=IF(ISBLANK([.G211];&quot;approval&quot;);0;IF(EXACT([.G211];&quot;draft&quot;);1;IF(EXACT([.G211];&quot;approval&quot;);2;IF(EXACT([.G211];&quot;final&quot;);3;0))))">
            <text:p>0</text:p>
          </table:table-cell>
          <table:table-cell/>
        </table:table-row>
        <table:table-row table:style-name="ro1">
          <table:table-cell office:value-type="string" office:string-value="place" table:style-name="ce4">
            <text:p>place</text:p>
          </table:table-cell>
          <table:table-cell office:value-type="string" office:string-value="network-workgroup" table:style-name="ce4">
            <text:p>network-workgroup</text:p>
          </table:table-cell>
          <table:table-cell office:value-type="string" office:string-value="network_local" table:style-name="ce4">
            <text:p>network_local</text:p>
          </table:table-cell>
          <table:table-cell office:value-type="string" office:string-value="The icon for the &lt;quote&gt;Network Servers&lt;/quote&gt; place in the desktop's file manager, and workgroups within the network." table:style-name="ce4">
            <text:p>The icon for the &lt;quote&gt;Network Servers&lt;/quote&gt; place in the desktop's file manager, and workgroups within the network.</text:p>
          </table:table-cell>
          <table:table-cell office:value-type="string" office:string-value="yes" table:style-name="ce4">
            <text:p>yes</text:p>
          </table:table-cell>
          <table:table-cell/>
          <table:table-cell/>
          <table:table-cell office:value-type="float" office:value="0" table:formula="=IF(ISBLANK([.G212];&quot;approval&quot;);0;IF(EXACT([.G212];&quot;draft&quot;);1;IF(EXACT([.G212];&quot;approval&quot;);2;IF(EXACT([.G212];&quot;final&quot;);3;0))))">
            <text:p>0</text:p>
          </table:table-cell>
          <table:table-cell/>
        </table:table-row>
        <table:table-row table:style-name="ro1">
          <table:table-cell office:value-type="string" office:string-value="place" table:style-name="ce4">
            <text:p>place</text:p>
          </table:table-cell>
          <table:table-cell office:value-type="string" office:string-value="user-desktop" table:style-name="ce4">
            <text:p>user-desktop</text:p>
          </table:table-cell>
          <table:table-cell office:value-type="string" office:string-value="desktop" table:style-name="ce4">
            <text:p>desktop</text:p>
          </table:table-cell>
          <table:table-cell office:value-type="string" office:string-value="The icon for the special &lt;quote&gt;Desktop&lt;/quote&gt; directory of the user." table:style-name="ce4">
            <text:p>The icon for the special &lt;quote&gt;Desktop&lt;/quote&gt; directory of the user.</text:p>
          </table:table-cell>
          <table:table-cell office:value-type="string" office:string-value="yes" table:style-name="ce4">
            <text:p>yes</text:p>
          </table:table-cell>
          <table:table-cell/>
          <table:table-cell/>
          <table:table-cell office:value-type="float" office:value="0" table:formula="=IF(ISBLANK([.G213];&quot;approval&quot;);0;IF(EXACT([.G213];&quot;draft&quot;);1;IF(EXACT([.G213];&quot;approval&quot;);2;IF(EXACT([.G213];&quot;final&quot;);3;0))))">
            <text:p>0</text:p>
          </table:table-cell>
          <table:table-cell/>
        </table:table-row>
        <table:table-row table:style-name="ro1">
          <table:table-cell office:value-type="string" office:string-value="place" table:style-name="ce4">
            <text:p>place</text:p>
          </table:table-cell>
          <table:table-cell office:value-type="string" office:string-value="user-home" table:style-name="ce4">
            <text:p>user-home</text:p>
          </table:table-cell>
          <table:table-cell office:value-type="string" office:string-value="folder_home" table:style-name="ce4">
            <text:p>folder_home</text:p>
          </table:table-cell>
          <table:table-cell office:value-type="string" office:string-value="The icon for the special &lt;quote&gt;Home&lt;/quote&gt; directory of the user." table:style-name="ce4">
            <text:p>The icon for the special &lt;quote&gt;Home&lt;/quote&gt; directory of the user.</text:p>
          </table:table-cell>
          <table:table-cell office:value-type="string" office:string-value="yes" table:style-name="ce4">
            <text:p>yes</text:p>
          </table:table-cell>
          <table:table-cell/>
          <table:table-cell/>
          <table:table-cell office:value-type="float" office:value="0" table:formula="=IF(ISBLANK([.G214];&quot;approval&quot;);0;IF(EXACT([.G214];&quot;draft&quot;);1;IF(EXACT([.G214];&quot;approval&quot;);2;IF(EXACT([.G214];&quot;final&quot;);3;0))))">
            <text:p>0</text:p>
          </table:table-cell>
          <table:table-cell/>
        </table:table-row>
        <table:table-row table:style-name="ro1">
          <table:table-cell office:value-type="string" office:string-value="unknown" table:style-name="ce4">
            <text:p>unknown</text:p>
          </table:table-cell>
          <table:table-cell office:value-type="string" office:string-value="none" table:style-name="ce4">
            <text:p>none</text:p>
          </table:table-cell>
          <table:table-cell office:value-type="string" office:string-value="continue" table:style-name="ce4">
            <text:p>continu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ecma/debugger/images" table:style-name="ce4">
            <text:p>khtml/ecma/debugger/images</text:p>
          </table:table-cell>
          <table:table-cell/>
          <table:table-cell office:value-type="float" office:value="0" table:formula="=IF(ISBLANK([.G215];&quot;approval&quot;);0;IF(EXACT([.G215];&quot;draft&quot;);1;IF(EXACT([.G215];&quot;approval&quot;);2;IF(EXACT([.G215];&quot;final&quot;);3;0))))">
            <text:p>0</text:p>
          </table:table-cell>
          <table:table-cell office:value-type="string" office:string-value="not using icon theme?!" table:style-name="ce4">
            <text:p>not using icon theme?!</text:p>
          </table:table-cell>
          <table:table-cell/>
        </table:table-row>
        <table:table-row table:style-name="ro1">
          <table:table-cell office:value-type="string" office:string-value="unknown" table:style-name="ce4">
            <text:p>unknown</text:p>
          </table:table-cell>
          <table:table-cell office:value-type="string" office:string-value="none" table:style-name="ce4">
            <text:p>none</text:p>
          </table:table-cell>
          <table:table-cell office:value-type="string" office:string-value="example" table:style-name="ce4">
            <text:p>example</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overlay, none by default" table:style-name="ce4">
            <text:p>overlay, none by default</text:p>
          </table:table-cell>
          <table:table-cell/>
          <table:table-cell office:value-type="float" office:value="0" table:formula="=IF(ISBLANK([.G216];&quot;approval&quot;);0;IF(EXACT([.G216];&quot;draft&quot;);1;IF(EXACT([.G216];&quot;approval&quot;);2;IF(EXACT([.G216];&quot;final&quot;);3;0))))">
            <text:p>0</text:p>
          </table:table-cell>
          <table:table-cell/>
        </table:table-row>
        <table:table-row table:style-name="ro1">
          <table:table-cell office:value-type="string" office:string-value="unknown" table:style-name="ce4">
            <text:p>unknown</text:p>
          </table:table-cell>
          <table:table-cell office:value-type="string" office:string-value="none" table:style-name="ce4">
            <text:p>none</text:p>
          </table:table-cell>
          <table:table-cell office:value-type="string" office:string-value="java" table:style-name="ce4">
            <text:p>java</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java applets" table:style-name="ce4">
            <text:p>java applets</text:p>
          </table:table-cell>
          <table:table-cell/>
          <table:table-cell office:value-type="float" office:value="0" table:formula="=IF(ISBLANK([.G217];&quot;approval&quot;);0;IF(EXACT([.G217];&quot;draft&quot;);1;IF(EXACT([.G217];&quot;approval&quot;);2;IF(EXACT([.G217];&quot;final&quot;);3;0))))">
            <text:p>0</text:p>
          </table:table-cell>
          <table:table-cell office:value-type="string" office:string-value="see java_kjava" table:style-name="ce4">
            <text:p>see java_kjava</text:p>
          </table:table-cell>
          <table:table-cell/>
        </table:table-row>
        <table:table-row table:style-name="ro1">
          <table:table-cell office:value-type="string" office:string-value="unknown" table:style-name="ce4">
            <text:p>unknown</text:p>
          </table:table-cell>
          <table:table-cell office:value-type="string" office:string-value="none" table:style-name="ce4">
            <text:p>none</text:p>
          </table:table-cell>
          <table:table-cell office:value-type="string" office:string-value="screenshot" table:style-name="ce4">
            <text:p>screensho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screenshot overlay, none by default" table:style-name="ce4">
            <text:p>screenshot overlay, none by default</text:p>
          </table:table-cell>
          <table:table-cell/>
          <table:table-cell office:value-type="float" office:value="0" table:formula="=IF(ISBLANK([.G218];&quot;approval&quot;);0;IF(EXACT([.G218];&quot;draft&quot;);1;IF(EXACT([.G218];&quot;approval&quot;);2;IF(EXACT([.G218];&quot;final&quot;);3;0))))">
            <text:p>0</text:p>
          </table:table-cell>
          <table:table-cell/>
        </table:table-row>
        <table:table-row table:style-name="ro1">
          <table:table-cell office:value-type="string" office:string-value="unknown" table:style-name="ce4">
            <text:p>unknown</text:p>
          </table:table-cell>
          <table:table-cell office:value-type="string" office:string-value="none" table:style-name="ce4">
            <text:p>none</text:p>
          </table:table-cell>
          <table:table-cell office:value-type="string" office:string-value="step-into" table:style-name="ce4">
            <text:p>step-into</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ecma/debugger/images" table:style-name="ce4">
            <text:p>khtml/ecma/debugger/images</text:p>
          </table:table-cell>
          <table:table-cell/>
          <table:table-cell office:value-type="float" office:value="0" table:formula="=IF(ISBLANK([.G219];&quot;approval&quot;);0;IF(EXACT([.G219];&quot;draft&quot;);1;IF(EXACT([.G219];&quot;approval&quot;);2;IF(EXACT([.G219];&quot;final&quot;);3;0))))">
            <text:p>0</text:p>
          </table:table-cell>
          <table:table-cell office:value-type="string" office:string-value="not using icon theme?!" table:style-name="ce4">
            <text:p>not using icon theme?!</text:p>
          </table:table-cell>
          <table:table-cell/>
        </table:table-row>
        <table:table-row table:style-name="ro1">
          <table:table-cell office:value-type="string" office:string-value="unknown" table:style-name="ce4">
            <text:p>unknown</text:p>
          </table:table-cell>
          <table:table-cell office:value-type="string" office:string-value="none" table:style-name="ce4">
            <text:p>none</text:p>
          </table:table-cell>
          <table:table-cell office:value-type="string" office:string-value="step-out" table:style-name="ce4">
            <text:p>step-out</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ecma/debugger/images" table:style-name="ce4">
            <text:p>khtml/ecma/debugger/images</text:p>
          </table:table-cell>
          <table:table-cell/>
          <table:table-cell office:value-type="float" office:value="0" table:formula="=IF(ISBLANK([.G220];&quot;approval&quot;);0;IF(EXACT([.G220];&quot;draft&quot;);1;IF(EXACT([.G220];&quot;approval&quot;);2;IF(EXACT([.G220];&quot;final&quot;);3;0))))">
            <text:p>0</text:p>
          </table:table-cell>
          <table:table-cell office:value-type="string" office:string-value="not using icon theme?!" table:style-name="ce4">
            <text:p>not using icon theme?!</text:p>
          </table:table-cell>
          <table:table-cell/>
        </table:table-row>
        <table:table-row table:style-name="ro1">
          <table:table-cell office:value-type="string" office:string-value="unknown" table:style-name="ce4">
            <text:p>unknown</text:p>
          </table:table-cell>
          <table:table-cell office:value-type="string" office:string-value="none" table:style-name="ce4">
            <text:p>none</text:p>
          </table:table-cell>
          <table:table-cell office:value-type="string" office:string-value="step-over" table:style-name="ce4">
            <text:p>step-over</text:p>
          </table:table-cell>
          <table:table-cell office:value-type="string" office:string-value="none" table:style-name="ce4">
            <text:p>none</text:p>
          </table:table-cell>
          <table:table-cell office:value-type="string" office:string-value="no" table:style-name="ce4">
            <text:p>no</text:p>
          </table:table-cell>
          <table:table-cell office:value-type="string" office:string-value="khtml/ecma/debugger/images" table:style-name="ce4">
            <text:p>khtml/ecma/debugger/images</text:p>
          </table:table-cell>
          <table:table-cell/>
          <table:table-cell office:value-type="float" office:value="0" table:formula="=IF(ISBLANK([.G221];&quot;approval&quot;);0;IF(EXACT([.G221];&quot;draft&quot;);1;IF(EXACT([.G221];&quot;approval&quot;);2;IF(EXACT([.G221];&quot;final&quot;);3;0))))">
            <text:p>0</text:p>
          </table:table-cell>
          <table:table-cell office:value-type="string" office:string-value="not using icon theme?!" table:style-name="ce4">
            <text:p>not using icon theme?!</text:p>
          </table:table-cell>
          <table:table-cell/>
        </table:table-row>
        <table:table-row table:style-name="ro1">
          <table:table-cell/>
          <table:table-cell office:value-type="string" office:string-value="none" table:style-name="ce4">
            <text:p>none</text:p>
          </table:table-cell>
          <table:table-cell/>
          <table:table-cell office:value-type="string" office:string-value="none" table:style-name="ce4">
            <text:p>none</text:p>
          </table:table-cell>
          <table:table-cell/>
          <table:table-cell office:value-type="string" office:string-value="javascript error dialog, dialog button" table:style-name="ce4">
            <text:p>javascript error dialog, dialog button</text:p>
          </table:table-cell>
          <table:table-cell office:value-type="string" office:string-value="approval" table:style-name="ce5">
            <text:p>approval</text:p>
          </table:table-cell>
          <table:table-cell office:value-type="float" office:value="2" table:formula="=IF(ISBLANK([.G222];&quot;approval&quot;);0;IF(EXACT([.G222];&quot;draft&quot;);1;IF(EXACT([.G222];&quot;approval&quot;);2;IF(EXACT([.G222];&quot;final&quot;);3;0))))">
            <text:p>2</text:p>
          </table:table-cell>
          <table:table-cell/>
        </table:table-row>
        <table:table-row table:style-name="ro1">
          <table:table-cell/>
        </table:table-row>
        <table:table-row table:style-name="ro1">
          <table:table-cell office:value-type="string" office:string-value="Icons Which Have a New Use With Icon Spec" table:style-name="ce10">
            <text:p>Icons Which Have a New Use With Icon Spec</text:p>
          </table:table-cell>
          <table:table-cell/>
        </table:table-row>
        <table:table-row table:style-name="ro1">
          <table:table-cell office:value-type="string" office:string-value="actions" table:style-name="ce4">
            <text:p>actions</text:p>
          </table:table-cell>
          <table:table-cell office:value-type="string" office:string-value="dialog-close" table:style-name="ce4">
            <text:p>dialog-close</text:p>
          </table:table-cell>
          <table:table-cell office:value-type="string" office:string-value="fileclose" table:style-name="ce4">
            <text:p>fileclose</text:p>
          </table:table-cell>
          <table:table-cell office:value-type="string" office:string-value="The icon used for the “Close” button that might appear in dialog windows. " table:style-name="ce4">
            <text:p>The icon used for the “Close” button that might appear in dialog windows. </text:p>
          </table:table-cell>
          <table:table-cell table:number-columns-repeated="2"/>
          <table:table-cell/>
          <table:table-cell office:value-type="float" office:value="0" table:formula="=IF(ISBLANK([.G225];&quot;approval&quot;);0;IF(EXACT([.G225];&quot;draft&quot;);1;IF(EXACT([.G225];&quot;approval&quot;);2;IF(EXACT([.G225];&quot;final&quot;);3;0))))">
            <text:p>0</text:p>
          </table:table-cell>
          <table:table-cell/>
        </table:table-row>
        <table:table-row table:style-name="ro1">
          <table:table-cell office:value-type="string" office:string-value="actions" table:style-name="ce4">
            <text:p>actions</text:p>
          </table:table-cell>
          <table:table-cell office:value-type="string" office:string-value="document-open-recent" table:style-name="ce4">
            <text:p>document-open-recent</text:p>
          </table:table-cell>
          <table:table-cell office:value-type="string" office:string-value="fileopen" table:style-name="ce4">
            <text:p>fileopen</text:p>
          </table:table-cell>
          <table:table-cell office:value-type="string" office:string-value="The icon used for the action to open a document that was recently opened. " table:style-name="ce4">
            <text:p>The icon used for the action to open a document that was recently opened. </text:p>
          </table:table-cell>
          <table:table-cell table:number-columns-repeated="2"/>
          <table:table-cell/>
          <table:table-cell office:value-type="float" office:value="0" table:formula="=IF(ISBLANK([.G226];&quot;approval&quot;);0;IF(EXACT([.G226];&quot;draft&quot;);1;IF(EXACT([.G226];&quot;approval&quot;);2;IF(EXACT([.G226];&quot;final&quot;);3;0))))">
            <text:p>0</text:p>
          </table:table-cell>
          <table:table-cell/>
        </table:table-row>
        <table:table-row table:style-name="ro1">
          <table:table-cell office:value-type="string" office:string-value="actions" table:style-name="ce4">
            <text:p>actions</text:p>
          </table:table-cell>
          <table:table-cell office:value-type="string" office:string-value="document-properties" table:style-name="ce4">
            <text:p>document-properties</text:p>
          </table:table-cell>
          <table:table-cell office:value-type="string" office:string-value="info" table:style-name="ce4">
            <text:p>info</text:p>
          </table:table-cell>
          <table:table-cell office:value-type="string" office:string-value="The icon for the action to view the properties of a document in an application. " table:style-name="ce4">
            <text:p>The icon for the action to view the properties of a document in an application. </text:p>
          </table:table-cell>
          <table:table-cell table:number-columns-repeated="2"/>
          <table:table-cell/>
          <table:table-cell office:value-type="float" office:value="0" table:formula="=IF(ISBLANK([.G227];&quot;approval&quot;);0;IF(EXACT([.G227];&quot;draft&quot;);1;IF(EXACT([.G227];&quot;approval&quot;);2;IF(EXACT([.G227];&quot;final&quot;);3;0))))">
            <text:p>0</text:p>
          </table:table-cell>
          <table:table-cell/>
        </table:table-row>
        <table:table-row table:style-name="ro1">
          <table:table-cell office:value-type="string" office:string-value="actions" table:style-name="ce4">
            <text:p>actions</text:p>
          </table:table-cell>
          <table:table-cell office:value-type="string" office:string-value="document-revert" table:style-name="ce4">
            <text:p>document-revert</text:p>
          </table:table-cell>
          <table:table-cell office:value-type="string" office:string-value="reload" table:style-name="ce4">
            <text:p>reload</text:p>
          </table:table-cell>
          <table:table-cell office:value-type="string" office:string-value="The icon for the action of reverting to a previous version of a document. " table:style-name="ce4">
            <text:p>The icon for the action of reverting to a previous version of a document. </text:p>
          </table:table-cell>
          <table:table-cell table:number-columns-repeated="2"/>
          <table:table-cell/>
          <table:table-cell office:value-type="float" office:value="0" table:formula="=IF(ISBLANK([.G228];&quot;approval&quot;);0;IF(EXACT([.G228];&quot;draft&quot;);1;IF(EXACT([.G228];&quot;approval&quot;);2;IF(EXACT([.G228];&quot;final&quot;);3;0))))">
            <text:p>0</text:p>
          </table:table-cell>
          <table:table-cell/>
        </table:table-row>
        <table:table-row table:style-name="ro1">
          <table:table-cell office:value-type="string" office:string-value="actions" table:style-name="ce4">
            <text:p>actions</text:p>
          </table:table-cell>
          <table:table-cell office:value-type="string" office:string-value="mail-message-new" table:style-name="ce4">
            <text:p>mail-message-new</text:p>
          </table:table-cell>
          <table:table-cell office:value-type="string" office:string-value="mail_send" table:style-name="ce4">
            <text:p>mail_send</text:p>
          </table:table-cell>
          <table:table-cell office:value-type="string" office:string-value="The icon for the compose new mail action of an electronic mail application." table:style-name="ce4">
            <text:p>The icon for the compose new mail action of an electronic mail application.</text:p>
          </table:table-cell>
          <table:table-cell/>
          <table:table-cell office:value-type="string" office:string-value="email action" table:style-name="ce4">
            <text:p>email action</text:p>
          </table:table-cell>
          <table:table-cell office:value-type="string" office:string-value="approval" table:style-name="ce5">
            <text:p>approval</text:p>
          </table:table-cell>
          <table:table-cell office:value-type="float" office:value="2" table:formula="=IF(ISBLANK([.G229];&quot;approval&quot;);0;IF(EXACT([.G229];&quot;draft&quot;);1;IF(EXACT([.G229];&quot;approval&quot;);2;IF(EXACT([.G229];&quot;final&quot;);3;0))))">
            <text:p>2</text:p>
          </table:table-cell>
          <table:table-cell/>
        </table:table-row>
        <table:table-row table:style-name="ro1">
          <table:table-cell office:value-type="string" office:string-value="actions" table:style-name="ce4">
            <text:p>actions</text:p>
          </table:table-cell>
          <table:table-cell office:value-type="string" office:string-value="system-log-out" table:style-name="ce4">
            <text:p>system-log-out</text:p>
          </table:table-cell>
          <table:table-cell office:value-type="string" office:string-value="exit" table:style-name="ce4">
            <text:p>exit</text:p>
          </table:table-cell>
          <table:table-cell office:value-type="string" office:string-value="The icon used for the “Log Out” item in the desktop's panel application. " table:style-name="ce4">
            <text:p>The icon used for the “Log Out” item in the desktop's panel application. </text:p>
          </table:table-cell>
          <table:table-cell table:number-columns-repeated="2"/>
          <table:table-cell/>
          <table:table-cell office:value-type="float" office:value="0" table:formula="=IF(ISBLANK([.G230];&quot;approval&quot;);0;IF(EXACT([.G230];&quot;draft&quot;);1;IF(EXACT([.G230];&quot;approval&quot;);2;IF(EXACT([.G230];&quot;final&quot;);3;0))))">
            <text:p>0</text:p>
          </table:table-cell>
          <table:table-cell/>
        </table:table-row>
        <table:table-row table:style-name="ro1">
          <table:table-cell office:value-type="string" office:string-value="actions" table:style-name="ce4">
            <text:p>actions</text:p>
          </table:table-cell>
          <table:table-cell office:value-type="string" office:string-value="system-search" table:style-name="ce4">
            <text:p>system-search</text:p>
          </table:table-cell>
          <table:table-cell office:value-type="string" office:string-value="kfind" table:style-name="ce4">
            <text:p>kfind</text:p>
          </table:table-cell>
          <table:table-cell office:value-type="string" office:string-value="The icon used for the “Search” item in the desktop's panel application. " table:style-name="ce4">
            <text:p>The icon used for the “Search” item in the desktop's panel application. </text:p>
          </table:table-cell>
          <table:table-cell table:number-columns-repeated="2"/>
          <table:table-cell/>
          <table:table-cell office:value-type="float" office:value="0" table:formula="=IF(ISBLANK([.G231];&quot;approval&quot;);0;IF(EXACT([.G231];&quot;draft&quot;);1;IF(EXACT([.G231];&quot;approval&quot;);2;IF(EXACT([.G231];&quot;final&quot;);3;0))))">
            <text:p>0</text:p>
          </table:table-cell>
          <table:table-cell/>
        </table:table-row>
        <table:table-row table:style-name="ro1">
          <table:table-cell office:value-type="string" office:string-value="actions" table:style-name="ce4">
            <text:p>actions</text:p>
          </table:table-cell>
          <table:table-cell office:value-type="string" office:string-value="window-close" table:style-name="ce4">
            <text:p>window-close</text:p>
          </table:table-cell>
          <table:table-cell office:value-type="string" office:string-value="fileclose?" table:style-name="ce4">
            <text:p>fileclose?</text:p>
          </table:table-cell>
          <table:table-cell office:value-type="string" office:string-value="The icon used for the “Close Window” item in the application's “Windows” menu. " table:style-name="ce4">
            <text:p>The icon used for the “Close Window” item in the application's “Windows” menu. </text:p>
          </table:table-cell>
          <table:table-cell table:number-columns-repeated="2"/>
          <table:table-cell/>
          <table:table-cell office:value-type="float" office:value="0" table:formula="=IF(ISBLANK([.G232];&quot;approval&quot;);0;IF(EXACT([.G232];&quot;draft&quot;);1;IF(EXACT([.G232];&quot;approval&quot;);2;IF(EXACT([.G232];&quot;final&quot;);3;0))))">
            <text:p>0</text:p>
          </table:table-cell>
          <table:table-cell/>
        </table:table-row>
        <table:table-row table:style-name="ro1">
          <table:table-cell office:value-type="string" office:string-value="apps" table:style-name="ce4">
            <text:p>apps</text:p>
          </table:table-cell>
          <table:table-cell office:value-type="string" office:string-value="preferences-desktop" table:style-name="ce4">
            <text:p>preferences-desktop</text:p>
          </table:table-cell>
          <table:table-cell office:value-type="string" office:string-value="desktop" table:style-name="ce4">
            <text:p>desktop</text:p>
          </table:table-cell>
          <table:table-cell office:value-type="string" office:string-value="The icon used for the desktop's accessibility preferences. " table:style-name="ce4">
            <text:p>The icon used for the desktop's accessibility preferences. </text:p>
          </table:table-cell>
          <table:table-cell table:number-columns-repeated="2"/>
          <table:table-cell/>
          <table:table-cell office:value-type="float" office:value="0" table:formula="=IF(ISBLANK([.G233];&quot;approval&quot;);0;IF(EXACT([.G233];&quot;draft&quot;);1;IF(EXACT([.G233];&quot;approval&quot;);2;IF(EXACT([.G233];&quot;final&quot;);3;0))))">
            <text:p>0</text:p>
          </table:table-cell>
          <table:table-cell/>
        </table:table-row>
        <table:table-row table:style-name="ro1">
          <table:table-cell office:value-type="string" office:string-value="apps" table:style-name="ce4">
            <text:p>apps</text:p>
          </table:table-cell>
          <table:table-cell office:value-type="string" office:string-value="preferences-desktop-peripherals" table:style-name="ce4">
            <text:p>preferences-desktop-peripherals</text:p>
          </table:table-cell>
          <table:table-cell office:value-type="string" office:string-value="keyboard" table:style-name="ce4">
            <text:p>keyboard</text:p>
          </table:table-cell>
          <table:table-cell office:value-type="string" office:string-value="The icon used for the desktop's keyboard preferences. " table:style-name="ce4">
            <text:p>The icon used for the desktop's keyboard preferences. </text:p>
          </table:table-cell>
          <table:table-cell table:number-columns-repeated="2"/>
          <table:table-cell/>
          <table:table-cell office:value-type="float" office:value="0" table:formula="=IF(ISBLANK([.G234];&quot;approval&quot;);0;IF(EXACT([.G234];&quot;draft&quot;);1;IF(EXACT([.G234];&quot;approval&quot;);2;IF(EXACT([.G234];&quot;final&quot;);3;0))))">
            <text:p>0</text:p>
          </table:table-cell>
          <table:table-cell/>
        </table:table-row>
        <table:table-row table:style-name="ro1">
          <table:table-cell office:value-type="string" office:string-value="device" table:style-name="ce4">
            <text:p>device</text:p>
          </table:table-cell>
          <table:table-cell office:value-type="string" office:string-value="battery" table:style-name="ce4">
            <text:p>battery</text:p>
          </table:table-cell>
          <table:table-cell office:value-type="string" office:string-value="laptop_battery" table:style-name="ce4">
            <text:p>laptop_battery</text:p>
          </table:table-cell>
          <table:table-cell office:value-type="string" office:string-value="The icon used for the system battery device. " table:style-name="ce4">
            <text:p>The icon used for the system battery device. </text:p>
          </table:table-cell>
          <table:table-cell/>
          <table:table-cell table:number-columns-repeated="2"/>
          <table:table-cell office:value-type="float" office:value="0" table:formula="=IF(ISBLANK([.G235];&quot;approval&quot;);0;IF(EXACT([.G235];&quot;draft&quot;);1;IF(EXACT([.G235];&quot;approval&quot;);2;IF(EXACT([.G235];&quot;final&quot;);3;0))))">
            <text:p>0</text:p>
          </table:table-cell>
          <table:table-cell/>
        </table:table-row>
        <table:table-row table:style-name="ro1">
          <table:table-cell office:value-type="string" office:string-value="device" table:style-name="ce4">
            <text:p>device</text:p>
          </table:table-cell>
          <table:table-cell office:value-type="string" office:string-value="drive-optical" table:style-name="ce4">
            <text:p>drive-optical</text:p>
          </table:table-cell>
          <table:table-cell office:value-type="string" office:string-value="cdrom_mount/cdrom_unmount" table:style-name="ce4">
            <text:p>cdrom_mount/cdrom_unmount</text:p>
          </table:table-cell>
          <table:table-cell office:value-type="string" office:string-value="The icon used for optical media drives such as CD and DVD." table:style-name="ce4">
            <text:p>The icon used for optical media drives such as CD and DVD.</text:p>
          </table:table-cell>
          <table:table-cell table:number-columns-repeated="2"/>
          <table:table-cell/>
          <table:table-cell office:value-type="float" office:value="0" table:formula="=IF(ISBLANK([.G236];&quot;approval&quot;);0;IF(EXACT([.G236];&quot;draft&quot;);1;IF(EXACT([.G236];&quot;approval&quot;);2;IF(EXACT([.G236];&quot;final&quot;);3;0))))">
            <text:p>0</text:p>
          </table:table-cell>
          <table:table-cell/>
        </table:table-row>
        <table:table-row table:style-name="ro1">
          <table:table-cell office:value-type="string" office:string-value="device" table:style-name="ce4">
            <text:p>device</text:p>
          </table:table-cell>
          <table:table-cell office:value-type="string" office:string-value="input-keyboard" table:style-name="ce4">
            <text:p>input-keyboard</text:p>
          </table:table-cell>
          <table:table-cell office:value-type="string" office:string-value="keyboard" table:style-name="ce4">
            <text:p>keyboard</text:p>
          </table:table-cell>
          <table:table-cell office:value-type="string" office:string-value="The icon used for the keyboard input device. " table:style-name="ce4">
            <text:p>The icon used for the keyboard input device. </text:p>
          </table:table-cell>
          <table:table-cell/>
          <table:table-cell table:number-columns-repeated="2"/>
          <table:table-cell office:value-type="float" office:value="0" table:formula="=IF(ISBLANK([.G237];&quot;approval&quot;);0;IF(EXACT([.G237];&quot;draft&quot;);1;IF(EXACT([.G237];&quot;approval&quot;);2;IF(EXACT([.G237];&quot;final&quot;);3;0))))">
            <text:p>0</text:p>
          </table:table-cell>
          <table:table-cell/>
        </table:table-row>
        <table:table-row table:style-name="ro1">
          <table:table-cell office:value-type="string" office:string-value="device" table:style-name="ce4">
            <text:p>device</text:p>
          </table:table-cell>
          <table:table-cell office:value-type="string" office:string-value="network-wireless" table:style-name="ce4">
            <text:p>network-wireless</text:p>
          </table:table-cell>
          <table:table-cell office:value-type="string" office:string-value="wlassistant" table:style-name="ce4">
            <text:p>wlassistant</text:p>
          </table:table-cell>
          <table:table-cell office:value-type="string" office:string-value="The icon used for wireless network connections. " table:style-name="ce4">
            <text:p>The icon used for wireless network connections. </text:p>
          </table:table-cell>
          <table:table-cell/>
          <table:table-cell table:number-columns-repeated="2"/>
          <table:table-cell office:value-type="float" office:value="0" table:formula="=IF(ISBLANK([.G238];&quot;approval&quot;);0;IF(EXACT([.G238];&quot;draft&quot;);1;IF(EXACT([.G238];&quot;approval&quot;);2;IF(EXACT([.G238];&quot;final&quot;);3;0))))">
            <text:p>0</text:p>
          </table:table-cell>
          <table:table-cell/>
        </table:table-row>
        <table:table-row table:style-name="ro1">
          <table:table-cell office:value-type="string" office:string-value="mimetypes" table:style-name="ce4">
            <text:p>mimetypes</text:p>
          </table:table-cell>
          <table:table-cell office:value-type="string" office:string-value="text-x-generic-template" table:style-name="ce4">
            <text:p>text-x-generic-template</text:p>
          </table:table-cell>
          <table:table-cell office:value-type="string" office:string-value="template_source" table:style-name="ce4">
            <text:p>template_source</text:p>
          </table:table-cell>
          <table:table-cell office:value-type="string" office:string-value="The icon used for generic text templates. " table:style-name="ce4">
            <text:p>The icon used for generic text templates. </text:p>
          </table:table-cell>
          <table:table-cell/>
          <table:table-cell table:number-columns-repeated="2"/>
          <table:table-cell office:value-type="float" office:value="0" table:formula="=IF(ISBLANK([.G239];&quot;approval&quot;);0;IF(EXACT([.G239];&quot;draft&quot;);1;IF(EXACT([.G239];&quot;approval&quot;);2;IF(EXACT([.G239];&quot;final&quot;);3;0))))">
            <text:p>0</text:p>
          </table:table-cell>
          <table:table-cell/>
        </table:table-row>
        <table:table-row table:style-name="ro1">
          <table:table-cell office:value-type="string" office:string-value="place" table:style-name="ce4">
            <text:p>place</text:p>
          </table:table-cell>
          <table:table-cell office:value-type="string" office:string-value="folder-remote" table:style-name="ce4">
            <text:p>folder-remote</text:p>
          </table:table-cell>
          <table:table-cell office:value-type="string" office:string-value="network" table:style-name="ce4">
            <text:p>network</text:p>
          </table:table-cell>
          <table:table-cell office:value-type="string" office:string-value="The icon used for normal directories on a remote filesystem." table:style-name="ce4">
            <text:p>The icon used for normal directories on a remote filesystem.</text:p>
          </table:table-cell>
          <table:table-cell table:number-columns-repeated="2"/>
          <table:table-cell/>
          <table:table-cell office:value-type="float" office:value="0" table:formula="=IF(ISBLANK([.G240];&quot;approval&quot;);0;IF(EXACT([.G240];&quot;draft&quot;);1;IF(EXACT([.G240];&quot;approval&quot;);2;IF(EXACT([.G240];&quot;final&quot;);3;0))))">
            <text:p>0</text:p>
          </table:table-cell>
          <table:table-cell/>
        </table:table-row>
        <table:table-row table:style-name="ro1">
          <table:table-cell office:value-type="string" office:string-value="status" table:style-name="ce4">
            <text:p>status</text:p>
          </table:table-cell>
          <table:table-cell office:value-type="string" office:string-value="dialog-question" table:style-name="ce4">
            <text:p>dialog-question</text:p>
          </table:table-cell>
          <table:table-cell office:value-type="string" office:string-value="messagebox_info" table:style-name="ce4">
            <text:p>messagebox_info</text:p>
          </table:table-cell>
          <table:table-cell office:value-type="string" office:string-value="The icon used when a dialog is opened to ask a simple question of the user. " table:style-name="ce4">
            <text:p>The icon used when a dialog is opened to ask a simple question of the user. </text:p>
          </table:table-cell>
          <table:table-cell table:number-columns-repeated="2"/>
          <table:table-cell/>
          <table:table-cell office:value-type="float" office:value="0" table:formula="=IF(ISBLANK([.G241];&quot;approval&quot;);0;IF(EXACT([.G241];&quot;draft&quot;);1;IF(EXACT([.G241];&quot;approval&quot;);2;IF(EXACT([.G241];&quot;final&quot;);3;0))))">
            <text:p>0</text:p>
          </table:table-cell>
          <table:table-cell/>
        </table:table-row>
        <table:table-row table:style-name="ro1">
          <table:table-cell office:value-type="string" office:string-value="Icons in Name Spec Which Do Not Exist in KDE" table:style-name="ce10">
            <text:p>Icons in Name Spec Which Do Not Exist in KDE</text:p>
          </table:table-cell>
          <table:table-cell/>
          <table:table-cell table:number-columns-repeated="5"/>
          <table:table-cell office:value-type="float" office:value="0" table:formula="=IF(ISBLANK([.G242];&quot;approval&quot;);0;IF(EXACT([.G242];&quot;draft&quot;);1;IF(EXACT([.G242];&quot;approval&quot;);2;IF(EXACT([.G242];&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accessories" table:style-name="ce4">
            <text:p>applications-accessories</text:p>
          </table:table-cell>
          <table:table-cell office:value-type="string" office:string-value="package_utilities" table:style-name="ce4">
            <text:p>package_utilities</text:p>
          </table:table-cell>
          <table:table-cell office:value-type="string" office:string-value="The icon for the &lt;quote&gt;Accessories&lt;/quote&gt; sub-menu of the Programs menu." table:style-name="ce4">
            <text:p>The icon for the &lt;quote&gt;Accessories&lt;/quote&gt; sub-menu of the Programs menu.</text:p>
          </table:table-cell>
          <table:table-cell table:number-columns-repeated="2"/>
          <table:table-cell/>
          <table:table-cell office:value-type="float" office:value="0" table:formula="=IF(ISBLANK([.G243];&quot;approval&quot;);0;IF(EXACT([.G243];&quot;draft&quot;);1;IF(EXACT([.G243];&quot;approval&quot;);2;IF(EXACT([.G243];&quot;final&quot;);3;0))))">
            <text:p>0</text:p>
          </table:table-cell>
          <table:table-cell/>
        </table:table-row>
        <table:table-row table:style-name="ro1">
          <table:table-cell office:value-type="string" office:string-value="actions" table:style-name="ce4">
            <text:p>actions</text:p>
          </table:table-cell>
          <table:table-cell office:value-type="string" office:string-value="address-book-new" table:style-name="ce4">
            <text:p>address-book-new</text:p>
          </table:table-cell>
          <table:table-cell/>
          <table:table-cell office:value-type="string" office:string-value="The icon used for the action to create a new address book." table:style-name="ce4">
            <text:p>The icon used for the action to create a new address book.</text:p>
          </table:table-cell>
          <table:table-cell table:number-columns-repeated="2"/>
          <table:table-cell/>
          <table:table-cell office:value-type="float" office:value="0" table:formula="=IF(ISBLANK([.G244];&quot;approval&quot;);0;IF(EXACT([.G244];&quot;draft&quot;);1;IF(EXACT([.G244];&quot;approval&quot;);2;IF(EXACT([.G244];&quot;final&quot;);3;0))))">
            <text:p>0</text:p>
          </table:table-cell>
          <table:table-cell/>
        </table:table-row>
        <table:table-row table:style-name="ro1">
          <table:table-cell office:value-type="string" office:string-value="actions" table:style-name="ce4">
            <text:p>actions</text:p>
          </table:table-cell>
          <table:table-cell office:value-type="string" office:string-value="appointment-new" table:style-name="ce4">
            <text:p>appointment-new</text:p>
          </table:table-cell>
          <table:table-cell/>
          <table:table-cell office:value-type="string" office:string-value="The icon used for the action to create a new appointment in a calendaring application." table:style-name="ce4">
            <text:p>The icon used for the action to create a new appointment in a calendaring application.</text:p>
          </table:table-cell>
          <table:table-cell table:number-columns-repeated="3"/>
          <table:table-cell office:value-type="float" office:value="0" table:formula="=IF(ISBLANK([.G245];&quot;approval&quot;);0;IF(EXACT([.G245];&quot;draft&quot;);1;IF(EXACT([.G245];&quot;approval&quot;);2;IF(EXACT([.G245];&quot;final&quot;);3;0))))">
            <text:p>0</text:p>
          </table:table-cell>
          <table:table-cell/>
        </table:table-row>
        <table:table-row table:style-name="ro1">
          <table:table-cell office:value-type="string" office:string-value="actions" table:style-name="ce4">
            <text:p>actions</text:p>
          </table:table-cell>
          <table:table-cell office:value-type="string" office:string-value="contact-new" table:style-name="ce4">
            <text:p>contact-new</text:p>
          </table:table-cell>
          <table:table-cell/>
          <table:table-cell office:value-type="string" office:string-value="The icon used for the action to create a new contact in an address book application." table:style-name="ce4">
            <text:p>The icon used for the action to create a new contact in an address book application.</text:p>
          </table:table-cell>
          <table:table-cell table:number-columns-repeated="2"/>
          <table:table-cell/>
          <table:table-cell office:value-type="float" office:value="0" table:formula="=IF(ISBLANK([.G246];&quot;approval&quot;);0;IF(EXACT([.G246];&quot;draft&quot;);1;IF(EXACT([.G246];&quot;approval&quot;);2;IF(EXACT([.G246];&quot;final&quot;);3;0))))">
            <text:p>0</text:p>
          </table:table-cell>
          <table:table-cell/>
        </table:table-row>
        <table:table-row table:style-name="ro1">
          <table:table-cell office:value-type="string" office:string-value="actions" table:style-name="ce4">
            <text:p>actions</text:p>
          </table:table-cell>
          <table:table-cell office:value-type="string" office:string-value="document-page-setup" table:style-name="ce4">
            <text:p>document-page-setup</text:p>
          </table:table-cell>
          <table:table-cell/>
          <table:table-cell office:value-type="string" office:string-value="The icon for the page setup action of a document editor." table:style-name="ce4">
            <text:p>The icon for the page setup action of a document editor.</text:p>
          </table:table-cell>
          <table:table-cell table:number-columns-repeated="2"/>
          <table:table-cell/>
          <table:table-cell office:value-type="float" office:value="0" table:formula="=IF(ISBLANK([.G247];&quot;approval&quot;);0;IF(EXACT([.G247];&quot;draft&quot;);1;IF(EXACT([.G247];&quot;approval&quot;);2;IF(EXACT([.G247];&quot;final&quot;);3;0))))">
            <text:p>0</text:p>
          </table:table-cell>
          <table:table-cell/>
        </table:table-row>
        <table:table-row table:style-name="ro1">
          <table:table-cell office:value-type="string" office:string-value="actions" table:style-name="ce4">
            <text:p>actions</text:p>
          </table:table-cell>
          <table:table-cell office:value-type="string" office:string-value="edit-find-replace" table:style-name="ce4">
            <text:p>edit-find-replace</text:p>
          </table:table-cell>
          <table:table-cell/>
          <table:table-cell office:value-type="string" office:string-value="The icon for the find and replace action." table:style-name="ce4">
            <text:p>The icon for the find and replace action.</text:p>
          </table:table-cell>
          <table:table-cell/>
          <table:table-cell table:number-columns-repeated="2"/>
          <table:table-cell office:value-type="float" office:value="0" table:formula="=IF(ISBLANK([.G248];&quot;approval&quot;);0;IF(EXACT([.G248];&quot;draft&quot;);1;IF(EXACT([.G248];&quot;approval&quot;);2;IF(EXACT([.G248];&quot;final&quot;);3;0))))">
            <text:p>0</text:p>
          </table:table-cell>
          <table:table-cell/>
        </table:table-row>
        <table:table-row table:style-name="ro1">
          <table:table-cell office:value-type="string" office:string-value="actions" table:style-name="ce4">
            <text:p>actions</text:p>
          </table:table-cell>
          <table:table-cell office:value-type="string" office:string-value="edit-select-all" table:style-name="ce4">
            <text:p>edit-select-all</text:p>
          </table:table-cell>
          <table:table-cell/>
          <table:table-cell office:value-type="string" office:string-value="The icon for the select all action." table:style-name="ce4">
            <text:p>The icon for the select all action.</text:p>
          </table:table-cell>
          <table:table-cell/>
          <table:table-cell table:number-columns-repeated="2"/>
          <table:table-cell office:value-type="float" office:value="0" table:formula="=IF(ISBLANK([.G249];&quot;approval&quot;);0;IF(EXACT([.G249];&quot;draft&quot;);1;IF(EXACT([.G249];&quot;approval&quot;);2;IF(EXACT([.G249];&quot;final&quot;);3;0))))">
            <text:p>0</text:p>
          </table:table-cell>
          <table:table-cell/>
        </table:table-row>
        <table:table-row table:style-name="ro1">
          <table:table-cell office:value-type="string" office:string-value="actions" table:style-name="ce4">
            <text:p>actions</text:p>
          </table:table-cell>
          <table:table-cell office:value-type="string" office:string-value="format-text-direction-ltr" table:style-name="ce4">
            <text:p>format-text-direction-ltr</text:p>
          </table:table-cell>
          <table:table-cell/>
          <table:table-cell office:value-type="string" office:string-value="The icon for the left-to-right text formatting action." table:style-name="ce4">
            <text:p>The icon for the left-to-right text formatting action.</text:p>
          </table:table-cell>
          <table:table-cell/>
          <table:table-cell table:number-columns-repeated="2"/>
          <table:table-cell office:value-type="float" office:value="0" table:formula="=IF(ISBLANK([.G250];&quot;approval&quot;);0;IF(EXACT([.G250];&quot;draft&quot;);1;IF(EXACT([.G250];&quot;approval&quot;);2;IF(EXACT([.G250];&quot;final&quot;);3;0))))">
            <text:p>0</text:p>
          </table:table-cell>
          <table:table-cell/>
        </table:table-row>
        <table:table-row table:style-name="ro1">
          <table:table-cell office:value-type="string" office:string-value="actions" table:style-name="ce4">
            <text:p>actions</text:p>
          </table:table-cell>
          <table:table-cell office:value-type="string" office:string-value="format-text-direction-rtl" table:style-name="ce4">
            <text:p>format-text-direction-rtl</text:p>
          </table:table-cell>
          <table:table-cell/>
          <table:table-cell office:value-type="string" office:string-value="The icon for the right-to-left formatting action." table:style-name="ce4">
            <text:p>The icon for the right-to-left formatting action.</text:p>
          </table:table-cell>
          <table:table-cell/>
          <table:table-cell table:number-columns-repeated="2"/>
          <table:table-cell office:value-type="float" office:value="0" table:formula="=IF(ISBLANK([.G251];&quot;approval&quot;);0;IF(EXACT([.G251];&quot;draft&quot;);1;IF(EXACT([.G251];&quot;approval&quot;);2;IF(EXACT([.G251];&quot;final&quot;);3;0))))">
            <text:p>0</text:p>
          </table:table-cell>
          <table:table-cell/>
        </table:table-row>
        <table:table-row table:style-name="ro1">
          <table:table-cell office:value-type="string" office:string-value="actions" table:style-name="ce4">
            <text:p>actions</text:p>
          </table:table-cell>
          <table:table-cell office:value-type="string" office:string-value="go-jump" table:style-name="ce4">
            <text:p>go-jump</text:p>
          </table:table-cell>
          <table:table-cell/>
          <table:table-cell office:value-type="string" office:string-value="The icon for the jump to action." table:style-name="ce4">
            <text:p>The icon for the jump to action.</text:p>
          </table:table-cell>
          <table:table-cell/>
          <table:table-cell table:number-columns-repeated="2"/>
          <table:table-cell office:value-type="float" office:value="0" table:formula="=IF(ISBLANK([.G252];&quot;approval&quot;);0;IF(EXACT([.G252];&quot;draft&quot;);1;IF(EXACT([.G252];&quot;approval&quot;);2;IF(EXACT([.G252];&quot;final&quot;);3;0))))">
            <text:p>0</text:p>
          </table:table-cell>
          <table:table-cell/>
        </table:table-row>
        <table:table-row table:style-name="ro1">
          <table:table-cell office:value-type="string" office:string-value="actions" table:style-name="ce4">
            <text:p>actions</text:p>
          </table:table-cell>
          <table:table-cell office:value-type="string" office:string-value="help-about" table:style-name="ce4">
            <text:p>help-about</text:p>
          </table:table-cell>
          <table:table-cell/>
          <table:table-cell office:value-type="string" office:string-value="The icon for the About item in the Help menu." table:style-name="ce4">
            <text:p>The icon for the About item in the Help menu.</text:p>
          </table:table-cell>
          <table:table-cell/>
          <table:table-cell table:number-columns-repeated="2"/>
          <table:table-cell office:value-type="float" office:value="0" table:formula="=IF(ISBLANK([.G253];&quot;approval&quot;);0;IF(EXACT([.G253];&quot;draft&quot;);1;IF(EXACT([.G253];&quot;approval&quot;);2;IF(EXACT([.G253];&quot;final&quot;);3;0))))">
            <text:p>0</text:p>
          </table:table-cell>
          <table:table-cell/>
        </table:table-row>
        <table:table-row table:style-name="ro1">
          <table:table-cell office:value-type="string" office:string-value="actions" table:style-name="ce4">
            <text:p>actions</text:p>
          </table:table-cell>
          <table:table-cell office:value-type="string" office:string-value="help-faq" table:style-name="ce4">
            <text:p>help-faq</text:p>
          </table:table-cell>
          <table:table-cell/>
          <table:table-cell office:value-type="string" office:string-value="The icon for the FAQ item in the Help menu." table:style-name="ce4">
            <text:p>The icon for the FAQ item in the Help menu.</text:p>
          </table:table-cell>
          <table:table-cell/>
          <table:table-cell table:number-columns-repeated="2"/>
          <table:table-cell office:value-type="float" office:value="0" table:formula="=IF(ISBLANK([.G254];&quot;approval&quot;);0;IF(EXACT([.G254];&quot;draft&quot;);1;IF(EXACT([.G254];&quot;approval&quot;);2;IF(EXACT([.G254];&quot;final&quot;);3;0))))">
            <text:p>0</text:p>
          </table:table-cell>
          <table:table-cell/>
        </table:table-row>
        <table:table-row table:style-name="ro1">
          <table:table-cell office:value-type="string" office:string-value="actions" table:style-name="ce4">
            <text:p>actions</text:p>
          </table:table-cell>
          <table:table-cell office:value-type="string" office:string-value="insert-link" table:style-name="ce4">
            <text:p>insert-link</text:p>
          </table:table-cell>
          <table:table-cell/>
          <table:table-cell office:value-type="string" office:string-value="The icon for the insert link action of an application." table:style-name="ce4">
            <text:p>The icon for the insert link action of an application.</text:p>
          </table:table-cell>
          <table:table-cell/>
          <table:table-cell table:number-columns-repeated="2"/>
          <table:table-cell office:value-type="float" office:value="0" table:formula="=IF(ISBLANK([.G255];&quot;approval&quot;);0;IF(EXACT([.G255];&quot;draft&quot;);1;IF(EXACT([.G255];&quot;approval&quot;);2;IF(EXACT([.G255];&quot;final&quot;);3;0))))">
            <text:p>0</text:p>
          </table:table-cell>
          <table:table-cell/>
        </table:table-row>
        <table:table-row table:style-name="ro1">
          <table:table-cell office:value-type="string" office:string-value="actions" table:style-name="ce4">
            <text:p>actions</text:p>
          </table:table-cell>
          <table:table-cell office:value-type="string" office:string-value="insert-text" table:style-name="ce4">
            <text:p>insert-text</text:p>
          </table:table-cell>
          <table:table-cell/>
          <table:table-cell office:value-type="string" office:string-value="The icon for the insert text action of an application." table:style-name="ce4">
            <text:p>The icon for the insert text action of an application.</text:p>
          </table:table-cell>
          <table:table-cell/>
          <table:table-cell table:number-columns-repeated="2"/>
          <table:table-cell office:value-type="float" office:value="0" table:formula="=IF(ISBLANK([.G256];&quot;approval&quot;);0;IF(EXACT([.G256];&quot;draft&quot;);1;IF(EXACT([.G256];&quot;approval&quot;);2;IF(EXACT([.G256];&quot;final&quot;);3;0))))">
            <text:p>0</text:p>
          </table:table-cell>
          <table:table-cell/>
        </table:table-row>
        <table:table-row table:style-name="ro1">
          <table:table-cell office:value-type="string" office:string-value="actions" table:style-name="ce4">
            <text:p>actions</text:p>
          </table:table-cell>
          <table:table-cell office:value-type="string" office:string-value="mail-mark-important" table:style-name="ce4">
            <text:p>mail-mark-important</text:p>
          </table:table-cell>
          <table:table-cell/>
          <table:table-cell office:value-type="string" office:string-value="The icon for the mark as important action of an electronic mail application." table:style-name="ce4">
            <text:p>The icon for the mark as important action of an electronic mail application.</text:p>
          </table:table-cell>
          <table:table-cell table:number-columns-repeated="2"/>
          <table:table-cell/>
          <table:table-cell office:value-type="float" office:value="0" table:formula="=IF(ISBLANK([.G257];&quot;approval&quot;);0;IF(EXACT([.G257];&quot;draft&quot;);1;IF(EXACT([.G257];&quot;approval&quot;);2;IF(EXACT([.G257];&quot;final&quot;);3;0))))">
            <text:p>0</text:p>
          </table:table-cell>
          <table:table-cell/>
        </table:table-row>
        <table:table-row table:style-name="ro1">
          <table:table-cell office:value-type="string" office:string-value="actions" table:style-name="ce4">
            <text:p>actions</text:p>
          </table:table-cell>
          <table:table-cell office:value-type="string" office:string-value="mail-mark-read" table:style-name="ce4">
            <text:p>mail-mark-read</text:p>
          </table:table-cell>
          <table:table-cell/>
          <table:table-cell office:value-type="string" office:string-value="The icon for the mark as read action of an electronic mail application." table:style-name="ce4">
            <text:p>The icon for the mark as read action of an electronic mail application.</text:p>
          </table:table-cell>
          <table:table-cell table:number-columns-repeated="2"/>
          <table:table-cell/>
          <table:table-cell office:value-type="float" office:value="0" table:formula="=IF(ISBLANK([.G258];&quot;approval&quot;);0;IF(EXACT([.G258];&quot;draft&quot;);1;IF(EXACT([.G258];&quot;approval&quot;);2;IF(EXACT([.G258];&quot;final&quot;);3;0))))">
            <text:p>0</text:p>
          </table:table-cell>
          <table:table-cell/>
        </table:table-row>
        <table:table-row table:style-name="ro1">
          <table:table-cell office:value-type="string" office:string-value="actions" table:style-name="ce4">
            <text:p>actions</text:p>
          </table:table-cell>
          <table:table-cell office:value-type="string" office:string-value="mail-mark-unread" table:style-name="ce4">
            <text:p>mail-mark-unread</text:p>
          </table:table-cell>
          <table:table-cell/>
          <table:table-cell office:value-type="string" office:string-value="The icon for the mark as unread action of an electronic mail application." table:style-name="ce4">
            <text:p>The icon for the mark as unread action of an electronic mail application.</text:p>
          </table:table-cell>
          <table:table-cell table:number-columns-repeated="2"/>
          <table:table-cell/>
          <table:table-cell office:value-type="float" office:value="0" table:formula="=IF(ISBLANK([.G259];&quot;approval&quot;);0;IF(EXACT([.G259];&quot;draft&quot;);1;IF(EXACT([.G259];&quot;approval&quot;);2;IF(EXACT([.G259];&quot;final&quot;);3;0))))">
            <text:p>0</text:p>
          </table:table-cell>
          <table:table-cell/>
        </table:table-row>
        <table:table-row table:style-name="ro1">
          <table:table-cell office:value-type="string" office:string-value="actions" table:style-name="ce4">
            <text:p>actions</text:p>
          </table:table-cell>
          <table:table-cell office:value-type="string" office:string-value="mail-send-receive" table:style-name="ce4">
            <text:p>mail-send-receive</text:p>
          </table:table-cell>
          <table:table-cell/>
          <table:table-cell office:value-type="string" office:string-value="The icon for the send and receive action of an electronic mail application." table:style-name="ce4">
            <text:p>The icon for the send and receive action of an electronic mail application.</text:p>
          </table:table-cell>
          <table:table-cell table:number-columns-repeated="2"/>
          <table:table-cell/>
          <table:table-cell office:value-type="float" office:value="0" table:formula="=IF(ISBLANK([.G260];&quot;approval&quot;);0;IF(EXACT([.G260];&quot;draft&quot;);1;IF(EXACT([.G260];&quot;approval&quot;);2;IF(EXACT([.G260];&quot;final&quot;);3;0))))">
            <text:p>0</text:p>
          </table:table-cell>
          <table:table-cell/>
        </table:table-row>
        <table:table-row table:style-name="ro1">
          <table:table-cell office:value-type="string" office:string-value="actions" table:style-name="ce4">
            <text:p>actions</text:p>
          </table:table-cell>
          <table:table-cell office:value-type="string" office:string-value="object-flip-horizontal" table:style-name="ce4">
            <text:p>object-flip-horizontal</text:p>
          </table:table-cell>
          <table:table-cell/>
          <table:table-cell office:value-type="string" office:string-value="The icon for the action to flip an object horizontally." table:style-name="ce4">
            <text:p>The icon for the action to flip an object horizontally.</text:p>
          </table:table-cell>
          <table:table-cell/>
          <table:table-cell table:number-columns-repeated="2"/>
          <table:table-cell office:value-type="float" office:value="0" table:formula="=IF(ISBLANK([.G261];&quot;approval&quot;);0;IF(EXACT([.G261];&quot;draft&quot;);1;IF(EXACT([.G261];&quot;approval&quot;);2;IF(EXACT([.G261];&quot;final&quot;);3;0))))">
            <text:p>0</text:p>
          </table:table-cell>
          <table:table-cell/>
        </table:table-row>
        <table:table-row table:style-name="ro1">
          <table:table-cell office:value-type="string" office:string-value="actions" table:style-name="ce4">
            <text:p>actions</text:p>
          </table:table-cell>
          <table:table-cell office:value-type="string" office:string-value="object-flip-vertical" table:style-name="ce4">
            <text:p>object-flip-vertical</text:p>
          </table:table-cell>
          <table:table-cell/>
          <table:table-cell office:value-type="string" office:string-value="The icon for the action to flip an object vertically." table:style-name="ce4">
            <text:p>The icon for the action to flip an object vertically.</text:p>
          </table:table-cell>
          <table:table-cell/>
          <table:table-cell table:number-columns-repeated="2"/>
          <table:table-cell office:value-type="float" office:value="0" table:formula="=IF(ISBLANK([.G262];&quot;approval&quot;);0;IF(EXACT([.G262];&quot;draft&quot;);1;IF(EXACT([.G262];&quot;approval&quot;);2;IF(EXACT([.G262];&quot;final&quot;);3;0))))">
            <text:p>0</text:p>
          </table:table-cell>
          <table:table-cell/>
        </table:table-row>
        <table:table-row table:style-name="ro1">
          <table:table-cell office:value-type="string" office:string-value="actions" table:style-name="ce4">
            <text:p>actions</text:p>
          </table:table-cell>
          <table:table-cell office:value-type="string" office:string-value="view-sort-ascending" table:style-name="ce4">
            <text:p>view-sort-ascending</text:p>
          </table:table-cell>
          <table:table-cell/>
          <table:table-cell office:value-type="string" office:string-value="The icon used for the &lt;quote&gt;Sort Ascending&lt;/quote&gt; item in the application's &lt;quote&gt;View&lt;/quote&gt; menu, or in a button for changing the sort method for a list." table:style-name="ce4">
            <text:p>The icon used for the &lt;quote&gt;Sort Ascending&lt;/quote&gt; item in the application's &lt;quote&gt;View&lt;/quote&gt; menu, or in a button for changing the sort method for a list.</text:p>
          </table:table-cell>
          <table:table-cell table:number-columns-repeated="3"/>
          <table:table-cell office:value-type="float" office:value="0" table:formula="=IF(ISBLANK([.G263];&quot;approval&quot;);0;IF(EXACT([.G263];&quot;draft&quot;);1;IF(EXACT([.G263];&quot;approval&quot;);2;IF(EXACT([.G263];&quot;final&quot;);3;0))))">
            <text:p>0</text:p>
          </table:table-cell>
          <table:table-cell/>
        </table:table-row>
        <table:table-row table:style-name="ro1">
          <table:table-cell office:value-type="string" office:string-value="actions" table:style-name="ce4">
            <text:p>actions</text:p>
          </table:table-cell>
          <table:table-cell office:value-type="string" office:string-value="view-sort-descending" table:style-name="ce4">
            <text:p>view-sort-descending</text:p>
          </table:table-cell>
          <table:table-cell/>
          <table:table-cell office:value-type="string" office:string-value="The icon used for the &lt;quote&gt;Sort Descending&lt;/quote&gt; item in the application's &lt;quote&gt;View&lt;/quote&gt; menu, or in a button for changing the sort method for a list." table:style-name="ce4">
            <text:p>The icon used for the &lt;quote&gt;Sort Descending&lt;/quote&gt; item in the application's &lt;quote&gt;View&lt;/quote&gt; menu, or in a button for changing the sort method for a list.</text:p>
          </table:table-cell>
          <table:table-cell table:number-columns-repeated="3"/>
          <table:table-cell office:value-type="float" office:value="0" table:formula="=IF(ISBLANK([.G264];&quot;approval&quot;);0;IF(EXACT([.G264];&quot;draft&quot;);1;IF(EXACT([.G264];&quot;approval&quot;);2;IF(EXACT([.G264];&quot;final&quot;);3;0))))">
            <text:p>0</text:p>
          </table:table-cell>
          <table:table-cell/>
        </table:table-row>
        <table:table-row table:style-name="ro1">
          <table:table-cell office:value-type="string" office:string-value="animation" table:style-name="ce4">
            <text:p>animation</text:p>
          </table:table-cell>
          <table:table-cell office:value-type="string" office:string-value="process-working" table:style-name="ce4">
            <text:p>process-working</text:p>
          </table:table-cell>
          <table:table-cell/>
          <table:table-cell office:value-type="string" office:string-value="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 table:style-name="ce4">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number-columns-repeated="3"/>
          <table:table-cell office:value-type="float" office:value="0" table:formula="=IF(ISBLANK([.G265];&quot;approval&quot;);0;IF(EXACT([.G265];&quot;draft&quot;);1;IF(EXACT([.G265];&quot;approval&quot;);2;IF(EXACT([.G265];&quot;final&quot;);3;0))))">
            <text:p>0</text:p>
          </table:table-cell>
          <table:table-cell/>
        </table:table-row>
        <table:table-row table:style-name="ro1">
          <table:table-cell office:value-type="string" office:string-value="apps" table:style-name="ce4">
            <text:p>apps</text:p>
          </table:table-cell>
          <table:table-cell office:value-type="string" office:string-value="accessories-calculator" table:style-name="ce4">
            <text:p>accessories-calculator</text:p>
          </table:table-cell>
          <table:table-cell/>
          <table:table-cell office:value-type="string" office:string-value="The icon used for the desktop's calculator accessory program." table:style-name="ce4">
            <text:p>The icon used for the desktop's calculator accessory program.</text:p>
          </table:table-cell>
          <table:table-cell table:number-columns-repeated="2"/>
          <table:table-cell/>
          <table:table-cell office:value-type="float" office:value="0" table:formula="=IF(ISBLANK([.G266];&quot;approval&quot;);0;IF(EXACT([.G266];&quot;draft&quot;);1;IF(EXACT([.G266];&quot;approval&quot;);2;IF(EXACT([.G266];&quot;final&quot;);3;0))))">
            <text:p>0</text:p>
          </table:table-cell>
          <table:table-cell/>
        </table:table-row>
        <table:table-row table:style-name="ro1">
          <table:table-cell office:value-type="string" office:string-value="apps" table:style-name="ce4">
            <text:p>apps</text:p>
          </table:table-cell>
          <table:table-cell office:value-type="string" office:string-value="accessories-character-map" table:style-name="ce4">
            <text:p>accessories-character-map</text:p>
          </table:table-cell>
          <table:table-cell/>
          <table:table-cell office:value-type="string" office:string-value="The icon used for the desktop's international and extended text character accessory program." table:style-name="ce4">
            <text:p>The icon used for the desktop's international and extended text character accessory program.</text:p>
          </table:table-cell>
          <table:table-cell table:number-columns-repeated="3"/>
          <table:table-cell office:value-type="float" office:value="0" table:formula="=IF(ISBLANK([.G267];&quot;approval&quot;);0;IF(EXACT([.G267];&quot;draft&quot;);1;IF(EXACT([.G267];&quot;approval&quot;);2;IF(EXACT([.G267];&quot;final&quot;);3;0))))">
            <text:p>0</text:p>
          </table:table-cell>
          <table:table-cell/>
        </table:table-row>
        <table:table-row table:style-name="ro1">
          <table:table-cell office:value-type="string" office:string-value="apps" table:style-name="ce4">
            <text:p>apps</text:p>
          </table:table-cell>
          <table:table-cell office:value-type="string" office:string-value="accessories-dictionary" table:style-name="ce4">
            <text:p>accessories-dictionary</text:p>
          </table:table-cell>
          <table:table-cell/>
          <table:table-cell office:value-type="string" office:string-value="The icon used for the desktop's dictionary accessory program." table:style-name="ce4">
            <text:p>The icon used for the desktop's dictionary accessory program.</text:p>
          </table:table-cell>
          <table:table-cell table:number-columns-repeated="2"/>
          <table:table-cell/>
          <table:table-cell office:value-type="float" office:value="0" table:formula="=IF(ISBLANK([.G268];&quot;approval&quot;);0;IF(EXACT([.G268];&quot;draft&quot;);1;IF(EXACT([.G268];&quot;approval&quot;);2;IF(EXACT([.G268];&quot;final&quot;);3;0))))">
            <text:p>0</text:p>
          </table:table-cell>
          <table:table-cell/>
        </table:table-row>
        <table:table-row table:style-name="ro1">
          <table:table-cell office:value-type="string" office:string-value="apps" table:style-name="ce4">
            <text:p>apps</text:p>
          </table:table-cell>
          <table:table-cell office:value-type="string" office:string-value="accessories-text-editor" table:style-name="ce4">
            <text:p>accessories-text-editor</text:p>
          </table:table-cell>
          <table:table-cell/>
          <table:table-cell office:value-type="string" office:string-value="The icon used for the desktop's text editing accessory program." table:style-name="ce4">
            <text:p>The icon used for the desktop's text editing accessory program.</text:p>
          </table:table-cell>
          <table:table-cell table:number-columns-repeated="2"/>
          <table:table-cell/>
          <table:table-cell office:value-type="float" office:value="0" table:formula="=IF(ISBLANK([.G269];&quot;approval&quot;);0;IF(EXACT([.G269];&quot;draft&quot;);1;IF(EXACT([.G269];&quot;approval&quot;);2;IF(EXACT([.G269];&quot;final&quot;);3;0))))">
            <text:p>0</text:p>
          </table:table-cell>
          <table:table-cell/>
        </table:table-row>
        <table:table-row table:style-name="ro1">
          <table:table-cell office:value-type="string" office:string-value="apps" table:style-name="ce4">
            <text:p>apps</text:p>
          </table:table-cell>
          <table:table-cell office:value-type="string" office:string-value="help-browser" table:style-name="ce4">
            <text:p>help-browser</text:p>
          </table:table-cell>
          <table:table-cell/>
          <table:table-cell office:value-type="string" office:string-value="The icon used for the desktop's help browsing application." table:style-name="ce4">
            <text:p>The icon used for the desktop's help browsing application.</text:p>
          </table:table-cell>
          <table:table-cell table:number-columns-repeated="2"/>
          <table:table-cell/>
          <table:table-cell office:value-type="float" office:value="0" table:formula="=IF(ISBLANK([.G270];&quot;approval&quot;);0;IF(EXACT([.G270];&quot;draft&quot;);1;IF(EXACT([.G270];&quot;approval&quot;);2;IF(EXACT([.G270];&quot;final&quot;);3;0))))">
            <text:p>0</text:p>
          </table:table-cell>
          <table:table-cell/>
        </table:table-row>
        <table:table-row table:style-name="ro1">
          <table:table-cell office:value-type="string" office:string-value="apps" table:style-name="ce4">
            <text:p>apps</text:p>
          </table:table-cell>
          <table:table-cell office:value-type="string" office:string-value="multimedia-volume-control" table:style-name="ce4">
            <text:p>multimedia-volume-control</text:p>
          </table:table-cell>
          <table:table-cell/>
          <table:table-cell office:value-type="string" office:string-value="The icon used for the desktop's hardware volume control application." table:style-name="ce4">
            <text:p>The icon used for the desktop's hardware volume control application.</text:p>
          </table:table-cell>
          <table:table-cell table:number-columns-repeated="2"/>
          <table:table-cell/>
          <table:table-cell office:value-type="float" office:value="0" table:formula="=IF(ISBLANK([.G271];&quot;approval&quot;);0;IF(EXACT([.G271];&quot;draft&quot;);1;IF(EXACT([.G271];&quot;approval&quot;);2;IF(EXACT([.G271];&quot;final&quot;);3;0))))">
            <text:p>0</text:p>
          </table:table-cell>
          <table:table-cell/>
        </table:table-row>
        <table:table-row table:style-name="ro1">
          <table:table-cell office:value-type="string" office:string-value="apps" table:style-name="ce4">
            <text:p>apps</text:p>
          </table:table-cell>
          <table:table-cell office:value-type="string" office:string-value="preferences-desktop-multimedia" table:style-name="ce4">
            <text:p>preferences-desktop-multimedia</text:p>
          </table:table-cell>
          <table:table-cell/>
          <table:table-cell office:value-type="string" office:string-value="The icon used for the desktop's multimedia preferences." table:style-name="ce4">
            <text:p>The icon used for the desktop's multimedia preferences.</text:p>
          </table:table-cell>
          <table:table-cell table:number-columns-repeated="2"/>
          <table:table-cell/>
          <table:table-cell office:value-type="float" office:value="0" table:formula="=IF(ISBLANK([.G272];&quot;approval&quot;);0;IF(EXACT([.G272];&quot;draft&quot;);1;IF(EXACT([.G272];&quot;approval&quot;);2;IF(EXACT([.G272];&quot;final&quot;);3;0))))">
            <text:p>0</text:p>
          </table:table-cell>
          <table:table-cell/>
        </table:table-row>
        <table:table-row table:style-name="ro1">
          <table:table-cell office:value-type="string" office:string-value="apps" table:style-name="ce4">
            <text:p>apps</text:p>
          </table:table-cell>
          <table:table-cell office:value-type="string" office:string-value="system-software-update" table:style-name="ce4">
            <text:p>system-software-update</text:p>
          </table:table-cell>
          <table:table-cell/>
          <table:table-cell office:value-type="string" office:string-value="The icon used for the desktop's software updating application." table:style-name="ce4">
            <text:p>The icon used for the desktop's software updating application.</text:p>
          </table:table-cell>
          <table:table-cell table:number-columns-repeated="2"/>
          <table:table-cell/>
          <table:table-cell office:value-type="float" office:value="0" table:formula="=IF(ISBLANK([.G273];&quot;approval&quot;);0;IF(EXACT([.G273];&quot;draft&quot;);1;IF(EXACT([.G273];&quot;approval&quot;);2;IF(EXACT([.G273];&quot;final&quot;);3;0))))">
            <text:p>0</text:p>
          </table:table-cell>
          <table:table-cell/>
        </table:table-row>
        <table:table-row table:style-name="ro1">
          <table:table-cell office:value-type="string" office:string-value="apps" table:style-name="ce4">
            <text:p>apps</text:p>
          </table:table-cell>
          <table:table-cell office:value-type="string" office:string-value="utilities-system-monitor" table:style-name="ce4">
            <text:p>utilities-system-monitor</text:p>
          </table:table-cell>
          <table:table-cell/>
          <table:table-cell office:value-type="string" office:string-value="The icon used for the desktop's system resource monitor application." table:style-name="ce4">
            <text:p>The icon used for the desktop's system resource monitor application.</text:p>
          </table:table-cell>
          <table:table-cell table:number-columns-repeated="2"/>
          <table:table-cell/>
          <table:table-cell office:value-type="float" office:value="0" table:formula="=IF(ISBLANK([.G274];&quot;approval&quot;);0;IF(EXACT([.G274];&quot;draft&quot;);1;IF(EXACT([.G274];&quot;approval&quot;);2;IF(EXACT([.G274];&quot;final&quot;);3;0))))">
            <text:p>0</text:p>
          </table:table-cell>
          <table:table-cell/>
        </table:table-row>
        <table:table-row table:style-name="ro1">
          <table:table-cell office:value-type="string" office:string-value="apps" table:style-name="ce4">
            <text:p>apps</text:p>
          </table:table-cell>
          <table:table-cell office:value-type="string" office:string-value="utilities-terminal" table:style-name="ce4">
            <text:p>utilities-terminal</text:p>
          </table:table-cell>
          <table:table-cell/>
          <table:table-cell office:value-type="string" office:string-value="The icon used for the desktop's terminal emulation application." table:style-name="ce4">
            <text:p>The icon used for the desktop's terminal emulation application.</text:p>
          </table:table-cell>
          <table:table-cell table:number-columns-repeated="2"/>
          <table:table-cell/>
          <table:table-cell office:value-type="float" office:value="0" table:formula="=IF(ISBLANK([.G275];&quot;approval&quot;);0;IF(EXACT([.G275];&quot;draft&quot;);1;IF(EXACT([.G275];&quot;approval&quot;);2;IF(EXACT([.G275];&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engineering" table:style-name="ce4">
            <text:p>applications-engineering</text:p>
          </table:table-cell>
          <table:table-cell/>
          <table:table-cell office:value-type="string" office:string-value="The icon for the &lt;quote&gt;Engineering&lt;/quote&gt; sub-menu of the Programs menu." table:style-name="ce4">
            <text:p>The icon for the &lt;quote&gt;Engineering&lt;/quote&gt; sub-menu of the Programs menu.</text:p>
          </table:table-cell>
          <table:table-cell table:number-columns-repeated="2"/>
          <table:table-cell/>
          <table:table-cell office:value-type="float" office:value="0" table:formula="=IF(ISBLANK([.G276];&quot;approval&quot;);0;IF(EXACT([.G276];&quot;draft&quot;);1;IF(EXACT([.G276];&quot;approval&quot;);2;IF(EXACT([.G276];&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other" table:style-name="ce4">
            <text:p>applications-other</text:p>
          </table:table-cell>
          <table:table-cell/>
          <table:table-cell office:value-type="string" office:string-value="The icon for the &lt;quote&gt;Other&lt;/quote&gt; sub-menu of the Programs menu." table:style-name="ce4">
            <text:p>The icon for the &lt;quote&gt;Other&lt;/quote&gt; sub-menu of the Programs menu.</text:p>
          </table:table-cell>
          <table:table-cell table:number-columns-repeated="2"/>
          <table:table-cell/>
          <table:table-cell office:value-type="float" office:value="0" table:formula="=IF(ISBLANK([.G277];&quot;approval&quot;);0;IF(EXACT([.G277];&quot;draft&quot;);1;IF(EXACT([.G277];&quot;approval&quot;);2;IF(EXACT([.G277];&quot;final&quot;);3;0))))">
            <text:p>0</text:p>
          </table:table-cell>
          <table:table-cell/>
        </table:table-row>
        <table:table-row table:style-name="ro1">
          <table:table-cell office:value-type="string" office:string-value="category" table:style-name="ce4">
            <text:p>category</text:p>
          </table:table-cell>
          <table:table-cell office:value-type="string" office:string-value="applications-science" table:style-name="ce4">
            <text:p>applications-science</text:p>
          </table:table-cell>
          <table:table-cell/>
          <table:table-cell office:value-type="string" office:string-value="The icon for the &lt;quote&gt;Science&lt;/quote&gt; sub-menu of the Programs menu." table:style-name="ce4">
            <text:p>The icon for the &lt;quote&gt;Science&lt;/quote&gt; sub-menu of the Programs menu.</text:p>
          </table:table-cell>
          <table:table-cell table:number-columns-repeated="2"/>
          <table:table-cell/>
          <table:table-cell office:value-type="float" office:value="0" table:formula="=IF(ISBLANK([.G278];&quot;approval&quot;);0;IF(EXACT([.G278];&quot;draft&quot;);1;IF(EXACT([.G278];&quot;approval&quot;);2;IF(EXACT([.G278];&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other" table:style-name="ce4">
            <text:p>preferences-other</text:p>
          </table:table-cell>
          <table:table-cell/>
          <table:table-cell office:value-type="string" office:string-value="The icon for the &lt;quote&gt;Other&lt;/quote&gt; preferences category." table:style-name="ce4">
            <text:p>The icon for the &lt;quote&gt;Other&lt;/quote&gt; preferences category.</text:p>
          </table:table-cell>
          <table:table-cell table:number-columns-repeated="2"/>
          <table:table-cell/>
          <table:table-cell office:value-type="float" office:value="0" table:formula="=IF(ISBLANK([.G279];&quot;approval&quot;);0;IF(EXACT([.G279];&quot;draft&quot;);1;IF(EXACT([.G279];&quot;approval&quot;);2;IF(EXACT([.G279];&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system" table:style-name="ce4">
            <text:p>preferences-system</text:p>
          </table:table-cell>
          <table:table-cell/>
          <table:table-cell office:value-type="string" office:string-value="The icon for the &lt;quote&gt;System Preferences&lt;/quote&gt; category." table:style-name="ce4">
            <text:p>The icon for the &lt;quote&gt;System Preferences&lt;/quote&gt; category.</text:p>
          </table:table-cell>
          <table:table-cell table:number-columns-repeated="2"/>
          <table:table-cell/>
          <table:table-cell office:value-type="float" office:value="0" table:formula="=IF(ISBLANK([.G280];&quot;approval&quot;);0;IF(EXACT([.G280];&quot;draft&quot;);1;IF(EXACT([.G280];&quot;approval&quot;);2;IF(EXACT([.G280];&quot;final&quot;);3;0))))">
            <text:p>0</text:p>
          </table:table-cell>
          <table:table-cell/>
        </table:table-row>
        <table:table-row table:style-name="ro1">
          <table:table-cell office:value-type="string" office:string-value="category" table:style-name="ce4">
            <text:p>category</text:p>
          </table:table-cell>
          <table:table-cell office:value-type="string" office:string-value="preferences-system-network" table:style-name="ce4">
            <text:p>preferences-system-network</text:p>
          </table:table-cell>
          <table:table-cell/>
          <table:table-cell office:value-type="string" office:string-value="The icon for the &lt;quote&gt;Network&lt;/quote&gt; sub-category of the &lt;quote&gt;System Preferences&lt;/quote&gt; category." table:style-name="ce4">
            <text:p>The icon for the &lt;quote&gt;Network&lt;/quote&gt; sub-category of the &lt;quote&gt;System Preferences&lt;/quote&gt; category.</text:p>
          </table:table-cell>
          <table:table-cell table:number-columns-repeated="3"/>
          <table:table-cell office:value-type="float" office:value="0" table:formula="=IF(ISBLANK([.G281];&quot;approval&quot;);0;IF(EXACT([.G281];&quot;draft&quot;);1;IF(EXACT([.G281];&quot;approval&quot;);2;IF(EXACT([.G281];&quot;final&quot;);3;0))))">
            <text:p>0</text:p>
          </table:table-cell>
          <table:table-cell/>
        </table:table-row>
        <table:table-row table:style-name="ro1">
          <table:table-cell office:value-type="string" office:string-value="category" table:style-name="ce4">
            <text:p>category</text:p>
          </table:table-cell>
          <table:table-cell office:value-type="string" office:string-value="system-help" table:style-name="ce4">
            <text:p>system-help</text:p>
          </table:table-cell>
          <table:table-cell/>
          <table:table-cell office:value-type="string" office:string-value="The icon for the &lt;quote&gt;Help&lt;/quote&gt; system category." table:style-name="ce4">
            <text:p>The icon for the &lt;quote&gt;Help&lt;/quote&gt; system category.</text:p>
          </table:table-cell>
          <table:table-cell table:number-columns-repeated="2"/>
          <table:table-cell/>
          <table:table-cell office:value-type="float" office:value="0" table:formula="=IF(ISBLANK([.G282];&quot;approval&quot;);0;IF(EXACT([.G282];&quot;draft&quot;);1;IF(EXACT([.G282];&quot;approval&quot;);2;IF(EXACT([.G282];&quot;final&quot;);3;0))))">
            <text:p>0</text:p>
          </table:table-cell>
          <table:table-cell/>
        </table:table-row>
        <table:table-row table:style-name="ro1">
          <table:table-cell office:value-type="string" office:string-value="device" table:style-name="ce4">
            <text:p>device</text:p>
          </table:table-cell>
          <table:table-cell office:value-type="string" office:string-value="audio-card" table:style-name="ce4">
            <text:p>audio-card</text:p>
          </table:table-cell>
          <table:table-cell/>
          <table:table-cell office:value-type="string" office:string-value="The icon used for the audio rendering device." table:style-name="ce4">
            <text:p>The icon used for the audio rendering device.</text:p>
          </table:table-cell>
          <table:table-cell/>
          <table:table-cell table:number-columns-repeated="2"/>
          <table:table-cell office:value-type="float" office:value="0" table:formula="=IF(ISBLANK([.G283];&quot;approval&quot;);0;IF(EXACT([.G283];&quot;draft&quot;);1;IF(EXACT([.G283];&quot;approval&quot;);2;IF(EXACT([.G283];&quot;final&quot;);3;0))))">
            <text:p>0</text:p>
          </table:table-cell>
          <table:table-cell/>
        </table:table-row>
        <table:table-row table:style-name="ro1">
          <table:table-cell office:value-type="string" office:string-value="device" table:style-name="ce4">
            <text:p>device</text:p>
          </table:table-cell>
          <table:table-cell office:value-type="string" office:string-value="audio-input-microphone" table:style-name="ce4">
            <text:p>audio-input-microphone</text:p>
          </table:table-cell>
          <table:table-cell/>
          <table:table-cell office:value-type="string" office:string-value="The icon used for the microphone audio input device." table:style-name="ce4">
            <text:p>The icon used for the microphone audio input device.</text:p>
          </table:table-cell>
          <table:table-cell/>
          <table:table-cell table:number-columns-repeated="2"/>
          <table:table-cell office:value-type="float" office:value="0" table:formula="=IF(ISBLANK([.G284];&quot;approval&quot;);0;IF(EXACT([.G284];&quot;draft&quot;);1;IF(EXACT([.G284];&quot;approval&quot;);2;IF(EXACT([.G284];&quot;final&quot;);3;0))))">
            <text:p>0</text:p>
          </table:table-cell>
          <table:table-cell/>
        </table:table-row>
        <table:table-row table:style-name="ro1">
          <table:table-cell office:value-type="string" office:string-value="device" table:style-name="ce4">
            <text:p>device</text:p>
          </table:table-cell>
          <table:table-cell office:value-type="string" office:string-value="camera-video" table:style-name="ce4">
            <text:p>camera-video</text:p>
          </table:table-cell>
          <table:table-cell/>
          <table:table-cell office:value-type="string" office:string-value="The icon used for a video or web camera." table:style-name="ce4">
            <text:p>The icon used for a video or web camera.</text:p>
          </table:table-cell>
          <table:table-cell/>
          <table:table-cell table:number-columns-repeated="2"/>
          <table:table-cell office:value-type="float" office:value="0" table:formula="=IF(ISBLANK([.G285];&quot;approval&quot;);0;IF(EXACT([.G285];&quot;draft&quot;);1;IF(EXACT([.G285];&quot;approval&quot;);2;IF(EXACT([.G285];&quot;final&quot;);3;0))))">
            <text:p>0</text:p>
          </table:table-cell>
          <table:table-cell/>
        </table:table-row>
        <table:table-row table:style-name="ro1">
          <table:table-cell office:value-type="string" office:string-value="device" table:style-name="ce4">
            <text:p>device</text:p>
          </table:table-cell>
          <table:table-cell office:value-type="string" office:string-value="media-tape" table:style-name="ce4">
            <text:p>media-tape</text:p>
          </table:table-cell>
          <table:table-cell/>
          <table:table-cell office:value-type="string" office:string-value="The icon used for generic physical tape media." table:style-name="ce4">
            <text:p>The icon used for generic physical tape media.</text:p>
          </table:table-cell>
          <table:table-cell/>
          <table:table-cell table:number-columns-repeated="2"/>
          <table:table-cell office:value-type="float" office:value="0" table:formula="=IF(ISBLANK([.G286];&quot;approval&quot;);0;IF(EXACT([.G286];&quot;draft&quot;);1;IF(EXACT([.G286];&quot;approval&quot;);2;IF(EXACT([.G286];&quot;final&quot;);3;0))))">
            <text:p>0</text:p>
          </table:table-cell>
          <table:table-cell/>
        </table:table-row>
        <table:table-row table:style-name="ro1">
          <table:table-cell office:value-type="string" office:string-value="device" table:style-name="ce4">
            <text:p>device</text:p>
          </table:table-cell>
          <table:table-cell office:value-type="string" office:string-value="modem" table:style-name="ce4">
            <text:p>modem</text:p>
          </table:table-cell>
          <table:table-cell/>
          <table:table-cell office:value-type="string" office:string-value="The icon used for modem devices." table:style-name="ce4">
            <text:p>The icon used for modem devices.</text:p>
          </table:table-cell>
          <table:table-cell/>
          <table:table-cell table:number-columns-repeated="2"/>
          <table:table-cell office:value-type="float" office:value="0" table:formula="=IF(ISBLANK([.G287];&quot;approval&quot;);0;IF(EXACT([.G287];&quot;draft&quot;);1;IF(EXACT([.G287];&quot;approval&quot;);2;IF(EXACT([.G287];&quot;final&quot;);3;0))))">
            <text:p>0</text:p>
          </table:table-cell>
          <table:table-cell/>
        </table:table-row>
        <table:table-row table:style-name="ro1">
          <table:table-cell office:value-type="string" office:string-value="emblem" table:style-name="ce4">
            <text:p>emblem</text:p>
          </table:table-cell>
          <table:table-cell office:value-type="string" office:string-value="emblem-default" table:style-name="ce4">
            <text:p>emblem-default</text:p>
          </table:table-cell>
          <table:table-cell/>
          <table:table-cell office:value-type="string" office:string-value="The icon used as an emblem to specify the default selection of a printer for example." table:style-name="ce4">
            <text:p>The icon used as an emblem to specify the default selection of a printer for example.</text:p>
          </table:table-cell>
          <table:table-cell table:number-columns-repeated="2"/>
          <table:table-cell/>
          <table:table-cell office:value-type="float" office:value="0" table:formula="=IF(ISBLANK([.G288];&quot;approval&quot;);0;IF(EXACT([.G288];&quot;draft&quot;);1;IF(EXACT([.G288];&quot;approval&quot;);2;IF(EXACT([.G288];&quot;final&quot;);3;0))))">
            <text:p>0</text:p>
          </table:table-cell>
          <table:table-cell/>
        </table:table-row>
        <table:table-row table:style-name="ro1">
          <table:table-cell office:value-type="string" office:string-value="emblem" table:style-name="ce4">
            <text:p>emblem</text:p>
          </table:table-cell>
          <table:table-cell office:value-type="string" office:string-value="emblem-default" table:style-name="ce4">
            <text:p>emblem-default</text:p>
          </table:table-cell>
          <table:table-cell/>
          <table:table-cell office:value-type="string" office:string-value="The icon used as an emblem to specify the default selection of a printer for example." table:style-name="ce4">
            <text:p>The icon used as an emblem to specify the default selection of a printer for example.</text:p>
          </table:table-cell>
          <table:table-cell table:number-columns-repeated="2"/>
          <table:table-cell/>
          <table:table-cell office:value-type="float" office:value="0" table:formula="=IF(ISBLANK([.G289];&quot;approval&quot;);0;IF(EXACT([.G289];&quot;draft&quot;);1;IF(EXACT([.G289];&quot;approval&quot;);2;IF(EXACT([.G289];&quot;final&quot;);3;0))))">
            <text:p>0</text:p>
          </table:table-cell>
          <table:table-cell/>
        </table:table-row>
        <table:table-row table:style-name="ro1">
          <table:table-cell office:value-type="string" office:string-value="emblem" table:style-name="ce4">
            <text:p>emblem</text:p>
          </table:table-cell>
          <table:table-cell office:value-type="string" office:string-value="emblem-documents" table:style-name="ce4">
            <text:p>emblem-documents</text:p>
          </table:table-cell>
          <table:table-cell/>
          <table:table-cell office:value-type="string" office:string-value="The icon used as an emblem for the directory where a user's documents are stored." table:style-name="ce4">
            <text:p>The icon used as an emblem for the directory where a user's documents are stored.</text:p>
          </table:table-cell>
          <table:table-cell table:number-columns-repeated="2"/>
          <table:table-cell/>
          <table:table-cell office:value-type="float" office:value="0" table:formula="=IF(ISBLANK([.G290];&quot;approval&quot;);0;IF(EXACT([.G290];&quot;draft&quot;);1;IF(EXACT([.G290];&quot;approval&quot;);2;IF(EXACT([.G290];&quot;final&quot;);3;0))))">
            <text:p>0</text:p>
          </table:table-cell>
          <table:table-cell/>
        </table:table-row>
        <table:table-row table:style-name="ro1">
          <table:table-cell office:value-type="string" office:string-value="emblem" table:style-name="ce4">
            <text:p>emblem</text:p>
          </table:table-cell>
          <table:table-cell office:value-type="string" office:string-value="emblem-downloads" table:style-name="ce4">
            <text:p>emblem-downloads</text:p>
          </table:table-cell>
          <table:table-cell/>
          <table:table-cell office:value-type="string" office:string-value="The icon used as an emblem for the directory where a user's downloads from the internet are stored." table:style-name="ce4">
            <text:p>The icon used as an emblem for the directory where a user's downloads from the internet are stored.</text:p>
          </table:table-cell>
          <table:table-cell table:number-columns-repeated="3"/>
          <table:table-cell office:value-type="float" office:value="0" table:formula="=IF(ISBLANK([.G291];&quot;approval&quot;);0;IF(EXACT([.G291];&quot;draft&quot;);1;IF(EXACT([.G291];&quot;approval&quot;);2;IF(EXACT([.G291];&quot;final&quot;);3;0))))">
            <text:p>0</text:p>
          </table:table-cell>
          <table:table-cell/>
        </table:table-row>
        <table:table-row table:style-name="ro1">
          <table:table-cell office:value-type="string" office:string-value="emblem" table:style-name="ce4">
            <text:p>emblem</text:p>
          </table:table-cell>
          <table:table-cell office:value-type="string" office:string-value="emblem-favorite" table:style-name="ce4">
            <text:p>emblem-favorite</text:p>
          </table:table-cell>
          <table:table-cell/>
          <table:table-cell office:value-type="string" office:string-value="The icon used as an emblem for files and directories that the user marks as favorites." table:style-name="ce4">
            <text:p>The icon used as an emblem for files and directories that the user marks as favorites.</text:p>
          </table:table-cell>
          <table:table-cell table:number-columns-repeated="3"/>
          <table:table-cell office:value-type="float" office:value="0" table:formula="=IF(ISBLANK([.G292];&quot;approval&quot;);0;IF(EXACT([.G292];&quot;draft&quot;);1;IF(EXACT([.G292];&quot;approval&quot;);2;IF(EXACT([.G292];&quot;final&quot;);3;0))))">
            <text:p>0</text:p>
          </table:table-cell>
          <table:table-cell/>
        </table:table-row>
        <table:table-row table:style-name="ro1">
          <table:table-cell office:value-type="string" office:string-value="emblem" table:style-name="ce4">
            <text:p>emblem</text:p>
          </table:table-cell>
          <table:table-cell office:value-type="string" office:string-value="emblem-important" table:style-name="ce4">
            <text:p>emblem-important</text:p>
          </table:table-cell>
          <table:table-cell/>
          <table:table-cell office:value-type="string" office:string-value="The icon used as an emblem for files and directories that are marked as important by the user." table:style-name="ce4">
            <text:p>The icon used as an emblem for files and directories that are marked as important by the user.</text:p>
          </table:table-cell>
          <table:table-cell table:number-columns-repeated="3"/>
          <table:table-cell office:value-type="float" office:value="0" table:formula="=IF(ISBLANK([.G293];&quot;approval&quot;);0;IF(EXACT([.G293];&quot;draft&quot;);1;IF(EXACT([.G293];&quot;approval&quot;);2;IF(EXACT([.G293];&quot;final&quot;);3;0))))">
            <text:p>0</text:p>
          </table:table-cell>
          <table:table-cell/>
        </table:table-row>
        <table:table-row table:style-name="ro1">
          <table:table-cell office:value-type="string" office:string-value="emblem" table:style-name="ce4">
            <text:p>emblem</text:p>
          </table:table-cell>
          <table:table-cell office:value-type="string" office:string-value="emblem-mail" table:style-name="ce4">
            <text:p>emblem-mail</text:p>
          </table:table-cell>
          <table:table-cell/>
          <table:table-cell office:value-type="string" office:string-value="The icon used as an emblem to specify the directory where the user's electronic mail is stored." table:style-name="ce4">
            <text:p>The icon used as an emblem to specify the directory where the user's electronic mail is stored.</text:p>
          </table:table-cell>
          <table:table-cell table:number-columns-repeated="3"/>
          <table:table-cell office:value-type="float" office:value="0" table:formula="=IF(ISBLANK([.G294];&quot;approval&quot;);0;IF(EXACT([.G294];&quot;draft&quot;);1;IF(EXACT([.G294];&quot;approval&quot;);2;IF(EXACT([.G294];&quot;final&quot;);3;0))))">
            <text:p>0</text:p>
          </table:table-cell>
          <table:table-cell/>
        </table:table-row>
        <table:table-row table:style-name="ro1">
          <table:table-cell office:value-type="string" office:string-value="emblem" table:style-name="ce4">
            <text:p>emblem</text:p>
          </table:table-cell>
          <table:table-cell office:value-type="string" office:string-value="emblem-photos" table:style-name="ce4">
            <text:p>emblem-photos</text:p>
          </table:table-cell>
          <table:table-cell/>
          <table:table-cell office:value-type="string" office:string-value="The icon used as an emblem to specify the directory where the user stores photographs." table:style-name="ce4">
            <text:p>The icon used as an emblem to specify the directory where the user stores photographs.</text:p>
          </table:table-cell>
          <table:table-cell table:number-columns-repeated="3"/>
          <table:table-cell office:value-type="float" office:value="0" table:formula="=IF(ISBLANK([.G295];&quot;approval&quot;);0;IF(EXACT([.G295];&quot;draft&quot;);1;IF(EXACT([.G295];&quot;approval&quot;);2;IF(EXACT([.G295];&quot;final&quot;);3;0))))">
            <text:p>0</text:p>
          </table:table-cell>
          <table:table-cell/>
        </table:table-row>
        <table:table-row table:style-name="ro1">
          <table:table-cell office:value-type="string" office:string-value="emblem" table:style-name="ce4">
            <text:p>emblem</text:p>
          </table:table-cell>
          <table:table-cell office:value-type="string" office:string-value="emblem-readonly" table:style-name="ce4">
            <text:p>emblem-readonly</text:p>
          </table:table-cell>
          <table:table-cell/>
          <table:table-cell office:value-type="string" office:string-value="The icon used as an emblem for files and directories which can not be written to by the user." table:style-name="ce4">
            <text:p>The icon used as an emblem for files and directories which can not be written to by the user.</text:p>
          </table:table-cell>
          <table:table-cell table:number-columns-repeated="3"/>
          <table:table-cell office:value-type="float" office:value="0" table:formula="=IF(ISBLANK([.G296];&quot;approval&quot;);0;IF(EXACT([.G296];&quot;draft&quot;);1;IF(EXACT([.G296];&quot;approval&quot;);2;IF(EXACT([.G296];&quot;final&quot;);3;0))))">
            <text:p>0</text:p>
          </table:table-cell>
          <table:table-cell/>
        </table:table-row>
        <table:table-row table:style-name="ro1">
          <table:table-cell office:value-type="string" office:string-value="emblem" table:style-name="ce4">
            <text:p>emblem</text:p>
          </table:table-cell>
          <table:table-cell office:value-type="string" office:string-value="emblem-shared" table:style-name="ce4">
            <text:p>emblem-shared</text:p>
          </table:table-cell>
          <table:table-cell/>
          <table:table-cell office:value-type="string" office:string-value="The icon used as an emblem for files and directories that are shared to other users." table:style-name="ce4">
            <text:p>The icon used as an emblem for files and directories that are shared to other users.</text:p>
          </table:table-cell>
          <table:table-cell table:number-columns-repeated="2"/>
          <table:table-cell/>
          <table:table-cell office:value-type="float" office:value="0" table:formula="=IF(ISBLANK([.G297];&quot;approval&quot;);0;IF(EXACT([.G297];&quot;draft&quot;);1;IF(EXACT([.G297];&quot;approval&quot;);2;IF(EXACT([.G297];&quot;final&quot;);3;0))))">
            <text:p>0</text:p>
          </table:table-cell>
          <table:table-cell/>
        </table:table-row>
        <table:table-row table:style-name="ro1">
          <table:table-cell office:value-type="string" office:string-value="emblem" table:style-name="ce4">
            <text:p>emblem</text:p>
          </table:table-cell>
          <table:table-cell office:value-type="string" office:string-value="emblem-symbolic-link" table:style-name="ce4">
            <text:p>emblem-symbolic-link</text:p>
          </table:table-cell>
          <table:table-cell/>
          <table:table-cell office:value-type="string" office:string-value="The icon used as an emblem for files and direcotires that are links to other files or directories on the filesystem." table:style-name="ce4">
            <text:p>The icon used as an emblem for files and direcotires that are links to other files or directories on the filesystem.</text:p>
          </table:table-cell>
          <table:table-cell table:number-columns-repeated="3"/>
          <table:table-cell office:value-type="float" office:value="0" table:formula="=IF(ISBLANK([.G298];&quot;approval&quot;);0;IF(EXACT([.G298];&quot;draft&quot;);1;IF(EXACT([.G298];&quot;approval&quot;);2;IF(EXACT([.G298];&quot;final&quot;);3;0))))">
            <text:p>0</text:p>
          </table:table-cell>
          <table:table-cell/>
        </table:table-row>
        <table:table-row table:style-name="ro1">
          <table:table-cell office:value-type="string" office:string-value="emblem" table:style-name="ce4">
            <text:p>emblem</text:p>
          </table:table-cell>
          <table:table-cell office:value-type="string" office:string-value="emblem-synchronized" table:style-name="ce4">
            <text:p>emblem-synchronized</text:p>
          </table:table-cell>
          <table:table-cell/>
          <table:table-cell office:value-type="string" office:string-value="The icon used as an emblem for files or directories that are configured to be synchronized to another device." table:style-name="ce4">
            <text:p>The icon used as an emblem for files or directories that are configured to be synchronized to another device.</text:p>
          </table:table-cell>
          <table:table-cell table:number-columns-repeated="3"/>
          <table:table-cell office:value-type="float" office:value="0" table:formula="=IF(ISBLANK([.G299];&quot;approval&quot;);0;IF(EXACT([.G299];&quot;draft&quot;);1;IF(EXACT([.G299];&quot;approval&quot;);2;IF(EXACT([.G299];&quot;final&quot;);3;0))))">
            <text:p>0</text:p>
          </table:table-cell>
          <table:table-cell/>
        </table:table-row>
        <table:table-row table:style-name="ro1">
          <table:table-cell office:value-type="string" office:string-value="emblem" table:style-name="ce4">
            <text:p>emblem</text:p>
          </table:table-cell>
          <table:table-cell office:value-type="string" office:string-value="emblem-system" table:style-name="ce4">
            <text:p>emblem-system</text:p>
          </table:table-cell>
          <table:table-cell/>
          <table:table-cell office:value-type="string" office:string-value="The icon used as an emblem for directories that contain system libraries, settings, and data." table:style-name="ce4">
            <text:p>The icon used as an emblem for directories that contain system libraries, settings, and data.</text:p>
          </table:table-cell>
          <table:table-cell table:number-columns-repeated="3"/>
          <table:table-cell office:value-type="float" office:value="0" table:formula="=IF(ISBLANK([.G300];&quot;approval&quot;);0;IF(EXACT([.G300];&quot;draft&quot;);1;IF(EXACT([.G300];&quot;approval&quot;);2;IF(EXACT([.G300];&quot;final&quot;);3;0))))">
            <text:p>0</text:p>
          </table:table-cell>
          <table:table-cell/>
        </table:table-row>
        <table:table-row table:style-name="ro1">
          <table:table-cell office:value-type="string" office:string-value="emblem" table:style-name="ce4">
            <text:p>emblem</text:p>
          </table:table-cell>
          <table:table-cell office:value-type="string" office:string-value="emblem-unreadable" table:style-name="ce4">
            <text:p>emblem-unreadable</text:p>
          </table:table-cell>
          <table:table-cell/>
          <table:table-cell office:value-type="string" office:string-value="The icon used as an emblem for files and directories that are inaccessible." table:style-name="ce4">
            <text:p>The icon used as an emblem for files and directories that are inaccessible.</text:p>
          </table:table-cell>
          <table:table-cell table:number-columns-repeated="2"/>
          <table:table-cell/>
          <table:table-cell office:value-type="float" office:value="0" table:formula="=IF(ISBLANK([.G301];&quot;approval&quot;);0;IF(EXACT([.G301];&quot;draft&quot;);1;IF(EXACT([.G301];&quot;approval&quot;);2;IF(EXACT([.G301];&quot;final&quot;);3;0))))">
            <text:p>0</text:p>
          </table:table-cell>
          <table:table-cell/>
        </table:table-row>
        <table:table-row table:style-name="ro1">
          <table:table-cell office:value-type="string" office:string-value="emotion" table:style-name="ce4">
            <text:p>emotion</text:p>
          </table:table-cell>
          <table:table-cell office:value-type="string" office:string-value="face-angel" table:style-name="ce4">
            <text:p>face-angel</text:p>
          </table:table-cell>
          <table:table-cell/>
          <table:table-cell office:value-type="string" office:string-value="The icon used for the 0:-) emote." table:style-name="ce4">
            <text:p>The icon used for the 0:-) emote.</text:p>
          </table:table-cell>
          <table:table-cell/>
          <table:table-cell table:number-columns-repeated="2"/>
          <table:table-cell office:value-type="float" office:value="0" table:formula="=IF(ISBLANK([.G302];&quot;approval&quot;);0;IF(EXACT([.G302];&quot;draft&quot;);1;IF(EXACT([.G302];&quot;approval&quot;);2;IF(EXACT([.G302];&quot;final&quot;);3;0))))">
            <text:p>0</text:p>
          </table:table-cell>
          <table:table-cell/>
        </table:table-row>
        <table:table-row table:style-name="ro1">
          <table:table-cell office:value-type="string" office:string-value="emotion" table:style-name="ce4">
            <text:p>emotion</text:p>
          </table:table-cell>
          <table:table-cell office:value-type="string" office:string-value="face-crying" table:style-name="ce4">
            <text:p>face-crying</text:p>
          </table:table-cell>
          <table:table-cell/>
          <table:table-cell office:value-type="string" office:string-value="The icon used for the :'( emote." table:style-name="ce4">
            <text:p>The icon used for the :'( emote.</text:p>
          </table:table-cell>
          <table:table-cell/>
          <table:table-cell table:number-columns-repeated="2"/>
          <table:table-cell office:value-type="float" office:value="0" table:formula="=IF(ISBLANK([.G303];&quot;approval&quot;);0;IF(EXACT([.G303];&quot;draft&quot;);1;IF(EXACT([.G303];&quot;approval&quot;);2;IF(EXACT([.G303];&quot;final&quot;);3;0))))">
            <text:p>0</text:p>
          </table:table-cell>
          <table:table-cell/>
        </table:table-row>
        <table:table-row table:style-name="ro1">
          <table:table-cell office:value-type="string" office:string-value="emotion" table:style-name="ce4">
            <text:p>emotion</text:p>
          </table:table-cell>
          <table:table-cell office:value-type="string" office:string-value="face-devil-grin" table:style-name="ce4">
            <text:p>face-devil-grin</text:p>
          </table:table-cell>
          <table:table-cell/>
          <table:table-cell office:value-type="string" office:string-value="The icon used for the &gt;:-) emote." table:style-name="ce4">
            <text:p>The icon used for the &gt;:-) emote.</text:p>
          </table:table-cell>
          <table:table-cell/>
          <table:table-cell table:number-columns-repeated="2"/>
          <table:table-cell office:value-type="float" office:value="0" table:formula="=IF(ISBLANK([.G304];&quot;approval&quot;);0;IF(EXACT([.G304];&quot;draft&quot;);1;IF(EXACT([.G304];&quot;approval&quot;);2;IF(EXACT([.G304];&quot;final&quot;);3;0))))">
            <text:p>0</text:p>
          </table:table-cell>
          <table:table-cell/>
        </table:table-row>
        <table:table-row table:style-name="ro1">
          <table:table-cell office:value-type="string" office:string-value="emotion" table:style-name="ce4">
            <text:p>emotion</text:p>
          </table:table-cell>
          <table:table-cell office:value-type="string" office:string-value="face-devil-sad" table:style-name="ce4">
            <text:p>face-devil-sad</text:p>
          </table:table-cell>
          <table:table-cell/>
          <table:table-cell office:value-type="string" office:string-value="The icon used for the &gt;:-( emote." table:style-name="ce4">
            <text:p>The icon used for the &gt;:-( emote.</text:p>
          </table:table-cell>
          <table:table-cell/>
          <table:table-cell table:number-columns-repeated="2"/>
          <table:table-cell office:value-type="float" office:value="0" table:formula="=IF(ISBLANK([.G305];&quot;approval&quot;);0;IF(EXACT([.G305];&quot;draft&quot;);1;IF(EXACT([.G305];&quot;approval&quot;);2;IF(EXACT([.G305];&quot;final&quot;);3;0))))">
            <text:p>0</text:p>
          </table:table-cell>
          <table:table-cell/>
        </table:table-row>
        <table:table-row table:style-name="ro1">
          <table:table-cell office:value-type="string" office:string-value="emotion" table:style-name="ce4">
            <text:p>emotion</text:p>
          </table:table-cell>
          <table:table-cell office:value-type="string" office:string-value="face-glasses" table:style-name="ce4">
            <text:p>face-glasses</text:p>
          </table:table-cell>
          <table:table-cell/>
          <table:table-cell office:value-type="string" office:string-value="The icon used for the B-) emote." table:style-name="ce4">
            <text:p>The icon used for the B-) emote.</text:p>
          </table:table-cell>
          <table:table-cell/>
          <table:table-cell table:number-columns-repeated="2"/>
          <table:table-cell office:value-type="float" office:value="0" table:formula="=IF(ISBLANK([.G306];&quot;approval&quot;);0;IF(EXACT([.G306];&quot;draft&quot;);1;IF(EXACT([.G306];&quot;approval&quot;);2;IF(EXACT([.G306];&quot;final&quot;);3;0))))">
            <text:p>0</text:p>
          </table:table-cell>
          <table:table-cell/>
        </table:table-row>
        <table:table-row table:style-name="ro1">
          <table:table-cell office:value-type="string" office:string-value="emotion" table:style-name="ce4">
            <text:p>emotion</text:p>
          </table:table-cell>
          <table:table-cell office:value-type="string" office:string-value="face-kiss" table:style-name="ce4">
            <text:p>face-kiss</text:p>
          </table:table-cell>
          <table:table-cell/>
          <table:table-cell office:value-type="string" office:string-value="The icon used for the :-* emote." table:style-name="ce4">
            <text:p>The icon used for the :-* emote.</text:p>
          </table:table-cell>
          <table:table-cell/>
          <table:table-cell table:number-columns-repeated="2"/>
          <table:table-cell office:value-type="float" office:value="0" table:formula="=IF(ISBLANK([.G307];&quot;approval&quot;);0;IF(EXACT([.G307];&quot;draft&quot;);1;IF(EXACT([.G307];&quot;approval&quot;);2;IF(EXACT([.G307];&quot;final&quot;);3;0))))">
            <text:p>0</text:p>
          </table:table-cell>
          <table:table-cell/>
        </table:table-row>
        <table:table-row table:style-name="ro1">
          <table:table-cell office:value-type="string" office:string-value="emotion" table:style-name="ce4">
            <text:p>emotion</text:p>
          </table:table-cell>
          <table:table-cell office:value-type="string" office:string-value="face-monkey" table:style-name="ce4">
            <text:p>face-monkey</text:p>
          </table:table-cell>
          <table:table-cell/>
          <table:table-cell office:value-type="string" office:string-value="The icon used for the :-(|) emote." table:style-name="ce4">
            <text:p>The icon used for the :-(|) emote.</text:p>
          </table:table-cell>
          <table:table-cell/>
          <table:table-cell table:number-columns-repeated="2"/>
          <table:table-cell office:value-type="float" office:value="0" table:formula="=IF(ISBLANK([.G308];&quot;approval&quot;);0;IF(EXACT([.G308];&quot;draft&quot;);1;IF(EXACT([.G308];&quot;approval&quot;);2;IF(EXACT([.G308];&quot;final&quot;);3;0))))">
            <text:p>0</text:p>
          </table:table-cell>
          <table:table-cell/>
        </table:table-row>
        <table:table-row table:style-name="ro1">
          <table:table-cell office:value-type="string" office:string-value="emotion" table:style-name="ce4">
            <text:p>emotion</text:p>
          </table:table-cell>
          <table:table-cell office:value-type="string" office:string-value="face-plain" table:style-name="ce4">
            <text:p>face-plain</text:p>
          </table:table-cell>
          <table:table-cell/>
          <table:table-cell office:value-type="string" office:string-value="The icon used for the :-| emote." table:style-name="ce4">
            <text:p>The icon used for the :-| emote.</text:p>
          </table:table-cell>
          <table:table-cell/>
          <table:table-cell table:number-columns-repeated="2"/>
          <table:table-cell office:value-type="float" office:value="0" table:formula="=IF(ISBLANK([.G309];&quot;approval&quot;);0;IF(EXACT([.G309];&quot;draft&quot;);1;IF(EXACT([.G309];&quot;approval&quot;);2;IF(EXACT([.G309];&quot;final&quot;);3;0))))">
            <text:p>0</text:p>
          </table:table-cell>
          <table:table-cell/>
        </table:table-row>
        <table:table-row table:style-name="ro1">
          <table:table-cell office:value-type="string" office:string-value="emotion" table:style-name="ce4">
            <text:p>emotion</text:p>
          </table:table-cell>
          <table:table-cell office:value-type="string" office:string-value="face-sad" table:style-name="ce4">
            <text:p>face-sad</text:p>
          </table:table-cell>
          <table:table-cell/>
          <table:table-cell office:value-type="string" office:string-value="The icon used for the :-( emote." table:style-name="ce4">
            <text:p>The icon used for the :-( emote.</text:p>
          </table:table-cell>
          <table:table-cell/>
          <table:table-cell table:number-columns-repeated="2"/>
          <table:table-cell office:value-type="float" office:value="0" table:formula="=IF(ISBLANK([.G310];&quot;approval&quot;);0;IF(EXACT([.G310];&quot;draft&quot;);1;IF(EXACT([.G310];&quot;approval&quot;);2;IF(EXACT([.G310];&quot;final&quot;);3;0))))">
            <text:p>0</text:p>
          </table:table-cell>
          <table:table-cell/>
        </table:table-row>
        <table:table-row table:style-name="ro1">
          <table:table-cell office:value-type="string" office:string-value="emotion" table:style-name="ce4">
            <text:p>emotion</text:p>
          </table:table-cell>
          <table:table-cell office:value-type="string" office:string-value="face-smile" table:style-name="ce4">
            <text:p>face-smile</text:p>
          </table:table-cell>
          <table:table-cell/>
          <table:table-cell office:value-type="string" office:string-value="The icon used for the :-) emote." table:style-name="ce4">
            <text:p>The icon used for the :-) emote.</text:p>
          </table:table-cell>
          <table:table-cell/>
          <table:table-cell table:number-columns-repeated="2"/>
          <table:table-cell office:value-type="float" office:value="0" table:formula="=IF(ISBLANK([.G311];&quot;approval&quot;);0;IF(EXACT([.G311];&quot;draft&quot;);1;IF(EXACT([.G311];&quot;approval&quot;);2;IF(EXACT([.G311];&quot;final&quot;);3;0))))">
            <text:p>0</text:p>
          </table:table-cell>
          <table:table-cell/>
        </table:table-row>
        <table:table-row table:style-name="ro1">
          <table:table-cell office:value-type="string" office:string-value="emotion" table:style-name="ce4">
            <text:p>emotion</text:p>
          </table:table-cell>
          <table:table-cell office:value-type="string" office:string-value="face-smile-big" table:style-name="ce4">
            <text:p>face-smile-big</text:p>
          </table:table-cell>
          <table:table-cell/>
          <table:table-cell office:value-type="string" office:string-value="The icon used for the :-D emote." table:style-name="ce4">
            <text:p>The icon used for the :-D emote.</text:p>
          </table:table-cell>
          <table:table-cell/>
          <table:table-cell table:number-columns-repeated="2"/>
          <table:table-cell office:value-type="float" office:value="0" table:formula="=IF(ISBLANK([.G312];&quot;approval&quot;);0;IF(EXACT([.G312];&quot;draft&quot;);1;IF(EXACT([.G312];&quot;approval&quot;);2;IF(EXACT([.G312];&quot;final&quot;);3;0))))">
            <text:p>0</text:p>
          </table:table-cell>
          <table:table-cell/>
        </table:table-row>
        <table:table-row table:style-name="ro1">
          <table:table-cell office:value-type="string" office:string-value="emotion" table:style-name="ce4">
            <text:p>emotion</text:p>
          </table:table-cell>
          <table:table-cell office:value-type="string" office:string-value="face-smile-big" table:style-name="ce4">
            <text:p>face-smile-big</text:p>
          </table:table-cell>
          <table:table-cell/>
          <table:table-cell office:value-type="string" office:string-value="The icon used for the :-D emote." table:style-name="ce4">
            <text:p>The icon used for the :-D emote.</text:p>
          </table:table-cell>
          <table:table-cell/>
          <table:table-cell table:number-columns-repeated="2"/>
          <table:table-cell office:value-type="float" office:value="0" table:formula="=IF(ISBLANK([.G313];&quot;approval&quot;);0;IF(EXACT([.G313];&quot;draft&quot;);1;IF(EXACT([.G313];&quot;approval&quot;);2;IF(EXACT([.G313];&quot;final&quot;);3;0))))">
            <text:p>0</text:p>
          </table:table-cell>
          <table:table-cell/>
        </table:table-row>
        <table:table-row table:style-name="ro1">
          <table:table-cell office:value-type="string" office:string-value="emotion" table:style-name="ce4">
            <text:p>emotion</text:p>
          </table:table-cell>
          <table:table-cell office:value-type="string" office:string-value="face-smirk" table:style-name="ce4">
            <text:p>face-smirk</text:p>
          </table:table-cell>
          <table:table-cell/>
          <table:table-cell office:value-type="string" office:string-value="The icon used for the :-! emote." table:style-name="ce4">
            <text:p>The icon used for the :-! emote.</text:p>
          </table:table-cell>
          <table:table-cell/>
          <table:table-cell table:number-columns-repeated="2"/>
          <table:table-cell office:value-type="float" office:value="0" table:formula="=IF(ISBLANK([.G314];&quot;approval&quot;);0;IF(EXACT([.G314];&quot;draft&quot;);1;IF(EXACT([.G314];&quot;approval&quot;);2;IF(EXACT([.G314];&quot;final&quot;);3;0))))">
            <text:p>0</text:p>
          </table:table-cell>
          <table:table-cell/>
        </table:table-row>
        <table:table-row table:style-name="ro1">
          <table:table-cell office:value-type="string" office:string-value="emotion" table:style-name="ce4">
            <text:p>emotion</text:p>
          </table:table-cell>
          <table:table-cell office:value-type="string" office:string-value="face-surprise" table:style-name="ce4">
            <text:p>face-surprise</text:p>
          </table:table-cell>
          <table:table-cell/>
          <table:table-cell office:value-type="string" office:string-value="The icon used for the :-0 emote." table:style-name="ce4">
            <text:p>The icon used for the :-0 emote.</text:p>
          </table:table-cell>
          <table:table-cell/>
          <table:table-cell table:number-columns-repeated="2"/>
          <table:table-cell office:value-type="float" office:value="0" table:formula="=IF(ISBLANK([.G315];&quot;approval&quot;);0;IF(EXACT([.G315];&quot;draft&quot;);1;IF(EXACT([.G315];&quot;approval&quot;);2;IF(EXACT([.G315];&quot;final&quot;);3;0))))">
            <text:p>0</text:p>
          </table:table-cell>
          <table:table-cell/>
        </table:table-row>
        <table:table-row table:style-name="ro1">
          <table:table-cell office:value-type="string" office:string-value="emotion" table:style-name="ce4">
            <text:p>emotion</text:p>
          </table:table-cell>
          <table:table-cell office:value-type="string" office:string-value="face-wink" table:style-name="ce4">
            <text:p>face-wink</text:p>
          </table:table-cell>
          <table:table-cell/>
          <table:table-cell office:value-type="string" office:string-value="The icon used for the " table:style-name="ce4">
            <text:p>The icon used for the </text:p>
          </table:table-cell>
          <table:table-cell/>
          <table:table-cell table:number-columns-repeated="2"/>
          <table:table-cell office:value-type="float" office:value="0" table:formula="=IF(ISBLANK([.G316];&quot;approval&quot;);0;IF(EXACT([.G316];&quot;draft&quot;);1;IF(EXACT([.G316];&quot;approval&quot;);2;IF(EXACT([.G316];&quot;final&quot;);3;0))))">
            <text:p>0</text:p>
          </table:table-cell>
          <table:table-cell/>
        </table:table-row>
        <table:table-row table:style-name="ro1">
          <table:table-cell office:value-type="string" office:string-value="flag" table:style-name="ce4">
            <text:p>flag</text:p>
          </table:table-cell>
          <table:table-cell office:value-type="string" office:string-value="flag-aa" table:style-name="ce4">
            <text:p>flag-aa</text:p>
          </table:table-cell>
          <table:table-cell/>
          <table:table-cell office:value-type="string" office:string-value="The flag for the country with the ISO 3166 country code AA. All flags should use ISO 3166 two-letter country codes, in lowercase form, as the specifier for the country." table:style-name="ce4">
            <text:p>The flag for the country with the ISO 3166 country code AA. All flags should use ISO 3166 two-letter country codes, in lowercase form, as the specifier for the country.</text:p>
          </table:table-cell>
          <table:table-cell table:number-columns-repeated="3"/>
          <table:table-cell office:value-type="float" office:value="0" table:formula="=IF(ISBLANK([.G317];&quot;approval&quot;);0;IF(EXACT([.G317];&quot;draft&quot;);1;IF(EXACT([.G317];&quot;approval&quot;);2;IF(EXACT([.G317];&quot;final&quot;);3;0))))">
            <text:p>0</text:p>
          </table:table-cell>
          <table:table-cell/>
        </table:table-row>
        <table:table-row table:style-name="ro1">
          <table:table-cell office:value-type="string" office:string-value="mime" table:style-name="ce4">
            <text:p>mime</text:p>
          </table:table-cell>
          <table:table-cell office:value-type="string" office:string-value="package-x-generic" table:style-name="ce4">
            <text:p>package-x-generic</text:p>
          </table:table-cell>
          <table:table-cell/>
          <table:table-cell office:value-type="string" office:string-value="The icon used for generic package file types." table:style-name="ce4">
            <text:p>The icon used for generic package file types.</text:p>
          </table:table-cell>
          <table:table-cell/>
          <table:table-cell table:number-columns-repeated="2"/>
          <table:table-cell office:value-type="float" office:value="0" table:formula="=IF(ISBLANK([.G318];&quot;approval&quot;);0;IF(EXACT([.G318];&quot;draft&quot;);1;IF(EXACT([.G318];&quot;approval&quot;);2;IF(EXACT([.G318];&quot;final&quot;);3;0))))">
            <text:p>0</text:p>
          </table:table-cell>
          <table:table-cell/>
        </table:table-row>
        <table:table-row table:style-name="ro1">
          <table:table-cell office:value-type="string" office:string-value="mime" table:style-name="ce4">
            <text:p>mime</text:p>
          </table:table-cell>
          <table:table-cell office:value-type="string" office:string-value="text-x-generic-template" table:style-name="ce4">
            <text:p>text-x-generic-template</text:p>
          </table:table-cell>
          <table:table-cell/>
          <table:table-cell office:value-type="string" office:string-value="The icon used for generic text templates." table:style-name="ce4">
            <text:p>The icon used for generic text templates.</text:p>
          </table:table-cell>
          <table:table-cell/>
          <table:table-cell table:number-columns-repeated="2"/>
          <table:table-cell office:value-type="float" office:value="0" table:formula="=IF(ISBLANK([.G319];&quot;approval&quot;);0;IF(EXACT([.G319];&quot;draft&quot;);1;IF(EXACT([.G319];&quot;approval&quot;);2;IF(EXACT([.G319];&quot;final&quot;);3;0))))">
            <text:p>0</text:p>
          </table:table-cell>
          <table:table-cell/>
        </table:table-row>
        <table:table-row table:style-name="ro1">
          <table:table-cell office:value-type="string" office:string-value="mime" table:style-name="ce4">
            <text:p>mime</text:p>
          </table:table-cell>
          <table:table-cell office:value-type="string" office:string-value="x-office-document" table:style-name="ce4">
            <text:p>x-office-document</text:p>
          </table:table-cell>
          <table:table-cell/>
          <table:table-cell office:value-type="string" office:string-value="The icon used for generic document and letter file types." table:style-name="ce4">
            <text:p>The icon used for generic document and letter file types.</text:p>
          </table:table-cell>
          <table:table-cell table:number-columns-repeated="2"/>
          <table:table-cell/>
          <table:table-cell office:value-type="float" office:value="0" table:formula="=IF(ISBLANK([.G320];&quot;approval&quot;);0;IF(EXACT([.G320];&quot;draft&quot;);1;IF(EXACT([.G320];&quot;approval&quot;);2;IF(EXACT([.G320];&quot;final&quot;);3;0))))">
            <text:p>0</text:p>
          </table:table-cell>
          <table:table-cell/>
        </table:table-row>
        <table:table-row table:style-name="ro1">
          <table:table-cell office:value-type="string" office:string-value="mime" table:style-name="ce4">
            <text:p>mime</text:p>
          </table:table-cell>
          <table:table-cell office:value-type="string" office:string-value="x-office-presentation" table:style-name="ce4">
            <text:p>x-office-presentation</text:p>
          </table:table-cell>
          <table:table-cell/>
          <table:table-cell office:value-type="string" office:string-value="The icon used for generic presentation file types." table:style-name="ce4">
            <text:p>The icon used for generic presentation file types.</text:p>
          </table:table-cell>
          <table:table-cell/>
          <table:table-cell table:number-columns-repeated="2"/>
          <table:table-cell office:value-type="float" office:value="0" table:formula="=IF(ISBLANK([.G321];&quot;approval&quot;);0;IF(EXACT([.G321];&quot;draft&quot;);1;IF(EXACT([.G321];&quot;approval&quot;);2;IF(EXACT([.G321];&quot;final&quot;);3;0))))">
            <text:p>0</text:p>
          </table:table-cell>
          <table:table-cell/>
        </table:table-row>
        <table:table-row table:style-name="ro1">
          <table:table-cell office:value-type="string" office:string-value="mime" table:style-name="ce4">
            <text:p>mime</text:p>
          </table:table-cell>
          <table:table-cell office:value-type="string" office:string-value="x-office-spreadsheet" table:style-name="ce4">
            <text:p>x-office-spreadsheet</text:p>
          </table:table-cell>
          <table:table-cell/>
          <table:table-cell office:value-type="string" office:string-value="The icon used for generic spreadsheet file types." table:style-name="ce4">
            <text:p>The icon used for generic spreadsheet file types.</text:p>
          </table:table-cell>
          <table:table-cell/>
          <table:table-cell table:number-columns-repeated="2"/>
          <table:table-cell office:value-type="float" office:value="0" table:formula="=IF(ISBLANK([.G322];&quot;approval&quot;);0;IF(EXACT([.G322];&quot;draft&quot;);1;IF(EXACT([.G322];&quot;approval&quot;);2;IF(EXACT([.G322];&quot;final&quot;);3;0))))">
            <text:p>0</text:p>
          </table:table-cell>
          <table:table-cell/>
        </table:table-row>
        <table:table-row table:style-name="ro1">
          <table:table-cell office:value-type="string" office:string-value="place" table:style-name="ce4">
            <text:p>place</text:p>
          </table:table-cell>
          <table:table-cell office:value-type="string" office:string-value="start-here" table:style-name="ce4">
            <text:p>start-here</text:p>
          </table:table-cell>
          <table:table-cell/>
          <table:table-cell office:value-type="string" office:string-value="The icon used by the desktop's main menu for accessing places, applications, and other features." table:style-name="ce4">
            <text:p>The icon used by the desktop's main menu for accessing places, applications, and other features.</text:p>
          </table:table-cell>
          <table:table-cell table:number-columns-repeated="3"/>
          <table:table-cell office:value-type="float" office:value="0" table:formula="=IF(ISBLANK([.G323];&quot;approval&quot;);0;IF(EXACT([.G323];&quot;draft&quot;);1;IF(EXACT([.G323];&quot;approval&quot;);2;IF(EXACT([.G323];&quot;final&quot;);3;0))))">
            <text:p>0</text:p>
          </table:table-cell>
          <table:table-cell/>
        </table:table-row>
        <table:table-row table:style-name="ro1">
          <table:table-cell office:value-type="string" office:string-value="status" table:style-name="ce4">
            <text:p>status</text:p>
          </table:table-cell>
          <table:table-cell office:value-type="string" office:string-value="appointment-missed" table:style-name="ce4">
            <text:p>appointment-missed</text:p>
          </table:table-cell>
          <table:table-cell/>
          <table:table-cell office:value-type="string" office:string-value="The icon used when an appointment was missed." table:style-name="ce4">
            <text:p>The icon used when an appointment was missed.</text:p>
          </table:table-cell>
          <table:table-cell/>
          <table:table-cell table:number-columns-repeated="2"/>
          <table:table-cell office:value-type="float" office:value="0" table:formula="=IF(ISBLANK([.G324];&quot;approval&quot;);0;IF(EXACT([.G324];&quot;draft&quot;);1;IF(EXACT([.G324];&quot;approval&quot;);2;IF(EXACT([.G324];&quot;final&quot;);3;0))))">
            <text:p>0</text:p>
          </table:table-cell>
          <table:table-cell/>
        </table:table-row>
        <table:table-row table:style-name="ro1">
          <table:table-cell office:value-type="string" office:string-value="status" table:style-name="ce4">
            <text:p>status</text:p>
          </table:table-cell>
          <table:table-cell office:value-type="string" office:string-value="appointment-soon" table:style-name="ce4">
            <text:p>appointment-soon</text:p>
          </table:table-cell>
          <table:table-cell/>
          <table:table-cell office:value-type="string" office:string-value="The icon used when an appointment will occur soon." table:style-name="ce4">
            <text:p>The icon used when an appointment will occur soon.</text:p>
          </table:table-cell>
          <table:table-cell/>
          <table:table-cell table:number-columns-repeated="2"/>
          <table:table-cell office:value-type="float" office:value="0" table:formula="=IF(ISBLANK([.G325];&quot;approval&quot;);0;IF(EXACT([.G325];&quot;draft&quot;);1;IF(EXACT([.G325];&quot;approval&quot;);2;IF(EXACT([.G325];&quot;final&quot;);3;0))))">
            <text:p>0</text:p>
          </table:table-cell>
          <table:table-cell/>
        </table:table-row>
        <table:table-row table:style-name="ro1">
          <table:table-cell office:value-type="string" office:string-value="status" table:style-name="ce4">
            <text:p>status</text:p>
          </table:table-cell>
          <table:table-cell office:value-type="string" office:string-value="audio-volume-high" table:style-name="ce4">
            <text:p>audio-volume-high</text:p>
          </table:table-cell>
          <table:table-cell/>
          <table:table-cell office:value-type="string" office:string-value="The icon used to indicate high audio volume." table:style-name="ce4">
            <text:p>The icon used to indicate high audio volume.</text:p>
          </table:table-cell>
          <table:table-cell/>
          <table:table-cell table:number-columns-repeated="2"/>
          <table:table-cell office:value-type="float" office:value="0" table:formula="=IF(ISBLANK([.G326];&quot;approval&quot;);0;IF(EXACT([.G326];&quot;draft&quot;);1;IF(EXACT([.G326];&quot;approval&quot;);2;IF(EXACT([.G326];&quot;final&quot;);3;0))))">
            <text:p>0</text:p>
          </table:table-cell>
          <table:table-cell/>
        </table:table-row>
        <table:table-row table:style-name="ro1">
          <table:table-cell office:value-type="string" office:string-value="status" table:style-name="ce4">
            <text:p>status</text:p>
          </table:table-cell>
          <table:table-cell office:value-type="string" office:string-value="audio-volume-low" table:style-name="ce4">
            <text:p>audio-volume-low</text:p>
          </table:table-cell>
          <table:table-cell/>
          <table:table-cell office:value-type="string" office:string-value="The icon used to indicate low audio volume." table:style-name="ce4">
            <text:p>The icon used to indicate low audio volume.</text:p>
          </table:table-cell>
          <table:table-cell/>
          <table:table-cell table:number-columns-repeated="2"/>
          <table:table-cell office:value-type="float" office:value="0" table:formula="=IF(ISBLANK([.G327];&quot;approval&quot;);0;IF(EXACT([.G327];&quot;draft&quot;);1;IF(EXACT([.G327];&quot;approval&quot;);2;IF(EXACT([.G327];&quot;final&quot;);3;0))))">
            <text:p>0</text:p>
          </table:table-cell>
          <table:table-cell/>
        </table:table-row>
        <table:table-row table:style-name="ro1">
          <table:table-cell office:value-type="string" office:string-value="status" table:style-name="ce4">
            <text:p>status</text:p>
          </table:table-cell>
          <table:table-cell office:value-type="string" office:string-value="audio-volume-medium" table:style-name="ce4">
            <text:p>audio-volume-medium</text:p>
          </table:table-cell>
          <table:table-cell/>
          <table:table-cell office:value-type="string" office:string-value="The icon used to indicate medium audio volume." table:style-name="ce4">
            <text:p>The icon used to indicate medium audio volume.</text:p>
          </table:table-cell>
          <table:table-cell/>
          <table:table-cell table:number-columns-repeated="2"/>
          <table:table-cell office:value-type="float" office:value="0" table:formula="=IF(ISBLANK([.G328];&quot;approval&quot;);0;IF(EXACT([.G328];&quot;draft&quot;);1;IF(EXACT([.G328];&quot;approval&quot;);2;IF(EXACT([.G328];&quot;final&quot;);3;0))))">
            <text:p>0</text:p>
          </table:table-cell>
          <table:table-cell/>
        </table:table-row>
        <table:table-row table:style-name="ro1">
          <table:table-cell office:value-type="string" office:string-value="status" table:style-name="ce4">
            <text:p>status</text:p>
          </table:table-cell>
          <table:table-cell office:value-type="string" office:string-value="audio-volume-muted" table:style-name="ce4">
            <text:p>audio-volume-muted</text:p>
          </table:table-cell>
          <table:table-cell/>
          <table:table-cell office:value-type="string" office:string-value="The icon used to indicate the muted state for audio playback." table:style-name="ce4">
            <text:p>The icon used to indicate the muted state for audio playback.</text:p>
          </table:table-cell>
          <table:table-cell table:number-columns-repeated="2"/>
          <table:table-cell/>
          <table:table-cell office:value-type="float" office:value="0" table:formula="=IF(ISBLANK([.G329];&quot;approval&quot;);0;IF(EXACT([.G329];&quot;draft&quot;);1;IF(EXACT([.G329];&quot;approval&quot;);2;IF(EXACT([.G329];&quot;final&quot;);3;0))))">
            <text:p>0</text:p>
          </table:table-cell>
          <table:table-cell/>
        </table:table-row>
        <table:table-row table:style-name="ro1">
          <table:table-cell office:value-type="string" office:string-value="status" table:style-name="ce4">
            <text:p>status</text:p>
          </table:table-cell>
          <table:table-cell office:value-type="string" office:string-value="battery-caution" table:style-name="ce4">
            <text:p>battery-caution</text:p>
          </table:table-cell>
          <table:table-cell/>
          <table:table-cell office:value-type="string" office:string-value="The icon used when the battery is below 40%." table:style-name="ce4">
            <text:p>The icon used when the battery is below 40%.</text:p>
          </table:table-cell>
          <table:table-cell/>
          <table:table-cell table:number-columns-repeated="2"/>
          <table:table-cell office:value-type="float" office:value="0" table:formula="=IF(ISBLANK([.G330];&quot;approval&quot;);0;IF(EXACT([.G330];&quot;draft&quot;);1;IF(EXACT([.G330];&quot;approval&quot;);2;IF(EXACT([.G330];&quot;final&quot;);3;0))))">
            <text:p>0</text:p>
          </table:table-cell>
          <table:table-cell/>
        </table:table-row>
        <table:table-row table:style-name="ro1">
          <table:table-cell office:value-type="string" office:string-value="status" table:style-name="ce4">
            <text:p>status</text:p>
          </table:table-cell>
          <table:table-cell office:value-type="string" office:string-value="battery-low" table:style-name="ce4">
            <text:p>battery-low</text:p>
          </table:table-cell>
          <table:table-cell/>
          <table:table-cell office:value-type="string" office:string-value="The icon used when the battery is below 20%." table:style-name="ce4">
            <text:p>The icon used when the battery is below 20%.</text:p>
          </table:table-cell>
          <table:table-cell/>
          <table:table-cell table:number-columns-repeated="2"/>
          <table:table-cell office:value-type="float" office:value="0" table:formula="=IF(ISBLANK([.G331];&quot;approval&quot;);0;IF(EXACT([.G331];&quot;draft&quot;);1;IF(EXACT([.G331];&quot;approval&quot;);2;IF(EXACT([.G331];&quot;final&quot;);3;0))))">
            <text:p>0</text:p>
          </table:table-cell>
          <table:table-cell/>
        </table:table-row>
        <table:table-row table:style-name="ro1">
          <table:table-cell office:value-type="string" office:string-value="status" table:style-name="ce4">
            <text:p>status</text:p>
          </table:table-cell>
          <table:table-cell office:value-type="string" office:string-value="dialog-password" table:style-name="ce4">
            <text:p>dialog-password</text:p>
          </table:table-cell>
          <table:table-cell/>
          <table:table-cell office:value-type="string" office:string-value="The icon used when a dialog requesting the authentication credentials for a user is opened." table:style-name="ce4">
            <text:p>The icon used when a dialog requesting the authentication credentials for a user is opened.</text:p>
          </table:table-cell>
          <table:table-cell table:number-columns-repeated="3"/>
          <table:table-cell office:value-type="float" office:value="0" table:formula="=IF(ISBLANK([.G332];&quot;approval&quot;);0;IF(EXACT([.G332];&quot;draft&quot;);1;IF(EXACT([.G332];&quot;approval&quot;);2;IF(EXACT([.G332];&quot;final&quot;);3;0))))">
            <text:p>0</text:p>
          </table:table-cell>
          <table:table-cell/>
        </table:table-row>
        <table:table-row table:style-name="ro1">
          <table:table-cell office:value-type="string" office:string-value="status" table:style-name="ce4">
            <text:p>status</text:p>
          </table:table-cell>
          <table:table-cell office:value-type="string" office:string-value="folder-drag-accept" table:style-name="ce4">
            <text:p>folder-drag-accept</text:p>
          </table:table-cell>
          <table:table-cell/>
          <table:table-cell office:value-type="string" office:string-value="The icon used for a folder while an object is being dragged onto it, that is of a type that the directory can contain." table:style-name="ce4">
            <text:p>The icon used for a folder while an object is being dragged onto it, that is of a type that the directory can contain.</text:p>
          </table:table-cell>
          <table:table-cell table:number-columns-repeated="3"/>
          <table:table-cell office:value-type="float" office:value="0" table:formula="=IF(ISBLANK([.G333];&quot;approval&quot;);0;IF(EXACT([.G333];&quot;draft&quot;);1;IF(EXACT([.G333];&quot;approval&quot;);2;IF(EXACT([.G333];&quot;final&quot;);3;0))))">
            <text:p>0</text:p>
          </table:table-cell>
          <table:table-cell/>
        </table:table-row>
        <table:table-row table:style-name="ro1">
          <table:table-cell office:value-type="string" office:string-value="status" table:style-name="ce4">
            <text:p>status</text:p>
          </table:table-cell>
          <table:table-cell office:value-type="string" office:string-value="folder-visiting" table:style-name="ce4">
            <text:p>folder-visiting</text:p>
          </table:table-cell>
          <table:table-cell/>
          <table:table-cell office:value-type="string" office:string-value="The icon used for folders, while their contents are being displayed in another window. This icon would typically be used when using multiple windows to navigate the hierarchy, such as in Nautilus's spatial mode." table:style-name="ce4">
            <text:p>The icon used for folders, while their contents are being displayed in another window. This icon would typically be used when using multiple windows to navigate the hierarchy, such as in Nautilus's spatial mode.</text:p>
          </table:table-cell>
          <table:table-cell table:number-columns-repeated="3"/>
          <table:table-cell office:value-type="float" office:value="0" table:formula="=IF(ISBLANK([.G334];&quot;approval&quot;);0;IF(EXACT([.G334];&quot;draft&quot;);1;IF(EXACT([.G334];&quot;approval&quot;);2;IF(EXACT([.G334];&quot;final&quot;);3;0))))">
            <text:p>0</text:p>
          </table:table-cell>
          <table:table-cell/>
        </table:table-row>
        <table:table-row table:style-name="ro1">
          <table:table-cell office:value-type="string" office:string-value="status" table:style-name="ce4">
            <text:p>status</text:p>
          </table:table-cell>
          <table:table-cell office:value-type="string" office:string-value="image-loading" table:style-name="ce4">
            <text:p>image-loading</text:p>
          </table:table-cell>
          <table:table-cell/>
          <table:table-cell office:value-type="string" office:string-value="The icon used when another image is being loaded, such as thumnails for larger images in the file manager." table:style-name="ce4">
            <text:p>The icon used when another image is being loaded, such as thumnails for larger images in the file manager.</text:p>
          </table:table-cell>
          <table:table-cell table:number-columns-repeated="3"/>
          <table:table-cell office:value-type="float" office:value="0" table:formula="=IF(ISBLANK([.G335];&quot;approval&quot;);0;IF(EXACT([.G335];&quot;draft&quot;);1;IF(EXACT([.G335];&quot;approval&quot;);2;IF(EXACT([.G335];&quot;final&quot;);3;0))))">
            <text:p>0</text:p>
          </table:table-cell>
          <table:table-cell/>
        </table:table-row>
        <table:table-row table:style-name="ro1">
          <table:table-cell office:value-type="string" office:string-value="status" table:style-name="ce4">
            <text:p>status</text:p>
          </table:table-cell>
          <table:table-cell office:value-type="string" office:string-value="image-missing" table:style-name="ce4">
            <text:p>image-missing</text:p>
          </table:table-cell>
          <table:table-cell/>
          <table:table-cell office:value-type="string" office:string-value="The icon used when another image could not be loaded." table:style-name="ce4">
            <text:p>The icon used when another image could not be loaded.</text:p>
          </table:table-cell>
          <table:table-cell table:number-columns-repeated="2"/>
          <table:table-cell/>
          <table:table-cell office:value-type="float" office:value="0" table:formula="=IF(ISBLANK([.G336];&quot;approval&quot;);0;IF(EXACT([.G336];&quot;draft&quot;);1;IF(EXACT([.G336];&quot;approval&quot;);2;IF(EXACT([.G336];&quot;final&quot;);3;0))))">
            <text:p>0</text:p>
          </table:table-cell>
          <table:table-cell/>
        </table:table-row>
        <table:table-row table:style-name="ro1">
          <table:table-cell office:value-type="string" office:string-value="status" table:style-name="ce4">
            <text:p>status</text:p>
          </table:table-cell>
          <table:table-cell office:value-type="string" office:string-value="mail-attachment" table:style-name="ce4">
            <text:p>mail-attachment</text:p>
          </table:table-cell>
          <table:table-cell/>
          <table:table-cell office:value-type="string" office:string-value="The icon used for an electronic mail that contains attachments." table:style-name="ce4">
            <text:p>The icon used for an electronic mail that contains attachments.</text:p>
          </table:table-cell>
          <table:table-cell table:number-columns-repeated="2"/>
          <table:table-cell/>
          <table:table-cell office:value-type="float" office:value="0" table:formula="=IF(ISBLANK([.G337];&quot;approval&quot;);0;IF(EXACT([.G337];&quot;draft&quot;);1;IF(EXACT([.G337];&quot;approval&quot;);2;IF(EXACT([.G337];&quot;final&quot;);3;0))))">
            <text:p>0</text:p>
          </table:table-cell>
          <table:table-cell/>
        </table:table-row>
        <table:table-row table:style-name="ro1">
          <table:table-cell office:value-type="string" office:string-value="status" table:style-name="ce4">
            <text:p>status</text:p>
          </table:table-cell>
          <table:table-cell office:value-type="string" office:string-value="mail-read" table:style-name="ce4">
            <text:p>mail-read</text:p>
          </table:table-cell>
          <table:table-cell/>
          <table:table-cell office:value-type="string" office:string-value="The icon used for an electronic mail that is read." table:style-name="ce4">
            <text:p>The icon used for an electronic mail that is read.</text:p>
          </table:table-cell>
          <table:table-cell/>
          <table:table-cell table:number-columns-repeated="2"/>
          <table:table-cell office:value-type="float" office:value="0" table:formula="=IF(ISBLANK([.G338];&quot;approval&quot;);0;IF(EXACT([.G338];&quot;draft&quot;);1;IF(EXACT([.G338];&quot;approval&quot;);2;IF(EXACT([.G338];&quot;final&quot;);3;0))))">
            <text:p>0</text:p>
          </table:table-cell>
          <table:table-cell/>
        </table:table-row>
        <table:table-row table:style-name="ro1">
          <table:table-cell office:value-type="string" office:string-value="status" table:style-name="ce4">
            <text:p>status</text:p>
          </table:table-cell>
          <table:table-cell office:value-type="string" office:string-value="mail-replied" table:style-name="ce4">
            <text:p>mail-replied</text:p>
          </table:table-cell>
          <table:table-cell/>
          <table:table-cell office:value-type="string" office:string-value="The icon used for an electronic mail that has been replied to." table:style-name="ce4">
            <text:p>The icon used for an electronic mail that has been replied to.</text:p>
          </table:table-cell>
          <table:table-cell table:number-columns-repeated="2"/>
          <table:table-cell/>
          <table:table-cell office:value-type="float" office:value="0" table:formula="=IF(ISBLANK([.G339];&quot;approval&quot;);0;IF(EXACT([.G339];&quot;draft&quot;);1;IF(EXACT([.G339];&quot;approval&quot;);2;IF(EXACT([.G339];&quot;final&quot;);3;0))))">
            <text:p>0</text:p>
          </table:table-cell>
          <table:table-cell/>
        </table:table-row>
        <table:table-row table:style-name="ro1">
          <table:table-cell office:value-type="string" office:string-value="status" table:style-name="ce4">
            <text:p>status</text:p>
          </table:table-cell>
          <table:table-cell office:value-type="string" office:string-value="mail-signed" table:style-name="ce4">
            <text:p>mail-signed</text:p>
          </table:table-cell>
          <table:table-cell/>
          <table:table-cell office:value-type="string" office:string-value="The icon used for an electronic mail that contains a signature." table:style-name="ce4">
            <text:p>The icon used for an electronic mail that contains a signature.</text:p>
          </table:table-cell>
          <table:table-cell table:number-columns-repeated="2"/>
          <table:table-cell/>
          <table:table-cell office:value-type="float" office:value="0" table:formula="=IF(ISBLANK([.G340];&quot;approval&quot;);0;IF(EXACT([.G340];&quot;draft&quot;);1;IF(EXACT([.G340];&quot;approval&quot;);2;IF(EXACT([.G340];&quot;final&quot;);3;0))))">
            <text:p>0</text:p>
          </table:table-cell>
          <table:table-cell/>
        </table:table-row>
        <table:table-row table:style-name="ro1">
          <table:table-cell office:value-type="string" office:string-value="status" table:style-name="ce4">
            <text:p>status</text:p>
          </table:table-cell>
          <table:table-cell office:value-type="string" office:string-value="mail-signed-verified" table:style-name="ce4">
            <text:p>mail-signed-verified</text:p>
          </table:table-cell>
          <table:table-cell/>
          <table:table-cell office:value-type="string" office:string-value="The icon used for an electronic mail that contains a signature which has also been verified by the security system." table:style-name="ce4">
            <text:p>The icon used for an electronic mail that contains a signature which has also been verified by the security system.</text:p>
          </table:table-cell>
          <table:table-cell table:number-columns-repeated="3"/>
          <table:table-cell office:value-type="float" office:value="0" table:formula="=IF(ISBLANK([.G341];&quot;approval&quot;);0;IF(EXACT([.G341];&quot;draft&quot;);1;IF(EXACT([.G341];&quot;approval&quot;);2;IF(EXACT([.G341];&quot;final&quot;);3;0))))">
            <text:p>0</text:p>
          </table:table-cell>
          <table:table-cell/>
        </table:table-row>
        <table:table-row table:style-name="ro1">
          <table:table-cell office:value-type="string" office:string-value="status" table:style-name="ce4">
            <text:p>status</text:p>
          </table:table-cell>
          <table:table-cell office:value-type="string" office:string-value="mail-signed-verified" table:style-name="ce4">
            <text:p>mail-signed-verified</text:p>
          </table:table-cell>
          <table:table-cell/>
          <table:table-cell office:value-type="string" office:string-value="The icon used for an electronic mail that contains a signature which has also been verified by the security system." table:style-name="ce4">
            <text:p>The icon used for an electronic mail that contains a signature which has also been verified by the security system.</text:p>
          </table:table-cell>
          <table:table-cell table:number-columns-repeated="3"/>
          <table:table-cell office:value-type="float" office:value="0" table:formula="=IF(ISBLANK([.G342];&quot;approval&quot;);0;IF(EXACT([.G342];&quot;draft&quot;);1;IF(EXACT([.G342];&quot;approval&quot;);2;IF(EXACT([.G342];&quot;final&quot;);3;0))))">
            <text:p>0</text:p>
          </table:table-cell>
          <table:table-cell/>
        </table:table-row>
        <table:table-row table:style-name="ro1">
          <table:table-cell office:value-type="string" office:string-value="status" table:style-name="ce4">
            <text:p>status</text:p>
          </table:table-cell>
          <table:table-cell office:value-type="string" office:string-value="mail-unread" table:style-name="ce4">
            <text:p>mail-unread</text:p>
          </table:table-cell>
          <table:table-cell/>
          <table:table-cell office:value-type="string" office:string-value="The icon used for an electronic mail that is unread." table:style-name="ce4">
            <text:p>The icon used for an electronic mail that is unread.</text:p>
          </table:table-cell>
          <table:table-cell/>
          <table:table-cell table:number-columns-repeated="2"/>
          <table:table-cell office:value-type="float" office:value="0" table:formula="=IF(ISBLANK([.G343];&quot;approval&quot;);0;IF(EXACT([.G343];&quot;draft&quot;);1;IF(EXACT([.G343];&quot;approval&quot;);2;IF(EXACT([.G343];&quot;final&quot;);3;0))))">
            <text:p>0</text:p>
          </table:table-cell>
          <table:table-cell/>
        </table:table-row>
        <table:table-row table:style-name="ro1">
          <table:table-cell office:value-type="string" office:string-value="status" table:style-name="ce4">
            <text:p>status</text:p>
          </table:table-cell>
          <table:table-cell office:value-type="string" office:string-value="media-playlist-repeat" table:style-name="ce4">
            <text:p>media-playlist-repeat</text:p>
          </table:table-cell>
          <table:table-cell/>
          <table:table-cell office:value-type="string" office:string-value="The icon for the repeat mode of a media player." table:style-name="ce4">
            <text:p>The icon for the repeat mode of a media player.</text:p>
          </table:table-cell>
          <table:table-cell/>
          <table:table-cell table:number-columns-repeated="2"/>
          <table:table-cell office:value-type="float" office:value="0" table:formula="=IF(ISBLANK([.G344];&quot;approval&quot;);0;IF(EXACT([.G344];&quot;draft&quot;);1;IF(EXACT([.G344];&quot;approval&quot;);2;IF(EXACT([.G344];&quot;final&quot;);3;0))))">
            <text:p>0</text:p>
          </table:table-cell>
          <table:table-cell/>
        </table:table-row>
        <table:table-row table:style-name="ro1">
          <table:table-cell office:value-type="string" office:string-value="status" table:style-name="ce4">
            <text:p>status</text:p>
          </table:table-cell>
          <table:table-cell office:value-type="string" office:string-value="media-playlist-shuffle" table:style-name="ce4">
            <text:p>media-playlist-shuffle</text:p>
          </table:table-cell>
          <table:table-cell/>
          <table:table-cell office:value-type="string" office:string-value="The icon for the shuffle mode of a media player." table:style-name="ce4">
            <text:p>The icon for the shuffle mode of a media player.</text:p>
          </table:table-cell>
          <table:table-cell/>
          <table:table-cell table:number-columns-repeated="2"/>
          <table:table-cell office:value-type="float" office:value="0" table:formula="=IF(ISBLANK([.G345];&quot;approval&quot;);0;IF(EXACT([.G345];&quot;draft&quot;);1;IF(EXACT([.G345];&quot;approval&quot;);2;IF(EXACT([.G345];&quot;final&quot;);3;0))))">
            <text:p>0</text:p>
          </table:table-cell>
          <table:table-cell/>
        </table:table-row>
        <table:table-row table:style-name="ro1">
          <table:table-cell office:value-type="string" office:string-value="status" table:style-name="ce4">
            <text:p>status</text:p>
          </table:table-cell>
          <table:table-cell office:value-type="string" office:string-value="network-error" table:style-name="ce4">
            <text:p>network-error</text:p>
          </table:table-cell>
          <table:table-cell/>
          <table:table-cell office:value-type="string" office:string-value="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 table:style-name="ce4">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number-columns-repeated="3"/>
          <table:table-cell office:value-type="float" office:value="0" table:formula="=IF(ISBLANK([.G346];&quot;approval&quot;);0;IF(EXACT([.G346];&quot;draft&quot;);1;IF(EXACT([.G346];&quot;approval&quot;);2;IF(EXACT([.G346];&quot;final&quot;);3;0))))">
            <text:p>0</text:p>
          </table:table-cell>
          <table:table-cell/>
        </table:table-row>
        <table:table-row table:style-name="ro1">
          <table:table-cell office:value-type="string" office:string-value="status" table:style-name="ce4">
            <text:p>status</text:p>
          </table:table-cell>
          <table:table-cell office:value-type="string" office:string-value="network-idle" table:style-name="ce4">
            <text:p>network-idle</text:p>
          </table:table-cell>
          <table:table-cell/>
          <table:table-cell office:value-type="string" office:string-value="The icon used when no data is being transmitted or received, while the computing device is connected to a network. This icon should be two computers, one in the background, with the screens of both computers, colored black." table:style-name="ce4">
            <text:p>The icon used when no data is being transmitted or received, while the computing device is connected to a network. This icon should be two computers, one in the background, with the screens of both computers, colored black.</text:p>
          </table:table-cell>
          <table:table-cell table:number-columns-repeated="3"/>
          <table:table-cell office:value-type="float" office:value="0" table:formula="=IF(ISBLANK([.G347];&quot;approval&quot;);0;IF(EXACT([.G347];&quot;draft&quot;);1;IF(EXACT([.G347];&quot;approval&quot;);2;IF(EXACT([.G347];&quot;final&quot;);3;0))))">
            <text:p>0</text:p>
          </table:table-cell>
          <table:table-cell/>
        </table:table-row>
        <table:table-row table:style-name="ro1">
          <table:table-cell office:value-type="string" office:string-value="status" table:style-name="ce4">
            <text:p>status</text:p>
          </table:table-cell>
          <table:table-cell office:value-type="string" office:string-value="network-offline" table:style-name="ce4">
            <text:p>network-offline</text:p>
          </table:table-cell>
          <table:table-cell/>
          <table:table-cell office:value-type="string" office:string-value="The icon used when the computing device is disconnected from the network. This icon should be a computer in the background, with a screen colored black, and the theme's icon element to show that a device is not accessible, in the foreground." table:style-name="ce4">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number-columns-repeated="3"/>
          <table:table-cell office:value-type="float" office:value="0" table:formula="=IF(ISBLANK([.G348];&quot;approval&quot;);0;IF(EXACT([.G348];&quot;draft&quot;);1;IF(EXACT([.G348];&quot;approval&quot;);2;IF(EXACT([.G348];&quot;final&quot;);3;0))))">
            <text:p>0</text:p>
          </table:table-cell>
          <table:table-cell/>
        </table:table-row>
        <table:table-row table:style-name="ro1">
          <table:table-cell office:value-type="string" office:string-value="status" table:style-name="ce4">
            <text:p>status</text:p>
          </table:table-cell>
          <table:table-cell office:value-type="string" office:string-value="network-receive" table:style-name="ce4">
            <text:p>network-receive</text:p>
          </table:table-cell>
          <table:table-cell/>
          <table:table-cell office:value-type="string" office:string-value="The icon used when data is being received, while the computing device is connected to a network. This icon should be two computers, one in the background, with its screen colored green, and the screen of the computer in the foreground, colored black." table:style-name="ce4">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number-columns-repeated="3"/>
          <table:table-cell office:value-type="float" office:value="0" table:formula="=IF(ISBLANK([.G349];&quot;approval&quot;);0;IF(EXACT([.G349];&quot;draft&quot;);1;IF(EXACT([.G349];&quot;approval&quot;);2;IF(EXACT([.G349];&quot;final&quot;);3;0))))">
            <text:p>0</text:p>
          </table:table-cell>
          <table:table-cell/>
        </table:table-row>
        <table:table-row table:style-name="ro1">
          <table:table-cell office:value-type="string" office:string-value="status" table:style-name="ce4">
            <text:p>status</text:p>
          </table:table-cell>
          <table:table-cell office:value-type="string" office:string-value="network-transmit" table:style-name="ce4">
            <text:p>network-transmit</text:p>
          </table:table-cell>
          <table:table-cell/>
          <table:table-cell office:value-type="string" office:string-value="The icon used when data is being transmitted, while the computing device is connected to a network. This icon should be two computers, one in the background, with its screen colored black, and the screen of the computer in the foreground, colored green." table:style-name="ce4">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number-columns-repeated="3"/>
          <table:table-cell office:value-type="float" office:value="0" table:formula="=IF(ISBLANK([.G350];&quot;approval&quot;);0;IF(EXACT([.G350];&quot;draft&quot;);1;IF(EXACT([.G350];&quot;approval&quot;);2;IF(EXACT([.G350];&quot;final&quot;);3;0))))">
            <text:p>0</text:p>
          </table:table-cell>
          <table:table-cell/>
        </table:table-row>
        <table:table-row table:style-name="ro1">
          <table:table-cell office:value-type="string" office:string-value="status" table:style-name="ce4">
            <text:p>status</text:p>
          </table:table-cell>
          <table:table-cell office:value-type="string" office:string-value="network-transmit-receive" table:style-name="ce4">
            <text:p>network-transmit-receive</text:p>
          </table:table-cell>
          <table:table-cell/>
          <table:table-cell office:value-type="string" office:string-value="The icon used data is being both transmitted and received simultaneously, while the computing device is connected to a network. This icon should be two computers, one in the background, with the screens of both computers, colored green." table:style-name="ce4">
            <text:p>The icon used data is being both transmitted and received simultaneously, while the computing device is connected to a network. This icon should be two computers, one in the background, with the screens of both computers, colored green.</text:p>
          </table:table-cell>
          <table:table-cell table:number-columns-repeated="3"/>
          <table:table-cell office:value-type="float" office:value="0" table:formula="=IF(ISBLANK([.G351];&quot;approval&quot;);0;IF(EXACT([.G351];&quot;draft&quot;);1;IF(EXACT([.G351];&quot;approval&quot;);2;IF(EXACT([.G351];&quot;final&quot;);3;0))))">
            <text:p>0</text:p>
          </table:table-cell>
          <table:table-cell/>
        </table:table-row>
        <table:table-row table:style-name="ro1">
          <table:table-cell office:value-type="string" office:string-value="status" table:style-name="ce4">
            <text:p>status</text:p>
          </table:table-cell>
          <table:table-cell office:value-type="string" office:string-value="printer-error" table:style-name="ce4">
            <text:p>printer-error</text:p>
          </table:table-cell>
          <table:table-cell/>
          <table:table-cell office:value-type="string" office:string-value="The icon used when an error occurs while attempting to print. This icon should be the theme's printer device icon, with the theme's style element for errors, overlayed on top of the icon." table:style-name="ce4">
            <text:p>The icon used when an error occurs while attempting to print. This icon should be the theme's printer device icon, with the theme's style element for errors, overlayed on top of the icon.</text:p>
          </table:table-cell>
          <table:table-cell table:number-columns-repeated="3"/>
          <table:table-cell office:value-type="float" office:value="0" table:formula="=IF(ISBLANK([.G352];&quot;approval&quot;);0;IF(EXACT([.G352];&quot;draft&quot;);1;IF(EXACT([.G352];&quot;approval&quot;);2;IF(EXACT([.G352];&quot;final&quot;);3;0))))">
            <text:p>0</text:p>
          </table:table-cell>
          <table:table-cell/>
        </table:table-row>
        <table:table-row table:style-name="ro1">
          <table:table-cell office:value-type="string" office:string-value="status" table:style-name="ce4">
            <text:p>status</text:p>
          </table:table-cell>
          <table:table-cell office:value-type="string" office:string-value="printer-printing" table:style-name="ce4">
            <text:p>printer-printing</text:p>
          </table:table-cell>
          <table:table-cell/>
          <table:table-cell office:value-type="string" office:string-value="The icon used while a print job is successfully being spooled to a printing device. This icon should be the theme's printer device icon, with a document emerging from the printing device." table:style-name="ce4">
            <text:p>The icon used while a print job is successfully being spooled to a printing device. This icon should be the theme's printer device icon, with a document emerging from the printing device.</text:p>
          </table:table-cell>
          <table:table-cell table:number-columns-repeated="3"/>
          <table:table-cell office:value-type="float" office:value="0" table:formula="=IF(ISBLANK([.G353];&quot;approval&quot;);0;IF(EXACT([.G353];&quot;draft&quot;);1;IF(EXACT([.G353];&quot;approval&quot;);2;IF(EXACT([.G353];&quot;final&quot;);3;0))))">
            <text:p>0</text:p>
          </table:table-cell>
          <table:table-cell/>
        </table:table-row>
        <table:table-row table:style-name="ro1">
          <table:table-cell office:value-type="string" office:string-value="status" table:style-name="ce4">
            <text:p>status</text:p>
          </table:table-cell>
          <table:table-cell office:value-type="string" office:string-value="security-high" table:style-name="ce4">
            <text:p>security-high</text:p>
          </table:table-cell>
          <table:table-cell/>
          <table:table-cell office:value-type="string" office:string-value="The icon used to indicate that the security level of a connection is known to be secure, using strong encryption and a valid certificate." table:style-name="ce4">
            <text:p>The icon used to indicate that the security level of a connection is known to be secure, using strong encryption and a valid certificate.</text:p>
          </table:table-cell>
          <table:table-cell table:number-columns-repeated="3"/>
          <table:table-cell office:value-type="float" office:value="0" table:formula="=IF(ISBLANK([.G354];&quot;approval&quot;);0;IF(EXACT([.G354];&quot;draft&quot;);1;IF(EXACT([.G354];&quot;approval&quot;);2;IF(EXACT([.G354];&quot;final&quot;);3;0))))">
            <text:p>0</text:p>
          </table:table-cell>
          <table:table-cell/>
        </table:table-row>
        <table:table-row table:style-name="ro1">
          <table:table-cell office:value-type="string" office:string-value="status" table:style-name="ce4">
            <text:p>status</text:p>
          </table:table-cell>
          <table:table-cell office:value-type="string" office:string-value="security-low" table:style-name="ce4">
            <text:p>security-low</text:p>
          </table:table-cell>
          <table:table-cell/>
          <table:table-cell office:value-type="string" office:string-value="The icon used to indicate that the security level of a connection is presumed to be insecure, either by using weak encryption, or by using a certificate that the could not be automatically verified, and which the user has not chosent to trust." table:style-name="ce4">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number-columns-repeated="3"/>
          <table:table-cell office:value-type="float" office:value="0" table:formula="=IF(ISBLANK([.G355];&quot;approval&quot;);0;IF(EXACT([.G355];&quot;draft&quot;);1;IF(EXACT([.G355];&quot;approval&quot;);2;IF(EXACT([.G355];&quot;final&quot;);3;0))))">
            <text:p>0</text:p>
          </table:table-cell>
          <table:table-cell/>
        </table:table-row>
        <table:table-row table:style-name="ro1">
          <table:table-cell office:value-type="string" office:string-value="status" table:style-name="ce4">
            <text:p>status</text:p>
          </table:table-cell>
          <table:table-cell office:value-type="string" office:string-value="security-medium" table:style-name="ce4">
            <text:p>security-medium</text:p>
          </table:table-cell>
          <table:table-cell/>
          <table:table-cell office:value-type="string" office:string-value="The icon used to indicate that the security level of a connection is presumed to be secure, using strong encryption, and a certificate that could not be automatically verified, but which the user has chosen to trust." table:style-name="ce4">
            <text:p>The icon used to indicate that the security level of a connection is presumed to be secure, using strong encryption, and a certificate that could not be automatically verified, but which the user has chosen to trust.</text:p>
          </table:table-cell>
          <table:table-cell table:number-columns-repeated="3"/>
          <table:table-cell office:value-type="float" office:value="0" table:formula="=IF(ISBLANK([.G356];&quot;approval&quot;);0;IF(EXACT([.G356];&quot;draft&quot;);1;IF(EXACT([.G356];&quot;approval&quot;);2;IF(EXACT([.G356];&quot;final&quot;);3;0))))">
            <text:p>0</text:p>
          </table:table-cell>
          <table:table-cell/>
        </table:table-row>
        <table:table-row table:style-name="ro1">
          <table:table-cell office:value-type="string" office:string-value="status" table:style-name="ce4">
            <text:p>status</text:p>
          </table:table-cell>
          <table:table-cell office:value-type="string" office:string-value="software-update-available" table:style-name="ce4">
            <text:p>software-update-available</text:p>
          </table:table-cell>
          <table:table-cell/>
          <table:table-cell office:value-type="string" office:string-value="The icon used when an update is available for software installed on the computing device, through the system software update program." table:style-name="ce4">
            <text:p>The icon used when an update is available for software installed on the computing device, through the system software update program.</text:p>
          </table:table-cell>
          <table:table-cell table:number-columns-repeated="3"/>
          <table:table-cell office:value-type="float" office:value="0" table:formula="=IF(ISBLANK([.G357];&quot;approval&quot;);0;IF(EXACT([.G357];&quot;draft&quot;);1;IF(EXACT([.G357];&quot;approval&quot;);2;IF(EXACT([.G357];&quot;final&quot;);3;0))))">
            <text:p>0</text:p>
          </table:table-cell>
          <table:table-cell/>
        </table:table-row>
        <table:table-row table:style-name="ro1">
          <table:table-cell office:value-type="string" office:string-value="status" table:style-name="ce4">
            <text:p>status</text:p>
          </table:table-cell>
          <table:table-cell office:value-type="string" office:string-value="software-update-urgent" table:style-name="ce4">
            <text:p>software-update-urgent</text:p>
          </table:table-cell>
          <table:table-cell/>
          <table:table-cell office:value-type="string" office:string-value="The icon used when an urgent update is available through the system software update program." table:style-name="ce4">
            <text:p>The icon used when an urgent update is available through the system software update program.</text:p>
          </table:table-cell>
          <table:table-cell table:number-columns-repeated="3"/>
          <table:table-cell office:value-type="float" office:value="0" table:formula="=IF(ISBLANK([.G358];&quot;approval&quot;);0;IF(EXACT([.G358];&quot;draft&quot;);1;IF(EXACT([.G358];&quot;approval&quot;);2;IF(EXACT([.G358];&quot;final&quot;);3;0))))">
            <text:p>0</text:p>
          </table:table-cell>
          <table:table-cell/>
        </table:table-row>
        <table:table-row table:style-name="ro1">
          <table:table-cell office:value-type="string" office:string-value="status" table:style-name="ce4">
            <text:p>status</text:p>
          </table:table-cell>
          <table:table-cell office:value-type="string" office:string-value="sync-error" table:style-name="ce4">
            <text:p>sync-error</text:p>
          </table:table-cell>
          <table:table-cell/>
          <table:table-cell office:value-type="string" office:string-value="The icon used when an error occurs while attempting to synchronize data from the computing device, to another device." table:style-name="ce4">
            <text:p>The icon used when an error occurs while attempting to synchronize data from the computing device, to another device.</text:p>
          </table:table-cell>
          <table:table-cell table:number-columns-repeated="3"/>
          <table:table-cell office:value-type="float" office:value="0" table:formula="=IF(ISBLANK([.G359];&quot;approval&quot;);0;IF(EXACT([.G359];&quot;draft&quot;);1;IF(EXACT([.G359];&quot;approval&quot;);2;IF(EXACT([.G359];&quot;final&quot;);3;0))))">
            <text:p>0</text:p>
          </table:table-cell>
          <table:table-cell/>
        </table:table-row>
        <table:table-row table:style-name="ro1">
          <table:table-cell office:value-type="string" office:string-value="status" table:style-name="ce4">
            <text:p>status</text:p>
          </table:table-cell>
          <table:table-cell office:value-type="string" office:string-value="sync-synchronizing" table:style-name="ce4">
            <text:p>sync-synchronizing</text:p>
          </table:table-cell>
          <table:table-cell/>
          <table:table-cell office:value-type="string" office:string-value="The icon used while data is successfully synchronizing to another device." table:style-name="ce4">
            <text:p>The icon used while data is successfully synchronizing to another device.</text:p>
          </table:table-cell>
          <table:table-cell table:number-columns-repeated="2"/>
          <table:table-cell/>
          <table:table-cell office:value-type="float" office:value="0" table:formula="=IF(ISBLANK([.G360];&quot;approval&quot;);0;IF(EXACT([.G360];&quot;draft&quot;);1;IF(EXACT([.G360];&quot;approval&quot;);2;IF(EXACT([.G360];&quot;final&quot;);3;0))))">
            <text:p>0</text:p>
          </table:table-cell>
          <table:table-cell/>
        </table:table-row>
        <table:table-row table:style-name="ro1">
          <table:table-cell office:value-type="string" office:string-value="status" table:style-name="ce4">
            <text:p>status</text:p>
          </table:table-cell>
          <table:table-cell office:value-type="string" office:string-value="task-due" table:style-name="ce4">
            <text:p>task-due</text:p>
          </table:table-cell>
          <table:table-cell/>
          <table:table-cell office:value-type="string" office:string-value="The icon used when a task is due soon." table:style-name="ce4">
            <text:p>The icon used when a task is due soon.</text:p>
          </table:table-cell>
          <table:table-cell/>
          <table:table-cell table:number-columns-repeated="2"/>
          <table:table-cell office:value-type="float" office:value="0" table:formula="=IF(ISBLANK([.G361];&quot;approval&quot;);0;IF(EXACT([.G361];&quot;draft&quot;);1;IF(EXACT([.G361];&quot;approval&quot;);2;IF(EXACT([.G361];&quot;final&quot;);3;0))))">
            <text:p>0</text:p>
          </table:table-cell>
          <table:table-cell/>
        </table:table-row>
        <table:table-row table:style-name="ro1">
          <table:table-cell office:value-type="string" office:string-value="status" table:style-name="ce4">
            <text:p>status</text:p>
          </table:table-cell>
          <table:table-cell office:value-type="string" office:string-value="task-passed-due" table:style-name="ce4">
            <text:p>task-passed-due</text:p>
          </table:table-cell>
          <table:table-cell/>
          <table:table-cell office:value-type="string" office:string-value="The icon used when a task that was due, has been left incomplete." table:style-name="ce4">
            <text:p>The icon used when a task that was due, has been left incomplete.</text:p>
          </table:table-cell>
          <table:table-cell table:number-columns-repeated="2"/>
          <table:table-cell/>
          <table:table-cell office:value-type="float" office:value="0" table:formula="=IF(ISBLANK([.G362];&quot;approval&quot;);0;IF(EXACT([.G362];&quot;draft&quot;);1;IF(EXACT([.G362];&quot;approval&quot;);2;IF(EXACT([.G362];&quot;final&quot;);3;0))))">
            <text:p>0</text:p>
          </table:table-cell>
          <table:table-cell/>
        </table:table-row>
        <table:table-row table:style-name="ro1">
          <table:table-cell office:value-type="string" office:string-value="status" table:style-name="ce4">
            <text:p>status</text:p>
          </table:table-cell>
          <table:table-cell office:value-type="string" office:string-value="user-away" table:style-name="ce4">
            <text:p>user-away</text:p>
          </table:table-cell>
          <table:table-cell/>
          <table:table-cell office:value-type="string" office:string-value="The icon used when a user on a chat network is away from their keyboard and the chat program." table:style-name="ce4">
            <text:p>The icon used when a user on a chat network is away from their keyboard and the chat program.</text:p>
          </table:table-cell>
          <table:table-cell table:number-columns-repeated="3"/>
          <table:table-cell office:value-type="float" office:value="0" table:formula="=IF(ISBLANK([.G363];&quot;approval&quot;);0;IF(EXACT([.G363];&quot;draft&quot;);1;IF(EXACT([.G363];&quot;approval&quot;);2;IF(EXACT([.G363];&quot;final&quot;);3;0))))">
            <text:p>0</text:p>
          </table:table-cell>
          <table:table-cell/>
        </table:table-row>
        <table:table-row table:style-name="ro1">
          <table:table-cell office:value-type="string" office:string-value="status" table:style-name="ce4">
            <text:p>status</text:p>
          </table:table-cell>
          <table:table-cell office:value-type="string" office:string-value="user-idle" table:style-name="ce4">
            <text:p>user-idle</text:p>
          </table:table-cell>
          <table:table-cell/>
          <table:table-cell office:value-type="string" office:string-value="The icon used when a user on a chat network has not been an active participant in any chats on the network, for an extended period of time." table:style-name="ce4">
            <text:p>The icon used when a user on a chat network has not been an active participant in any chats on the network, for an extended period of time.</text:p>
          </table:table-cell>
          <table:table-cell table:number-columns-repeated="3"/>
          <table:table-cell office:value-type="float" office:value="0" table:formula="=IF(ISBLANK([.G364];&quot;approval&quot;);0;IF(EXACT([.G364];&quot;draft&quot;);1;IF(EXACT([.G364];&quot;approval&quot;);2;IF(EXACT([.G364];&quot;final&quot;);3;0))))">
            <text:p>0</text:p>
          </table:table-cell>
          <table:table-cell/>
        </table:table-row>
        <table:table-row table:style-name="ro1">
          <table:table-cell office:value-type="string" office:string-value="status" table:style-name="ce4">
            <text:p>status</text:p>
          </table:table-cell>
          <table:table-cell office:value-type="string" office:string-value="user-offline" table:style-name="ce4">
            <text:p>user-offline</text:p>
          </table:table-cell>
          <table:table-cell/>
          <table:table-cell office:value-type="string" office:string-value="The icon used when a user on a chat network is not available." table:style-name="ce4">
            <text:p>The icon used when a user on a chat network is not available.</text:p>
          </table:table-cell>
          <table:table-cell table:number-columns-repeated="2"/>
          <table:table-cell/>
          <table:table-cell office:value-type="float" office:value="0" table:formula="=IF(ISBLANK([.G365];&quot;approval&quot;);0;IF(EXACT([.G365];&quot;draft&quot;);1;IF(EXACT([.G365];&quot;approval&quot;);2;IF(EXACT([.G365];&quot;final&quot;);3;0))))">
            <text:p>0</text:p>
          </table:table-cell>
          <table:table-cell/>
        </table:table-row>
        <table:table-row table:style-name="ro1">
          <table:table-cell office:value-type="string" office:string-value="status" table:style-name="ce4">
            <text:p>status</text:p>
          </table:table-cell>
          <table:table-cell office:value-type="string" office:string-value="user-online" table:style-name="ce4">
            <text:p>user-online</text:p>
          </table:table-cell>
          <table:table-cell/>
          <table:table-cell office:value-type="string" office:string-value="The icon used when a user on a chat network is available to initiate a conversation with." table:style-name="ce4">
            <text:p>The icon used when a user on a chat network is available to initiate a conversation with.</text:p>
          </table:table-cell>
          <table:table-cell table:number-columns-repeated="3"/>
          <table:table-cell office:value-type="float" office:value="0" table:formula="=IF(ISBLANK([.G366];&quot;approval&quot;);0;IF(EXACT([.G366];&quot;draft&quot;);1;IF(EXACT([.G366];&quot;approval&quot;);2;IF(EXACT([.G366];&quot;final&quot;);3;0))))">
            <text:p>0</text:p>
          </table:table-cell>
          <table:table-cell/>
        </table:table-row>
        <table:table-row table:style-name="ro1">
          <table:table-cell office:value-type="string" office:string-value="status" table:style-name="ce4">
            <text:p>status</text:p>
          </table:table-cell>
          <table:table-cell office:value-type="string" office:string-value="weather-clear" table:style-name="ce4">
            <text:p>weather-clear</text:p>
          </table:table-cell>
          <table:table-cell/>
          <table:table-cell office:value-type="string" office:string-value="The icon used while the weather for a region is &lt;quote&gt;clear skies&lt;/quote&gt;." table:style-name="ce4">
            <text:p>The icon used while the weather for a region is &lt;quote&gt;clear skies&lt;/quote&gt;.</text:p>
          </table:table-cell>
          <table:table-cell table:number-columns-repeated="2"/>
          <table:table-cell/>
          <table:table-cell office:value-type="float" office:value="0" table:formula="=IF(ISBLANK([.G367];&quot;approval&quot;);0;IF(EXACT([.G367];&quot;draft&quot;);1;IF(EXACT([.G367];&quot;approval&quot;);2;IF(EXACT([.G367];&quot;final&quot;);3;0))))">
            <text:p>0</text:p>
          </table:table-cell>
          <table:table-cell/>
        </table:table-row>
        <table:table-row table:style-name="ro1">
          <table:table-cell office:value-type="string" office:string-value="status" table:style-name="ce4">
            <text:p>status</text:p>
          </table:table-cell>
          <table:table-cell office:value-type="string" office:string-value="weather-clear-night" table:style-name="ce4">
            <text:p>weather-clear-night</text:p>
          </table:table-cell>
          <table:table-cell/>
          <table:table-cell office:value-type="string" office:string-value="The icon used while the weather for a region is &lt;quote&gt;clear skies&lt;/quote&gt; during the night." table:style-name="ce4">
            <text:p>The icon used while the weather for a region is &lt;quote&gt;clear skies&lt;/quote&gt; during the night.</text:p>
          </table:table-cell>
          <table:table-cell table:number-columns-repeated="3"/>
          <table:table-cell office:value-type="float" office:value="0" table:formula="=IF(ISBLANK([.G368];&quot;approval&quot;);0;IF(EXACT([.G368];&quot;draft&quot;);1;IF(EXACT([.G368];&quot;approval&quot;);2;IF(EXACT([.G368];&quot;final&quot;);3;0))))">
            <text:p>0</text:p>
          </table:table-cell>
          <table:table-cell/>
        </table:table-row>
        <table:table-row table:style-name="ro1">
          <table:table-cell office:value-type="string" office:string-value="status" table:style-name="ce4">
            <text:p>status</text:p>
          </table:table-cell>
          <table:table-cell office:value-type="string" office:string-value="weather-clear-night" table:style-name="ce4">
            <text:p>weather-clear-night</text:p>
          </table:table-cell>
          <table:table-cell/>
          <table:table-cell office:value-type="string" office:string-value="The icon used while the weather for a region is &lt;quote&gt;clear skies&lt;/quote&gt; during the night." table:style-name="ce4">
            <text:p>The icon used while the weather for a region is &lt;quote&gt;clear skies&lt;/quote&gt; during the night.</text:p>
          </table:table-cell>
          <table:table-cell table:number-columns-repeated="3"/>
          <table:table-cell office:value-type="float" office:value="0" table:formula="=IF(ISBLANK([.G369];&quot;approval&quot;);0;IF(EXACT([.G369];&quot;draft&quot;);1;IF(EXACT([.G369];&quot;approval&quot;);2;IF(EXACT([.G369];&quot;final&quot;);3;0))))">
            <text:p>0</text:p>
          </table:table-cell>
          <table:table-cell/>
        </table:table-row>
        <table:table-row table:style-name="ro1">
          <table:table-cell office:value-type="string" office:string-value="status" table:style-name="ce4">
            <text:p>status</text:p>
          </table:table-cell>
          <table:table-cell office:value-type="string" office:string-value="weather-few-clouds" table:style-name="ce4">
            <text:p>weather-few-clouds</text:p>
          </table:table-cell>
          <table:table-cell/>
          <table:table-cell office:value-type="string" office:string-value="The icon used while the weather for a region is &lt;quote&gt;partly cloudy&lt;/quote&gt;." table:style-name="ce4">
            <text:p>The icon used while the weather for a region is &lt;quote&gt;partly cloudy&lt;/quote&gt;.</text:p>
          </table:table-cell>
          <table:table-cell table:number-columns-repeated="2"/>
          <table:table-cell/>
          <table:table-cell office:value-type="float" office:value="0" table:formula="=IF(ISBLANK([.G370];&quot;approval&quot;);0;IF(EXACT([.G370];&quot;draft&quot;);1;IF(EXACT([.G370];&quot;approval&quot;);2;IF(EXACT([.G370];&quot;final&quot;);3;0))))">
            <text:p>0</text:p>
          </table:table-cell>
          <table:table-cell/>
        </table:table-row>
        <table:table-row table:style-name="ro1">
          <table:table-cell office:value-type="string" office:string-value="status" table:style-name="ce4">
            <text:p>status</text:p>
          </table:table-cell>
          <table:table-cell office:value-type="string" office:string-value="weather-few-clouds-night" table:style-name="ce4">
            <text:p>weather-few-clouds-night</text:p>
          </table:table-cell>
          <table:table-cell/>
          <table:table-cell office:value-type="string" office:string-value="The icon used while the weather for a region is &lt;quote&gt;partly cloudy&lt;/quote&gt; during the night." table:style-name="ce4">
            <text:p>The icon used while the weather for a region is &lt;quote&gt;partly cloudy&lt;/quote&gt; during the night.</text:p>
          </table:table-cell>
          <table:table-cell table:number-columns-repeated="3"/>
          <table:table-cell office:value-type="float" office:value="0" table:formula="=IF(ISBLANK([.G371];&quot;approval&quot;);0;IF(EXACT([.G371];&quot;draft&quot;);1;IF(EXACT([.G371];&quot;approval&quot;);2;IF(EXACT([.G371];&quot;final&quot;);3;0))))">
            <text:p>0</text:p>
          </table:table-cell>
          <table:table-cell/>
        </table:table-row>
        <table:table-row table:style-name="ro1">
          <table:table-cell office:value-type="string" office:string-value="status" table:style-name="ce4">
            <text:p>status</text:p>
          </table:table-cell>
          <table:table-cell office:value-type="string" office:string-value="weather-few-clouds-night" table:style-name="ce4">
            <text:p>weather-few-clouds-night</text:p>
          </table:table-cell>
          <table:table-cell/>
          <table:table-cell office:value-type="string" office:string-value="The icon used while the weather for a region is &lt;quote&gt;partly cloudy&lt;/quote&gt; during the night." table:style-name="ce4">
            <text:p>The icon used while the weather for a region is &lt;quote&gt;partly cloudy&lt;/quote&gt; during the night.</text:p>
          </table:table-cell>
          <table:table-cell table:number-columns-repeated="3"/>
          <table:table-cell office:value-type="float" office:value="0" table:formula="=IF(ISBLANK([.G372];&quot;approval&quot;);0;IF(EXACT([.G372];&quot;draft&quot;);1;IF(EXACT([.G372];&quot;approval&quot;);2;IF(EXACT([.G372];&quot;final&quot;);3;0))))">
            <text:p>0</text:p>
          </table:table-cell>
          <table:table-cell/>
        </table:table-row>
        <table:table-row table:style-name="ro1">
          <table:table-cell office:value-type="string" office:string-value="status" table:style-name="ce4">
            <text:p>status</text:p>
          </table:table-cell>
          <table:table-cell office:value-type="string" office:string-value="weather-fog" table:style-name="ce4">
            <text:p>weather-fog</text:p>
          </table:table-cell>
          <table:table-cell/>
          <table:table-cell office:value-type="string" office:string-value="The icon used while the weather for a region is &lt;quote&gt;foggy&lt;/quote&gt;." table:style-name="ce4">
            <text:p>The icon used while the weather for a region is &lt;quote&gt;foggy&lt;/quote&gt;.</text:p>
          </table:table-cell>
          <table:table-cell table:number-columns-repeated="2"/>
          <table:table-cell/>
          <table:table-cell office:value-type="float" office:value="0" table:formula="=IF(ISBLANK([.G373];&quot;approval&quot;);0;IF(EXACT([.G373];&quot;draft&quot;);1;IF(EXACT([.G373];&quot;approval&quot;);2;IF(EXACT([.G373];&quot;final&quot;);3;0))))">
            <text:p>0</text:p>
          </table:table-cell>
          <table:table-cell/>
        </table:table-row>
        <table:table-row table:style-name="ro1">
          <table:table-cell office:value-type="string" office:string-value="status" table:style-name="ce4">
            <text:p>status</text:p>
          </table:table-cell>
          <table:table-cell office:value-type="string" office:string-value="weather-overcast" table:style-name="ce4">
            <text:p>weather-overcast</text:p>
          </table:table-cell>
          <table:table-cell/>
          <table:table-cell office:value-type="string" office:string-value="The icon used while the weather for a region is &lt;quote&gt;overcast&lt;/quote&gt;." table:style-name="ce4">
            <text:p>The icon used while the weather for a region is &lt;quote&gt;overcast&lt;/quote&gt;.</text:p>
          </table:table-cell>
          <table:table-cell table:number-columns-repeated="2"/>
          <table:table-cell/>
          <table:table-cell office:value-type="float" office:value="0" table:formula="=IF(ISBLANK([.G374];&quot;approval&quot;);0;IF(EXACT([.G374];&quot;draft&quot;);1;IF(EXACT([.G374];&quot;approval&quot;);2;IF(EXACT([.G374];&quot;final&quot;);3;0))))">
            <text:p>0</text:p>
          </table:table-cell>
          <table:table-cell/>
        </table:table-row>
        <table:table-row table:style-name="ro1">
          <table:table-cell office:value-type="string" office:string-value="status" table:style-name="ce4">
            <text:p>status</text:p>
          </table:table-cell>
          <table:table-cell office:value-type="string" office:string-value="weather-severe-alert" table:style-name="ce4">
            <text:p>weather-severe-alert</text:p>
          </table:table-cell>
          <table:table-cell/>
          <table:table-cell office:value-type="string" office:string-value="The icon used while a sever weather alert is in effect for a region." table:style-name="ce4">
            <text:p>The icon used while a sever weather alert is in effect for a region.</text:p>
          </table:table-cell>
          <table:table-cell table:number-columns-repeated="2"/>
          <table:table-cell/>
          <table:table-cell office:value-type="float" office:value="0" table:formula="=IF(ISBLANK([.G375];&quot;approval&quot;);0;IF(EXACT([.G375];&quot;draft&quot;);1;IF(EXACT([.G375];&quot;approval&quot;);2;IF(EXACT([.G375];&quot;final&quot;);3;0))))">
            <text:p>0</text:p>
          </table:table-cell>
          <table:table-cell/>
        </table:table-row>
        <table:table-row table:style-name="ro1">
          <table:table-cell office:value-type="string" office:string-value="status" table:style-name="ce4">
            <text:p>status</text:p>
          </table:table-cell>
          <table:table-cell office:value-type="string" office:string-value="weather-showers" table:style-name="ce4">
            <text:p>weather-showers</text:p>
          </table:table-cell>
          <table:table-cell/>
          <table:table-cell office:value-type="string" office:string-value="The icon used while rain showers are occurring in a region." table:style-name="ce4">
            <text:p>The icon used while rain showers are occurring in a region.</text:p>
          </table:table-cell>
          <table:table-cell table:number-columns-repeated="2"/>
          <table:table-cell/>
          <table:table-cell office:value-type="float" office:value="0" table:formula="=IF(ISBLANK([.G376];&quot;approval&quot;);0;IF(EXACT([.G376];&quot;draft&quot;);1;IF(EXACT([.G376];&quot;approval&quot;);2;IF(EXACT([.G376];&quot;final&quot;);3;0))))">
            <text:p>0</text:p>
          </table:table-cell>
          <table:table-cell/>
        </table:table-row>
        <table:table-row table:style-name="ro1">
          <table:table-cell office:value-type="string" office:string-value="status" table:style-name="ce4">
            <text:p>status</text:p>
          </table:table-cell>
          <table:table-cell office:value-type="string" office:string-value="weather-showers-scattered" table:style-name="ce4">
            <text:p>weather-showers-scattered</text:p>
          </table:table-cell>
          <table:table-cell/>
          <table:table-cell office:value-type="string" office:string-value="The icon used while scattered rain showers are occurring in a region." table:style-name="ce4">
            <text:p>The icon used while scattered rain showers are occurring in a region.</text:p>
          </table:table-cell>
          <table:table-cell table:number-columns-repeated="2"/>
          <table:table-cell/>
          <table:table-cell office:value-type="float" office:value="0" table:formula="=IF(ISBLANK([.G377];&quot;approval&quot;);0;IF(EXACT([.G377];&quot;draft&quot;);1;IF(EXACT([.G377];&quot;approval&quot;);2;IF(EXACT([.G377];&quot;final&quot;);3;0))))">
            <text:p>0</text:p>
          </table:table-cell>
          <table:table-cell/>
        </table:table-row>
        <table:table-row table:style-name="ro1">
          <table:table-cell office:value-type="string" office:string-value="status" table:style-name="ce4">
            <text:p>status</text:p>
          </table:table-cell>
          <table:table-cell office:value-type="string" office:string-value="weather-showers-scattered" table:style-name="ce4">
            <text:p>weather-showers-scattered</text:p>
          </table:table-cell>
          <table:table-cell/>
          <table:table-cell office:value-type="string" office:string-value="The icon used while scattered rain showers are occurring in a region." table:style-name="ce4">
            <text:p>The icon used while scattered rain showers are occurring in a region.</text:p>
          </table:table-cell>
          <table:table-cell table:number-columns-repeated="2"/>
          <table:table-cell/>
          <table:table-cell office:value-type="float" office:value="0" table:formula="=IF(ISBLANK([.G378];&quot;approval&quot;);0;IF(EXACT([.G378];&quot;draft&quot;);1;IF(EXACT([.G378];&quot;approval&quot;);2;IF(EXACT([.G378];&quot;final&quot;);3;0))))">
            <text:p>0</text:p>
          </table:table-cell>
          <table:table-cell/>
        </table:table-row>
        <table:table-row table:style-name="ro1">
          <table:table-cell office:value-type="string" office:string-value="status" table:style-name="ce4">
            <text:p>status</text:p>
          </table:table-cell>
          <table:table-cell office:value-type="string" office:string-value="weather-snow" table:style-name="ce4">
            <text:p>weather-snow</text:p>
          </table:table-cell>
          <table:table-cell/>
          <table:table-cell office:value-type="string" office:string-value="The icon used while snow showers are occurring in a region." table:style-name="ce4">
            <text:p>The icon used while snow showers are occurring in a region.</text:p>
          </table:table-cell>
          <table:table-cell table:number-columns-repeated="2"/>
          <table:table-cell/>
          <table:table-cell office:value-type="float" office:value="0" table:formula="=IF(ISBLANK([.G379];&quot;approval&quot;);0;IF(EXACT([.G379];&quot;draft&quot;);1;IF(EXACT([.G379];&quot;approval&quot;);2;IF(EXACT([.G379];&quot;final&quot;);3;0))))">
            <text:p>0</text:p>
          </table:table-cell>
          <table:table-cell/>
        </table:table-row>
        <table:table-row table:style-name="ro1">
          <table:table-cell office:value-type="string" office:string-value="status" table:style-name="ce4">
            <text:p>status</text:p>
          </table:table-cell>
          <table:table-cell office:value-type="string" office:string-value="weather-storm" table:style-name="ce4">
            <text:p>weather-storm</text:p>
          </table:table-cell>
          <table:table-cell/>
          <table:table-cell office:value-type="string" office:string-value="The icon used while storms are occurring in a region." table:style-name="ce4">
            <text:p>The icon used while storms are occurring in a region.</text:p>
          </table:table-cell>
          <table:table-cell/>
          <table:table-cell table:number-columns-repeated="2"/>
          <table:table-cell office:value-type="float" office:value="0" table:formula="=IF(ISBLANK([.G380];&quot;approval&quot;);0;IF(EXACT([.G380];&quot;draft&quot;);1;IF(EXACT([.G380];&quot;approval&quot;);2;IF(EXACT([.G380];&quot;final&quot;);3;0))))">
            <text:p>0</text:p>
          </table:table-cell>
          <table:table-cell/>
        </table:table-row>
        <table:table-row table:style-name="ro1">
          <table:table-cell office:value-type="string" office:string-value="Icons in KDE SVN and not in above categories" table:style-name="ce10">
            <text:p>Icons in KDE SVN and not in above categories</text:p>
          </table:table-cell>
          <table:table-cell/>
        </table:table-row>
        <table:table-row table:style-name="ro1">
          <table:table-cell office:value-type="string" office:string-value="actions" table:style-name="ce4">
            <text:p>actions</text:p>
          </table:table-cell>
          <table:table-cell/>
          <table:table-cell office:value-type="string" office:string-value="14_ellipse" table:style-name="ce4">
            <text:p>14_ellips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ellipse_karbon" table:style-name="ce4">
            <text:p>14_ellipse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flatten" table:style-name="ce4">
            <text:p>14_flatte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flatten_karbon" table:style-name="ce4">
            <text:p>14_flatten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gradient" table:style-name="ce4">
            <text:p>14_gradie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gradient_karbon" table:style-name="ce4">
            <text:p>14_gradient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group" table:style-name="ce4">
            <text:p>14_group</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image" table:style-name="ce4">
            <text:p>14_imag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image_karbon" table:style-name="ce4">
            <text:p>14_image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insertknots" table:style-name="ce4">
            <text:p>14_insertknot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insertknots_karbon" table:style-name="ce4">
            <text:p>14_insertknots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deletelayer" table:style-name="ce4">
            <text:p>14_layer_deletelay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deletelayer_karbon" table:style-name="ce4">
            <text:p>14_layer_deletelayer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lowerlayer" table:style-name="ce4">
            <text:p>14_layer_lowerlay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lowerlayer_karbon" table:style-name="ce4">
            <text:p>14_layer_lowerlayer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newlayer" table:style-name="ce4">
            <text:p>14_layer_newlay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newlayer_karbon" table:style-name="ce4">
            <text:p>14_layer_newlayer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novisible" table:style-name="ce4">
            <text:p>14_layer_novisibl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novisible_karbon" table:style-name="ce4">
            <text:p>14_layer_novisible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raiselayer" table:style-name="ce4">
            <text:p>14_layer_raiselay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raiselayer_karbon" table:style-name="ce4">
            <text:p>14_layer_raiselayer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visible" table:style-name="ce4">
            <text:p>14_layer_visibl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layer_visible_karbon" table:style-name="ce4">
            <text:p>14_layer_visible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pattern" table:style-name="ce4">
            <text:p>14_patter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pattern_karbon" table:style-name="ce4">
            <text:p>14_pattern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pencil" table:style-name="ce4">
            <text:p>14_pencil</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pencil_karbon" table:style-name="ce4">
            <text:p>14_pencil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polygon" table:style-name="ce4">
            <text:p>14_polyg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polygon_karbon" table:style-name="ce4">
            <text:p>14_polygon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polyline" table:style-name="ce4">
            <text:p>14_polylin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polyline_karbon" table:style-name="ce4">
            <text:p>14_polyline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rectangle" table:style-name="ce4">
            <text:p>14_rectangl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rectangle_karbon" table:style-name="ce4">
            <text:p>14_rectangle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rotate" table:style-name="ce4">
            <text:p>14_rotat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rotate_karbon" table:style-name="ce4">
            <text:p>14_rotate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roundcorners" table:style-name="ce4">
            <text:p>14_roundcorner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roundcorners_karbon" table:style-name="ce4">
            <text:p>14_roundcorners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roundrect" table:style-name="ce4">
            <text:p>14_roundrec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roundrect_karbon" table:style-name="ce4">
            <text:p>14_roundrect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elect" table:style-name="ce4">
            <text:p>14_selec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elect_karbon" table:style-name="ce4">
            <text:p>14_select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electnodes" table:style-name="ce4">
            <text:p>14_selectnode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electnodes_karbon" table:style-name="ce4">
            <text:p>14_selectnodes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hear" table:style-name="ce4">
            <text:p>14_shea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hear_karbon" table:style-name="ce4">
            <text:p>14_shear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inus" table:style-name="ce4">
            <text:p>14_sinu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inus_karbon" table:style-name="ce4">
            <text:p>14_sinus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piral" table:style-name="ce4">
            <text:p>14_spiral</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piral_karbon" table:style-name="ce4">
            <text:p>14_spiral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tar" table:style-name="ce4">
            <text:p>14_sta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14_star_karbon" table:style-name="ce4">
            <text:p>14_star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4_text" table:style-name="ce4">
            <text:p>14_t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4_text_karbon" table:style-name="ce4">
            <text:p>14_text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4_transform" table:style-name="ce4">
            <text:p>14_transfo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4_ungroup" table:style-name="ce4">
            <text:p>14_ungro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4_whirl" table:style-name="ce4">
            <text:p>14_whir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4_whirl_karbon" table:style-name="ce4">
            <text:p>14_whirl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4_zoom" table:style-name="ce4">
            <text:p>14_zo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4_zoom_karbon" table:style-name="ce4">
            <text:p>14_zoom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day" table:style-name="ce4">
            <text:p>1d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1day_korganizer" table:style-name="ce4">
            <text:p>1day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3downarrow" table:style-name="ce4">
            <text:p>3downar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3leftarrow" table:style-name="ce4">
            <text:p>3leftar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3rightarrow" table:style-name="ce4">
            <text:p>3rightar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3uparrow" table:style-name="ce4">
            <text:p>3upar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5days" table:style-name="ce4">
            <text:p>5day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5days_korganizer" table:style-name="ce4">
            <text:p>5days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7days" table:style-name="ce4">
            <text:p>7day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7days_korganizer" table:style-name="ce4">
            <text:p>7days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bentry" table:style-name="ce4">
            <text:p>abent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bentry_kdeprintfax" table:style-name="ce4">
            <text:p>abentry_kdeprintfa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bs" table:style-name="ce4">
            <text:p>ab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ccount" table:style-name="ce4">
            <text:p>acc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ccount_offline_overlay_kopete" table:style-name="ce4">
            <text:p>account_offline_overl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ccount_open" table:style-name="ce4">
            <text:p>account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ctivity_konsole" table:style-name="ce4">
            <text:p>activity_konso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_backup_keep" table:style-name="ce4">
            <text:p>add_backup_kee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_field_kexi" table:style-name="ce4">
            <text:p>add_field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_group" table:style-name="ce4">
            <text:p>add_gro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_milestone" table:style-name="ce4">
            <text:p>add_milesto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_sub_task" table:style-name="ce4">
            <text:p>add_sub_tas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_target" table:style-name="ce4">
            <text:p>add_targ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_task" table:style-name="ce4">
            <text:p>add_tas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_user" table:style-name="ce4">
            <text:p>add_u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imagefolder" table:style-name="ce4">
            <text:p>addimagefold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point" table:style-name="ce4">
            <text:p>addpo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question" table:style-name="ce4">
            <text:p>addques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dquestion_keduca" table:style-name="ce4">
            <text:p>addquestion_keduc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commit" table:style-name="ce4">
            <text:p>adept_comm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distupgrade" table:style-name="ce4">
            <text:p>adept_distupgra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install" table:style-name="ce4">
            <text:p>adept_inst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keep" table:style-name="ce4">
            <text:p>adept_kee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notifier_ok" table:style-name="ce4">
            <text:p>adept_notifier_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notifier_warning" table:style-name="ce4">
            <text:p>adept_notifier_warn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preview" table:style-name="ce4">
            <text:p>adept_pre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purge" table:style-name="ce4">
            <text:p>adept_pur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reinstall" table:style-name="ce4">
            <text:p>adept_reinst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remove" table:style-name="ce4">
            <text:p>adept_remo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sourceseditor" table:style-name="ce4">
            <text:p>adept_sourcesedi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update" table:style-name="ce4">
            <text:p>adept_upd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ept_upgrade" table:style-name="ce4">
            <text:p>adept_upgra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justcol" table:style-name="ce4">
            <text:p>adjust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justcol_kspread" table:style-name="ce4">
            <text:p>adjustco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justrow" table:style-name="ce4">
            <text:p>adjust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djustrow_kspread" table:style-name="ce4">
            <text:p>adjustrow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genda" table:style-name="ce4">
            <text:p>agend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genda_korganizer" table:style-name="ce4">
            <text:p>agenda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im_away" table:style-name="ce4">
            <text:p>aim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im_away_kopete" table:style-name="ce4">
            <text:p>aim_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im_offline" table:style-name="ce4">
            <text:p>aim_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im_offline_kopete" table:style-name="ce4">
            <text:p>aim_off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im_online" table:style-name="ce4">
            <text:p>aim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im_online_kopete" table:style-name="ce4">
            <text:p>aim_on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im_protocol" table:style-name="ce4">
            <text:p>aim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irbrush" table:style-name="ce4">
            <text:p>airbru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armclock" table:style-name="ce4">
            <text:p>alarmcl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bumfoldercomment" table:style-name="ce4">
            <text:p>albumfoldercom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bumfoldernew" table:style-name="ce4">
            <text:p>albumfolder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ign_left" table:style-name="ce4">
            <text:p>align_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ign_right" table:style-name="ce4">
            <text:p>align_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ignobjs" table:style-name="ce4">
            <text:p>alignobj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ignobjs_kexi" table:style-name="ce4">
            <text:p>alignobjs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ignobjs_kpresenter" table:style-name="ce4">
            <text:p>alignobjs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t_laptop_nocharge_klaptopdaemon" table:style-name="ce4">
            <text:p>alt_laptop_nocharge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t_laptop_power_klaptopdaemon" table:style-name="ce4">
            <text:p>alt_laptop_power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t2_laptop_nobattery_klaptopdaemon" table:style-name="ce4">
            <text:p>alt2_laptop_nobattery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t2_laptop_nocharge_klaptopdaemon" table:style-name="ce4">
            <text:p>alt2_laptop_nocharge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t2_laptop_power_klaptopdaemon" table:style-name="ce4">
            <text:p>alt2_laptop_power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t3_laptop_nocharge_klaptopdaemon" table:style-name="ce4">
            <text:p>alt3_laptop_nocharge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lt3_laptop_power_klaptopdaemon" table:style-name="ce4">
            <text:p>alt3_laptop_power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ngle" table:style-name="ce4">
            <text:p>ang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ngle_bisector" table:style-name="ce4">
            <text:p>angle_bisec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ngle_size" table:style-name="ce4">
            <text:p>angle_siz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nswer" table:style-name="ce4">
            <text:p>ans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nswer_kwordquiz" table:style-name="ce4">
            <text:p>answer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bottom" table:style-name="ce4">
            <text:p>aobott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bottom_kexi" table:style-name="ce4">
            <text:p>aobottom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bottom_koffice" table:style-name="ce4">
            <text:p>aobottom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centerh" table:style-name="ce4">
            <text:p>aocenter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centerh_koffice" table:style-name="ce4">
            <text:p>aocenterh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centerv" table:style-name="ce4">
            <text:p>aocenter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centerv_koffice" table:style-name="ce4">
            <text:p>aocenterv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fit_kexi" table:style-name="ce4">
            <text:p>aofi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grid" table:style-name="ce4">
            <text:p>aogri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grid_kexi" table:style-name="ce4">
            <text:p>aogrid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left" table:style-name="ce4">
            <text:p>ao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left_kexi" table:style-name="ce4">
            <text:p>aolef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left_koffice" table:style-name="ce4">
            <text:p>aolef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narrowest_kexi" table:style-name="ce4">
            <text:p>aonarrowes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pos2grid" table:style-name="ce4">
            <text:p>aopos2gri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pos2grid_kexi" table:style-name="ce4">
            <text:p>aopos2grid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right" table:style-name="ce4">
            <text:p>ao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right_kexi" table:style-name="ce4">
            <text:p>aorigh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right_koffice" table:style-name="ce4">
            <text:p>aorigh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shortest_kexi" table:style-name="ce4">
            <text:p>aoshortes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tallest_kexi" table:style-name="ce4">
            <text:p>aotalles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top" table:style-name="ce4">
            <text:p>aot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top_kexi" table:style-name="ce4">
            <text:p>aotop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top_koffice" table:style-name="ce4">
            <text:p>aotop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owidest_kexi" table:style-name="ce4">
            <text:p>aowides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ppearance" table:style-name="ce4">
            <text:p>appearan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ppointment" table:style-name="ce4">
            <text:p>appoint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ppointment_korganizer" table:style-name="ce4">
            <text:p>appointment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c" table:style-name="ce4">
            <text:p>ar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c_center" table:style-name="ce4">
            <text:p>arc_c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eaCircle" table:style-name="ce4">
            <text:p>areaCirc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adddir" table:style-name="ce4">
            <text:p>ark_adddi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adddir_ark" table:style-name="ce4">
            <text:p>ark_adddir_a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addfile" table:style-name="ce4">
            <text:p>ark_addfi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addfile_ark" table:style-name="ce4">
            <text:p>ark_addfile_a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delete" table:style-name="ce4">
            <text:p>ark_del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delete_ark" table:style-name="ce4">
            <text:p>ark_delete_a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extract" table:style-name="ce4">
            <text:p>ark_extra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extract_ark" table:style-name="ce4">
            <text:p>ark_extract_a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selectall" table:style-name="ce4">
            <text:p>ark_select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selectall_ark" table:style-name="ce4">
            <text:p>ark_selectall_a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view" table:style-name="ce4">
            <text:p>ark_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k_view_ark" table:style-name="ce4">
            <text:p>ark_view_a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range" table:style-name="ce4">
            <text:p>arran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range_kpresenter" table:style-name="ce4">
            <text:p>arrang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row" table:style-name="ce4">
            <text:p>ar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rowheads" table:style-name="ce4">
            <text:p>arrowhead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rowheads_kivio" table:style-name="ce4">
            <text:p>arrowheads_kiv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tsaudiomanager" table:style-name="ce4">
            <text:p>artsaudio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tsbuilderexecute" table:style-name="ce4">
            <text:p>artsbuilderexecu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tsenvironment" table:style-name="ce4">
            <text:p>artsenviron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tsfftscope" table:style-name="ce4">
            <text:p>artsfftsco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tsmediatypes" table:style-name="ce4">
            <text:p>artsmediatyp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rtsmidimanager" table:style-name="ce4">
            <text:p>artsmidi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tlantik_buy_estate" table:style-name="ce4">
            <text:p>atlantik_buy_est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tlantik_buy_estate_atlantik" table:style-name="ce4">
            <text:p>atlantik_buy_estate_atlanti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ttach" table:style-name="ce4">
            <text:p>atta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ttacher" table:style-name="ce4">
            <text:p>attach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uction" table:style-name="ce4">
            <text:p>au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uction_atlantik" table:style-name="ce4">
            <text:p>auction_atlanti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udioscrobbler" table:style-name="ce4">
            <text:p>audioscrobbl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uthenticate" table:style-name="ce4">
            <text:p>authentic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utodiff" table:style-name="ce4">
            <text:p>autodif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utoform" table:style-name="ce4">
            <text:p>autofo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utoform_kpresenter" table:style-name="ce4">
            <text:p>autoform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utonumber" table:style-name="ce4">
            <text:p>autonumb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autonumber_kexi" table:style-name="ce4">
            <text:p>autonumber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belfish" table:style-name="ce4">
            <text:p>babelfi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ckup" table:style-name="ce4">
            <text:p>back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ckup_section" table:style-name="ce4">
            <text:p>backup_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nk" table:style-name="ce4">
            <text:p>ban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r0" table:style-name="ce4">
            <text:p>bar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r1" table:style-name="ce4">
            <text:p>bar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r2" table:style-name="ce4">
            <text:p>bar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r3" table:style-name="ce4">
            <text:p>bar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r4" table:style-name="ce4">
            <text:p>bar4</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r5" table:style-name="ce4">
            <text:p>bar5</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r6" table:style-name="ce4">
            <text:p>bar6</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seCircle" table:style-name="ce4">
            <text:p>baseCirc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 table:style-name="ce4">
            <text:p>batte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charging-000" table:style-name="ce4">
            <text:p>battery-charging-00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charging-020" table:style-name="ce4">
            <text:p>battery-charging-02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charging-040" table:style-name="ce4">
            <text:p>battery-charging-04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charging-060" table:style-name="ce4">
            <text:p>battery-charging-06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charging-080" table:style-name="ce4">
            <text:p>battery-charging-08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charging-100" table:style-name="ce4">
            <text:p>battery-charging-10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discharging-000" table:style-name="ce4">
            <text:p>battery-discharging-00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discharging-020" table:style-name="ce4">
            <text:p>battery-discharging-02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discharging-040" table:style-name="ce4">
            <text:p>battery-discharging-04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discharging-060" table:style-name="ce4">
            <text:p>battery-discharging-06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discharging-080" table:style-name="ce4">
            <text:p>battery-discharging-08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attery-discharging-100" table:style-name="ce4">
            <text:p>battery-discharging-10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ell" table:style-name="ce4">
            <text:p>b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ell_korganizer" table:style-name="ce4">
            <text:p>bell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isection" table:style-name="ce4">
            <text:p>bi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lack_sum" table:style-name="ce4">
            <text:p>black_s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lack_sum_kspread" table:style-name="ce4">
            <text:p>black_sum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lend" table:style-name="ce4">
            <text:p>bl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ld" table:style-name="ce4">
            <text:p>bol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ok" table:style-name="ce4">
            <text:p>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ok2" table:style-name="ce4">
            <text:p>book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okmark_folder" table:style-name="ce4">
            <text:p>bookmark_folder</text:p>
          </table:table-cell>
          <table:table-cell/>
          <table:table-cell table:number-columns-repeated="2"/>
          <table:table-cell office:value-type="string" office:string-value="final" table:style-name="ce7">
            <text:p>final</text:p>
          </table:table-cell>
          <table:table-cell/>
          <table:table-cell table:style-name="ce4"/>
          <table:table-cell office:value-type="string" office:string-value="Vignoni" table:style-name="ce4">
            <text:p>Vignoni</text:p>
          </table:table-cell>
          <table:table-cell/>
        </table:table-row>
        <table:table-row table:style-name="ro1">
          <table:table-cell office:value-type="string" office:string-value="actions" table:style-name="ce4">
            <text:p>actions</text:p>
          </table:table-cell>
          <table:table-cell/>
          <table:table-cell office:value-type="string" office:string-value="bookmark_toolbar" table:style-name="ce4">
            <text:p>bookmark_toolb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all" table:style-name="ce4">
            <text:p>border_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all_kspread" table:style-name="ce4">
            <text:p>border_al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bottom" table:style-name="ce4">
            <text:p>border_bott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bottom_kspread" table:style-name="ce4">
            <text:p>border_bottom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fall" table:style-name="ce4">
            <text:p>border_f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fall_kspread" table:style-name="ce4">
            <text:p>border_fal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horizontal" table:style-name="ce4">
            <text:p>border_horizont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horizontal_kspread" table:style-name="ce4">
            <text:p>border_horizonta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inside" table:style-name="ce4">
            <text:p>border_insi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inside_kspread" table:style-name="ce4">
            <text:p>border_insid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left" table:style-name="ce4">
            <text:p>border_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left_kspread" table:style-name="ce4">
            <text:p>border_lef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outline" table:style-name="ce4">
            <text:p>border_out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outline_kspread" table:style-name="ce4">
            <text:p>border_outlin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remove" table:style-name="ce4">
            <text:p>border_remo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remove_kspread" table:style-name="ce4">
            <text:p>border_remov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right" table:style-name="ce4">
            <text:p>border_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right_kspread" table:style-name="ce4">
            <text:p>border_righ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top" table:style-name="ce4">
            <text:p>border_t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top_kspread" table:style-name="ce4">
            <text:p>border_top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up" table:style-name="ce4">
            <text:p>border_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up_kspread" table:style-name="ce4">
            <text:p>border_up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vertical" table:style-name="ce4">
            <text:p>border_vertic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_vertical_kspread" table:style-name="ce4">
            <text:p>border_vertica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bottom" table:style-name="ce4">
            <text:p>borderbott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bottom_koffice" table:style-name="ce4">
            <text:p>borderbottom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left" table:style-name="ce4">
            <text:p>border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left_koffice" table:style-name="ce4">
            <text:p>borderlef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outline" table:style-name="ce4">
            <text:p>borderout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outline_koffice" table:style-name="ce4">
            <text:p>borderoutlin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right" table:style-name="ce4">
            <text:p>border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right_koffice" table:style-name="ce4">
            <text:p>borderrigh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tool" table:style-name="ce4">
            <text:p>borderto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top" table:style-name="ce4">
            <text:p>bordert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rdertop_koffice" table:style-name="ce4">
            <text:p>bordertop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ottom" table:style-name="ce4">
            <text:p>bott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rackets" table:style-name="ce4">
            <text:p>bracke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rightness" table:style-name="ce4">
            <text:p>brightne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ring_forward" table:style-name="ce4">
            <text:p>bring_forw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ring_forward_koffice" table:style-name="ce4">
            <text:p>bring_forward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ring_stencil_to_front" table:style-name="ce4">
            <text:p>bring_stencil_to_fro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g" table:style-name="ce4">
            <text:p>bu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g_khtml" table:style-name="ce4">
            <text:p>bug_khtm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siness_user" table:style-name="ce4">
            <text:p>business_u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siness_user_kexi" table:style-name="ce4">
            <text:p>business_user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tterfly" table:style-name="ce4">
            <text:p>butterfl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tton" table:style-name="ce4">
            <text:p>butt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tton_cancel_kpercentage" table:style-name="ce4">
            <text:p>button_cancel_kpercent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tton_fewer" table:style-name="ce4">
            <text:p>button_fe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tton_kexi" table:style-name="ce4">
            <text:p>button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tton_more" table:style-name="ce4">
            <text:p>button_mo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tton_no_koffice" table:style-name="ce4">
            <text:p>button_no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button_ok_kpercentage" table:style-name="ce4">
            <text:p>button_ok_kpercent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kes_kpresenter" table:style-name="ce4">
            <text:p>cakes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kes3d_kpresenter" table:style-name="ce4">
            <text:p>cakes3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lculate" table:style-name="ce4">
            <text:p>calcul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lculate_kalzium" table:style-name="ce4">
            <text:p>calculate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mera" table:style-name="ce4">
            <text:p>camer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mera_test" table:style-name="ce4">
            <text:p>camera_te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ncel" table:style-name="ce4">
            <text:p>canc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ncel_koffice" table:style-name="ce4">
            <text:p>cancel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p_butt" table:style-name="ce4">
            <text:p>cap_but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p_butt_karbon" table:style-name="ce4">
            <text:p>cap_butt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p_round" table:style-name="ce4">
            <text:p>cap_rou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p_round_karbon" table:style-name="ce4">
            <text:p>cap_round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p_square" table:style-name="ce4">
            <text:p>cap_squa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p_square_karbon" table:style-name="ce4">
            <text:p>cap_square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sesensitive" table:style-name="ce4">
            <text:p>casesensiti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atalogmanager" table:style-name="ce4">
            <text:p>catalog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d" table:style-name="ce4">
            <text:p>c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d_data" table:style-name="ce4">
            <text:p>cd_dat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dburn" table:style-name="ce4">
            <text:p>cdbur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dcopy" table:style-name="ce4">
            <text:p>cdcop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dinfo" table:style-name="ce4">
            <text:p>cd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drwblank" table:style-name="ce4">
            <text:p>cdrwblan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dsmall" table:style-name="ce4">
            <text:p>cdsm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dsmall_kscd" table:style-name="ce4">
            <text:p>cdsmall_ksc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dtje" table:style-name="ce4">
            <text:p>cdtj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ell_edit" table:style-name="ce4">
            <text:p>cell_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ell_edit_kspread" table:style-name="ce4">
            <text:p>cell_edi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ell_layout" table:style-name="ce4">
            <text:p>cell_layo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ell_layout_kspread" table:style-name="ce4">
            <text:p>cell_layou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enterofcurvature" table:style-name="ce4">
            <text:p>centerofcurvatu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entralsymmetry" table:style-name="ce4">
            <text:p>centralsymmet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entrejust" table:style-name="ce4">
            <text:p>centreju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 table:style-name="ce4">
            <text:p>ch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_koffice" table:style-name="ce4">
            <text:p>char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 table:style-name="ce4">
            <text:p>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area" table:style-name="ce4">
            <text:p>chart_are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area_3d" table:style-name="ce4">
            <text:p>chart_area_3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area_3d_kchart" table:style-name="ce4">
            <text:p>chart_area_3d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area_kchart" table:style-name="ce4">
            <text:p>chart_area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bar" table:style-name="ce4">
            <text:p>chart_b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bar_3d" table:style-name="ce4">
            <text:p>chart_bar_3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bar_3d_kchart" table:style-name="ce4">
            <text:p>chart_bar_3d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bar_kchart" table:style-name="ce4">
            <text:p>chart_bar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boxwhisker" table:style-name="ce4">
            <text:p>chart_boxwhis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boxwhisker_kchart" table:style-name="ce4">
            <text:p>chart_boxwhisker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hilo" table:style-name="ce4">
            <text:p>chart_hil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hilo_kchart" table:style-name="ce4">
            <text:p>chart_hilo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kspread" table:style-name="ce4">
            <text:p>char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egend_bottom" table:style-name="ce4">
            <text:p>chart_legend_bott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egend_bottomleft" table:style-name="ce4">
            <text:p>chart_legend_bottom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egend_bottomright" table:style-name="ce4">
            <text:p>chart_legend_bottom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egend_left" table:style-name="ce4">
            <text:p>chart_legend_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egend_nolegend" table:style-name="ce4">
            <text:p>chart_legend_noleg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egend_right" table:style-name="ce4">
            <text:p>chart_legend_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egend_top" table:style-name="ce4">
            <text:p>chart_legend_t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egend_topleft" table:style-name="ce4">
            <text:p>chart_legend_top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egend_topright" table:style-name="ce4">
            <text:p>chart_legend_top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ine" table:style-name="ce4">
            <text:p>chart_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ine_3d" table:style-name="ce4">
            <text:p>chart_line_3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ine_3d_kchart" table:style-name="ce4">
            <text:p>chart_line_3d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line_kchart" table:style-name="ce4">
            <text:p>chart_line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pie" table:style-name="ce4">
            <text:p>chart_pi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pie_3d" table:style-name="ce4">
            <text:p>chart_pie_3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pie_3d_kchart" table:style-name="ce4">
            <text:p>chart_pie_3d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pie_kchart" table:style-name="ce4">
            <text:p>chart_pie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polar" table:style-name="ce4">
            <text:p>chart_pol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polar_kchart" table:style-name="ce4">
            <text:p>chart_polar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ring" table:style-name="ce4">
            <text:p>chart_r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rt_ring_kchart" table:style-name="ce4">
            <text:p>chart_ring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at" table:style-name="ce4">
            <text:p>cha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ck" table:style-name="ce4">
            <text:p>che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ck_kexi" table:style-name="ce4">
            <text:p>check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ck_kwordquiz" table:style-name="ce4">
            <text:p>check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ckedbox" table:style-name="ce4">
            <text:p>checkedbo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ckedbox_korganizer" table:style-name="ce4">
            <text:p>checkedbox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ckedbox_mask_korganizer" table:style-name="ce4">
            <text:p>checkedbox_mask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ckedclipboard_korganizer" table:style-name="ce4">
            <text:p>checkedclipboard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ckmark" table:style-name="ce4">
            <text:p>checkma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ckmark_korganizer" table:style-name="ce4">
            <text:p>checkmark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mical" table:style-name="ce4">
            <text:p>chemic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emical_kalzium" table:style-name="ce4">
            <text:p>chemical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hronometer" table:style-name="ce4">
            <text:p>chronome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ircle" table:style-name="ce4">
            <text:p>circ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ircle_kpresenter" table:style-name="ce4">
            <text:p>circl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irclebcl" table:style-name="ce4">
            <text:p>circlebc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irclebcp" table:style-name="ce4">
            <text:p>circlebc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irclebpd" table:style-name="ce4">
            <text:p>circlebp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irclebps" table:style-name="ce4">
            <text:p>circlebp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irclebtp" table:style-name="ce4">
            <text:p>circlebt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irclelineintersection" table:style-name="ce4">
            <text:p>circlelineinter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ircumference" table:style-name="ce4">
            <text:p>circumferen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eanup_kvoctrain" table:style-name="ce4">
            <text:p>cleanup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ear_left" table:style-name="ce4">
            <text:p>clear_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ear_table_contents_kexi" table:style-name="ce4">
            <text:p>clear_table_contents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ipart" table:style-name="ce4">
            <text:p>clip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ipart_from_file" table:style-name="ce4">
            <text:p>clipart_from_fi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ipart_from_file_koffice" table:style-name="ce4">
            <text:p>clipart_from_fil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ipart_koffice" table:style-name="ce4">
            <text:p>clipar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ose" table:style-name="ce4">
            <text:p>clo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osed_cubicbeziercurve" table:style-name="ce4">
            <text:p>closed_cubicbeziercur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osed_cubicbeziercurve_kpresenter" table:style-name="ce4">
            <text:p>closed_cubicbeziercurv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osed_freehand" table:style-name="ce4">
            <text:p>closed_freeha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osed_freehand_kpresenter" table:style-name="ce4">
            <text:p>closed_freeha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osed_polyline" table:style-name="ce4">
            <text:p>closed_poly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osed_polyline_kpresenter" table:style-name="ce4">
            <text:p>closed_polylin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osed_quadricbeziercurve" table:style-name="ce4">
            <text:p>closed_quadricbeziercur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losed_quadricbeziercurve_kpresenter" table:style-name="ce4">
            <text:p>closed_quadricbeziercurv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llection" table:style-name="ce4">
            <text:p>coll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lor_fill" table:style-name="ce4">
            <text:p>color_fi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lor_fill_koffice" table:style-name="ce4">
            <text:p>color_fill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lor_line" table:style-name="ce4">
            <text:p>color_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lor_line_koffice" table:style-name="ce4">
            <text:p>color_lin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lorman" table:style-name="ce4">
            <text:p>colorma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lorman_karbon" table:style-name="ce4">
            <text:p>colorman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mandprompt" table:style-name="ce4">
            <text:p>comandpromp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mbo" table:style-name="ce4">
            <text:p>comb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mbo_kexi" table:style-name="ce4">
            <text:p>combo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mment" table:style-name="ce4">
            <text:p>com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mment_kspread" table:style-name="ce4">
            <text:p>commen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mpfile" table:style-name="ce4">
            <text:p>compfi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figure_query_kvoctrain" table:style-name="ce4">
            <text:p>configure_query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icasymptotes" table:style-name="ce4">
            <text:p>conicasympt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icb5p" table:style-name="ce4">
            <text:p>conicb5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iclineintersection" table:style-name="ce4">
            <text:p>coniclineinter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icsradicalline" table:style-name="ce4">
            <text:p>conicsradical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nect_creating" table:style-name="ce4">
            <text:p>connect_creat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nect_no" table:style-name="ce4">
            <text:p>connect_n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act_away_overlay_kopete" table:style-name="ce4">
            <text:p>contact_away_overl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act_busy_overlay_kopete" table:style-name="ce4">
            <text:p>contact_busy_overl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act_food_overlay_kopete" table:style-name="ce4">
            <text:p>contact_food_overl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act_invisible_overlay_kopete" table:style-name="ce4">
            <text:p>contact_invisible_overl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act_phone_overlay_kopete" table:style-name="ce4">
            <text:p>contact_phone_overl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act_xa_overlay_kopete" table:style-name="ce4">
            <text:p>contact_xa_overl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ents2" table:style-name="ce4">
            <text:p>contents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rast" table:style-name="ce4">
            <text:p>contra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rol" table:style-name="ce4">
            <text:p>contr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trol_keduca" table:style-name="ce4">
            <text:p>control_keduc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nvexhull" table:style-name="ce4">
            <text:p>convexhu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ords" table:style-name="ce4">
            <text:p>coord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ords_kmplot" table:style-name="ce4">
            <text:p>coords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py" table:style-name="ce4">
            <text:p>cop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py_stencil" table:style-name="ce4">
            <text:p>copy_stenc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vermanager" table:style-name="ce4">
            <text:p>cover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overmanager_amarok" table:style-name="ce4">
            <text:p>covermanager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pufreq_100" table:style-name="ce4">
            <text:p>cpufreq_10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pufreq_25" table:style-name="ce4">
            <text:p>cpufreq_25</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pufreq_50" table:style-name="ce4">
            <text:p>cpufreq_5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pufreq_75" table:style-name="ce4">
            <text:p>cpufreq_75</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pufreq_na" table:style-name="ce4">
            <text:p>cpufreq_n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rop" table:style-name="ce4">
            <text:p>cr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rop_digikam" table:style-name="ce4">
            <text:p>crop_digik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rop_showfoto" table:style-name="ce4">
            <text:p>crop_showfot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ss" table:style-name="ce4">
            <text:p>c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ssvalidator" table:style-name="ce4">
            <text:p>cssvalida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ubicbeziercurve" table:style-name="ce4">
            <text:p>cubicbeziercur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ubicbeziercurve_kpresenter" table:style-name="ce4">
            <text:p>cubicbeziercurv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urfiledir_kate" table:style-name="ce4">
            <text:p>curfiledir_k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urvelineintersection" table:style-name="ce4">
            <text:p>curvelineinter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ut" table:style-name="ce4">
            <text:p>c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cut_stencil" table:style-name="ce4">
            <text:p>cut_stenc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a" table:style-name="ce4">
            <text:p>dat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a_kchart" table:style-name="ce4">
            <text:p>data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abase_import_kexi" table:style-name="ce4">
            <text:p>database_impor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abase_kexi" table:style-name="ce4">
            <text:p>database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ashow" table:style-name="ce4">
            <text:p>datash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ashowchart" table:style-name="ce4">
            <text:p>datashow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eedit" table:style-name="ce4">
            <text:p>date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eedit_kexi" table:style-name="ce4">
            <text:p>dateedi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etimeedit" table:style-name="ce4">
            <text:p>datetime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tetimeedit_kexi" table:style-name="ce4">
            <text:p>datetimeedi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yview" table:style-name="ce4">
            <text:p>day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ayview_korganizer" table:style-name="ce4">
            <text:p>dayview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b" table:style-name="ce4">
            <text:p>d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bgnext" table:style-name="ce4">
            <text:p>dbgn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bgrun" table:style-name="ce4">
            <text:p>dbgru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bgrunto" table:style-name="ce4">
            <text:p>dbgrunt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bgstep" table:style-name="ce4">
            <text:p>dbgste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crypted" table:style-name="ce4">
            <text:p>decrypted</text:p>
          </table:table-cell>
          <table:table-cell/>
          <table:table-cell table:number-columns-repeated="2"/>
          <table:table-cell office:value-type="string" office:string-value="final" table:style-name="ce7">
            <text:p>final</text:p>
          </table:table-cell>
          <table:table-cell/>
        </table:table-row>
        <table:table-row table:style-name="ro1">
          <table:table-cell office:value-type="string" office:string-value="actions" table:style-name="ce4">
            <text:p>actions</text:p>
          </table:table-cell>
          <table:table-cell/>
          <table:table-cell office:value-type="string" office:string-value="define_clip" table:style-name="ce4">
            <text:p>define_cli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 table:style-name="ce4">
            <text:p>del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group" table:style-name="ce4">
            <text:p>delete_gro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korganizer" table:style-name="ce4">
            <text:p>delete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 table:style-name="ce4">
            <text:p>delete_ta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_col" table:style-name="ce4">
            <text:p>delete_table_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_col_koffice" table:style-name="ce4">
            <text:p>delete_table_col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_col_kvoctrain" table:style-name="ce4">
            <text:p>delete_table_col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_kspread" table:style-name="ce4">
            <text:p>delete_tabl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_row" table:style-name="ce4">
            <text:p>delete_table_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_row_kexi" table:style-name="ce4">
            <text:p>delete_table_row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_row_koffice" table:style-name="ce4">
            <text:p>delete_table_row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_row_kvoctrain" table:style-name="ce4">
            <text:p>delete_table_row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table_row_kwordquiz" table:style-name="ce4">
            <text:p>delete_table_row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_user" table:style-name="ce4">
            <text:p>delete_u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cell" table:style-name="ce4">
            <text:p>deletec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cell_kspread" table:style-name="ce4">
            <text:p>deletecel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etelayer" table:style-name="ce4">
            <text:p>deletelay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question" table:style-name="ce4">
            <text:p>delques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question_keduca" table:style-name="ce4">
            <text:p>delquestion_keduc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slide" table:style-name="ce4">
            <text:p>delsli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lslide_koffice" table:style-name="ce4">
            <text:p>delslid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riv_func" table:style-name="ce4">
            <text:p>deriv_fun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eriv_func_kmplot" table:style-name="ce4">
            <text:p>deriv_func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ff" table:style-name="ce4">
            <text:p>dif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gikamimageplugins" table:style-name="ce4">
            <text:p>digikamimageplugi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gitalcam" table:style-name="ce4">
            <text:p>digitalc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rectrix" table:style-name="ce4">
            <text:p>directri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rsynch" table:style-name="ce4">
            <text:p>dirsyn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rsynch_new" table:style-name="ce4">
            <text:p>dirsynch_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ssociatecell" table:style-name="ce4">
            <text:p>dissociatec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ssociatecell_kspread" table:style-name="ce4">
            <text:p>dissociatecel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stance" table:style-name="ce4">
            <text:p>distan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v_center" table:style-name="ce4">
            <text:p>div_c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v_justify" table:style-name="ce4">
            <text:p>div_justif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v_left" table:style-name="ce4">
            <text:p>div_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iv_right" table:style-name="ce4">
            <text:p>div_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moz_konqueror" table:style-name="ce4">
            <text:p>dmoz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ocumentinfo" table:style-name="ce4">
            <text:p>document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ocumentinfo_koffice" table:style-name="ce4">
            <text:p>documentinfo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omtreeviewer" table:style-name="ce4">
            <text:p>domtreevie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ontknow" table:style-name="ce4">
            <text:p>dontkn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ontknow_kwordquiz" table:style-name="ce4">
            <text:p>dontknow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ownindicator_korganizer" table:style-name="ce4">
            <text:p>downindicator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uringbreaks" table:style-name="ce4">
            <text:p>duringbreak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ynamic" table:style-name="ce4">
            <text:p>dynam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dynamic_amarok" table:style-name="ce4">
            <text:p>dynamic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add" table:style-name="ce4">
            <text:p>edit_ad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copy" table:style-name="ce4">
            <text:p>edit_cop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group" table:style-name="ce4">
            <text:p>edit_gro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picture" table:style-name="ce4">
            <text:p>edit_pictu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picture_kpresenter" table:style-name="ce4">
            <text:p>edit_pictur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pie" table:style-name="ce4">
            <text:p>edit_pi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pie_kpresenter" table:style-name="ce4">
            <text:p>edit_pi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polygon" table:style-name="ce4">
            <text:p>edit_polyg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polygon_kpresenter" table:style-name="ce4">
            <text:p>edit_polygo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remove" table:style-name="ce4">
            <text:p>edit_remo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table_row_kvoctrain" table:style-name="ce4">
            <text:p>edit_table_row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_user" table:style-name="ce4">
            <text:p>edit_u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constants" table:style-name="ce4">
            <text:p>editconstan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constants_kmplot" table:style-name="ce4">
            <text:p>editconstants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iclear" table:style-name="ce4">
            <text:p>editicle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image" table:style-name="ce4">
            <text:p>editim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input" table:style-name="ce4">
            <text:p>editinp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or" table:style-name="ce4">
            <text:p>edi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or_kwordquiz" table:style-name="ce4">
            <text:p>editor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plots" table:style-name="ce4">
            <text:p>editplo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plots_kmplot" table:style-name="ce4">
            <text:p>editplots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question" table:style-name="ce4">
            <text:p>editques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question_keduca" table:style-name="ce4">
            <text:p>editquestion_keduc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ditshred" table:style-name="ce4">
            <text:p>editshr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ffect" table:style-name="ce4">
            <text:p>effe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ffect_kpresenter" table:style-name="ce4">
            <text:p>effec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lempic" table:style-name="ce4">
            <text:p>elemp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lempic_kalzium" table:style-name="ce4">
            <text:p>elempic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llipse" table:style-name="ce4">
            <text:p>ellip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llipsebffp" table:style-name="ce4">
            <text:p>ellipsebff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moticon" table:style-name="ce4">
            <text:p>emotic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moticon_kopete" table:style-name="ce4">
            <text:p>emoticon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mptybox" table:style-name="ce4">
            <text:p>emptybo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mptybox_korganizer" table:style-name="ce4">
            <text:p>emptybox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mptytrash" table:style-name="ce4">
            <text:p>emptytra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n" table:style-name="ce4">
            <text: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ncrypted" table:style-name="ce4">
            <text:p>encrypted</text:p>
          </table:table-cell>
          <table:table-cell/>
          <table:table-cell table:number-columns-repeated="2"/>
          <table:table-cell office:value-type="string" office:string-value="final" table:style-name="ce7">
            <text:p>final</text:p>
          </table:table-cell>
          <table:table-cell/>
          <table:table-cell/>
          <table:table-cell office:value-type="string" office:string-value="Vignoni" table:style-name="ce4">
            <text:p>Vignoni</text:p>
          </table:table-cell>
          <table:table-cell office:value-type="string" office:string-value="Vignoni" table:style-name="ce4">
            <text:p>Vignoni</text:p>
          </table:table-cell>
          <table:table-cell/>
        </table:table-row>
        <table:table-row table:style-name="ro1">
          <table:table-cell office:value-type="string" office:string-value="actions" table:style-name="ce4">
            <text:p>actions</text:p>
          </table:table-cell>
          <table:table-cell/>
          <table:table-cell office:value-type="string" office:string-value="endturn" table:style-name="ce4">
            <text:p>endtur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nergies" table:style-name="ce4">
            <text:p>energi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nergies_kalzium" table:style-name="ce4">
            <text:p>energies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num_list" table:style-name="ce4">
            <text:p>enum_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num_list_knotes" table:style-name="ce4">
            <text:p>enum_list_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numList" table:style-name="ce4">
            <text:p>enum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numList_koffice" table:style-name="ce4">
            <text:p>enumLis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qchem" table:style-name="ce4">
            <text:p>eqche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qchem_kalzium" table:style-name="ce4">
            <text:p>eqchem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qualizer" table:style-name="ce4">
            <text:p>equal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qualizer_amarok" table:style-name="ce4">
            <text:p>equalizer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quilateralhyperbolab4p" table:style-name="ce4">
            <text:p>equilateralhyperbolab4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quitriangle" table:style-name="ce4">
            <text:p>equitriang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raser" table:style-name="ce4">
            <text:p>era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rror" table:style-name="ce4">
            <text:p>er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rror_kwordquiz" table:style-name="ce4">
            <text:p>error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xclamation" table:style-name="ce4">
            <text:p>exclam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xec" table:style-name="ce4">
            <text:p>exe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xifinfo" table:style-name="ce4">
            <text:p>exif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xtender_closed" table:style-name="ce4">
            <text:p>extender_clos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extender_opened" table:style-name="ce4">
            <text:p>extender_open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avorites" table:style-name="ce4">
            <text:p>favori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e" table:style-name="ce4">
            <text:p>fi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e_transfer_section" table:style-name="ce4">
            <text:p>file_transfer_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eblend" table:style-name="ce4">
            <text:p>filebl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eexport" table:style-name="ce4">
            <text:p>fileexpo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eopen_digikam" table:style-name="ce4">
            <text:p>fileopen_digik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eopenurl" table:style-name="ce4">
            <text:p>fileopenur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ereplace" table:style-name="ce4">
            <text:p>filerepla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esimulate" table:style-name="ce4">
            <text:p>filesimul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estop" table:style-name="ce4">
            <text:p>filest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l" table:style-name="ce4">
            <text:p>fi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l_colour" table:style-name="ce4">
            <text:p>fill_colou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ledcircle" table:style-name="ce4">
            <text:p>filledcirc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ledellipse" table:style-name="ce4">
            <text:p>filledellip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ledrectangle" table:style-name="ce4">
            <text:p>filledrectang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terstop" table:style-name="ce4">
            <text:p>filterst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lterstop_kdeprint" table:style-name="ce4">
            <text:p>filterstop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ndf" table:style-name="ce4">
            <text:p>find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ndf_korganizer" table:style-name="ce4">
            <text:p>findf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rst_letter_upper" table:style-name="ce4">
            <text:p>first_letter_upp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irst_letter_upper_kspread" table:style-name="ce4">
            <text:p>first_letter_upper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ag" table:style-name="ce4">
            <text:p>fl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ag_black" table:style-name="ce4">
            <text:p>flag_bla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ag_blue" table:style-name="ce4">
            <text:p>flag_blu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ag_green" table:style-name="ce4">
            <text:p>flag_gre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ag_red" table:style-name="ce4">
            <text:p>flag_r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ag_yellow" table:style-name="ce4">
            <text:p>flag_yell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ash" table:style-name="ce4">
            <text:p>fla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ash_kwordquiz" table:style-name="ce4">
            <text:p>flash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ightevaluation" table:style-name="ce4">
            <text:p>flightevalu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lip" table:style-name="ce4">
            <text:p>fli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lder_closed" table:style-name="ce4">
            <text:p>folder_clos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lder_closed_kwalletmanager" table:style-name="ce4">
            <text:p>folder_closed_kwallet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lder_grey" table:style-name="ce4">
            <text:p>folder_gre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lder_open_kwalletmanager" table:style-name="ce4">
            <text:p>folder_open_kwallet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llowmouse" table:style-name="ce4">
            <text:p>followmou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nt_bold_kivio" table:style-name="ce4">
            <text:p>font_bold_kiv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nt_italic_kivio" table:style-name="ce4">
            <text:p>font_italic_kiv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nt_under_kivio" table:style-name="ce4">
            <text:p>font_under_kiv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nts" table:style-name="ce4">
            <text:p>fon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ntsizedown" table:style-name="ce4">
            <text:p>fontsize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ntsizedown_koffice" table:style-name="ce4">
            <text:p>fontsizedown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ntsizeup" table:style-name="ce4">
            <text:p>fontsize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ntsizeup_koffice" table:style-name="ce4">
            <text:p>fontsizeup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otprint" table:style-name="ce4">
            <text:p>foot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ce_backup_keep" table:style-name="ce4">
            <text:p>force_backup_kee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k" table:style-name="ce4">
            <text:p>fo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 table:style-name="ce4">
            <text:p>fo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_action_kexi" table:style-name="ce4">
            <text:p>form_action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_edit" table:style-name="ce4">
            <text:p>form_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_edit_kexi" table:style-name="ce4">
            <text:p>form_edi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_kexi" table:style-name="ce4">
            <text:p>form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_newobj" table:style-name="ce4">
            <text:p>form_newobj</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_newobj_kexi" table:style-name="ce4">
            <text:p>form_newobj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at_decreaseindent" table:style-name="ce4">
            <text:p>format_decreaseind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at_decreaseindent_knotes" table:style-name="ce4">
            <text:p>format_decreaseindent_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at_decreaseindent_koffice" table:style-name="ce4">
            <text:p>format_decreaseinden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at_increaseindent" table:style-name="ce4">
            <text:p>format_increaseind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at_increaseindent_knotes" table:style-name="ce4">
            <text:p>format_increaseindent_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at_increaseindent_koffice" table:style-name="ce4">
            <text:p>format_increaseinden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orms" table:style-name="ce4">
            <text:p>form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c" table:style-name="ce4">
            <text:p>fra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 table:style-name="ce4">
            <text:p>fra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chart" table:style-name="ce4">
            <text:p>frame_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chart_koffice" table:style-name="ce4">
            <text:p>frame_char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edit_koffice" table:style-name="ce4">
            <text:p>frame_edi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field" table:style-name="ce4">
            <text:p>frame_fiel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field_kudesigner" table:style-name="ce4">
            <text:p>frame_field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formula" table:style-name="ce4">
            <text:p>frame_formul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formula_koffice" table:style-name="ce4">
            <text:p>frame_formula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image" table:style-name="ce4">
            <text:p>frame_im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image_koffice" table:style-name="ce4">
            <text:p>frame_imag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kexi" table:style-name="ce4">
            <text:p>frame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query" table:style-name="ce4">
            <text:p>frame_que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query_koffice" table:style-name="ce4">
            <text:p>frame_query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spreadsheet" table:style-name="ce4">
            <text:p>frame_spreadshe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spreadsheet_koffice" table:style-name="ce4">
            <text:p>frame_spreadshee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text" table:style-name="ce4">
            <text:p>frame_t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ame_text_koffice" table:style-name="ce4">
            <text:p>frame_tex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eehand" table:style-name="ce4">
            <text:p>freeha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reehand_kpresenter" table:style-name="ce4">
            <text:p>freeha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tin" table:style-name="ce4">
            <text:p>ft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tout" table:style-name="ce4">
            <text:p>fto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unc" table:style-name="ce4">
            <text:p>fun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unc_kmplot" table:style-name="ce4">
            <text:p>func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unct" table:style-name="ce4">
            <text:p>fun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unct_kspread" table:style-name="ce4">
            <text:p>func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unctionhelp" table:style-name="ce4">
            <text:p>functionhel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functionhelp_kmplot" table:style-name="ce4">
            <text:p>functionhelp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adu_protocol" table:style-name="ce4">
            <text:p>gadu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ear" table:style-name="ce4">
            <text:p>ge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enericaffinity" table:style-name="ce4">
            <text:p>genericaffini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enericprojectivity" table:style-name="ce4">
            <text:p>genericprojectivi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away" table:style-name="ce4">
            <text:p>gg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away_kopete" table:style-name="ce4">
            <text:p>gg_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busy_d_kopete" table:style-name="ce4">
            <text:p>gg_busy_d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busy_kopete" table:style-name="ce4">
            <text:p>gg_bus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connecting_kopete" table:style-name="ce4">
            <text:p>gg_connecting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description_overlay_kopete" table:style-name="ce4">
            <text:p>gg_description_overl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ignore" table:style-name="ce4">
            <text:p>gg_igno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ignored_kopete" table:style-name="ce4">
            <text:p>gg_ignored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invi" table:style-name="ce4">
            <text:p>gg_inv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invi_d_kopete" table:style-name="ce4">
            <text:p>gg_invi_d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invi_kopete" table:style-name="ce4">
            <text:p>gg_invi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offline" table:style-name="ce4">
            <text:p>gg_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offline_d_kopete" table:style-name="ce4">
            <text:p>gg_offline_d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offline_kopete" table:style-name="ce4">
            <text:p>gg_off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online" table:style-name="ce4">
            <text:p>gg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online_d_kopete" table:style-name="ce4">
            <text:p>gg_online_d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g_online_kopete" table:style-name="ce4">
            <text:p>gg_on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lossary" table:style-name="ce4">
            <text:p>glossa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lossary_kalzium" table:style-name="ce4">
            <text:p>glossary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nutelladown" table:style-name="ce4">
            <text:p>gnutella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nutellaup" table:style-name="ce4">
            <text:p>gnutella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oogle_konqueror" table:style-name="ce4">
            <text:p>google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adientdlg_karbon" table:style-name="ce4">
            <text:p>gradientdlg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ayscale" table:style-name="ce4">
            <text:p>graysca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een_ball" table:style-name="ce4">
            <text:p>green_b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eenled_k3b" table:style-name="ce4">
            <text:p>greenled_k3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id" table:style-name="ce4">
            <text:p>gri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id_kexi" table:style-name="ce4">
            <text:p>grid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id_koffice" table:style-name="ce4">
            <text:p>grid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 table:style-name="ce4">
            <text:p>gro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_koffice" table:style-name="ce4">
            <text:p>group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_stencils" table:style-name="ce4">
            <text:p>group_stencil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box" table:style-name="ce4">
            <text:p>groupbo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box_kexi" table:style-name="ce4">
            <text:p>groupbox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event" table:style-name="ce4">
            <text:p>groupev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event_korganizer" table:style-name="ce4">
            <text:p>groupevent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eventtentative_korganizer" table:style-name="ce4">
            <text:p>groupeventtentative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wise_away_kopete" table:style-name="ce4">
            <text:p>groupwise_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wise_busy_kopete" table:style-name="ce4">
            <text:p>groupwise_bus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wise_invisible_kopete" table:style-name="ce4">
            <text:p>groupwise_invisibl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wise_online" table:style-name="ce4">
            <text:p>groupwise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roupwise_online_kopete" table:style-name="ce4">
            <text:p>groupwise_on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sub" table:style-name="ce4">
            <text:p>gsu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sup" table:style-name="ce4">
            <text:p>gs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uides_horizontal" table:style-name="ce4">
            <text:p>guides_horizont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guides_vertical" table:style-name="ce4">
            <text:p>guides_vertic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alfencrypted" table:style-name="ce4">
            <text:p>halfencrypted</text:p>
          </table:table-cell>
          <table:table-cell/>
          <table:table-cell table:number-columns-repeated="2"/>
          <table:table-cell office:value-type="string" office:string-value="approval" table:style-name="ce5">
            <text:p>approval</text:p>
          </table:table-cell>
          <table:table-cell/>
          <table:table-cell/>
          <table:table-cell office:value-type="string" office:string-value="Vignoni" table:style-name="ce4">
            <text:p>Vignoni</text:p>
          </table:table-cell>
          <table:table-cell/>
        </table:table-row>
        <table:table-row table:style-name="ro1">
          <table:table-cell office:value-type="string" office:string-value="actions" table:style-name="ce4">
            <text:p>actions</text:p>
          </table:table-cell>
          <table:table-cell/>
          <table:table-cell office:value-type="string" office:string-value="halflinebyvector" table:style-name="ce4">
            <text:p>halflinebyvec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armonichomology" table:style-name="ce4">
            <text:p>harmonichomolog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dd" table:style-name="ce4">
            <text:p>hd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elpdocker_karbon" table:style-name="ce4">
            <text:p>helpdocker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exagonbcv" table:style-name="ce4">
            <text:p>hexagonbc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de_table_column" table:style-name="ce4">
            <text:p>hide_table_colum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de_table_column_kspread" table:style-name="ce4">
            <text:p>hide_table_column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de_table_row" table:style-name="ce4">
            <text:p>hide_table_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de_table_row_kspread" table:style-name="ce4">
            <text:p>hide_table_row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demouse" table:style-name="ce4">
            <text:p>hidemou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ghlighting" table:style-name="ce4">
            <text:p>highlight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ghlighting_kate" table:style-name="ce4">
            <text:p>highlighting_k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ghscore" table:style-name="ce4">
            <text:p>highsco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nt" table:style-name="ce4">
            <text:p>h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nt_kwordquiz" table:style-name="ce4">
            <text:p>hint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story_kdeprint" table:style-name="ce4">
            <text:p>history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istorydocker_karbon" table:style-name="ce4">
            <text:p>historydocker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omepage" table:style-name="ce4">
            <text:p>homep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omepage_kaddressbook" table:style-name="ce4">
            <text:p>homepage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otmail" table:style-name="ce4">
            <text:p>hot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over" table:style-name="ce4">
            <text:p>ho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tmlvalidator" table:style-name="ce4">
            <text:p>htmlvalida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ue" table:style-name="ce4">
            <text:p>hu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hyperbolabffp" table:style-name="ce4">
            <text:p>hyperbolabff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away" table:style-name="ce4">
            <text:p>icq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away_kopete" table:style-name="ce4">
            <text:p>icq_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dnd_kopete" table:style-name="ce4">
            <text:p>icq_dnd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ffc_kopete" table:style-name="ce4">
            <text:p>icq_ffc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invisible" table:style-name="ce4">
            <text:p>icq_invisi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invisible_kopete" table:style-name="ce4">
            <text:p>icq_invisibl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na_kopete" table:style-name="ce4">
            <text:p>icq_na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occupied_kopete" table:style-name="ce4">
            <text:p>icq_occupied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offline" table:style-name="ce4">
            <text:p>icq_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offline_kopete" table:style-name="ce4">
            <text:p>icq_off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online" table:style-name="ce4">
            <text:p>icq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online_kopete" table:style-name="ce4">
            <text:p>icq_on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cq_protocol" table:style-name="ce4">
            <text:p>icq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d" table:style-name="ce4">
            <text:p>i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d_kudesigner" table:style-name="ce4">
            <text:p>id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dentity" table:style-name="ce4">
            <text:p>identi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df" table:style-name="ce4">
            <text:p>id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df_kudesigner" table:style-name="ce4">
            <text:p>idf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dh" table:style-name="ce4">
            <text:p>id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dh_kudesigner" table:style-name="ce4">
            <text:p>idh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magecomment" table:style-name="ce4">
            <text:p>imagecom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magegallery" table:style-name="ce4">
            <text:p>imagegalle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mages_display_khtml" table:style-name="ce4">
            <text:p>images_display_khtm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ktube" table:style-name="ce4">
            <text:p>inktub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line_image" table:style-name="ce4">
            <text:p>inline_im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line_image_koffice" table:style-name="ce4">
            <text:p>inline_imag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line_table" table:style-name="ce4">
            <text:p>inline_ta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line_table_koffice" table:style-name="ce4">
            <text:p>inline_tabl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col" table:style-name="ce4">
            <text:p>ins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arg" table:style-name="ce4">
            <text:p>insert_ar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chart" table:style-name="ce4">
            <text:p>insert_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chart_kspread" table:style-name="ce4">
            <text:p>insert_char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link" table:style-name="ce4">
            <text:p>insert_lin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link_kspread" table:style-name="ce4">
            <text:p>insert_link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table_col" table:style-name="ce4">
            <text:p>insert_table_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table_col_koffice" table:style-name="ce4">
            <text:p>insert_table_col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table_col_kvoctrain" table:style-name="ce4">
            <text:p>insert_table_col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table_row" table:style-name="ce4">
            <text:p>insert_table_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table_row_kexi" table:style-name="ce4">
            <text:p>insert_table_row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table_row_koffice" table:style-name="ce4">
            <text:p>insert_table_row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table_row_kvoctrain" table:style-name="ce4">
            <text:p>insert_table_row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table_row_kwordquiz" table:style-name="ce4">
            <text:p>insert_table_row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_tag" table:style-name="ce4">
            <text:p>insert_t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cell" table:style-name="ce4">
            <text:p>insertc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cell_kspread" table:style-name="ce4">
            <text:p>insertcel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cellcopy" table:style-name="ce4">
            <text:p>insertcellcop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cellcopy_kspread" table:style-name="ce4">
            <text:p>insertcellcopy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table" table:style-name="ce4">
            <text:p>insertta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erttable_kspread" table:style-name="ce4">
            <text:p>inserttabl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srow" table:style-name="ce4">
            <text:p>ins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t" table:style-name="ce4">
            <text:p>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tegral_func" table:style-name="ce4">
            <text:p>integral_fun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tegral_func_kmplot" table:style-name="ce4">
            <text:p>integral_func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tersection" table:style-name="ce4">
            <text:p>inter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verse_recur_korganizer" table:style-name="ce4">
            <text:p>inverse_recur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version" table:style-name="ce4">
            <text:p>invers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nvert" table:style-name="ce4">
            <text:p>inve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pf" table:style-name="ce4">
            <text:p>ip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pf_kudesigner" table:style-name="ce4">
            <text:p>ipf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ph" table:style-name="ce4">
            <text:p>ip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ph_kudesigner" table:style-name="ce4">
            <text:p>iph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away" table:style-name="ce4">
            <text:p>irc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away_kopete" table:style-name="ce4">
            <text:p>irc_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channel_kopete" table:style-name="ce4">
            <text:p>irc_channe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normal" table:style-name="ce4">
            <text:p>irc_norm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normal_kopete" table:style-name="ce4">
            <text:p>irc_norma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online" table:style-name="ce4">
            <text:p>irc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online_kopete" table:style-name="ce4">
            <text:p>irc_on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op_kopete" table:style-name="ce4">
            <text:p>irc_op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server" table:style-name="ce4">
            <text:p>irc_ser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server_kopete" table:style-name="ce4">
            <text:p>irc_server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voice" table:style-name="ce4">
            <text:p>irc_vo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c_voice_kopete" table:style-name="ce4">
            <text:p>irc_voic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f" table:style-name="ce4">
            <text:p>ir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f_kudesigner" table:style-name="ce4">
            <text:p>irf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h" table:style-name="ce4">
            <text:p>ir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h_kudesigner" table:style-name="ce4">
            <text:p>irh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kick" table:style-name="ce4">
            <text:p>irki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kickflash" table:style-name="ce4">
            <text:p>irkickfla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rkickoff" table:style-name="ce4">
            <text:p>irkickof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sotopemap" table:style-name="ce4">
            <text:p>isotopema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sotopemap_kalzium" table:style-name="ce4">
            <text:p>isotopemap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talic" table:style-name="ce4">
            <text:p>ital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tem_add" table:style-name="ce4">
            <text:p>item_ad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tem_remove" table:style-name="ce4">
            <text:p>item_remo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item_rename" table:style-name="ce4">
            <text:p>item_rena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away_kopete" table:style-name="ce4">
            <text:p>jabber_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chatty_kopete" table:style-name="ce4">
            <text:p>jabber_chatt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group_kopete" table:style-name="ce4">
            <text:p>jabber_group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invisible_kopete" table:style-name="ce4">
            <text:p>jabber_invisibl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na_kopete" table:style-name="ce4">
            <text:p>jabber_na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offline" table:style-name="ce4">
            <text:p>jabber_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offline_kopete" table:style-name="ce4">
            <text:p>jabber_off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online" table:style-name="ce4">
            <text:p>jabber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online_kopete" table:style-name="ce4">
            <text:p>jabber_on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original_kopete" table:style-name="ce4">
            <text:p>jabber_origina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protocol" table:style-name="ce4">
            <text:p>jabber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raw_kopete" table:style-name="ce4">
            <text:p>jabber_raw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serv_off_kopete" table:style-name="ce4">
            <text:p>jabber_serv_off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serv_on_kopete" table:style-name="ce4">
            <text:p>jabber_serv_on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bber_xa_kopete" table:style-name="ce4">
            <text:p>jabber_xa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il_pay" table:style-name="ce4">
            <text:p>jail_p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il_pay_atlantik" table:style-name="ce4">
            <text:p>jail_pay_atlanti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ava_kjava" table:style-name="ce4">
            <text:p>java_kjav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oin_bevel" table:style-name="ce4">
            <text:p>join_bev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oin_bevel_karbon" table:style-name="ce4">
            <text:p>join_bevel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oin_miter" table:style-name="ce4">
            <text:p>join_mi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oin_miter_karbon" table:style-name="ce4">
            <text:p>join_miter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oin_round" table:style-name="ce4">
            <text:p>join_rou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oin_round_karbon" table:style-name="ce4">
            <text:p>join_round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ournal" table:style-name="ce4">
            <text:p>journ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ournal_korganizer" table:style-name="ce4">
            <text:p>journal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uk_dock" table:style-name="ce4">
            <text:p>juk_d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juk_time" table:style-name="ce4">
            <text:p>juk_ti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aboodleloop" table:style-name="ce4">
            <text:p>kaboodlelo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alarm" table:style-name="ce4">
            <text:p>kala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alarm_disabled" table:style-name="ce4">
            <text:p>kalarm_disabl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anjidic" table:style-name="ce4">
            <text:p>kanjid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azaadown" table:style-name="ce4">
            <text:p>kazaa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azaaup" table:style-name="ce4">
            <text:p>kazaa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bear-firewall" table:style-name="ce4">
            <text:p>kbear-firew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bearsitemanager" table:style-name="ce4">
            <text:p>kbearsite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bearsitemanagerdb" table:style-name="ce4">
            <text:p>kbearsitemanagerd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bfxnew" table:style-name="ce4">
            <text:p>kbfx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bruch_exercise_common" table:style-name="ce4">
            <text:p>kbruch_exercise_com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bruch_exercise_compare" table:style-name="ce4">
            <text:p>kbruch_exercise_compa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bruch_exercise_conversion" table:style-name="ce4">
            <text:p>kbruch_exercise_convers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bruch_exercise_factorisation" table:style-name="ce4">
            <text:p>kbruch_exercise_factoris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at" table:style-name="ce4">
            <text:p>kda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b_form" table:style-name="ce4">
            <text:p>kdb_fo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b_form_koffice" table:style-name="ce4">
            <text:p>kdb_form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b_table" table:style-name="ce4">
            <text:p>kdb_ta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b_table_koffice" table:style-name="ce4">
            <text:p>kdb_tabl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 table:style-name="ce4">
            <text:p>k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1" table:style-name="ce4">
            <text:p>kde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1_konqueror" table:style-name="ce4">
            <text:p>kde1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2" table:style-name="ce4">
            <text:p>kd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2_konqueror" table:style-name="ce4">
            <text:p>kde2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3" table:style-name="ce4">
            <text:p>kde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3_konqueror" table:style-name="ce4">
            <text:p>kde3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4" table:style-name="ce4">
            <text:p>kde4</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4_konqueror" table:style-name="ce4">
            <text:p>kde4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5" table:style-name="ce4">
            <text:p>kde5</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5_konqueror" table:style-name="ce4">
            <text:p>kde5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6" table:style-name="ce4">
            <text:p>kde6</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6_konqueror" table:style-name="ce4">
            <text:p>kde6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addprinter_kdeprint" table:style-name="ce4">
            <text:p>kdeprint_addprinter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addpseudo_kdeprint" table:style-name="ce4">
            <text:p>kdeprint_addpseudo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configmgr_kdeprint" table:style-name="ce4">
            <text:p>kdeprint_configmgr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configsrv_kdeprint" table:style-name="ce4">
            <text:p>kdeprint_configsrv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defaulthard_kdeprint" table:style-name="ce4">
            <text:p>kdeprint_defaulthard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defaultsoft_kdeprint" table:style-name="ce4">
            <text:p>kdeprint_defaultsoft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enableprinter_kdeprint" table:style-name="ce4">
            <text:p>kdeprint_enableprinter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inklevel_kdeprint" table:style-name="ce4">
            <text:p>kdeprint_inklevel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printer_infos_kdeprint" table:style-name="ce4">
            <text:p>kdeprint_printer_infos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printer_kdeprint" table:style-name="ce4">
            <text:p>kdeprint_printer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printstate_kdeprint" table:style-name="ce4">
            <text:p>kdeprint_printstate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queuestate_kdeprint" table:style-name="ce4">
            <text:p>kdeprint_queuestate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report_kdeprint" table:style-name="ce4">
            <text:p>kdeprint_report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restartsrv_kdeprint" table:style-name="ce4">
            <text:p>kdeprint_restartsrv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stopprinter_kdeprint" table:style-name="ce4">
            <text:p>kdeprint_stopprinter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testprinter_kdeprint" table:style-name="ce4">
            <text:p>kdeprint_testprinter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print_uploadsmb_kdeprint" table:style-name="ce4">
            <text:p>kdeprint_uploadsmb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evelop_down" table:style-name="ce4">
            <text:p>kdevelop_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issert_link" table:style-name="ce4">
            <text:p>kdissert_lin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issert_point" table:style-name="ce4">
            <text:p>kdissert_po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dissert_sort" table:style-name="ce4">
            <text:p>kdissert_so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ey" table:style-name="ce4">
            <text:p>ke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ey_kexi" table:style-name="ce4">
            <text:p>key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et_dock" table:style-name="ce4">
            <text:p>kget_d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et_dock_download" table:style-name="ce4">
            <text:p>kget_dock_downlo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edit" table:style-name="ce4">
            <text:p>kgpg_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edit_kgpg" table:style-name="ce4">
            <text:p>kgpg_edit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export" table:style-name="ce4">
            <text:p>kgpg_expo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export_kgpg" table:style-name="ce4">
            <text:p>kgpg_export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gen" table:style-name="ce4">
            <text:p>kgpg_g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gen_kgpg" table:style-name="ce4">
            <text:p>kgpg_gen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identity" table:style-name="ce4">
            <text:p>kgpg_identi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identity_kgpg" table:style-name="ce4">
            <text:p>kgpg_identity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import" table:style-name="ce4">
            <text:p>kgpg_impo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import_kgpg" table:style-name="ce4">
            <text:p>kgpg_import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info" table:style-name="ce4">
            <text:p>kgpg_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info_kgpg" table:style-name="ce4">
            <text:p>kgpg_info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key1_kgpg" table:style-name="ce4">
            <text:p>kgpg_key1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key1_kopete" table:style-name="ce4">
            <text:p>kgpg_key1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key2_kgpg" table:style-name="ce4">
            <text:p>kgpg_key2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key2_kopete" table:style-name="ce4">
            <text:p>kgpg_key2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key3_kgpg" table:style-name="ce4">
            <text:p>kgpg_key3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key3_kopete" table:style-name="ce4">
            <text:p>kgpg_key3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key4_kgpg" table:style-name="ce4">
            <text:p>kgpg_key4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photo" table:style-name="ce4">
            <text:p>kgpg_phot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photo_kgpg" table:style-name="ce4">
            <text:p>kgpg_photo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show" table:style-name="ce4">
            <text:p>kgpg_sh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show_kgpg" table:style-name="ce4">
            <text:p>kgpg_show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sign" table:style-name="ce4">
            <text:p>kgpg_sig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sign_kgpg" table:style-name="ce4">
            <text:p>kgpg_sign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term" table:style-name="ce4">
            <text:p>kgpg_te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gpg_term_kgpg" table:style-name="ce4">
            <text:p>kgpg_term_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hotkeys" table:style-name="ce4">
            <text:p>khotkey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html_kget" table:style-name="ce4">
            <text:p>khtml_kg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g_polygon" table:style-name="ce4">
            <text:p>kig_polyg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g_text" table:style-name="ce4">
            <text:p>kig_t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mproxyaway" table:style-name="ce4">
            <text:p>kimproxy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mproxyoffline" table:style-name="ce4">
            <text:p>kimproxy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mproxyonline" table:style-name="ce4">
            <text:p>kimproxy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ten" table:style-name="ce4">
            <text:p>kit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arrow" table:style-name="ce4">
            <text:p>kivio_ar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connector" table:style-name="ce4">
            <text:p>kivio_connec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connector_kivio" table:style-name="ce4">
            <text:p>kivio_connector_kiv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text" table:style-name="ce4">
            <text:p>kivio_t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zoom" table:style-name="ce4">
            <text:p>kivio_zo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zoom_hand" table:style-name="ce4">
            <text:p>kivio_zoom_ha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zoom_height" table:style-name="ce4">
            <text:p>kivio_zoom_he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zoom_minus" table:style-name="ce4">
            <text:p>kivio_zoom_min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zoom_page" table:style-name="ce4">
            <text:p>kivio_zoom_p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zoom_plus" table:style-name="ce4">
            <text:p>kivio_zoom_pl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ivio_zoom_width" table:style-name="ce4">
            <text:p>kivio_zoom_wid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ettres_desert" table:style-name="ce4">
            <text:p>klettres_dese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ettres_desert_klettres" table:style-name="ce4">
            <text:p>klettres_desert_klettr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ettres_grownup" table:style-name="ce4">
            <text:p>klettres_grown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ettres_grownup_klettres" table:style-name="ce4">
            <text:p>klettres_grownup_klettr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ettres_grownup_klettres.png_klettres" table:style-name="ce4">
            <text:p>klettres_grownup_klettres.png_klettr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ettres_kids" table:style-name="ce4">
            <text:p>klettres_kid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ettres_kids_klettres" table:style-name="ce4">
            <text:p>klettres_kids_klettr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ettres_kids_klettres.png_klettres" table:style-name="ce4">
            <text:p>klettres_kids_klettres.png_klettr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ipper_doc" table:style-name="ce4">
            <text:p>klipper_do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ipper_dock" table:style-name="ce4">
            <text:p>klipper_d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lipper_dock2" table:style-name="ce4">
            <text:p>klipper_dock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away" table:style-name="ce4">
            <text:p>km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back" table:style-name="ce4">
            <text:p>kmba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bsy" table:style-name="ce4">
            <text:p>kmbs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groupware_folder_calendar_kmail" table:style-name="ce4">
            <text:p>kmgroupware_folder_calendar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groupware_folder_contacts_kmail" table:style-name="ce4">
            <text:p>kmgroupware_folder_contacts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groupware_folder_journals_kmail" table:style-name="ce4">
            <text:p>kmgroupware_folder_journals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groupware_folder_notes_kmail" table:style-name="ce4">
            <text:p>kmgroupware_folder_notes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groupware_folder_tasks_kmail" table:style-name="ce4">
            <text:p>kmgroupware_folder_tasks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lunch" table:style-name="ce4">
            <text:p>kmlun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attachment" table:style-name="ce4">
            <text:p>kmmsgattach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flag" table:style-name="ce4">
            <text:p>kmmsgfl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forwarded" table:style-name="ce4">
            <text:p>kmmsgforward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ignored" table:style-name="ce4">
            <text:p>kmmsgignor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new" table:style-name="ce4">
            <text:p>kmmsg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read" table:style-name="ce4">
            <text:p>kmmsg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replied" table:style-name="ce4">
            <text:p>kmmsgrepli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todo" table:style-name="ce4">
            <text:p>kmmsgtod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unseen" table:style-name="ce4">
            <text:p>kmmsgunse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msgwatched" table:style-name="ce4">
            <text:p>kmmsgwatch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offline" table:style-name="ce4">
            <text:p>km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online" table:style-name="ce4">
            <text:p>km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ousetool_off" table:style-name="ce4">
            <text:p>kmousetool_of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ousetool_on" table:style-name="ce4">
            <text:p>kmousetool_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mphone" table:style-name="ce4">
            <text:p>kmpho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notes_alarm_knotes" table:style-name="ce4">
            <text:p>knotes_alarm_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notes_close" table:style-name="ce4">
            <text:p>knotes_clo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notes_close_knotes" table:style-name="ce4">
            <text:p>knotes_close_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notes_date" table:style-name="ce4">
            <text:p>knotes_d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notes_date_knotes" table:style-name="ce4">
            <text:p>knotes_date_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notes_delete" table:style-name="ce4">
            <text:p>knotes_del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notes_delete_knotes" table:style-name="ce4">
            <text:p>knotes_delete_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now" table:style-name="ce4">
            <text:p>kn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now_kwordquiz" table:style-name="ce4">
            <text:p>know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soleblue_konsole" table:style-name="ce4">
            <text:p>konsoleblue_konso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solered_konsole" table:style-name="ce4">
            <text:p>konsolered_konso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tact_contacts" table:style-name="ce4">
            <text:p>kontact_contac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tact_date" table:style-name="ce4">
            <text:p>kontact_d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tact_journal" table:style-name="ce4">
            <text:p>kontact_journ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tact_mail" table:style-name="ce4">
            <text:p>kontact_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tact_news" table:style-name="ce4">
            <text:p>kontact_new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tact_notes" table:style-name="ce4">
            <text:p>kontact_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tact_summary" table:style-name="ce4">
            <text:p>kontact_summa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tact_summary_green" table:style-name="ce4">
            <text:p>kontact_summary_gre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tact_todo" table:style-name="ce4">
            <text:p>kontact_tod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nv_message" table:style-name="ce4">
            <text:p>konv_mess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peteavailable" table:style-name="ce4">
            <text:p>kopeteavaila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peteavailable_kopete" table:style-name="ce4">
            <text:p>kopeteavailabl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peteaway" table:style-name="ce4">
            <text:p>kopete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peteaway_kopete" table:style-name="ce4">
            <text:p>kopete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peteeditstatusmessage" table:style-name="ce4">
            <text:p>kopeteeditstatusmess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rgac" table:style-name="ce4">
            <text:p>korga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rgac_disabled" table:style-name="ce4">
            <text:p>korgac_disabl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rgac_disabled_korgac" table:style-name="ce4">
            <text:p>korgac_disabled_korga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orgac_korgac" table:style-name="ce4">
            <text:p>korgac_korga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pilotaddress" table:style-name="ce4">
            <text:p>kpilotaddre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pilotbhotsync" table:style-name="ce4">
            <text:p>kpilotbhotsyn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pilotcalendar" table:style-name="ce4">
            <text:p>kpilotcalend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pilotdb" table:style-name="ce4">
            <text:p>kpilotd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pilotfileinstaller" table:style-name="ce4">
            <text:p>kpilotfileinstall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pilotknotes" table:style-name="ce4">
            <text:p>kpilot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pilottodo" table:style-name="ce4">
            <text:p>kpilottod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rec_record" table:style-name="ce4">
            <text:p>krec_rec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rec_record_krec" table:style-name="ce4">
            <text:p>krec_record_kre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roete" table:style-name="ce4">
            <text:p>kro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irc_dock" table:style-name="ce4">
            <text:p>ksirc_d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advanced" table:style-name="ce4">
            <text:p>kstars_advanc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catalog" table:style-name="ce4">
            <text:p>kstars_catalo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cbound" table:style-name="ce4">
            <text:p>kstars_cbou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clines" table:style-name="ce4">
            <text:p>kstars_clin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cnames" table:style-name="ce4">
            <text:p>kstars_cnam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colors" table:style-name="ce4">
            <text:p>kstars_color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deepsky" table:style-name="ce4">
            <text:p>kstars_deepsk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geo" table:style-name="ce4">
            <text:p>kstars_ge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geo_kstars" table:style-name="ce4">
            <text:p>kstars_geo_kstar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grid" table:style-name="ce4">
            <text:p>kstars_gri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guides" table:style-name="ce4">
            <text:p>kstars_guid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horizon" table:style-name="ce4">
            <text:p>kstars_horiz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mw" table:style-name="ce4">
            <text:p>kstars_m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planets" table:style-name="ce4">
            <text:p>kstars_plane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solarsystem" table:style-name="ce4">
            <text:p>kstars_solarsyste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tars_stars" table:style-name="ce4">
            <text:p>kstars_star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ys1" table:style-name="ce4">
            <text:p>ksys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ys1_kmplot" table:style-name="ce4">
            <text:p>ksys1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ys2" table:style-name="ce4">
            <text:p>ksys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ys2_kmplot" table:style-name="ce4">
            <text:p>ksys2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ys3" table:style-name="ce4">
            <text:p>ksys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sys3_kmplot" table:style-name="ce4">
            <text:p>ksys3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infowidget" table:style-name="ce4">
            <text:p>ktinfowidg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ip" table:style-name="ce4">
            <text:p>kti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nef_extract_all_to" table:style-name="ce4">
            <text:p>ktnef_extract_all_t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nef_extract_to" table:style-name="ce4">
            <text:p>ktnef_extract_t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plugins" table:style-name="ce4">
            <text:p>ktplugi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queuemanager" table:style-name="ce4">
            <text:p>ktqueue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remove" table:style-name="ce4">
            <text:p>ktremo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start" table:style-name="ce4">
            <text:p>ktst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start_all" table:style-name="ce4">
            <text:p>ktstart_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stop" table:style-name="ce4">
            <text:p>ktst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tstop_all" table:style-name="ce4">
            <text:p>ktstop_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kverbosuser" table:style-name="ce4">
            <text:p>kverbosu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bel" table:style-name="ce4">
            <text:p>lab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bel_kexi" table:style-name="ce4">
            <text:p>label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n" table:style-name="ce4">
            <text:p>la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nguages" table:style-name="ce4">
            <text:p>languag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nguages_kwordquiz" table:style-name="ce4">
            <text:p>languages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ptop_charge" table:style-name="ce4">
            <text:p>laptop_char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ptop_charge_klaptopdaemon" table:style-name="ce4">
            <text:p>laptop_charge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ptop_nobattery" table:style-name="ce4">
            <text:p>laptop_nobatte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ptop_nobattery_klaptopdaemon" table:style-name="ce4">
            <text:p>laptop_nobattery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ptop_nocharge" table:style-name="ce4">
            <text:p>laptop_nochar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ptop_nocharge_klaptopdaemon" table:style-name="ce4">
            <text:p>laptop_nocharge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ptop_power" table:style-name="ce4">
            <text:p>laptop_po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ptop_power_klaptopdaemon" table:style-name="ce4">
            <text:p>laptop_power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ptoppower" table:style-name="ce4">
            <text:p>laptoppo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rgethumbnails" table:style-name="ce4">
            <text:p>largethumbnail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stmoves" table:style-name="ce4">
            <text:p>lastmov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unch" table:style-name="ce4">
            <text:p>laun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yer_editable" table:style-name="ce4">
            <text:p>layer_edita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yer_noeditable" table:style-name="ce4">
            <text:p>layer_noedita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yer_noprint" table:style-name="ce4">
            <text:p>layer_no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yer_print" table:style-name="ce4">
            <text:p>layer_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yer_visible" table:style-name="ce4">
            <text:p>layer_visi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ayersman_karbon" table:style-name="ce4">
            <text:p>layersman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dap_lookup" table:style-name="ce4">
            <text:p>ldap_look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dap_lookup_kaddressbook" table:style-name="ce4">
            <text:p>ldap_lookup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eftjust" table:style-name="ce4">
            <text:p>leftju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egalmoves" table:style-name="ce4">
            <text:p>legalmov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egend" table:style-name="ce4">
            <text:p>leg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egend_kalzium" table:style-name="ce4">
            <text:p>legend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essen" table:style-name="ce4">
            <text:p>less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essen_kmplot" table:style-name="ce4">
            <text:p>lessen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 table:style-name="ce4">
            <text:p>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arrow_begin" table:style-name="ce4">
            <text:p>line_arrow_beg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arrow_begin_kpresenter" table:style-name="ce4">
            <text:p>line_arrow_begi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arrow_end" table:style-name="ce4">
            <text:p>line_arrow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arrow_end_kpresenter" table:style-name="ce4">
            <text:p>line_arrow_e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begin" table:style-name="ce4">
            <text:p>line_beg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begin_kpresenter" table:style-name="ce4">
            <text:p>line_begi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circle_begin" table:style-name="ce4">
            <text:p>line_circle_beg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circle_begin_kpresenter" table:style-name="ce4">
            <text:p>line_circle_begi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circle_end" table:style-name="ce4">
            <text:p>line_circle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circle_end_kpresenter" table:style-name="ce4">
            <text:p>line_circle_e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imension_line_begin" table:style-name="ce4">
            <text:p>line_dimension_line_beg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imension_line_begin_kpresenter" table:style-name="ce4">
            <text:p>line_dimension_line_begi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imension_line_end" table:style-name="ce4">
            <text:p>line_dimension_line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imension_line_end_kpresenter" table:style-name="ce4">
            <text:p>line_dimension_line_e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ouble_arrow_begin" table:style-name="ce4">
            <text:p>line_double_arrow_beg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ouble_arrow_begin_kpresenter" table:style-name="ce4">
            <text:p>line_double_arrow_begi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ouble_arrow_end" table:style-name="ce4">
            <text:p>line_double_arrow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ouble_arrow_end_kpresenter" table:style-name="ce4">
            <text:p>line_double_arrow_e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ouble_line_arrow_begin" table:style-name="ce4">
            <text:p>line_double_line_arrow_beg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ouble_line_arrow_begin_kpresenter" table:style-name="ce4">
            <text:p>line_double_line_arrow_begi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ouble_line_arrow_end" table:style-name="ce4">
            <text:p>line_double_line_arrow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double_line_arrow_end_kpresenter" table:style-name="ce4">
            <text:p>line_double_line_arrow_e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end" table:style-name="ce4">
            <text:p>line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end_kpresenter" table:style-name="ce4">
            <text:p>line_e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horizontal_kexi" table:style-name="ce4">
            <text:p>line_horizontal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kexi" table:style-name="ce4">
            <text:p>line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kpresenter" table:style-name="ce4">
            <text:p>lin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line_arrow_begin" table:style-name="ce4">
            <text:p>line_line_arrow_beg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line_arrow_begin_kpresenter" table:style-name="ce4">
            <text:p>line_line_arrow_begi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line_arrow_end" table:style-name="ce4">
            <text:p>line_line_arrow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line_arrow_end_kpresenter" table:style-name="ce4">
            <text:p>line_line_arrow_e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normal_begin" table:style-name="ce4">
            <text:p>line_normal_beg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normal_begin_kpresenter" table:style-name="ce4">
            <text:p>line_normal_begi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normal_end" table:style-name="ce4">
            <text:p>line_normal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normal_end_kpresenter" table:style-name="ce4">
            <text:p>line_normal_e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rect_begin" table:style-name="ce4">
            <text:p>line_rect_beg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rect_begin_kpresenter" table:style-name="ce4">
            <text:p>line_rect_begi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rect_end" table:style-name="ce4">
            <text:p>line_rect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rect_end_kpresenter" table:style-name="ce4">
            <text:p>line_rect_en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vertical_kexi" table:style-name="ce4">
            <text:p>line_vertical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_width" table:style-name="ce4">
            <text:p>line_wid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byvector" table:style-name="ce4">
            <text:p>linebyvec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edit" table:style-name="ce4">
            <text:p>line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edit_kexi" table:style-name="ce4">
            <text:p>lineedi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width" table:style-name="ce4">
            <text:p>linewid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ewidth_koffice" table:style-name="ce4">
            <text:p>linewidth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nked" table:style-name="ce4">
            <text:p>link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st" table:style-name="ce4">
            <text:p>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st_korganizer" table:style-name="ce4">
            <text:p>list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stbox" table:style-name="ce4">
            <text:p>listbo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stbox_kexi" table:style-name="ce4">
            <text:p>listbox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stview" table:style-name="ce4">
            <text:p>list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istview_kexi" table:style-name="ce4">
            <text:p>listview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cationbar_erase" table:style-name="ce4">
            <text:p>locationbar_era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cked" table:style-name="ce4">
            <text:p>lock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cked_karbon" table:style-name="ce4">
            <text:p>locked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ckzoom" table:style-name="ce4">
            <text:p>lockzo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cus" table:style-name="ce4">
            <text:p>loc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gging_kopete" table:style-name="ce4">
            <text:p>logging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op" table:style-name="ce4">
            <text:p>lo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ve" table:style-name="ce4">
            <text:p>lo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wer" table:style-name="ce4">
            <text:p>lo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wer_kexi" table:style-name="ce4">
            <text:p>lower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wer_koffice" table:style-name="ce4">
            <text:p>lower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owerlayer" table:style-name="ce4">
            <text:p>lowerlay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sub" table:style-name="ce4">
            <text:p>lsu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lsup" table:style-name="ce4">
            <text:p>ls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gnify" table:style-name="ce4">
            <text:p>magnif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gnify_kmplot" table:style-name="ce4">
            <text:p>magnify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delete" table:style-name="ce4">
            <text:p>mail_del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find" table:style-name="ce4">
            <text:p>mail_fi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flag" table:style-name="ce4">
            <text:p>mail_fl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flag_kmail" table:style-name="ce4">
            <text:p>mail_flag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forward" table:style-name="ce4">
            <text:p>mail_forw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get" table:style-name="ce4">
            <text:p>mail_g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ham" table:style-name="ce4">
            <text:p>mail_h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ham_kmail" table:style-name="ce4">
            <text:p>mail_ham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ignore" table:style-name="ce4">
            <text:p>mail_igno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ignore_kmail" table:style-name="ce4">
            <text:p>mail_ignore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new" table:style-name="ce4">
            <text:p>mail_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new3" table:style-name="ce4">
            <text:p>mail_new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next" table:style-name="ce4">
            <text:p>mail_n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post_to" table:style-name="ce4">
            <text:p>mail_post_t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post_to3" table:style-name="ce4">
            <text:p>mail_post_to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previous" table:style-name="ce4">
            <text:p>mail_previo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queue" table:style-name="ce4">
            <text:p>mail_queu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reply" table:style-name="ce4">
            <text:p>mail_repl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replyall" table:style-name="ce4">
            <text:p>mail_reply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replylist" table:style-name="ce4">
            <text:p>mail_reply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send_via" table:style-name="ce4">
            <text:p>mail_send_vi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spam" table:style-name="ce4">
            <text:p>mail_sp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spam_kmail" table:style-name="ce4">
            <text:p>mail_spam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todo" table:style-name="ce4">
            <text:p>mail_tod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_todo_kmail" table:style-name="ce4">
            <text:p>mail_todo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appt" table:style-name="ce4">
            <text:p>mailapp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ilappt_korganizer" table:style-name="ce4">
            <text:p>mailappt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ke" table:style-name="ce4">
            <text:p>mak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ke_kdevelop" table:style-name="ce4">
            <text:p>make_kdevel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rkasblank" table:style-name="ce4">
            <text:p>markasblan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rkasblank_kwordquiz" table:style-name="ce4">
            <text:p>markasblank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abs" table:style-name="ce4">
            <text:p>math_ab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brace" table:style-name="ce4">
            <text:p>math_bra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brackets" table:style-name="ce4">
            <text:p>math_bracke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frac" table:style-name="ce4">
            <text:p>math_fra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int" table:style-name="ce4">
            <text:p>math_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lsub" table:style-name="ce4">
            <text:p>math_lsu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lsup" table:style-name="ce4">
            <text:p>math_ls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matrix" table:style-name="ce4">
            <text:p>math_matri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onetwomatrix" table:style-name="ce4">
            <text:p>math_onetwomatri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paren" table:style-name="ce4">
            <text:p>math_par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prod" table:style-name="ce4">
            <text:p>math_pro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rsub" table:style-name="ce4">
            <text:p>math_rsu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rsup" table:style-name="ce4">
            <text:p>math_rs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sqrt" table:style-name="ce4">
            <text:p>math_sq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h_sum" table:style-name="ce4">
            <text:p>math_s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trix" table:style-name="ce4">
            <text:p>matri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ximum" table:style-name="ce4">
            <text:p>maxim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aximum_kmplot" table:style-name="ce4">
            <text:p>maximum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dia_equalizer" table:style-name="ce4">
            <text:p>media_equal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dia_playlist" table:style-name="ce4">
            <text:p>media_play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dia_playlist_clear" table:style-name="ce4">
            <text:p>media_playlist_cle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dia_playlist_refresh" table:style-name="ce4">
            <text:p>media_playlist_refre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dia_podcast" table:style-name="ce4">
            <text:p>media_podca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dia_scripts" table:style-name="ce4">
            <text:p>media_scrip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dthumbnails" table:style-name="ce4">
            <text:p>medthumbnail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arrow_down" table:style-name="ce4">
            <text:p>menu_arrow_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arrow_up" table:style-name="ce4">
            <text:p>menu_arrow_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button_lock" table:style-name="ce4">
            <text:p>menu_button_l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button_lock_hover" table:style-name="ce4">
            <text:p>menu_button_lock_ho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button_logout" table:style-name="ce4">
            <text:p>menu_button_logo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button_logout_hover" table:style-name="ce4">
            <text:p>menu_button_logout_ho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change_the_settings" table:style-name="ce4">
            <text:p>menu_change_the_setting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new" table:style-name="ce4">
            <text:p>menu_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new_kcontroledit" table:style-name="ce4">
            <text:p>menu_new_kcontrol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new_kmenuedit" table:style-name="ce4">
            <text:p>menu_new_kmenu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new_sep" table:style-name="ce4">
            <text:p>menu_new_se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new_sep_kcontroledit" table:style-name="ce4">
            <text:p>menu_new_sep_kcontrol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new_sep_kmenuedit" table:style-name="ce4">
            <text:p>menu_new_sep_kmenu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scroll_down" table:style-name="ce4">
            <text:p>menu_scroll_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nu_scroll_up" table:style-name="ce4">
            <text:p>menu_scroll_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rgecell" table:style-name="ce4">
            <text:p>mergec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rgecell_kspread" table:style-name="ce4">
            <text:p>mergecel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ssage" table:style-name="ce4">
            <text:p>mess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ssage_reply" table:style-name="ce4">
            <text:p>message_repl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tacontact_away" table:style-name="ce4">
            <text:p>metacontact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tacontact_away_kopete" table:style-name="ce4">
            <text:p>metacontact_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tacontact_offline" table:style-name="ce4">
            <text:p>metacontact_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tacontact_offline_kopete" table:style-name="ce4">
            <text:p>metacontact_off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tacontact_online" table:style-name="ce4">
            <text:p>metacontact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tacontact_online_kopete" table:style-name="ce4">
            <text:p>metacontact_on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tacontact_unknown" table:style-name="ce4">
            <text:p>metacontact_unkn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etacontact_unknown_kopete" table:style-name="ce4">
            <text:p>metacontact_unknown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ddle" table:style-name="ce4">
            <text:p>midd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ddle_kspread" table:style-name="ce4">
            <text:p>middl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autoform" table:style-name="ce4">
            <text:p>mini_autofo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autoform_kpresenter" table:style-name="ce4">
            <text:p>mini_autoform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circle" table:style-name="ce4">
            <text:p>mini_circ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circle_kpresenter" table:style-name="ce4">
            <text:p>mini_circl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clipart" table:style-name="ce4">
            <text:p>mini_clip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clipart_kpresenter" table:style-name="ce4">
            <text:p>mini_clipar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dock" table:style-name="ce4">
            <text:p>mini_d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dock_amarok" table:style-name="ce4">
            <text:p>mini_dock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line" table:style-name="ce4">
            <text:p>mini_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line_kpresenter" table:style-name="ce4">
            <text:p>mini_lin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pie" table:style-name="ce4">
            <text:p>mini_pi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pie_kpresenter" table:style-name="ce4">
            <text:p>mini_pi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polygon" table:style-name="ce4">
            <text:p>mini_polyg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polygon_kpresenter" table:style-name="ce4">
            <text:p>mini_polygo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rect" table:style-name="ce4">
            <text:p>mini_re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_rect_kpresenter" table:style-name="ce4">
            <text:p>mini_rec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mum" table:style-name="ce4">
            <text:p>minim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mum_kmplot" table:style-name="ce4">
            <text:p>minimum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nitools" table:style-name="ce4">
            <text:p>minitool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ror" table:style-name="ce4">
            <text:p>mi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rror" table:style-name="ce4">
            <text:p>mir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rror-both" table:style-name="ce4">
            <text:p>mirror-bo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rror-horiz" table:style-name="ce4">
            <text:p>mirror-hor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rror-vert" table:style-name="ce4">
            <text:p>mirror-ve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rrorpoint" table:style-name="ce4">
            <text:p>mirrorpo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sc" table:style-name="ce4">
            <text:p>mis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isc_kalzium" table:style-name="ce4">
            <text:p>misc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1" table:style-name="ce4">
            <text:p>mode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1_kwordquiz" table:style-name="ce4">
            <text:p>mode1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2" table:style-name="ce4">
            <text:p>mod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2_kwordquiz" table:style-name="ce4">
            <text:p>mode2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3" table:style-name="ce4">
            <text:p>mode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3_kwordquiz" table:style-name="ce4">
            <text:p>mode3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4" table:style-name="ce4">
            <text:p>mode4</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4_kwordquiz" table:style-name="ce4">
            <text:p>mode4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5" table:style-name="ce4">
            <text:p>mode5</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e5_kwordquiz" table:style-name="ce4">
            <text:p>mode5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ified" table:style-name="ce4">
            <text:p>modifi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ified_kate" table:style-name="ce4">
            <text:p>modified_k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ified_kicker" table:style-name="ce4">
            <text:p>modified_kic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mod_kate" table:style-name="ce4">
            <text:p>modmod_k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donhd_kate" table:style-name="ce4">
            <text:p>modonhd_k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ney" table:style-name="ce4">
            <text:p>mone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ney_kspread" table:style-name="ce4">
            <text:p>money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nop_board" table:style-name="ce4">
            <text:p>monop_bo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nop_board_atlantik" table:style-name="ce4">
            <text:p>monop_board_atlanti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nth" table:style-name="ce4">
            <text:p>mon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nth_korganizer" table:style-name="ce4">
            <text:p>month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use" table:style-name="ce4">
            <text:p>mou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use_pointer" table:style-name="ce4">
            <text:p>mouse_poi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use_pointer_kexi" table:style-name="ce4">
            <text:p>mouse_pointer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ove" table:style-name="ce4">
            <text:p>mo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gid2msgstr" table:style-name="ce4">
            <text:p>msgid2msgst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away" table:style-name="ce4">
            <text:p>msn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away_kopete" table:style-name="ce4">
            <text:p>msn_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blocked" table:style-name="ce4">
            <text:p>msn_block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blocked_kopete" table:style-name="ce4">
            <text:p>msn_blocked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brb_kopete" table:style-name="ce4">
            <text:p>msn_brb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busy_kopete" table:style-name="ce4">
            <text:p>msn_bus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invisible" table:style-name="ce4">
            <text:p>msn_invisi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invisible_kopete" table:style-name="ce4">
            <text:p>msn_invisibl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lunch_kopete" table:style-name="ce4">
            <text:p>msn_lunch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na_kopete" table:style-name="ce4">
            <text:p>msn_na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newmsg_kopete" table:style-name="ce4">
            <text:p>msn_newmsg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offline" table:style-name="ce4">
            <text:p>msn_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offline_kopete" table:style-name="ce4">
            <text:p>msn_off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online" table:style-name="ce4">
            <text:p>msn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online_kopete" table:style-name="ce4">
            <text:p>msn_onli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phone" table:style-name="ce4">
            <text:p>msn_pho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phone_kopete" table:style-name="ce4">
            <text:p>msn_phon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sn_protocol" table:style-name="ce4">
            <text:p>msn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g" table:style-name="ce4">
            <text:p>mu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g_kteatime" table:style-name="ce4">
            <text:p>mug_kteati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ltiline" table:style-name="ce4">
            <text:p>multi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ltiple" table:style-name="ce4">
            <text:p>multip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ltiple_kwordquiz" table:style-name="ce4">
            <text:p>multiple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ltiple_obj_kexi" table:style-name="ce4">
            <text:p>multiple_obj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ltirow" table:style-name="ce4">
            <text:p>multi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ltirow_kspread" table:style-name="ce4">
            <text:p>multirow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32ndnote" table:style-name="ce4">
            <text:p>music_32ndn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cleficon" table:style-name="ce4">
            <text:p>music_clefic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cross" table:style-name="ce4">
            <text:p>music_cro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dottednote" table:style-name="ce4">
            <text:p>music_dottedn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eightnote" table:style-name="ce4">
            <text:p>music_eightn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fermatenote" table:style-name="ce4">
            <text:p>music_fermaten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flat" table:style-name="ce4">
            <text:p>music_fla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fullnote" table:style-name="ce4">
            <text:p>music_fulln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halfnote" table:style-name="ce4">
            <text:p>music_halfn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natur" table:style-name="ce4">
            <text:p>music_natu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quarternote" table:style-name="ce4">
            <text:p>music_quartern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sic_sixteenthnote" table:style-name="ce4">
            <text:p>music_sixteenthn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mute" table:style-name="ce4">
            <text:p>mu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psterdown" table:style-name="ce4">
            <text:p>napster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psterup" table:style-name="ce4">
            <text:p>napster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first" table:style-name="ce4">
            <text:p>navigator_fir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first_kexi" table:style-name="ce4">
            <text:p>navigator_firs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last" table:style-name="ce4">
            <text:p>navigator_la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last_kexi" table:style-name="ce4">
            <text:p>navigator_las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new" table:style-name="ce4">
            <text:p>navigator_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new_kexi" table:style-name="ce4">
            <text:p>navigator_new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next" table:style-name="ce4">
            <text:p>navigator_n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next_kexi" table:style-name="ce4">
            <text:p>navigator_nex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prev" table:style-name="ce4">
            <text:p>navigator_pre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avigator_prev_kexi" table:style-name="ce4">
            <text:p>navigator_prev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onpen" table:style-name="ce4">
            <text:p>neon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onpen_koffice" table:style-name="ce4">
            <text:p>neonpen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activity_full" table:style-name="ce4">
            <text:p>netactivity_fu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activity_none" table:style-name="ce4">
            <text:p>netactivity_no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activity_off" table:style-name="ce4">
            <text:p>netactivity_of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activity_rx" table:style-name="ce4">
            <text:p>netactivity_r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activity_tx" table:style-name="ce4">
            <text:p>netactivity_t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work_connected" table:style-name="ce4">
            <text:p>network_connect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work_disconnected" table:style-name="ce4">
            <text:p>network_disconnect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work_incoming" table:style-name="ce4">
            <text:p>network_incom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work_outgoing" table:style-name="ce4">
            <text:p>network_outgo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twork_traffic" table:style-name="ce4">
            <text:p>network_traff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_sign_kexi" table:style-name="ce4">
            <text:p>new_sign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font" table:style-name="ce4">
            <text:p>newfo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function" table:style-name="ce4">
            <text:p>newfun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function_kmplot" table:style-name="ce4">
            <text:p>newfunction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journal_korganizer" table:style-name="ce4">
            <text:p>newjournal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layer" table:style-name="ce4">
            <text:p>newlay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msg" table:style-name="ce4">
            <text:p>newms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msg_kopete" table:style-name="ce4">
            <text:p>newmsg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num" table:style-name="ce4">
            <text:p>newn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parametric" table:style-name="ce4">
            <text:p>newparametr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parametric_kmplot" table:style-name="ce4">
            <text:p>newparametric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polar" table:style-name="ce4">
            <text:p>newpol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polar_kmplot" table:style-name="ce4">
            <text:p>newpolar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recurevent" table:style-name="ce4">
            <text:p>newrecurev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recurevent_korganizer" table:style-name="ce4">
            <text:p>newrecurevent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s_subscribe" table:style-name="ce4">
            <text:p>news_subscrib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s_unsubscribe" table:style-name="ce4">
            <text:p>news_unsubscrib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slide" table:style-name="ce4">
            <text:p>newsli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slide_koffice" table:style-name="ce4">
            <text:p>newslid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todo" table:style-name="ce4">
            <text:p>newtod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wtodo_korganizer" table:style-name="ce4">
            <text:p>newtodo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xterror" table:style-name="ce4">
            <text:p>nexter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xtfuzzy" table:style-name="ce4">
            <text:p>nextfuzz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xtfuzzyuntrans" table:style-name="ce4">
            <text:p>nextfuzzyuntra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xtmarked" table:style-name="ce4">
            <text:p>nextmark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xtpo" table:style-name="ce4">
            <text:p>nextp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xttemplate" table:style-name="ce4">
            <text:p>nexttempl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extuntranslated" table:style-name="ce4">
            <text:p>nextuntranslat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adhoc_knetworkmanager" table:style-name="ce4">
            <text:p>nm_adhoc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device_wired" table:style-name="ce4">
            <text:p>nm_device_wir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device_wired_knetworkmanager" table:style-name="ce4">
            <text:p>nm_device_wired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device_wireless_knetworkmanager" table:style-name="ce4">
            <text:p>nm_device_wireless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no_connection" table:style-name="ce4">
            <text:p>nm_no_conn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no_connection_knetworkmanager" table:style-name="ce4">
            <text:p>nm_no_connection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ignal_00_knetworkmanager" table:style-name="ce4">
            <text:p>nm_signal_00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ignal_100_knetworkmanager" table:style-name="ce4">
            <text:p>nm_signal_100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ignal_25_knetworkmanager" table:style-name="ce4">
            <text:p>nm_signal_25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ignal_50_knetworkmanager" table:style-name="ce4">
            <text:p>nm_signal_50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ignal_75_knetworkmanager" table:style-name="ce4">
            <text:p>nm_signal_75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01_knetworkmanager" table:style-name="ce4">
            <text:p>nm_stage01_connecting01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02_knetworkmanager" table:style-name="ce4">
            <text:p>nm_stage01_connecting02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03_knetworkmanager" table:style-name="ce4">
            <text:p>nm_stage01_connecting03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04_knetworkmanager" table:style-name="ce4">
            <text:p>nm_stage01_connecting04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05_knetworkmanager" table:style-name="ce4">
            <text:p>nm_stage01_connecting05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06_knetworkmanager" table:style-name="ce4">
            <text:p>nm_stage01_connecting06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07_knetworkmanager" table:style-name="ce4">
            <text:p>nm_stage01_connecting07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08_knetworkmanager" table:style-name="ce4">
            <text:p>nm_stage01_connecting08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09_knetworkmanager" table:style-name="ce4">
            <text:p>nm_stage01_connecting09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10_knetworkmanager" table:style-name="ce4">
            <text:p>nm_stage01_connecting10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1_connecting11_knetworkmanager" table:style-name="ce4">
            <text:p>nm_stage01_connecting11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01_knetworkmanager" table:style-name="ce4">
            <text:p>nm_stage02_connecting01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02_knetworkmanager" table:style-name="ce4">
            <text:p>nm_stage02_connecting02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03_knetworkmanager" table:style-name="ce4">
            <text:p>nm_stage02_connecting03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04_knetworkmanager" table:style-name="ce4">
            <text:p>nm_stage02_connecting04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05_knetworkmanager" table:style-name="ce4">
            <text:p>nm_stage02_connecting05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06_knetworkmanager" table:style-name="ce4">
            <text:p>nm_stage02_connecting06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07_knetworkmanager" table:style-name="ce4">
            <text:p>nm_stage02_connecting07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08_knetworkmanager" table:style-name="ce4">
            <text:p>nm_stage02_connecting08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09_knetworkmanager" table:style-name="ce4">
            <text:p>nm_stage02_connecting09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10_knetworkmanager" table:style-name="ce4">
            <text:p>nm_stage02_connecting10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2_connecting11_knetworkmanager" table:style-name="ce4">
            <text:p>nm_stage02_connecting11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01_knetworkmanager" table:style-name="ce4">
            <text:p>nm_stage03_connecting01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02_knetworkmanager" table:style-name="ce4">
            <text:p>nm_stage03_connecting02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03_knetworkmanager" table:style-name="ce4">
            <text:p>nm_stage03_connecting03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04_knetworkmanager" table:style-name="ce4">
            <text:p>nm_stage03_connecting04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05_knetworkmanager" table:style-name="ce4">
            <text:p>nm_stage03_connecting05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06_knetworkmanager" table:style-name="ce4">
            <text:p>nm_stage03_connecting06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07_knetworkmanager" table:style-name="ce4">
            <text:p>nm_stage03_connecting07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08_knetworkmanager" table:style-name="ce4">
            <text:p>nm_stage03_connecting08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09_knetworkmanager" table:style-name="ce4">
            <text:p>nm_stage03_connecting09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10_knetworkmanager" table:style-name="ce4">
            <text:p>nm_stage03_connecting10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m_stage03_connecting11_knetworkmanager" table:style-name="ce4">
            <text:p>nm_stage03_connecting11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 table:style-name="ce4">
            <text:p>n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back" table:style-name="ce4">
            <text:p>noatunba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fback" table:style-name="ce4">
            <text:p>noatunfba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fforward" table:style-name="ce4">
            <text:p>noatunfforw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forward" table:style-name="ce4">
            <text:p>noatunforw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loopnone" table:style-name="ce4">
            <text:p>noatunloopno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loopplaylist" table:style-name="ce4">
            <text:p>noatunloopplay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looprandom" table:style-name="ce4">
            <text:p>noatunlooprand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loopsong" table:style-name="ce4">
            <text:p>noatunloopso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pause" table:style-name="ce4">
            <text:p>noatunpau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play" table:style-name="ce4">
            <text:p>noatunpl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playlist" table:style-name="ce4">
            <text:p>noatunplay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atunstop" table:style-name="ce4">
            <text:p>noatunst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mailappt" table:style-name="ce4">
            <text:p>nomailapp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mailappt_korganizer" table:style-name="ce4">
            <text:p>nomailappt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rmal" table:style-name="ce4">
            <text:p>norm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te" table:style-name="ce4">
            <text:p>n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te2" table:style-name="ce4">
            <text:p>not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ovisible" table:style-name="ce4">
            <text:p>novisi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null_kate" table:style-name="ce4">
            <text:p>null_k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cr" table:style-name="ce4">
            <text:p>oc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cr-select" table:style-name="ce4">
            <text:p>ocr-sele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crImage" table:style-name="ce4">
            <text:p>ocrIm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ilpaint" table:style-name="ce4">
            <text:p>oilpa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k_koffice" table:style-name="ce4">
            <text:p>ok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netwomatrix" table:style-name="ce4">
            <text:p>onetwomatri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nline_status" table:style-name="ce4">
            <text:p>online_stat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nline_status_kmail" table:style-name="ce4">
            <text:p>online_status_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en_stencilset" table:style-name="ce4">
            <text:p>open_stencils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en_stencilset_kivio" table:style-name="ce4">
            <text:p>open_stencilset_kiv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enftdown" table:style-name="ce4">
            <text:p>openft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enftup" table:style-name="ce4">
            <text:p>openft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enterm" table:style-name="ce4">
            <text:p>opente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entermblue" table:style-name="ce4">
            <text:p>opentermblu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entermblue_konsole" table:style-name="ce4">
            <text:p>opentermblue_konso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entermred" table:style-name="ce4">
            <text:p>opentermr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entermred_konsole" table:style-name="ce4">
            <text:p>opentermred_konso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tions" table:style-name="ce4">
            <text:p>optio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tions_kchart" table:style-name="ce4">
            <text:p>options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tvar" table:style-name="ce4">
            <text:p>optv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ptwildcards" table:style-name="ce4">
            <text:p>optwildcard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rbits" table:style-name="ce4">
            <text:p>orbi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rbits_kalzium" table:style-name="ce4">
            <text:p>orbits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rganizer" table:style-name="ce4">
            <text:p>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rganizer_korganizer" table:style-name="ce4">
            <text:p>organizer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scilloscope" table:style-name="ce4">
            <text:p>oscillosco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scilloscope_kspread" table:style-name="ce4">
            <text:p>oscilloscop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utlinedlg_karbon" table:style-name="ce4">
            <text:p>outlinedlg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ver" table:style-name="ce4">
            <text:p>o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verview" table:style-name="ce4">
            <text:p>over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overview_kalzium" table:style-name="ce4">
            <text:p>overview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ckage_utilities_kdeprint" table:style-name="ce4">
            <text:p>package_utilities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ge" table:style-name="ce4">
            <text:p>p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ge_koffice" table:style-name="ce4">
            <text:p>pag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gesetup_karbon" table:style-name="ce4">
            <text:p>pagesetup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int" table:style-name="ce4">
            <text:p>pa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intbrush" table:style-name="ce4">
            <text:p>paintbru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lette_color" table:style-name="ce4">
            <text:p>palette_col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lette_gray" table:style-name="ce4">
            <text:p>palette_gr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lette_halftone" table:style-name="ce4">
            <text:p>palette_halfto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lette_lineart" table:style-name="ce4">
            <text:p>palette_line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perbag" table:style-name="ce4">
            <text:p>paperb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perclipreal" table:style-name="ce4">
            <text:p>paperclipre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rabolabtp" table:style-name="ce4">
            <text:p>parabolabt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rallel" table:style-name="ce4">
            <text:p>parall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ren" table:style-name="ce4">
            <text:p>par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rty" table:style-name="ce4">
            <text:p>par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ste" table:style-name="ce4">
            <text:p>pas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ste_stencil" table:style-name="ce4">
            <text:p>paste_stenc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tch" table:style-name="ce4">
            <text:p>pat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ath" table:style-name="ce4">
            <text:p>pa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 table:style-name="ce4">
            <text:p>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 table:style-name="ce4">
            <text:p>pen_sty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dash" table:style-name="ce4">
            <text:p>pen_style_da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dash_kpresenter" table:style-name="ce4">
            <text:p>pen_style_dash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dashdot" table:style-name="ce4">
            <text:p>pen_style_dashd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dashdot_kpresenter" table:style-name="ce4">
            <text:p>pen_style_dashdo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dashdotdot" table:style-name="ce4">
            <text:p>pen_style_dashdotd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dashdotdot_kpresenter" table:style-name="ce4">
            <text:p>pen_style_dashdotdo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dot" table:style-name="ce4">
            <text:p>pen_style_d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dot_kpresenter" table:style-name="ce4">
            <text:p>pen_style_do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kpresenter" table:style-name="ce4">
            <text:p>pen_styl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nopen" table:style-name="ce4">
            <text:p>pen_style_n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nopen_kpresenter" table:style-name="ce4">
            <text:p>pen_style_nope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solid" table:style-name="ce4">
            <text:p>pen_style_soli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style_solid_kpresenter" table:style-name="ce4">
            <text:p>pen_style_solid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 table:style-name="ce4">
            <text:p>pen_wid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_kpresenter" table:style-name="ce4">
            <text:p>pen_width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1" table:style-name="ce4">
            <text:p>pen_width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1_kpresenter" table:style-name="ce4">
            <text:p>pen_width1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10" table:style-name="ce4">
            <text:p>pen_width1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10_kpresenter" table:style-name="ce4">
            <text:p>pen_width10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2" table:style-name="ce4">
            <text:p>pen_width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2_kpresenter" table:style-name="ce4">
            <text:p>pen_width2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3" table:style-name="ce4">
            <text:p>pen_width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3_kpresenter" table:style-name="ce4">
            <text:p>pen_width3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4" table:style-name="ce4">
            <text:p>pen_width4</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4_kpresenter" table:style-name="ce4">
            <text:p>pen_width4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5" table:style-name="ce4">
            <text:p>pen_width5</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5_kpresenter" table:style-name="ce4">
            <text:p>pen_width5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6" table:style-name="ce4">
            <text:p>pen_width6</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6_kpresenter" table:style-name="ce4">
            <text:p>pen_width6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7" table:style-name="ce4">
            <text:p>pen_width7</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7_kpresenter" table:style-name="ce4">
            <text:p>pen_width7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8" table:style-name="ce4">
            <text:p>pen_width8</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8_kpresenter" table:style-name="ce4">
            <text:p>pen_width8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9" table:style-name="ce4">
            <text:p>pen_width9</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_width9_kpresenter" table:style-name="ce4">
            <text:p>pen_width9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brush" table:style-name="ce4">
            <text:p>penbru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brush_kpresenter" table:style-name="ce4">
            <text:p>penbrush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cil" table:style-name="ce4">
            <text:p>penc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ncil2" table:style-name="ce4">
            <text:p>pencil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rcent" table:style-name="ce4">
            <text:p>perc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rcent_kspread" table:style-name="ce4">
            <text:p>percen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erpendicular" table:style-name="ce4">
            <text:p>perpendicul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gnum" table:style-name="ce4">
            <text:p>pgn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gnum_kpresenter" table:style-name="ce4">
            <text:p>pgnum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gp-keys" table:style-name="ce4">
            <text:p>pgp-key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 table:style-name="ce4">
            <text:p>phra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_new" table:style-name="ce4">
            <text:p>phrase_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_open" table:style-name="ce4">
            <text:p>phrase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_save" table:style-name="ce4">
            <text:p>phrase_sa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book" table:style-name="ce4">
            <text:p>phrase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book_closed" table:style-name="ce4">
            <text:p>phrasebook_clos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book_new" table:style-name="ce4">
            <text:p>phrasebook_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book_open" table:style-name="ce4">
            <text:p>phrasebook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book_save" table:style-name="ce4">
            <text:p>phrasebook_sa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history_open" table:style-name="ce4">
            <text:p>phrasehistory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history_print" table:style-name="ce4">
            <text:p>phrasehistory_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hrasehistory_save" table:style-name="ce4">
            <text:p>phrasehistory_sa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iano" table:style-name="ce4">
            <text:p>pian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ie_kpresenter" table:style-name="ce4">
            <text:p>pi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ixmaplabel" table:style-name="ce4">
            <text:p>pixmaplab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ixmaplabel_kexi" table:style-name="ce4">
            <text:p>pixmaplabel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eject" table:style-name="ce4">
            <text:p>player_eje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end" table:style-name="ce4">
            <text:p>player_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fwd" table:style-name="ce4">
            <text:p>player_fw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mute" table:style-name="ce4">
            <text:p>player_mu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pause" table:style-name="ce4">
            <text:p>player_pau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playlist" table:style-name="ce4">
            <text:p>player_play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playlist_2" table:style-name="ce4">
            <text:p>player_playlist_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playlist_2_amarok" table:style-name="ce4">
            <text:p>player_playlist_2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record" table:style-name="ce4">
            <text:p>player_rec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rew" table:style-name="ce4">
            <text:p>player_r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start" table:style-name="ce4">
            <text:p>player_st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time" table:style-name="ce4">
            <text:p>player_ti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volume" table:style-name="ce4">
            <text:p>player_volu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volume_down" table:style-name="ce4">
            <text:p>player_volume_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er_volume_up" table:style-name="ce4">
            <text:p>player_volume_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list" table:style-name="ce4">
            <text:p>play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sound" table:style-name="ce4">
            <text:p>playsou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aysound_korganizer" table:style-name="ce4">
            <text:p>playsound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ot" table:style-name="ce4">
            <text:p>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ot_kalzium" table:style-name="ce4">
            <text:p>plot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lus" table:style-name="ce4">
            <text:p>pl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dcast" table:style-name="ce4">
            <text:p>podca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dcast_new" table:style-name="ce4">
            <text:p>podcast_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int" table:style-name="ce4">
            <text:p>po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intOnLine" table:style-name="ce4">
            <text:p>point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intxy" table:style-name="ce4">
            <text:p>pointx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lygon" table:style-name="ce4">
            <text:p>polyg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lygon_kpresenter" table:style-name="ce4">
            <text:p>polygon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lygonsides" table:style-name="ce4">
            <text:p>polygonsid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lygonvertices" table:style-name="ce4">
            <text:p>polygonvertic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lyline" table:style-name="ce4">
            <text:p>poly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lyline_kpresenter" table:style-name="ce4">
            <text:p>polylin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wer" table:style-name="ce4">
            <text:p>po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ower_klaptopdaemon" table:style-name="ce4">
            <text:p>power_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c_minus" table:style-name="ce4">
            <text:p>prec_min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c_minus_kspread" table:style-name="ce4">
            <text:p>prec_minus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c_plus" table:style-name="ce4">
            <text:p>prec_pl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c_plus_kspread" table:style-name="ce4">
            <text:p>prec_plus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cminus" table:style-name="ce4">
            <text:p>precmin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cminus_kspread" table:style-name="ce4">
            <text:p>precminus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cplus" table:style-name="ce4">
            <text:p>precpl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cplus_kspread" table:style-name="ce4">
            <text:p>precplus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sence_away" table:style-name="ce4">
            <text:p>presence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sence_offline" table:style-name="ce4">
            <text:p>presence_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sence_online" table:style-name="ce4">
            <text:p>presence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sence_unknown" table:style-name="ce4">
            <text:p>presence_unkn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ssed" table:style-name="ce4">
            <text:p>press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verror" table:style-name="ce4">
            <text:p>prever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vfuzzy" table:style-name="ce4">
            <text:p>prevfuzz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vfuzzyuntrans" table:style-name="ce4">
            <text:p>prevfuzzyuntra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viewprint" table:style-name="ce4">
            <text:p>preview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vmarked" table:style-name="ce4">
            <text:p>prevmark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vpo" table:style-name="ce4">
            <text:p>prevp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vtemplate" table:style-name="ce4">
            <text:p>prevtempl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evuntranslated" table:style-name="ce4">
            <text:p>prevuntranslat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ocessor" table:style-name="ce4">
            <text:p>process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od" table:style-name="ce4">
            <text:p>pro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ogress" table:style-name="ce4">
            <text:p>progre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ogress_kexi" table:style-name="ce4">
            <text:p>progress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oject_open" table:style-name="ce4">
            <text:p>project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roperties" table:style-name="ce4">
            <text:p>properti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python" table:style-name="ce4">
            <text:p>pyth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a" table:style-name="ce4">
            <text:p>q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a_kwordquiz" table:style-name="ce4">
            <text:p>qa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adricbeziercurve" table:style-name="ce4">
            <text:p>quadricbeziercur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adricbeziercurve_kpresenter" table:style-name="ce4">
            <text:p>quadricbeziercurv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ries" table:style-name="ce4">
            <text:p>queri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ry" table:style-name="ce4">
            <text:p>que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ry_erase" table:style-name="ce4">
            <text:p>query_era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ry_kexi" table:style-name="ce4">
            <text:p>query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ry_newobj" table:style-name="ce4">
            <text:p>query_newobj</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ry_newobj_kexi" table:style-name="ce4">
            <text:p>query_newobj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stion" table:style-name="ce4">
            <text:p>ques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stion_kwordquiz" table:style-name="ce4">
            <text:p>question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stion_mark" table:style-name="ce4">
            <text:p>question_ma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stion_mark_kwordquiz" table:style-name="ce4">
            <text:p>question_mark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eue" table:style-name="ce4">
            <text:p>queu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ick_start" table:style-name="ce4">
            <text:p>quick_st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quiz" table:style-name="ce4">
            <text:p>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dicalline" table:style-name="ce4">
            <text:p>radical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dio" table:style-name="ce4">
            <text:p>rad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dio_kexi" table:style-name="ce4">
            <text:p>radio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ise" table:style-name="ce4">
            <text:p>rai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ise_kexi" table:style-name="ce4">
            <text:p>raise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ise_koffice" table:style-name="ce4">
            <text:p>rais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iselayer" table:style-name="ce4">
            <text:p>raiselay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nd_less_kvoctrain" table:style-name="ce4">
            <text:p>rand_less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ndom" table:style-name="ce4">
            <text:p>rand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ndom_amarok" table:style-name="ce4">
            <text:p>random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ay" table:style-name="ce4">
            <text:p>r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adonlyevent_korganizer" table:style-name="ce4">
            <text:p>readonlyevent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build" table:style-name="ce4">
            <text:p>rebuil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concile" table:style-name="ce4">
            <text:p>reconci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ctangle" table:style-name="ce4">
            <text:p>rectang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ctangle_kpresenter" table:style-name="ce4">
            <text:p>rectangl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cur" table:style-name="ce4">
            <text:p>recu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cur_korganizer" table:style-name="ce4">
            <text:p>recur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cursive" table:style-name="ce4">
            <text:p>recursi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d_ball" table:style-name="ce4">
            <text:p>red_b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deyes" table:style-name="ce4">
            <text:p>redey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dled_k3b" table:style-name="ce4">
            <text:p>redled_k3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lation" table:style-name="ce4">
            <text:p>rel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lation_kexi" table:style-name="ce4">
            <text:p>relation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load_all_tabs" table:style-name="ce4">
            <text:p>reload_all_tab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load_page" table:style-name="ce4">
            <text:p>reload_p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load3" table:style-name="ce4">
            <text:p>reload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mcol" table:style-name="ce4">
            <text:p>rem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movecell" table:style-name="ce4">
            <text:p>removec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movecell_kspread" table:style-name="ce4">
            <text:p>removecel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movecomment" table:style-name="ce4">
            <text:p>removecom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movecomment_kspread" table:style-name="ce4">
            <text:p>removecommen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movepoint" table:style-name="ce4">
            <text:p>removepo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mrow" table:style-name="ce4">
            <text:p>rem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eat" table:style-name="ce4">
            <text:p>repea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eat_kwordquiz" table:style-name="ce4">
            <text:p>repeat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eat_playlist" table:style-name="ce4">
            <text:p>repeat_play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eat_playlist_amarok" table:style-name="ce4">
            <text:p>repeat_playlist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eat_track" table:style-name="ce4">
            <text:p>repeat_tra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eat_track_amarok" table:style-name="ce4">
            <text:p>repeat_track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ort" table:style-name="ce4">
            <text:p>repo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ort_kexi" table:style-name="ce4">
            <text:p>repor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ort_newobj" table:style-name="ce4">
            <text:p>report_newobj</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ort_newobj_kexi" table:style-name="ce4">
            <text:p>report_newobj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ports" table:style-name="ce4">
            <text:p>repor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diropen" table:style-name="ce4">
            <text:p>resdir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et" table:style-name="ce4">
            <text:p>res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filedel" table:style-name="ce4">
            <text:p>resfiled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fileedit" table:style-name="ce4">
            <text:p>resfile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fileinfo" table:style-name="ce4">
            <text:p>resfile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fileopen" table:style-name="ce4">
            <text:p>resfile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ize_image" table:style-name="ce4">
            <text:p>resize_im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izecol" table:style-name="ce4">
            <text:p>resize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izecol_kspread" table:style-name="ce4">
            <text:p>resizecol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izerow" table:style-name="ce4">
            <text:p>resize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izerow_kspread" table:style-name="ce4">
            <text:p>resizerow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tart" table:style-name="ce4">
            <text:p>rest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tart_kwordquiz" table:style-name="ce4">
            <text:p>restart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tore" table:style-name="ce4">
            <text:p>resto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estore_dir_keep" table:style-name="ce4">
            <text:p>restore_dir_kee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ll" table:style-name="ce4">
            <text:p>ro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tate" table:style-name="ce4">
            <text:p>rot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tate_cw_digikam" table:style-name="ce4">
            <text:p>rotate_cw_digik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tate_cw_showfoto" table:style-name="ce4">
            <text:p>rotate_cw_showfot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tate_karbon" table:style-name="ce4">
            <text:p>rotate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tate_left" table:style-name="ce4">
            <text:p>rotate_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tate_right" table:style-name="ce4">
            <text:p>rotate_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tation" table:style-name="ce4">
            <text:p>rot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tation_acw" table:style-name="ce4">
            <text:p>rotation_ac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tation_cw" table:style-name="ce4">
            <text:p>rotation_c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wcol" table:style-name="ce4">
            <text:p>row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owcol_kwordquiz" table:style-name="ce4">
            <text:p>rowcol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sibreak0" table:style-name="ce4">
            <text:p>rsibreak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sibreak1" table:style-name="ce4">
            <text:p>rsibreak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sibreak2" table:style-name="ce4">
            <text:p>rsibreak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sibreak3" table:style-name="ce4">
            <text:p>rsibreak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sibreak4" table:style-name="ce4">
            <text:p>rsibreak4</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sibreakx" table:style-name="ce4">
            <text:p>rsibreak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ss_tag" table:style-name="ce4">
            <text:p>rss_t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sub" table:style-name="ce4">
            <text:p>rsu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sup" table:style-name="ce4">
            <text:p>rs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ler" table:style-name="ce4">
            <text:p>rul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_bounding" table:style-name="ce4">
            <text:p>run_bound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_bounding_kword" table:style-name="ce4">
            <text:p>run_bounding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_multi_kvoctrain" table:style-name="ce4">
            <text:p>run_multi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_not" table:style-name="ce4">
            <text:p>run_n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_not_kword" table:style-name="ce4">
            <text:p>run_not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_query_kvoctrain" table:style-name="ce4">
            <text:p>run_query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_skip" table:style-name="ce4">
            <text:p>run_ski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_skip_kword" table:style-name="ce4">
            <text:p>run_skip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prog" table:style-name="ce4">
            <text:p>runpro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runprog_korganizer" table:style-name="ce4">
            <text:p>runprog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aturation" table:style-name="ce4">
            <text:p>satur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ave" table:style-name="ce4">
            <text:p>sa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ave_all" table:style-name="ce4">
            <text:p>save_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aveall" table:style-name="ce4">
            <text:p>save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ale" table:style-name="ce4">
            <text:p>sca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aleorig" table:style-name="ce4">
            <text:p>scaleori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aletoheight" table:style-name="ce4">
            <text:p>scaletohe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aletowidth" table:style-name="ce4">
            <text:p>scaletowid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aling" table:style-name="ce4">
            <text:p>scal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aling_kmplot" table:style-name="ce4">
            <text:p>scaling_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heme_acoustic" table:style-name="ce4">
            <text:p>scheme_acoust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heme_advanced_powersave" table:style-name="ce4">
            <text:p>scheme_advanced_powersa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heme_power" table:style-name="ce4">
            <text:p>scheme_po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heme_powersave" table:style-name="ce4">
            <text:p>scheme_powersa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heme_presentation" table:style-name="ce4">
            <text:p>scheme_present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ript_kexi" table:style-name="ce4">
            <text:p>scrip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cript_newobj_kexi" table:style-name="ce4">
            <text:p>script_newobj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arch" table:style-name="ce4">
            <text:p>sear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arch_korganizer" table:style-name="ce4">
            <text:p>search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arch_user" table:style-name="ce4">
            <text:p>search_u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arch2msgstr" table:style-name="ce4">
            <text:p>search2msgst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gment" table:style-name="ce4">
            <text:p>seg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gment_midpoint" table:style-name="ce4">
            <text:p>segment_midpo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gmentaxis" table:style-name="ce4">
            <text:p>segmentaxi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lect" table:style-name="ce4">
            <text:p>sele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lect_item" table:style-name="ce4">
            <text:p>select_ite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lect_item_kexi" table:style-name="ce4">
            <text:p>select_item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lect_koffice" table:style-name="ce4">
            <text:p>selec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lectcircle" table:style-name="ce4">
            <text:p>selectcirc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lectrect" table:style-name="ce4">
            <text:p>selectre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nd_backward" table:style-name="ce4">
            <text:p>send_backw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nd_backward_koffice" table:style-name="ce4">
            <text:p>send_backward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nd_korganizer" table:style-name="ce4">
            <text:p>send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nd_stencil_to_back" table:style-name="ce4">
            <text:p>send_stencil_to_ba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ries" table:style-name="ce4">
            <text:p>seri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ries_kspread" table:style-name="ce4">
            <text:p>series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rver" table:style-name="ce4">
            <text:p>ser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rvices" table:style-name="ce4">
            <text:p>servic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et_language_kvoctrain" table:style-name="ce4">
            <text:p>set_language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 table:style-name="ce4">
            <text:p>shad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_koffice" table:style-name="ce4">
            <text:p>shadow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B" table:style-name="ce4">
            <text:p>shadow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B_koffice" table:style-name="ce4">
            <text:p>shadowB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L" table:style-name="ce4">
            <text:p>shadow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L_koffice" table:style-name="ce4">
            <text:p>shadowL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LB" table:style-name="ce4">
            <text:p>shadowL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LB_koffice" table:style-name="ce4">
            <text:p>shadowLB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LU" table:style-name="ce4">
            <text:p>shadowLU</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LU_koffice" table:style-name="ce4">
            <text:p>shadowLU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R" table:style-name="ce4">
            <text:p>shadow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R_koffice" table:style-name="ce4">
            <text:p>shadowR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RB" table:style-name="ce4">
            <text:p>shadowR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RB_koffice" table:style-name="ce4">
            <text:p>shadowRB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RU" table:style-name="ce4">
            <text:p>shadowRU</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RU_koffice" table:style-name="ce4">
            <text:p>shadowRU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U" table:style-name="ce4">
            <text:p>shadowU</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adowU_koffice" table:style-name="ce4">
            <text:p>shadowU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ear" table:style-name="ce4">
            <text:p>she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ear_karbon" table:style-name="ce4">
            <text:p>shear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ow_offliners" table:style-name="ce4">
            <text:p>show_offliner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ow_side_panel" table:style-name="ce4">
            <text:p>show_side_pan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ow_table_column" table:style-name="ce4">
            <text:p>show_table_colum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ow_table_column_kspread" table:style-name="ce4">
            <text:p>show_table_column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ow_table_row" table:style-name="ce4">
            <text:p>show_table_r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ow_table_row_kspread" table:style-name="ce4">
            <text:p>show_table_row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uffle" table:style-name="ce4">
            <text:p>shuff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huffle_kwordquiz" table:style-name="ce4">
            <text:p>shuffle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idebar" table:style-name="ce4">
            <text:p>sideb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idebar_kalzium" table:style-name="ce4">
            <text:p>sidebar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ignalslot" table:style-name="ce4">
            <text:p>signals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ignalslot_kexi" table:style-name="ce4">
            <text:p>signalslo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ignature" table:style-name="ce4">
            <text:p>signatu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ilence_konsole" table:style-name="ce4">
            <text:p>silence_konso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imilitude" table:style-name="ce4">
            <text:p>similitu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izer" table:style-name="ce4">
            <text:p>s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_addentry_kword" table:style-name="ce4">
            <text:p>sl_addentry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_addrecord_kword" table:style-name="ce4">
            <text:p>sl_addrecord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_delentry_kword" table:style-name="ce4">
            <text:p>sl_delentry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_delrecord_kword" table:style-name="ce4">
            <text:p>sl_delrecord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ide" table:style-name="ce4">
            <text:p>sli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ide_effect_kpresenter" table:style-name="ce4">
            <text:p>slide_effec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ide_koffice" table:style-name="ce4">
            <text:p>slid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ider" table:style-name="ce4">
            <text:p>slid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ider_kexi" table:style-name="ce4">
            <text:p>slider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ideshow" table:style-name="ce4">
            <text:p>slidesh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lope" table:style-name="ce4">
            <text:p>slo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mallcal" table:style-name="ce4">
            <text:p>smallc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mallcal_kaddressbook" table:style-name="ce4">
            <text:p>smallca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mallcal_korganizer" table:style-name="ce4">
            <text:p>smallcal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mallclock" table:style-name="ce4">
            <text:p>smallcl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mallclock_korganizer" table:style-name="ce4">
            <text:p>smallclock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mallthumbnails" table:style-name="ce4">
            <text:p>smallthumbnail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larizetool" table:style-name="ce4">
            <text:p>solarizeto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lidfilldlg_karbon" table:style-name="ce4">
            <text:p>solidfilldlg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az" table:style-name="ce4">
            <text:p>sort_a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az_kexi" table:style-name="ce4">
            <text:p>sort_az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az_koffice" table:style-name="ce4">
            <text:p>sort_az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decrease" table:style-name="ce4">
            <text:p>sort_decrea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decrease_kspread" table:style-name="ce4">
            <text:p>sort_decreas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incr" table:style-name="ce4">
            <text:p>sort_inc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incr_kspread" table:style-name="ce4">
            <text:p>sort_incr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incr_kvoctrain" table:style-name="ce4">
            <text:p>sort_incr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incr_kwordquiz" table:style-name="ce4">
            <text:p>sort_incr_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num_kvoctrain" table:style-name="ce4">
            <text:p>sort_num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za" table:style-name="ce4">
            <text:p>sort_z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rt_za_kexi" table:style-name="ce4">
            <text:p>sort_za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ulseekdown" table:style-name="ce4">
            <text:p>soulseek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oulseekup" table:style-name="ce4">
            <text:p>soulseek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acedouble_koffice" table:style-name="ce4">
            <text:p>spacedoubl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acesimple_koffice" table:style-name="ce4">
            <text:p>spacesimpl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acetriple_koffice" table:style-name="ce4">
            <text:p>spacetripl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eak" table:style-name="ce4">
            <text:p>spea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eaker" table:style-name="ce4">
            <text:p>spea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ecial_paste" table:style-name="ce4">
            <text:p>special_pas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ecial_paste_kspread" table:style-name="ce4">
            <text:p>special_past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ectrum" table:style-name="ce4">
            <text:p>spectr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ectrum_kalzium" table:style-name="ce4">
            <text:p>spectrum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ellcheck_actual" table:style-name="ce4">
            <text:p>spellcheck_actu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ellcheck_from_cursor" table:style-name="ce4">
            <text:p>spellcheck_from_curs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ellcheck_selected" table:style-name="ce4">
            <text:p>spellcheck_select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in" table:style-name="ce4">
            <text:p>sp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in_kexi" table:style-name="ce4">
            <text:p>spin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newgame" table:style-name="ce4">
            <text:p>spnewga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newgame_kspaceduel" table:style-name="ce4">
            <text:p>spnewgame_kspacedu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newround" table:style-name="ce4">
            <text:p>spnewrou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newround_kspaceduel" table:style-name="ce4">
            <text:p>spnewround_kspacedu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pausegame" table:style-name="ce4">
            <text:p>sppausega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pausegame_kspaceduel" table:style-name="ce4">
            <text:p>sppausegame_kspacedu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read" table:style-name="ce4">
            <text:p>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ring" table:style-name="ce4">
            <text:p>spr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ring_kexi" table:style-name="ce4">
            <text:p>spring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pring_vertical_kexi" table:style-name="ce4">
            <text:p>spring_vertical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qrt" table:style-name="ce4">
            <text:p>sq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quare" table:style-name="ce4">
            <text:p>squa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mp" table:style-name="ce4">
            <text:p>stam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nd_by" table:style-name="ce4">
            <text:p>stand_b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_data" table:style-name="ce4">
            <text:p>state_dat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_data_kexi" table:style-name="ce4">
            <text:p>state_data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_edit" table:style-name="ce4">
            <text:p>state_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_edit_kexi" table:style-name="ce4">
            <text:p>state_edi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_sql" table:style-name="ce4">
            <text:p>state_sq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_sql_kexi" table:style-name="ce4">
            <text:p>state_sql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_text" table:style-name="ce4">
            <text:p>state_t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_text_kexi" table:style-name="ce4">
            <text:p>state_tex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matter" table:style-name="ce4">
            <text:p>statemat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ematter_kalzium" table:style-name="ce4">
            <text:p>statematter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istics" table:style-name="ce4">
            <text:p>statistic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istics_kvoctrain" table:style-name="ce4">
            <text:p>statistics_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atus_unknown_kopete" table:style-name="ce4">
            <text:p>status_unknown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ep" table:style-name="ce4">
            <text:p>ste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rempty" table:style-name="ce4">
            <text:p>stremp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retch" table:style-name="ce4">
            <text:p>stret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rikethrough" table:style-name="ce4">
            <text:p>strikethroug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rokedocker" table:style-name="ce4">
            <text:p>strokedoc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rokedocker_karbon" table:style-name="ce4">
            <text:p>strokedocker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tyledocker" table:style-name="ce4">
            <text:p>styledoc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ub" table:style-name="ce4">
            <text:p>su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ub_koffice" table:style-name="ce4">
            <text:p>sub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ubmit" table:style-name="ce4">
            <text:p>subm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um" table:style-name="ce4">
            <text:p>s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uper" table:style-name="ce4">
            <text:p>sup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uper_koffice" table:style-name="ce4">
            <text:p>super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uperimpose" table:style-name="ce4">
            <text:p>superimpo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uspend_to_disk" table:style-name="ce4">
            <text:p>suspend_to_dis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uspend_to_ram" table:style-name="ce4">
            <text:p>suspend_to_r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witchuser" table:style-name="ce4">
            <text:p>switchu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syntax" table:style-name="ce4">
            <text:p>synta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breakoff" table:style-name="ce4">
            <text:p>tab_breakof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duplicate" table:style-name="ce4">
            <text:p>tab_duplic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first" table:style-name="ce4">
            <text:p>tab_fir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first_koffice" table:style-name="ce4">
            <text:p>tab_firs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last" table:style-name="ce4">
            <text:p>tab_la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last_koffice" table:style-name="ce4">
            <text:p>tab_las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left" table:style-name="ce4">
            <text:p>tab_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left_koffice" table:style-name="ce4">
            <text:p>tab_lef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new_raised" table:style-name="ce4">
            <text:p>tab_new_rais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remove" table:style-name="ce4">
            <text:p>tab_remo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right" table:style-name="ce4">
            <text:p>tab_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_right_koffice" table:style-name="ce4">
            <text:p>tab_righ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le" table:style-name="ce4">
            <text:p>ta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le_kexi" table:style-name="ce4">
            <text:p>table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le_newobj" table:style-name="ce4">
            <text:p>table_newobj</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le_newobj_kexi" table:style-name="ce4">
            <text:p>table_newobj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les" table:style-name="ce4">
            <text:p>tabl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widget" table:style-name="ce4">
            <text:p>tabwidg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bwidget_kexi" table:style-name="ce4">
            <text:p>tabwidge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a" table:style-name="ce4">
            <text:p>tag_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bold" table:style-name="ce4">
            <text:p>tag_bol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br" table:style-name="ce4">
            <text:p>tag_b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i" table:style-name="ce4">
            <text:p>tag_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image" table:style-name="ce4">
            <text:p>tag_im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li" table:style-name="ce4">
            <text:p>tag_l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mail" table:style-name="ce4">
            <text:p>tag_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ol" table:style-name="ce4">
            <text:p>tag_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sub" table:style-name="ce4">
            <text:p>tag_su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sup" table:style-name="ce4">
            <text:p>tag_s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u" table:style-name="ce4">
            <text:p>tag_u</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ul" table:style-name="ce4">
            <text:p>tag_u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_ulink" table:style-name="ce4">
            <text:p>tag_ulin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g-folder" table:style-name="ce4">
            <text:p>tag-fold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angent" table:style-name="ce4">
            <text:p>tang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a_anim1" table:style-name="ce4">
            <text:p>tea_anim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a_anim1_kteatime" table:style-name="ce4">
            <text:p>tea_anim1_kteati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a_anim2" table:style-name="ce4">
            <text:p>tea_anim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a_anim2_kteatime" table:style-name="ce4">
            <text:p>tea_anim2_kteati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a_not_ready" table:style-name="ce4">
            <text:p>tea_not_read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a_not_ready_kteatime" table:style-name="ce4">
            <text:p>tea_not_ready_kteati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a4" table:style-name="ce4">
            <text:p>template_a4</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a4_kword" table:style-name="ce4">
            <text:p>template_a4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alancesheet" table:style-name="ce4">
            <text:p>template_balanceshe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alancesheet_kspread" table:style-name="ce4">
            <text:p>template_balanceshee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archart" table:style-name="ce4">
            <text:p>template_bar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archart_kchart" table:style-name="ce4">
            <text:p>template_barchart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asicflow_kivio" table:style-name="ce4">
            <text:p>template_basicflow_kiv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asicworkflow" table:style-name="ce4">
            <text:p>template_basicworkfl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mi" table:style-name="ce4">
            <text:p>template_bm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mi_kspread" table:style-name="ce4">
            <text:p>template_bmi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usinesscards10" table:style-name="ce4">
            <text:p>template_businesscards10</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usinesscards10_kword" table:style-name="ce4">
            <text:p>template_businesscards10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businesscards16" table:style-name="ce4">
            <text:p>template_businesscards16</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cmyk_empty" table:style-name="ce4">
            <text:p>template_cmyk_emp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cmyk_empty_krita" table:style-name="ce4">
            <text:p>template_cmyk_empty_krit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colorful_kword" table:style-name="ce4">
            <text:p>template_colorful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creditcardtracker" table:style-name="ce4">
            <text:p>template_creditcardtrac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creditcardtracker_kspread" table:style-name="ce4">
            <text:p>template_creditcardtracker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mpty" table:style-name="ce4">
            <text:p>template_emp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mpty_karbon" table:style-name="ce4">
            <text:p>template_empty_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mpty_kchart" table:style-name="ce4">
            <text:p>template_empty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mpty_kivio" table:style-name="ce4">
            <text:p>template_empty_kiv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mptylandscape" table:style-name="ce4">
            <text:p>template_emptylandsca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mptylandscape_kpresenter" table:style-name="ce4">
            <text:p>template_emptylandscap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mptyportrait" table:style-name="ce4">
            <text:p>template_emptyportra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mptyportrait_kpresenter" table:style-name="ce4">
            <text:p>template_emptyportrai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nvelopec6" table:style-name="ce4">
            <text:p>template_envelopec6</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nvelopec6_kword" table:style-name="ce4">
            <text:p>template_envelopec6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nvelopedl" table:style-name="ce4">
            <text:p>template_enveloped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nvelopedl_kword" table:style-name="ce4">
            <text:p>template_envelopedl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xpensereport" table:style-name="ce4">
            <text:p>template_expenserepo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expensereport_kspread" table:style-name="ce4">
            <text:p>template_expenserepor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fax" table:style-name="ce4">
            <text:p>template_fa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fax_kword" table:style-name="ce4">
            <text:p>template_fax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gray_empty" table:style-name="ce4">
            <text:p>template_gray_emp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gray_empty_krita" table:style-name="ce4">
            <text:p>template_gray_empty_krit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invoice" table:style-name="ce4">
            <text:p>template_invo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invoice_kspread" table:style-name="ce4">
            <text:p>template_invoice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iso" table:style-name="ce4">
            <text:p>template_is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iso_kudesigner" table:style-name="ce4">
            <text:p>template_iso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labelsl16_kword" table:style-name="ce4">
            <text:p>template_labelsl16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letter" table:style-name="ce4">
            <text:p>template_let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letter_kword" table:style-name="ce4">
            <text:p>template_letter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memo" table:style-name="ce4">
            <text:p>template_mem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memo_kword" table:style-name="ce4">
            <text:p>template_memo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menuplan" table:style-name="ce4">
            <text:p>template_menupla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menuplan_kspread" table:style-name="ce4">
            <text:p>template_menuplan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onecolumnlandscape" table:style-name="ce4">
            <text:p>template_onecolumnlandsca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onecolumnlandscape_kpresenter" table:style-name="ce4">
            <text:p>template_onecolumnlandscap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onecolumnportrait" table:style-name="ce4">
            <text:p>template_onecolumnportra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onecolumnportrait_kpresenter" table:style-name="ce4">
            <text:p>template_onecolumnportrai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packingslip" table:style-name="ce4">
            <text:p>template_packingsli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packingslip_kspread" table:style-name="ce4">
            <text:p>template_packingslip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plaintext" table:style-name="ce4">
            <text:p>template_plaint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plaintext_kword" table:style-name="ce4">
            <text:p>template_plaintext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pricequotation" table:style-name="ce4">
            <text:p>template_pricequot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pricequotation_kspread" table:style-name="ce4">
            <text:p>template_pricequotation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rgb_empty" table:style-name="ce4">
            <text:p>template_rgb_emp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rgb_empty_krita" table:style-name="ce4">
            <text:p>template_rgb_empty_krit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simplelayout" table:style-name="ce4">
            <text:p>template_simplelayo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studentidcard" table:style-name="ce4">
            <text:p>template_studentidc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studentidcard_kspread" table:style-name="ce4">
            <text:p>template_studentidcard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imechart" table:style-name="ce4">
            <text:p>template_time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itlelandscape" table:style-name="ce4">
            <text:p>template_titlelandsca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itlelandscape_kpresenter" table:style-name="ce4">
            <text:p>template_titlelandscap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itleportrait" table:style-name="ce4">
            <text:p>template_titleportra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itleportrait_kpresenter" table:style-name="ce4">
            <text:p>template_titleportrai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wocolumnlandscape" table:style-name="ce4">
            <text:p>template_twocolumnlandsca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wocolumnlandscape_kpresenter" table:style-name="ce4">
            <text:p>template_twocolumnlandscape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wocolumnportrait" table:style-name="ce4">
            <text:p>template_twocolumnportra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wocolumnportrait_kpresenter" table:style-name="ce4">
            <text:p>template_twocolumnportrait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wocolumns" table:style-name="ce4">
            <text:p>template_twocolum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twocolumns_kword" table:style-name="ce4">
            <text:p>template_twocolumns_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us" table:style-name="ce4">
            <text:p>template_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us_kudesigner" table:style-name="ce4">
            <text:p>template_us_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vacationchecklist" table:style-name="ce4">
            <text:p>template_vacationcheck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vacationchecklist_kspread" table:style-name="ce4">
            <text:p>template_vacationchecklis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worksheet" table:style-name="ce4">
            <text:p>template_workshe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mplate_worksheet_kspread" table:style-name="ce4">
            <text:p>template_workshee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st" table:style-name="ce4">
            <text:p>te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st_it" table:style-name="ce4">
            <text:p>test_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st_it_kexi" table:style-name="ce4">
            <text:p>test_i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stcollinear" table:style-name="ce4">
            <text:p>testcolline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stcontains" table:style-name="ce4">
            <text:p>testcontai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stdistance" table:style-name="ce4">
            <text:p>testdistan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storthogonal" table:style-name="ce4">
            <text:p>testorthogon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stparallel" table:style-name="ce4">
            <text:p>testparall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 table:style-name="ce4">
            <text:p>t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block" table:style-name="ce4">
            <text:p>text_bl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bottom" table:style-name="ce4">
            <text:p>text_bott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bottom_kspread" table:style-name="ce4">
            <text:p>text_bottom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center" table:style-name="ce4">
            <text:p>text_c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left" table:style-name="ce4">
            <text:p>text_le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right" table:style-name="ce4">
            <text:p>text_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sub" table:style-name="ce4">
            <text:p>text_sub</text:p>
          </table:table-cell>
          <table:table-cell/>
          <table:table-cell table:number-columns-repeated="2"/>
          <table:table-cell office:value-type="string" office:string-value="final" table:style-name="ce7">
            <text:p>final</text:p>
          </table:table-cell>
          <table:table-cell/>
        </table:table-row>
        <table:table-row table:style-name="ro1">
          <table:table-cell office:value-type="string" office:string-value="actions" table:style-name="ce4">
            <text:p>actions</text:p>
          </table:table-cell>
          <table:table-cell/>
          <table:table-cell office:value-type="string" office:string-value="text_sub_knotes" table:style-name="ce4">
            <text:p>text_sub_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sub_koffice" table:style-name="ce4">
            <text:p>text_sub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super" table:style-name="ce4">
            <text:p>text_super</text:p>
          </table:table-cell>
          <table:table-cell/>
          <table:table-cell table:number-columns-repeated="2"/>
          <table:table-cell office:value-type="string" office:string-value="final" table:style-name="ce7">
            <text:p>final</text:p>
          </table:table-cell>
          <table:table-cell/>
        </table:table-row>
        <table:table-row table:style-name="ro1">
          <table:table-cell office:value-type="string" office:string-value="actions" table:style-name="ce4">
            <text:p>actions</text:p>
          </table:table-cell>
          <table:table-cell/>
          <table:table-cell office:value-type="string" office:string-value="text_super_knotes" table:style-name="ce4">
            <text:p>text_super_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super_koffice" table:style-name="ce4">
            <text:p>text_super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top" table:style-name="ce4">
            <text:p>text_t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top_kspread" table:style-name="ce4">
            <text:p>text_top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_underline" table:style-name="ce4">
            <text:p>text_under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color" table:style-name="ce4">
            <text:p>textcol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color_koffice" table:style-name="ce4">
            <text:p>textcolor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edit" table:style-name="ce4">
            <text:p>text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edit_kexi" table:style-name="ce4">
            <text:p>textedi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extwaterfall" table:style-name="ce4">
            <text:p>textwaterf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imeedit" table:style-name="ce4">
            <text:p>time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imeedit_kexi" table:style-name="ce4">
            <text:p>timeedit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imeline" table:style-name="ce4">
            <text:p>time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imeline_kalzium" table:style-name="ce4">
            <text:p>timeline_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imespan" table:style-name="ce4">
            <text:p>timespa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imings" table:style-name="ce4">
            <text:p>timing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do" table:style-name="ce4">
            <text:p>tod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do_korganizer" table:style-name="ce4">
            <text:p>todo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ggle_docbrowser_koffice" table:style-name="ce4">
            <text:p>toggle_docbrowser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ggle_log" table:style-name="ce4">
            <text:p>toggle_lo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gglefuzzy" table:style-name="ce4">
            <text:p>togglefuzz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 table:style-name="ce4">
            <text:p>to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brush" table:style-name="ce4">
            <text:p>tool_bru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brush_selection" table:style-name="ce4">
            <text:p>tool_brush_sel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clipboard" table:style-name="ce4">
            <text:p>tool_clipbo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color_picker" table:style-name="ce4">
            <text:p>tool_color_pic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color_washer" table:style-name="ce4">
            <text:p>tool_color_wash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curve" table:style-name="ce4">
            <text:p>tool_cur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delay" table:style-name="ce4">
            <text:p>tool_del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delete" table:style-name="ce4">
            <text:p>tool_del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disconnect" table:style-name="ce4">
            <text:p>tool_disconne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dock" table:style-name="ce4">
            <text:p>tool_d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drop_target" table:style-name="ce4">
            <text:p>tool_drop_targ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ellipse" table:style-name="ce4">
            <text:p>tool_ellip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elliptical_selection" table:style-name="ce4">
            <text:p>tool_elliptical_sel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eraser" table:style-name="ce4">
            <text:p>tool_era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eraser_selection" table:style-name="ce4">
            <text:p>tool_eraser_sel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expert" table:style-name="ce4">
            <text:p>tool_expe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flood_fill" table:style-name="ce4">
            <text:p>tool_flood_fi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free_form_selection" table:style-name="ce4">
            <text:p>tool_free_form_sel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freehand" table:style-name="ce4">
            <text:p>tool_freeha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line" table:style-name="ce4">
            <text:p>tool_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logwindow" table:style-name="ce4">
            <text:p>tool_logwind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normal" table:style-name="ce4">
            <text:p>tool_norm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offline_mode_off" table:style-name="ce4">
            <text:p>tool_offline_mode_of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offline_mode_on" table:style-name="ce4">
            <text:p>tool_offline_mode_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pan" table:style-name="ce4">
            <text:p>tool_pa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paste" table:style-name="ce4">
            <text:p>tool_pas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pause" table:style-name="ce4">
            <text:p>tool_pau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pen" table:style-name="ce4">
            <text:p>tool_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picker_selection" table:style-name="ce4">
            <text:p>tool_picker_sel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polygon" table:style-name="ce4">
            <text:p>tool_polyg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tool_polygonal_selection" table:style-name="ce4">
            <text:p>tool_polygonal_selecti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polyline" table:style-name="ce4">
            <text:p>tool_polylin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preferences" table:style-name="ce4">
            <text:p>tool_preference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queue" table:style-name="ce4">
            <text:p>tool_queu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rect_selection" table:style-name="ce4">
            <text:p>tool_rect_selecti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rectangle" table:style-name="ce4">
            <text:p>tool_rectangl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restart" table:style-name="ce4">
            <text:p>tool_restar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resume" table:style-name="ce4">
            <text:p>tool_resum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rounded_rectangle" table:style-name="ce4">
            <text:p>tool_rounded_rectangl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shutdown" table:style-name="ce4">
            <text:p>tool_shutdow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spraycan" table:style-name="ce4">
            <text:p>tool_sprayca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star" table:style-name="ce4">
            <text:p>tool_sta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text" table:style-name="ce4">
            <text:p>tool_tex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timer" table:style-name="ce4">
            <text:p>tool_tim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uselastdir" table:style-name="ce4">
            <text:p>tool_uselastdi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_wizard_selection" table:style-name="ce4">
            <text:p>tool_wizard_selecti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2" table:style-name="ce4">
            <text:p>tool2</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options_karbon" table:style-name="ce4">
            <text:p>tooloptions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tip" table:style-name="ce4">
            <text:p>tooltip</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oltip_kalzium" table:style-name="ce4">
            <text:p>tooltip_kalzium</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op" table:style-name="ce4">
            <text:p>top</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ansaction_export" table:style-name="ce4">
            <text:p>transaction_expor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ansaction_find" table:style-name="ce4">
            <text:p>transaction_find</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ansaction_import" table:style-name="ce4">
            <text:p>transaction_impor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ansform" table:style-name="ce4">
            <text:p>transform</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anslate" table:style-name="ce4">
            <text:p>translat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anslate_karbon" table:style-name="ce4">
            <text:p>translate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anslation" table:style-name="ce4">
            <text:p>translati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anssearch" table:style-name="ce4">
            <text:p>transsearch</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ee_arrange" table:style-name="ce4">
            <text:p>tree_arrang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riangle" table:style-name="ce4">
            <text:p>triangl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tux" table:style-name="ce4">
            <text:p>tux</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der" table:style-name="ce4">
            <text:p>und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derconstruction" table:style-name="ce4">
            <text:p>underconstructi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derline" table:style-name="ce4">
            <text:p>underlin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group" table:style-name="ce4">
            <text:p>ungroup</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group_koffice" table:style-name="ce4">
            <text:p>ungroup_koffic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group_stencils" table:style-name="ce4">
            <text:p>ungroup_stencil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linked" table:style-name="ce4">
            <text:p>unlinked</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locked" table:style-name="ce4">
            <text:p>unlocked</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locked_karbon" table:style-name="ce4">
            <text:p>unlocked_karb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markasblank" table:style-name="ce4">
            <text:p>unmarkasblank</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markasblank_kwordquiz" table:style-name="ce4">
            <text:p>unmarkasblank_kwordquiz</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sortedList" table:style-name="ce4">
            <text:p>unsortedLis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nsortedList_koffice" table:style-name="ce4">
            <text:p>unsortedList_koffic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pindicator_korganizer" table:style-name="ce4">
            <text:p>upindicator_korganiz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rlrequest" table:style-name="ce4">
            <text:p>urlreques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rlrequest_kexi" table:style-name="ce4">
            <text:p>urlrequest_kexi</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ser" table:style-name="ce4">
            <text:p>us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ser_female" table:style-name="ce4">
            <text:p>user_femal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users" table:style-name="ce4">
            <text:p>user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validators" table:style-name="ce4">
            <text:p>validator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vcs_add" table:style-name="ce4">
            <text:p>vcs_add</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vcs_commit" table:style-name="ce4">
            <text:p>vcs_commi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vcs_diff" table:style-name="ce4">
            <text:p>vcs_diff</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vcs_remove" table:style-name="ce4">
            <text:p>vcs_remov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vcs_status" table:style-name="ce4">
            <text:p>vcs_statu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vcs_update" table:style-name="ce4">
            <text:p>vcs_updat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vector" table:style-name="ce4">
            <text:p>vecto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ctions" table:style-name="ce4">
            <text:p>actions</text:p>
          </table:table-cell>
          <table:table-cell/>
          <table:table-cell office:value-type="string" office:string-value="vectordifference" table:style-name="ce4">
            <text:p>vectordifferen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ectorsum" table:style-name="ce4">
            <text:p>vectors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ertical_text" table:style-name="ce4">
            <text:p>vertical_t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ertical_text_kspread" table:style-name="ce4">
            <text:p>vertical_text_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bottom" table:style-name="ce4">
            <text:p>view_bott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choose" table:style-name="ce4">
            <text:p>view_choo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filelight" table:style-name="ce4">
            <text:p>view_filel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fit_height" table:style-name="ce4">
            <text:p>view_fit_he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fit_width" table:style-name="ce4">
            <text:p>view_fit_wid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fit_window" table:style-name="ce4">
            <text:p>view_fit_wind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grid" table:style-name="ce4">
            <text:p>view_gri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guides" table:style-name="ce4">
            <text:p>view_guid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icon" table:style-name="ce4">
            <text:p>view_ic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left_right" table:style-name="ce4">
            <text:p>view_left_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margins" table:style-name="ce4">
            <text:p>view_margi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orientation" table:style-name="ce4">
            <text:p>view_orient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orientation_koffice" table:style-name="ce4">
            <text:p>view_orientation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pageborder" table:style-name="ce4">
            <text:p>view_pagebord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remove" table:style-name="ce4">
            <text:p>view_remo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remove_koffice" table:style-name="ce4">
            <text:p>view_remove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right" table:style-name="ce4">
            <text:p>view_r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ruler" table:style-name="ce4">
            <text:p>view_rul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sidetree" table:style-name="ce4">
            <text:p>view_sidetre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split" table:style-name="ce4">
            <text:p>view_spl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split_koffice" table:style-name="ce4">
            <text:p>view_split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top_bottom" table:style-name="ce4">
            <text:p>view_top_bott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_tree" table:style-name="ce4">
            <text:p>view_tre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bis-" table:style-name="ce4">
            <text:p>viewmag_bi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bis+" table:style-name="ce4">
            <text:p>viewmag_bi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enlarge" table:style-name="ce4">
            <text:p>viewmag_enlar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factor" table:style-name="ce4">
            <text:p>viewmag_fac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full" table:style-name="ce4">
            <text:p>viewmag_fu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h" table:style-name="ce4">
            <text:p>viewmag_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lock" table:style-name="ce4">
            <text:p>viewmag_l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no" table:style-name="ce4">
            <text:p>viewmag_n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shrink" table:style-name="ce4">
            <text:p>viewmag_shrin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_w" table:style-name="ce4">
            <text:p>viewmag_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 table:style-name="ce4">
            <text:p>viewm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1" table:style-name="ce4">
            <text:p>viewmag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ewmagfit" table:style-name="ce4">
            <text:p>viewmagf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sible" table:style-name="ce4">
            <text:p>visi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sualizations" table:style-name="ce4">
            <text:p>visualizatio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isualizations_amarok" table:style-name="ce4">
            <text:p>visualizations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oicecall" table:style-name="ce4">
            <text:p>voicec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volume" table:style-name="ce4">
            <text:p>volu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 table:style-name="ce4">
            <text:p>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allet_closed" table:style-name="ce4">
            <text:p>wallet_clos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allet_closed_kwalletmanager" table:style-name="ce4">
            <text:p>wallet_closed_kwallet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allet_open" table:style-name="ce4">
            <text:p>wallet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allet_open_khtml" table:style-name="ce4">
            <text:p>wallet_open_khtm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allet_open_kwalletmanager" table:style-name="ce4">
            <text:p>wallet_open_kwallet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arning" table:style-name="ce4">
            <text:p>warn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ebarchiver" table:style-name="ce4">
            <text:p>webarchi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ebcamreceive" table:style-name="ce4">
            <text:p>webcamrecei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ebcamsend" table:style-name="ce4">
            <text:p>webcamse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ebexport" table:style-name="ce4">
            <text:p>webexpo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ebexport_korganizer" table:style-name="ce4">
            <text:p>webexport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ebpres" table:style-name="ce4">
            <text:p>webpr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ebpres_kpresenter" table:style-name="ce4">
            <text:p>webpres_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ebster_konqueror" table:style-name="ce4">
            <text:p>webster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hatsnext" table:style-name="ce4">
            <text:p>whatsne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hatsnext_korganizer" table:style-name="ce4">
            <text:p>whatsnext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dgets_kexi" table:style-name="ce4">
            <text:p>widgets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dgetstack" table:style-name="ce4">
            <text:p>widgetsta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dgetstack_kexi" table:style-name="ce4">
            <text:p>widgetstack_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ki" table:style-name="ce4">
            <text:p>wik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ki_amarok" table:style-name="ce4">
            <text:p>wiki_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kipedia_konqueror" table:style-name="ce4">
            <text:p>wikipedia_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ndow" table:style-name="ce4">
            <text:p>wind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ndow_duplicate" table:style-name="ce4">
            <text:p>window_duplic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ndow_suppressed" table:style-name="ce4">
            <text:p>window_suppress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red" table:style-name="ce4">
            <text:p>wir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red_knetworkmanager" table:style-name="ce4">
            <text:p>wired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reless" table:style-name="ce4">
            <text:p>wirele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reless_knetworkmanager" table:style-name="ce4">
            <text:p>wireless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izard_kchart" table:style-name="ce4">
            <text:p>wizard_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world" table:style-name="ce4">
            <text:p>worl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 table:style-name="ce4">
            <text:p>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days" table:style-name="ce4">
            <text:p>xday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days_korganizer" table:style-name="ce4">
            <text:p>xdays_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sldbg_break" table:style-name="ce4">
            <text:p>xsldbg_brea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sldbg_data" table:style-name="ce4">
            <text:p>xsldbg_dat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sldbg_delete" table:style-name="ce4">
            <text:p>xsldbg_del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sldbg_enable" table:style-name="ce4">
            <text:p>xsldbg_enab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sldbg_output" table:style-name="ce4">
            <text:p>xsldbg_outp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sldbg_refresh" table:style-name="ce4">
            <text:p>xsldbg_refre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sldbg_source" table:style-name="ce4">
            <text:p>xsldbg_sour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sldbg_stepdown" table:style-name="ce4">
            <text:p>xsldbg_step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xsldbg_stepup" table:style-name="ce4">
            <text:p>xsldbg_step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ahoo_away" table:style-name="ce4">
            <text:p>yahoo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ahoo_away_kopete" table:style-name="ce4">
            <text:p>yahoo_awa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ahoo_busy_kopete" table:style-name="ce4">
            <text:p>yahoo_busy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ahoo_idle_kopete" table:style-name="ce4">
            <text:p>yahoo_idl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ahoo_invisible_kopete" table:style-name="ce4">
            <text:p>yahoo_invisibl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ahoo_mobile" table:style-name="ce4">
            <text:p>yahoo_mobi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ahoo_mobile_kopete" table:style-name="ce4">
            <text:p>yahoo_mobil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ahoo_protocol" table:style-name="ce4">
            <text:p>yahoo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ahoo_tea_kopete" table:style-name="ce4">
            <text:p>yahoo_tea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ellow_ball" table:style-name="ce4">
            <text:p>yellow_b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ellowinfo" table:style-name="ce4">
            <text:p>yellow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ellowinfo_k3b" table:style-name="ce4">
            <text:p>yellowinfo_k3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ellowled_k3b" table:style-name="ce4">
            <text:p>yellowled_k3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yesno" table:style-name="ce4">
            <text:p>yesn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zoom_disabled" table:style-name="ce4">
            <text:p>zoom_disabl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ctions" table:style-name="ce4">
            <text:p>actions</text:p>
          </table:table-cell>
          <table:table-cell/>
          <table:table-cell office:value-type="string" office:string-value="zoom_enabled" table:style-name="ce4">
            <text:p>zoom_enabl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01_star_butterfly" table:style-name="ce4">
            <text:p>001_star_butterfl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02_text_document" table:style-name="ce4">
            <text:p>002_text_docu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05_spreadsheet_document" table:style-name="ce4">
            <text:p>005_spreadsheet_docu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06_drawing_document" table:style-name="ce4">
            <text:p>006_drawing_docu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08_presentation_document" table:style-name="ce4">
            <text:p>008_presentation_docu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09_presentation_document" table:style-name="ce4">
            <text:p>009_presentation_docu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10_presentation_compressed" table:style-name="ce4">
            <text:p>010_presentation_compress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12_html_document" table:style-name="ce4">
            <text:p>012_html_docu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15_math_document" table:style-name="ce4">
            <text:p>015_math_docum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016_template" table:style-name="ce4">
            <text:p>016_templ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500_setup" table:style-name="ce4">
            <text:p>500_set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501_printeradmin" table:style-name="ce4">
            <text:p>501_printeradm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bakus" table:style-name="ce4">
            <text:p>abak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biword" table:style-name="ce4">
            <text:p>abi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ccess" table:style-name="ce4">
            <text:p>acce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ccessibility_section" table:style-name="ce4">
            <text:p>accessibility_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croread" table:style-name="ce4">
            <text:p>acro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ddressbook" table:style-name="ce4">
            <text:p>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gent" table:style-name="ce4">
            <text:p>ag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im" table:style-name="ce4">
            <text:p>ai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im_protocol" table:style-name="ce4">
            <text:p>aim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im_protocol_kaddressbook" table:style-name="ce4">
            <text:p>aim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im_protocol_kopete" table:style-name="ce4">
            <text:p>aim_protoco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kregator" table:style-name="ce4">
            <text:p>akrega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kregator_empty" table:style-name="ce4">
            <text:p>akregator_emp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ktion" table:style-name="ce4">
            <text:p>ak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levt" table:style-name="ce4">
            <text:p>alev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marok" table:style-name="ce4">
            <text:p>amar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mor" table:style-name="ce4">
            <text:p>am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ntivirus" table:style-name="ce4">
            <text:p>antivir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pollon" table:style-name="ce4">
            <text:p>apoll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pplixware" table:style-name="ce4">
            <text:p>applixwa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rk" table:style-name="ce4">
            <text:p>a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rts" table:style-name="ce4">
            <text:p>ar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rtsbuilder" table:style-name="ce4">
            <text:p>artsbuild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rtscontrol" table:style-name="ce4">
            <text:p>artscontr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ssistant" table:style-name="ce4">
            <text:p>assista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tlantik" table:style-name="ce4">
            <text:p>atlanti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tlantikdesigner" table:style-name="ce4">
            <text:p>atlantik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udacity" table:style-name="ce4">
            <text:p>audaci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autoreplace_kopete" table:style-name="ce4">
            <text:p>autoreplac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ackground" table:style-name="ce4">
            <text:p>backgrou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asket" table:style-name="ce4">
            <text:p>bask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ell" table:style-name="ce4">
            <text:p>b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lender" table:style-name="ce4">
            <text:p>blend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linken" table:style-name="ce4">
            <text:p>blink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luefish" table:style-name="ce4">
            <text:p>bluefi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ook" table:style-name="ce4">
            <text:p>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ookcase" table:style-name="ce4">
            <text:p>bookca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rowser" table:style-name="ce4">
            <text:p>brow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ug" table:style-name="ce4">
            <text:p>bu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bzflag" table:style-name="ce4">
            <text:p>bzfl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ache" table:style-name="ce4">
            <text:p>cach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alc" table:style-name="ce4">
            <text:p>cal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amera" table:style-name="ce4">
            <text:p>camer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atalogmanager" table:style-name="ce4">
            <text:p>catalog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ategories" table:style-name="ce4">
            <text:p>categori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D-Rom" table:style-name="ce4">
            <text:p>CD-Ro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elestia" table:style-name="ce4">
            <text:p>celesti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ervisia" table:style-name="ce4">
            <text:p>cervisi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harselect" table:style-name="ce4">
            <text:p>charsele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hat_section" table:style-name="ce4">
            <text:p>chat_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ivworld" table:style-name="ce4">
            <text:p>civworl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lanbomber" table:style-name="ce4">
            <text:p>clanbomb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lock" table:style-name="ce4">
            <text:p>cl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odeine" table:style-name="ce4">
            <text:p>code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olors" table:style-name="ce4">
            <text:p>color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omputer" table:style-name="ce4">
            <text:p>compu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ookie" table:style-name="ce4">
            <text:p>cooki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ore" table:style-name="ce4">
            <text:p>co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cpufreq_applet" table:style-name="ce4">
            <text:p>cpufreq_appl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aemon" table:style-name="ce4">
            <text: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aemons" table:style-name="ce4">
            <text:p>daemo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ate" table:style-name="ce4">
            <text:p>d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cgui-qt" table:style-name="ce4">
            <text:p>dcgui-q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efault-applications-capplet" table:style-name="ce4">
            <text:p>default-applications-cappl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esigner" table:style-name="ce4">
            <text:p>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ia" table:style-name="ce4">
            <text:p>di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ia_gnome_icon" table:style-name="ce4">
            <text:p>dia_gnome_ic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igikam" table:style-name="ce4">
            <text:p>digik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igikamcameraclient" table:style-name="ce4">
            <text:p>digikamcameracli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igikamimageplugins" table:style-name="ce4">
            <text:p>digikamimageplugi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isksfilesystems" table:style-name="ce4">
            <text:p>disksfilesystem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isplay" table:style-name="ce4">
            <text:p>displ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isplayconfig" table:style-name="ce4">
            <text:p>displayconfi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lgedit" table:style-name="ce4">
            <text:p>dlg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opewars-pill" table:style-name="ce4">
            <text:p>dopewars-pi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ownload_manager" table:style-name="ce4">
            <text:p>download_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dsl" table:style-name="ce4">
            <text:p>ds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clipse" table:style-name="ce4">
            <text:p>eclip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du_languages" table:style-name="ce4">
            <text:p>edu_languag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du_mathematics" table:style-name="ce4">
            <text:p>edu_mathematic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du_miscellaneous" table:style-name="ce4">
            <text:p>edu_miscellaneo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du_science" table:style-name="ce4">
            <text:p>edu_scien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macs" table:style-name="ce4">
            <text:p>emac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mail" table:style-name="ce4">
            <text:p>e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nergy" table:style-name="ce4">
            <text:p>energ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nergy_star" table:style-name="ce4">
            <text:p>energy_st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nhanced_browsing" table:style-name="ce4">
            <text:p>enhanced_brows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nigma" table:style-name="ce4">
            <text:p>enigm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og" table:style-name="ce4">
            <text:p>eo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rror" table:style-name="ce4">
            <text:p>er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thereal" table:style-name="ce4">
            <text:p>ethere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ventwatcher" table:style-name="ce4">
            <text:p>eventwatch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volution" table:style-name="ce4">
            <text:p>evolu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exec_wine" table:style-name="ce4">
            <text:p>exec_w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alconseye" table:style-name="ce4">
            <text:p>falconsey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ax" table:style-name="ce4">
            <text:p>fa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axRecieving" table:style-name="ce4">
            <text:p>FaxReciev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ifteenpieces" table:style-name="ce4">
            <text:p>fifteenpiec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ilelight" table:style-name="ce4">
            <text:p>filel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ileshare" table:style-name="ce4">
            <text:p>filesha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iletypes" table:style-name="ce4">
            <text:p>filetyp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inances_section" table:style-name="ce4">
            <text:p>finances_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irefox" table:style-name="ce4">
            <text:p>firefo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lashkard" table:style-name="ce4">
            <text:p>flashk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onts" table:style-name="ce4">
            <text:p>fon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fsview" table:style-name="ce4">
            <text:p>fs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abber" table:style-name="ce4">
            <text:p>gabb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adu_protocol_kaddressbook" table:style-name="ce4">
            <text:p>gadu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adu_protocol_kopete" table:style-name="ce4">
            <text:p>gadu_protoco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aim" table:style-name="ce4">
            <text:p>gai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aleon" table:style-name="ce4">
            <text:p>gale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floppy" table:style-name="ce4">
            <text:p>gflopp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imp" table:style-name="ce4">
            <text:p>gim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krellm" table:style-name="ce4">
            <text:p>gkrell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ksu" table:style-name="ce4">
            <text:p>gksu</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lade" table:style-name="ce4">
            <text:p>gla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lobe" table:style-name="ce4">
            <text:p>glob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 table:style-name="ce4">
            <text:p>gno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_apps" table:style-name="ce4">
            <text:p>gnome_app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_info" table:style-name="ce4">
            <text:p>gnome_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_question" table:style-name="ce4">
            <text:p>gnome_ques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about-logo" table:style-name="ce4">
            <text:p>gnome-about-log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error" table:style-name="ce4">
            <text:p>gnome-er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starthere" table:style-name="ce4">
            <text:p>gnome-starthe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terminal" table:style-name="ce4">
            <text:p>gnome-termin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warning" table:style-name="ce4">
            <text:p>gnome-warn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2" table:style-name="ce4">
            <text:p>gnom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omemeeting" table:style-name="ce4">
            <text:p>gnomemeet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ucash" table:style-name="ce4">
            <text:p>gnuca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umeric" table:style-name="ce4">
            <text:p>gnumer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nutella" table:style-name="ce4">
            <text:p>gnutell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o" table:style-name="ce4">
            <text:p>g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o_koffice" table:style-name="ce4">
            <text:p>go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pg" table:style-name="ce4">
            <text:p>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pgsm" table:style-name="ce4">
            <text:p>gpgs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roupwise_protocol" table:style-name="ce4">
            <text:p>groupwise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roupwise_protocol_kaddressbook" table:style-name="ce4">
            <text:p>groupwise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roupwise_protocol_kopete" table:style-name="ce4">
            <text:p>groupwise_protoco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snes9x-icon" table:style-name="ce4">
            <text:p>gsnes9x-ic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tk_camera" table:style-name="ce4">
            <text:p>gtk_camer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uarddog" table:style-name="ce4">
            <text:p>guarddo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v" table:style-name="ce4">
            <text:p>g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vdirpart" table:style-name="ce4">
            <text:p>gvdirp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vim" table:style-name="ce4">
            <text:p>gvi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wenview" table:style-name="ce4">
            <text:p>gwen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xmame" table:style-name="ce4">
            <text:p>gxma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gxmessage" table:style-name="ce4">
            <text:p>gxmess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arddrive" table:style-name="ce4">
            <text:p>harddri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ardware" table:style-name="ce4">
            <text:p>hardwa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ardware_info" table:style-name="ce4">
            <text:p>hardware_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d" table:style-name="ce4">
            <text:p>h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elp_index" table:style-name="ce4">
            <text:p>help_inde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ighlight" table:style-name="ce4">
            <text:p>highl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ighlight_kopete" table:style-name="ce4">
            <text:p>highlight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ome" table:style-name="ce4">
            <text:p>ho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w_unknown" table:style-name="ce4">
            <text:p>hw_unkn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hwinfo" table:style-name="ce4">
            <text:p>hw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cewm" table:style-name="ce4">
            <text:p>icew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cons" table:style-name="ce4">
            <text:p>ico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conthemes" table:style-name="ce4">
            <text:p>iconthem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cq_protocol" table:style-name="ce4">
            <text:p>icq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cq_protocol_kaddressbook" table:style-name="ce4">
            <text:p>icq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cq_protocol_kopete" table:style-name="ce4">
            <text:p>icq_protoco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eee1394" table:style-name="ce4">
            <text:p>ieee1394</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m-aim" table:style-name="ce4">
            <text:p>im-ai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m-icq" table:style-name="ce4">
            <text:p>im-icq</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m-jabber" table:style-name="ce4">
            <text:p>im-jabb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m-msn" table:style-name="ce4">
            <text:p>im-ms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m-yahoo" table:style-name="ce4">
            <text:p>im-yaho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magegallery" table:style-name="ce4">
            <text:p>imagegalle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netd" table:style-name="ce4">
            <text:p>inet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nkscape" table:style-name="ce4">
            <text:p>inksca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nput_devices_settings" table:style-name="ce4">
            <text:p>input_devices_setting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rc_protocol" table:style-name="ce4">
            <text:p>irc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rc_protocol_kaddressbook" table:style-name="ce4">
            <text:p>irc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rc_protocol_kopete" table:style-name="ce4">
            <text:p>irc_protoco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rkick" table:style-name="ce4">
            <text:p>irki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sdn-config" table:style-name="ce4">
            <text:p>isdn-confi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sp" table:style-name="ce4">
            <text:p>is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isp-disabled" table:style-name="ce4">
            <text:p>isp-disabl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jabber_protocol" table:style-name="ce4">
            <text:p>jabber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jabber_protocol_kaddressbook" table:style-name="ce4">
            <text:p>jabber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jabber_protocol_kopete" table:style-name="ce4">
            <text:p>jabber_protoco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joystick" table:style-name="ce4">
            <text:p>joysti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juk" table:style-name="ce4">
            <text:p>ju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3b" table:style-name="ce4">
            <text:p>k3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boodle" table:style-name="ce4">
            <text:p>kabood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ddressbook" table:style-name="ce4">
            <text:p>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dressbook" table:style-name="ce4">
            <text:p>ka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ffeine" table:style-name="ce4">
            <text:p>kaffe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ffeine-pause" table:style-name="ce4">
            <text:p>kaffeine-pau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ffeine-play" table:style-name="ce4">
            <text:p>kaffeine-pl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ffeine-record" table:style-name="ce4">
            <text:p>kaffeine-rec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larm" table:style-name="ce4">
            <text:p>kala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lzium" table:style-name="ce4">
            <text:p>kalziu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mix" table:style-name="ce4">
            <text:p>kami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nagram" table:style-name="ce4">
            <text:p>kanagr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ppfinder" table:style-name="ce4">
            <text:p>kappfind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rbon" table:style-name="ce4">
            <text:p>karb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rchiver" table:style-name="ce4">
            <text:p>karchi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rd" table:style-name="ce4">
            <text:p>k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rm" table:style-name="ce4">
            <text:p>kar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steroids" table:style-name="ce4">
            <text:p>kasteroid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te" table:style-name="ce4">
            <text:p>k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te2" table:style-name="ce4">
            <text:p>kat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tomic" table:style-name="ce4">
            <text:p>katom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udiocreator" table:style-name="ce4">
            <text:p>kaudiocrea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azaa" table:style-name="ce4">
            <text:p>kaza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abel" table:style-name="ce4">
            <text:p>kbab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abeldict" table:style-name="ce4">
            <text:p>kbabeldi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ackgammon" table:style-name="ce4">
            <text:p>kbackgam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ackgammon_engine" table:style-name="ce4">
            <text:p>kbackgammon_eng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atterymonitor" table:style-name="ce4">
            <text:p>kbatterymoni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attleship" table:style-name="ce4">
            <text:p>kbattleshi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ear" table:style-name="ce4">
            <text:p>kbe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emusedsrv" table:style-name="ce4">
            <text:p>kbemusedsr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fx" table:style-name="ce4">
            <text:p>kbf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fxnew" table:style-name="ce4">
            <text:p>kbfx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iff" table:style-name="ce4">
            <text:p>kbif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inaryclock" table:style-name="ce4">
            <text:p>kbinarycl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lackbox" table:style-name="ce4">
            <text:p>kblackbo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logger" table:style-name="ce4">
            <text:p>kblog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luetoothd" table:style-name="ce4">
            <text:p>kbluetooth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ounce" table:style-name="ce4">
            <text:p>kboun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ruch" table:style-name="ce4">
            <text:p>kbru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tobexclient" table:style-name="ce4">
            <text:p>kbtobexcli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tserialchat" table:style-name="ce4">
            <text:p>kbtserialcha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bugbuster" table:style-name="ce4">
            <text:p>kbugbus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achegrind" table:style-name="ce4">
            <text:p>kcachegri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alc" table:style-name="ce4">
            <text:p>kcal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all" table:style-name="ce4">
            <text:p>kc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dlabel" table:style-name="ce4">
            <text:p>kcdlab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fgcreator" table:style-name="ce4">
            <text:p>kcfgcrea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harselect" table:style-name="ce4">
            <text:p>kcharsele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hart" table:style-name="ce4">
            <text:p>k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devices" table:style-name="ce4">
            <text:p>kcmdevic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df" table:style-name="ce4">
            <text:p>kcmd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drkonqi" table:style-name="ce4">
            <text:p>kcmdrkonq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fontinst" table:style-name="ce4">
            <text:p>kcmfontin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kbfxnew" table:style-name="ce4">
            <text:p>kcmkbfxn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kicker" table:style-name="ce4">
            <text:p>kcmkic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kwm" table:style-name="ce4">
            <text:p>kcmkw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memory" table:style-name="ce4">
            <text:p>kcmmemo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midi" table:style-name="ce4">
            <text:p>kcmmid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opengl" table:style-name="ce4">
            <text:p>kcmopeng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partitions" table:style-name="ce4">
            <text:p>kcmpartition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pci" table:style-name="ce4">
            <text:p>kcmpc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processor" table:style-name="ce4">
            <text:p>kcmprocess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sambaconf" table:style-name="ce4">
            <text:p>kcmsambacon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scsi" table:style-name="ce4">
            <text:p>kcmscs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sound" table:style-name="ce4">
            <text:p>kcmsou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system" table:style-name="ce4">
            <text:p>kcmsyste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mx" table:style-name="ce4">
            <text:p>kcm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olorchooser" table:style-name="ce4">
            <text:p>kcolorchoo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oloredit" table:style-name="ce4">
            <text:p>kcolor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onfigure" table:style-name="ce4">
            <text:p>kconfigu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ontrol" table:style-name="ce4">
            <text:p>kcontr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puload" table:style-name="ce4">
            <text:p>kcpulo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cron" table:style-name="ce4">
            <text:p>kcr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at" table:style-name="ce4">
            <text:p>kda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bg" table:style-name="ce4">
            <text:p>kdb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app" table:style-name="ce4">
            <text:p>kdeap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bluetooth" table:style-name="ce4">
            <text:p>kdebluetoo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nlive" table:style-name="ce4">
            <text:p>kdenli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computer_kdeprint" table:style-name="ce4">
            <text:p>kdeprint_computer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job_cancelled_kdeprint" table:style-name="ce4">
            <text:p>kdeprint_job_cancelled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job_completed_kdeprint" table:style-name="ce4">
            <text:p>kdeprint_job_completed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job_error_kdeprint" table:style-name="ce4">
            <text:p>kdeprint_job_error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job_kdeprint" table:style-name="ce4">
            <text:p>kdeprint_job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job_process_kdeprint" table:style-name="ce4">
            <text:p>kdeprint_job_process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job_stopped_kdeprint" table:style-name="ce4">
            <text:p>kdeprint_job_stopped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class" table:style-name="ce4">
            <text:p>kdeprint_printer_cla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class_kdeprint" table:style-name="ce4">
            <text:p>kdeprint_printer_class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class_process_kdeprint" table:style-name="ce4">
            <text:p>kdeprint_printer_class_process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class_stopped_kdeprint" table:style-name="ce4">
            <text:p>kdeprint_printer_class_stopped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defect_kdeprint" table:style-name="ce4">
            <text:p>kdeprint_printer_defect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kdeprint" table:style-name="ce4">
            <text:p>kdeprint_printer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process_kdeprint" table:style-name="ce4">
            <text:p>kdeprint_printer_process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remote_kdeprint" table:style-name="ce4">
            <text:p>kdeprint_printer_remote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remote_process_kdeprint" table:style-name="ce4">
            <text:p>kdeprint_printer_remote_process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remote_stopped_kdeprint" table:style-name="ce4">
            <text:p>kdeprint_printer_remote_stopped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stopped_kdeprint" table:style-name="ce4">
            <text:p>kdeprint_printer_stopped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_printer_users_kdeprint" table:style-name="ce4">
            <text:p>kdeprint_printer_users_kde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printfax" table:style-name="ce4">
            <text:p>kdeprintfa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svn" table:style-name="ce4">
            <text:p>kdesv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tv" table:style-name="ce4">
            <text:p>kdet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vassistant" table:style-name="ce4">
            <text:p>kdevassista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vdesigner" table:style-name="ce4">
            <text:p>kdev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velop" table:style-name="ce4">
            <text:p>kdevelo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evelop3" table:style-name="ce4">
            <text:p>kdevelop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f" table:style-name="ce4">
            <text:p>kd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ict" table:style-name="ce4">
            <text:p>kdi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iff3" table:style-name="ce4">
            <text:p>kdiff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isknav" table:style-name="ce4">
            <text:p>kdiskna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mconfig" table:style-name="ce4">
            <text:p>kdmconfi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dvi" table:style-name="ce4">
            <text:p>kdv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dit" table:style-name="ce4">
            <text:p>k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ditbookmarks" table:style-name="ce4">
            <text:p>keditbookmark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duca" table:style-name="ce4">
            <text:p>KEduc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ep" table:style-name="ce4">
            <text:p>kee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nolaba" table:style-name="ce4">
            <text:p>kenolab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rberos-client" table:style-name="ce4">
            <text:p>kerberos-cli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rnel" table:style-name="ce4">
            <text:p>kern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urocalc" table:style-name="ce4">
            <text:p>keurocal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xi" table:style-name="ce4">
            <text:p>kex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y_bindings" table:style-name="ce4">
            <text:p>key_binding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y_bindings_koffice" table:style-name="ce4">
            <text:p>key_bindings_k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yboard_layout" table:style-name="ce4">
            <text:p>keyboard_layo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yboard-capplet" table:style-name="ce4">
            <text:p>keyboard-cappl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yboard-shortcut" table:style-name="ce4">
            <text:p>keyboard-shortc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eyboardlayout" table:style-name="ce4">
            <text:p>keyboardlayo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ax" table:style-name="ce4">
            <text:p>kfa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axview" table:style-name="ce4">
            <text:p>kfax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ilereplace" table:style-name="ce4">
            <text:p>kfilerepla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log" table:style-name="ce4">
            <text:p>kflo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loppy" table:style-name="ce4">
            <text:p>kflopp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m" table:style-name="ce4">
            <text:p>kf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m_home" table:style-name="ce4">
            <text:p>kfm_ho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ocus" table:style-name="ce4">
            <text:p>kfoc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ontview" table:style-name="ce4">
            <text:p>kfont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ormdesigner" table:style-name="ce4">
            <text:p>kform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ormula" table:style-name="ce4">
            <text:p>kformul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ouleggs" table:style-name="ce4">
            <text:p>kfoulegg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ftpgrabber" table:style-name="ce4">
            <text:p>kftpgrabb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gamma" table:style-name="ce4">
            <text:p>kgamm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geo" table:style-name="ce4">
            <text:p>kge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geography" table:style-name="ce4">
            <text:p>kgeograph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get" table:style-name="ce4">
            <text:p>kg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ggz" table:style-name="ce4">
            <text:p>kgg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ghostview" table:style-name="ce4">
            <text:p>kghost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goldrunner" table:style-name="ce4">
            <text:p>kgoldrun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gpg" table:style-name="ce4">
            <text:p>kgp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gpg_docked" table:style-name="ce4">
            <text:p>kgpg_dock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hangman" table:style-name="ce4">
            <text:p>khangma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helpcenter" table:style-name="ce4">
            <text:p>khelpc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hexedit" table:style-name="ce4">
            <text:p>khex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hotkeys" table:style-name="ce4">
            <text:p>khotkey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cker" table:style-name="ce4">
            <text:p>kic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conedit" table:style-name="ce4">
            <text:p>kicon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d3" table:style-name="ce4">
            <text:p>kid3</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g" table:style-name="ce4">
            <text:p>ki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le" table:style-name="ce4">
            <text:p>ki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magemapeditor" table:style-name="ce4">
            <text:p>kimagemapedi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mdaba" table:style-name="ce4">
            <text:p>kimdab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nternet" table:style-name="ce4">
            <text:p>kintern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o_uiserver" table:style-name="ce4">
            <text:p>kio_uiser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o_uiserver_kio_uiserver" table:style-name="ce4">
            <text:p>kio_uiserver_kio_uiser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oapt" table:style-name="ce4">
            <text:p>kioap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osktool" table:style-name="ce4">
            <text:p>kioskto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pi" table:style-name="ce4">
            <text:p>kip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tchensync" table:style-name="ce4">
            <text:p>kitchensyn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ten" table:style-name="ce4">
            <text:p>kit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ivio" table:style-name="ce4">
            <text:p>kivi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jobviewer" table:style-name="ce4">
            <text:p>kjobvie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jots" table:style-name="ce4">
            <text:p>kjo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journal" table:style-name="ce4">
            <text:p>kjourn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jumpingcube" table:style-name="ce4">
            <text:p>kjumpingcub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laptopdaemon" table:style-name="ce4">
            <text:p>klaptop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Latin" table:style-name="ce4">
            <text:p>KLat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lettres" table:style-name="ce4">
            <text:p>klettr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lickety" table:style-name="ce4">
            <text:p>klicke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lines" table:style-name="ce4">
            <text:p>klin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linkstatus" table:style-name="ce4">
            <text:p>klinkstat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lipper" table:style-name="ce4">
            <text:p>klipp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lipper_doc" table:style-name="ce4">
            <text:p>klipper_do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lpq" table:style-name="ce4">
            <text:p>klpq</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ag" table:style-name="ce4">
            <text:p>km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ahjongg" table:style-name="ce4">
            <text:p>kmahjong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ail" table:style-name="ce4">
            <text:p>k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ailcvt" table:style-name="ce4">
            <text:p>kmailcv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aillight" table:style-name="ce4">
            <text:p>kmailligh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ameleon" table:style-name="ce4">
            <text:p>kmamele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athtool" table:style-name="ce4">
            <text:p>kmathto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dr_editor" table:style-name="ce4">
            <text:p>kmdr_edi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dr_executor" table:style-name="ce4">
            <text:p>kmdr_execu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dr-editor" table:style-name="ce4">
            <text:p>kmdr-edi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enu" table:style-name="ce4">
            <text:p>kmenu</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enuedit" table:style-name="ce4">
            <text:p>kmenu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erlin" table:style-name="ce4">
            <text:p>kmerl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id" table:style-name="ce4">
            <text:p>kmi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idi" table:style-name="ce4">
            <text:p>kmid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ines" table:style-name="ce4">
            <text:p>kmin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ix" table:style-name="ce4">
            <text:p>kmi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ixdocked" table:style-name="ce4">
            <text:p>kmixdock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ixdocked_error" table:style-name="ce4">
            <text:p>kmixdocked_er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ixdocked_mute" table:style-name="ce4">
            <text:p>kmixdocked_mu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ldonkey" table:style-name="ce4">
            <text:p>kmldonke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oon" table:style-name="ce4">
            <text:p>kmo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ousetool" table:style-name="ce4">
            <text:p>kmouseto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outh" table:style-name="ce4">
            <text:p>kmou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player" table:style-name="ce4">
            <text:p>kmplay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Plot" table:style-name="ce4">
            <text:p>Km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yfirewall" table:style-name="ce4">
            <text:p>kmyfirewa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mymoney2" table:style-name="ce4">
            <text:p>kmymoney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etattach" table:style-name="ce4">
            <text:p>knetatta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etload" table:style-name="ce4">
            <text:p>knetlo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etwalk" table:style-name="ce4">
            <text:p>knetwal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etworkconf" table:style-name="ce4">
            <text:p>knetworkcon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etworkmanager" table:style-name="ce4">
            <text:p>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etworkmanager_knetworkmanager" table:style-name="ce4">
            <text:p>knetworkmanager_knetwork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ewsticker" table:style-name="ce4">
            <text:p>knewstic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oda" table:style-name="ce4">
            <text:p>knod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ode" table:style-name="ce4">
            <text:p>knod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ode2" table:style-name="ce4">
            <text:p>knod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oppix-penguin" table:style-name="ce4">
            <text:p>knoppix-pengu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notes" table:style-name="ce4">
            <text:p>knot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do" table:style-name="ce4">
            <text:p>kod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lf" table:style-name="ce4">
            <text:p>kol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lourpaint" table:style-name="ce4">
            <text:p>kolourpa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mmander" table:style-name="ce4">
            <text:p>kommand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mmando" table:style-name="ce4">
            <text:p>kommand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mpare" table:style-name="ce4">
            <text:p>kompa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mpose" table:style-name="ce4">
            <text:p>kompo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qsidebar_delicious" table:style-name="ce4">
            <text:p>konqsidebar_delicio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qsidebar_mediaplayer" table:style-name="ce4">
            <text:p>konqsidebar_mediaplay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qsidebar_news" table:style-name="ce4">
            <text:p>konqsidebar_new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queror" table:style-name="ce4">
            <text:p>konquer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quest" table:style-name="ce4">
            <text:p>konque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serve" table:style-name="ce4">
            <text:p>konser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sole" table:style-name="ce4">
            <text:p>konso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solekalendar" table:style-name="ce4">
            <text:p>konsolekalend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tact" table:style-name="ce4">
            <text:p>kontac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versation" table:style-name="ce4">
            <text:p>konvers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nverter" table:style-name="ce4">
            <text:p>konver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oka" table:style-name="ce4">
            <text:p>kook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pete" table:style-name="ce4">
            <text:p>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pete_all_away" table:style-name="ce4">
            <text:p>kopete_all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pete_avdevice" table:style-name="ce4">
            <text:p>kopete_avdev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pete_avdevice_kopete" table:style-name="ce4">
            <text:p>kopete_avdevice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pete_offline" table:style-name="ce4">
            <text:p>kopete_off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pete_some_away" table:style-name="ce4">
            <text:p>kopete_some_aw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pete_some_online" table:style-name="ce4">
            <text:p>kopete_some_onl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pete2" table:style-name="ce4">
            <text:p>kopet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rganizer" table:style-name="ce4">
            <text:p>korgan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rganizer_todo" table:style-name="ce4">
            <text:p>korganizer_tod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rn" table:style-name="ce4">
            <text:p>kor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oshell" table:style-name="ce4">
            <text:p>kosh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ackage" table:style-name="ce4">
            <text:p>kpack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ager" table:style-name="ce4">
            <text:p>kp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aint" table:style-name="ce4">
            <text:p>kpa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almdoc" table:style-name="ce4">
            <text:p>kpalmdo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at" table:style-name="ce4">
            <text:p>kpa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df" table:style-name="ce4">
            <text:p>kpd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ercentage" table:style-name="ce4">
            <text:p>KPercent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ersonalizer" table:style-name="ce4">
            <text:p>kpersonaliz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f" table:style-name="ce4">
            <text:p>kp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ilot" table:style-name="ce4">
            <text:p>kpi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ilotDaemon" table:style-name="ce4">
            <text:p>kpilotDa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lato" table:style-name="ce4">
            <text:p>kplat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layer" table:style-name="ce4">
            <text:p>kplay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oker" table:style-name="ce4">
            <text:p>kpok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ovmodeler" table:style-name="ce4">
            <text:p>kpovmodel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owersave" table:style-name="ce4">
            <text:p>kpowersa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pp" table:style-name="ce4">
            <text:p>kpp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resenter" table:style-name="ce4">
            <text:p>kprese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rintfax" table:style-name="ce4">
            <text:p>kprintfa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prof" table:style-name="ce4">
            <text:p>kpro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rdc" table:style-name="ce4">
            <text:p>krd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rec" table:style-name="ce4">
            <text:p>kre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recipes" table:style-name="ce4">
            <text:p>krecip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regexpeditor" table:style-name="ce4">
            <text:p>kregexpedi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rename" table:style-name="ce4">
            <text:p>krena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reversi" table:style-name="ce4">
            <text:p>krevers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rfb" table:style-name="ce4">
            <text:p>krf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rita" table:style-name="ce4">
            <text:p>krit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ruler" table:style-name="ce4">
            <text:p>krul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ame" table:style-name="ce4">
            <text:p>ksa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ayit" table:style-name="ce4">
            <text:p>ksay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ayit_clipempty" table:style-name="ce4">
            <text:p>ksayit_clipemp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ayit_talking" table:style-name="ce4">
            <text:p>ksayit_talk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cd" table:style-name="ce4">
            <text:p>ksc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creensaver" table:style-name="ce4">
            <text:p>kscreensa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ensors" table:style-name="ce4">
            <text:p>ksensor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ervices" table:style-name="ce4">
            <text:p>kservic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hisen" table:style-name="ce4">
            <text:p>kshis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hutdown" table:style-name="ce4">
            <text:p>kshutd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ig" table:style-name="ce4">
            <text:p>ksi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im" table:style-name="ce4">
            <text:p>ksi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irc" table:style-name="ce4">
            <text:p>ksir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irtet" table:style-name="ce4">
            <text:p>ksirt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miletris" table:style-name="ce4">
            <text:p>ksmiletri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nake" table:style-name="ce4">
            <text:p>ksnak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napshot" table:style-name="ce4">
            <text:p>ksnapsh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niffer" table:style-name="ce4">
            <text:p>KSniff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okoban" table:style-name="ce4">
            <text:p>ksokoba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paceduel" table:style-name="ce4">
            <text:p>kspacedu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plash" table:style-name="ce4">
            <text:p>ksplas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pread" table:style-name="ce4">
            <text:p>kspr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tars" table:style-name="ce4">
            <text:p>kstar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treamripper" table:style-name="ce4">
            <text:p>kstreamripp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ysguard" table:style-name="ce4">
            <text:p>ksysgu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ysguardd" table:style-name="ce4">
            <text:p>ksysguard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sysv" table:style-name="ce4">
            <text:p>ksys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alkd" table:style-name="ce4">
            <text:p>ktalk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eatime" table:style-name="ce4">
            <text:p>kteati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echlab" table:style-name="ce4">
            <text:p>ktechla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hememgr" table:style-name="ce4">
            <text:p>kthememg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hesaurus" table:style-name="ce4">
            <text:p>kthesaur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imemon" table:style-name="ce4">
            <text:p>ktimem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imer" table:style-name="ce4">
            <text:p>ktim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ip" table:style-name="ce4">
            <text:p>kti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nef" table:style-name="ce4">
            <text:p>ktne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orrent" table:style-name="ce4">
            <text:p>ktorr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ouch" table:style-name="ce4">
            <text:p>ktou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ron" table:style-name="ce4">
            <text:p>ktr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tsd" table:style-name="ce4">
            <text:p>ktts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uberling" table:style-name="ce4">
            <text:p>ktuberl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urtle" table:style-name="ce4">
            <text:p>kturt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tux" table:style-name="ce4">
            <text:p>ktu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udesigner" table:style-name="ce4">
            <text:p>kudesig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ugar" table:style-name="ce4">
            <text:p>kug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uickshow" table:style-name="ce4">
            <text:p>kuicksh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uiviewer" table:style-name="ce4">
            <text:p>kuiview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user" table:style-name="ce4">
            <text:p>ku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Verbos" table:style-name="ce4">
            <text:p>KVerbo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view" table:style-name="ce4">
            <text:p>k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viewshell" table:style-name="ce4">
            <text:p>kviewsh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vim" table:style-name="ce4">
            <text:p>kvi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virc" table:style-name="ce4">
            <text:p>kvir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voctrain" table:style-name="ce4">
            <text:p>kvoctra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allet" table:style-name="ce4">
            <text:p>kwall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alletmanager" table:style-name="ce4">
            <text:p>kwallet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ave" table:style-name="ce4">
            <text:p>kwav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avecontrol" table:style-name="ce4">
            <text:p>kwavecontr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eather" table:style-name="ce4">
            <text:p>kweath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ifimanager" table:style-name="ce4">
            <text:p>kwifimana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ikdisk" table:style-name="ce4">
            <text:p>kwikdis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in" table:style-name="ce4">
            <text:p>kw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in4" table:style-name="ce4">
            <text:p>kwin4</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ord" table:style-name="ce4">
            <text:p>kwo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ordQuiz" table:style-name="ce4">
            <text:p>KWordQuiz</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orldclock" table:style-name="ce4">
            <text:p>kworldcl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rite" table:style-name="ce4">
            <text:p>kwri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write2" table:style-name="ce4">
            <text:p>kwrit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xconfig" table:style-name="ce4">
            <text:p>kxconfi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xkb" table:style-name="ce4">
            <text:p>kxk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xsldbg" table:style-name="ce4">
            <text:p>kxsldb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ynaptic" table:style-name="ce4">
            <text:p>kynapt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kzenexplorer" table:style-name="ce4">
            <text:p>kzenexplor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abPlot" table:style-name="ce4">
            <text:p>LabPlo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aptop_pcmcia" table:style-name="ce4">
            <text:p>laptop_pcmci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atex_kopete" table:style-name="ce4">
            <text:p>latex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breakout" table:style-name="ce4">
            <text:p>lbreako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dap_client" table:style-name="ce4">
            <text:p>ldap_cli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edger" table:style-name="ce4">
            <text:p>ledg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icq" table:style-name="ce4">
            <text:p>licq</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imewire" table:style-name="ce4">
            <text:p>limewi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inguist" table:style-name="ce4">
            <text:p>lingu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inuxconf" table:style-name="ce4">
            <text:p>linuxconf</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ocale" table:style-name="ce4">
            <text:p>loca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ockscreen" table:style-name="ce4">
            <text:p>lockscre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ogjam" table:style-name="ce4">
            <text:p>logj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ogout" table:style-name="ce4">
            <text:p>logou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ooknfeel" table:style-name="ce4">
            <text:p>looknfee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skat" table:style-name="ce4">
            <text:p>lska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vm" table:style-name="ce4">
            <text:p>lv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lyx" table:style-name="ce4">
            <text:p>ly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ac" table:style-name="ce4">
            <text:p>ma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ail" table:style-name="ce4">
            <text:p>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ail_section" table:style-name="ce4">
            <text:p>mail_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athematica" table:style-name="ce4">
            <text:p>mathematic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eanwhile_protocol_kaddressbook" table:style-name="ce4">
            <text:p>meanwhile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edia-player-48" table:style-name="ce4">
            <text:p>media-player-48</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egami" table:style-name="ce4">
            <text:p>megam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enubar" table:style-name="ce4">
            <text:p>menub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isc2" table:style-name="ce4">
            <text:p>misc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ldonkey" table:style-name="ce4">
            <text:p>mldonke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dem" table:style-name="ce4">
            <text:p>mode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nop_board" table:style-name="ce4">
            <text:p>monop_bo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use" table:style-name="ce4">
            <text:p>mous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use-capplet" table:style-name="ce4">
            <text:p>mouse-cappl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zilla" table:style-name="ce4">
            <text:p>mozill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zilla_m" table:style-name="ce4">
            <text:p>mozilla_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zilla_mail" table:style-name="ce4">
            <text:p>mozilla_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zilla_mailnews" table:style-name="ce4">
            <text:p>mozilla_mailnew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zilla-firefox" table:style-name="ce4">
            <text:p>mozilla-firefo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zilla-navigator" table:style-name="ce4">
            <text:p>mozilla-navigat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ozilla-thunderbird" table:style-name="ce4">
            <text:p>mozilla-thunderbi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player" table:style-name="ce4">
            <text:p>mplay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sn" table:style-name="ce4">
            <text:p>ms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sn_protocol" table:style-name="ce4">
            <text:p>msn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sn_protocol_kaddressbook" table:style-name="ce4">
            <text:p>msn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sn_protocol_kopete" table:style-name="ce4">
            <text:p>msn_protoco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ultihead" table:style-name="ce4">
            <text:p>multihe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ultimedia" table:style-name="ce4">
            <text:p>multimedi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ultisynk" table:style-name="ce4">
            <text:p>multisyn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y_mac" table:style-name="ce4">
            <text:p>my_ma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ycomp" table:style-name="ce4">
            <text:p>mycom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ycomputer" table:style-name="ce4">
            <text:p>mycompu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mymac" table:style-name="ce4">
            <text:p>myma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napster" table:style-name="ce4">
            <text:p>naps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nedit" table:style-name="ce4">
            <text:p>n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netscape" table:style-name="ce4">
            <text:p>netsca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network_advanced" table:style-name="ce4">
            <text:p>network_advanc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nfs" table:style-name="ce4">
            <text:p>nf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noatun" table:style-name="ce4">
            <text:p>noatu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ntp-client" table:style-name="ce4">
            <text:p>ntp-cli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nvu" table:style-name="ce4">
            <text:p>nvu</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kle" table:style-name="ce4">
            <text:p>ok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kular" table:style-name="ce4">
            <text:p>okul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calc" table:style-name="ce4">
            <text:p>ooo_cal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calc_tpl" table:style-name="ce4">
            <text:p>ooo_calc_tp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chart" table:style-name="ce4">
            <text:p>ooo_char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draw" table:style-name="ce4">
            <text:p>ooo_dra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gulls" table:style-name="ce4">
            <text:p>ooo_gull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impress" table:style-name="ce4">
            <text:p>ooo_impre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impress_tpl" table:style-name="ce4">
            <text:p>ooo_impress_tp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math" table:style-name="ce4">
            <text:p>ooo_mat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printeradmin" table:style-name="ce4">
            <text:p>ooo_printeradmi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setup" table:style-name="ce4">
            <text:p>ooo_set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template" table:style-name="ce4">
            <text:p>ooo_templ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web" table:style-name="ce4">
            <text:p>ooo_we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oo_writer" table:style-name="ce4">
            <text:p>ooo_wri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penft" table:style-name="ce4">
            <text:p>openf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penoffice" table:style-name="ce4">
            <text:p>open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penoffice1" table:style-name="ce4">
            <text:p>openoffice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opera" table:style-name="ce4">
            <text:p>oper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package" table:style-name="ce4">
            <text:p>pack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package_application" table:style-name="ce4">
            <text:p>package_applica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package_applications" table:style-name="ce4">
            <text:p>package_applications</text:p>
          </table:table-cell>
          <table:table-cell/>
          <table:table-cell table:number-columns-repeated="2"/>
          <table:table-cell office:value-type="string" office:string-value="no" table:style-name="ce4">
            <text:p>no</text:p>
          </table:table-cell>
          <table:table-cell/>
        </table:table-row>
        <table:table-row table:style-name="ro1" table:number-rows-repeated="18">
          <table:table-cell/>
        </table:table-row>
        <table:table-row table:style-name="ro1">
          <table:table-cell office:value-type="string" office:string-value="apps" table:style-name="ce4">
            <text:p>apps</text:p>
          </table:table-cell>
          <table:table-cell/>
          <table:table-cell office:value-type="string" office:string-value="palm-pilot" table:style-name="ce4">
            <text:p>palm-pilo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an" table:style-name="ce4">
            <text:p>pa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anel" table:style-name="ce4">
            <text:p>panel</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anel_settings" table:style-name="ce4">
            <text:p>panel_setting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artitioner" table:style-name="ce4">
            <text:p>partition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ayee" table:style-name="ce4">
            <text:p>paye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cmcia" table:style-name="ce4">
            <text:p>pcmcia</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enguin" table:style-name="ce4">
            <text:p>pengui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hotobook" table:style-name="ce4">
            <text:p>photobook</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hppg" table:style-name="ce4">
            <text:p>phppg</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inguin" table:style-name="ce4">
            <text:p>pingui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lan" table:style-name="ce4">
            <text:p>pla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lanner" table:style-name="ce4">
            <text:p>plann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lasmagik" table:style-name="ce4">
            <text:p>plasmagik</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laying" table:style-name="ce4">
            <text:p>playing</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otracegui" table:style-name="ce4">
            <text:p>potracegui</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ower-management" table:style-name="ce4">
            <text:p>power-manageme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owertweak" table:style-name="ce4">
            <text:p>powertweak</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rinter" table:style-name="ce4">
            <text:p>print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rinter2" table:style-name="ce4">
            <text:p>printer2</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rinting_section" table:style-name="ce4">
            <text:p>printing_secti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rintmgr" table:style-name="ce4">
            <text:p>printmg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roxy" table:style-name="ce4">
            <text:p>proxy</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si" table:style-name="ce4">
            <text:p>psi</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wmanager" table:style-name="ce4">
            <text:p>pwmanage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ybliographic" table:style-name="ce4">
            <text:p>pybliographic</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pysol" table:style-name="ce4">
            <text:p>pysol</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qt" table:style-name="ce4">
            <text:p>q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qtella" table:style-name="ce4">
            <text:p>qtell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quanta" table:style-name="ce4">
            <text:p>quant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quanta_be" table:style-name="ce4">
            <text:p>quanta_b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quicktime" table:style-name="ce4">
            <text:p>quickti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randr" table:style-name="ce4">
            <text:p>rand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realplay" table:style-name="ce4">
            <text:p>realpl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realplayer" table:style-name="ce4">
            <text:p>realplay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relokate" table:style-name="ce4">
            <text:p>reloka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remote" table:style-name="ce4">
            <text:p>remo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rsibreak" table:style-name="ce4">
            <text:p>rsibrea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running" table:style-name="ce4">
            <text:p>runn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runprocesscatcher" table:style-name="ce4">
            <text:p>runprocesscatch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amba" table:style-name="ce4">
            <text:p>samb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amba_client" table:style-name="ce4">
            <text:p>samba_cli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amba_server" table:style-name="ce4">
            <text:p>samba_ser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amba_setup" table:style-name="ce4">
            <text:p>samba_setu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amba-client" table:style-name="ce4">
            <text:p>samba-clie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amba-server" table:style-name="ce4">
            <text:p>samba-ser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canner" table:style-name="ce4">
            <text:p>scan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chedule" table:style-name="ce4">
            <text:p>schedu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creensaver" table:style-name="ce4">
            <text:p>screensa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cribus" table:style-name="ce4">
            <text:p>scribu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earchtool" table:style-name="ce4">
            <text:p>searchto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ettings-sound" table:style-name="ce4">
            <text:p>settings-sou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hell" table:style-name="ce4">
            <text:p>shel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hells_section" table:style-name="ce4">
            <text:p>shells_secti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howfoto" table:style-name="ce4">
            <text:p>showfot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howimg" table:style-name="ce4">
            <text:p>showim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hredder" table:style-name="ce4">
            <text:p>shredd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im" table:style-name="ce4">
            <text:p>si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iraj" table:style-name="ce4">
            <text:p>siraj</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kim" table:style-name="ce4">
            <text:p>ski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kype_protocol_kaddressbook" table:style-name="ce4">
            <text:p>skype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lp" table:style-name="ce4">
            <text:p>sl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mb4k" table:style-name="ce4">
            <text:p>smb4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ms_protocol" table:style-name="ce4">
            <text:p>sms_protoco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ms_protocol_kaddressbook" table:style-name="ce4">
            <text:p>sms_protocol_kaddressboo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ms_protocol_kopete" table:style-name="ce4">
            <text:p>sms_protocol_kope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odipodi" table:style-name="ce4">
            <text:p>sodipod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office" table:style-name="ce4">
            <text:p>soff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oftware" table:style-name="ce4">
            <text:p>softwar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software2" table:style-name="ce4">
            <text:p>software2</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oulseek" table:style-name="ce4">
            <text:p>soulseek</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oundcard" table:style-name="ce4">
            <text:p>soundcard</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taroffice" table:style-name="ce4">
            <text:p>staroffic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tyle" table:style-name="ce4">
            <text:p>styl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tyle_koffice" table:style-name="ce4">
            <text:p>style_koffic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tylesheet" table:style-name="ce4">
            <text:p>styleshee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uperkaramba" table:style-name="ce4">
            <text:p>superkaramba</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upport" table:style-name="ce4">
            <text:p>suppor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use" table:style-name="ce4">
            <text:p>sus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ynaescope" table:style-name="ce4">
            <text:p>synaescop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ynaptic" table:style-name="ce4">
            <text:p>synaptic</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ysadmin" table:style-name="ce4">
            <text:p>sysadmi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ystem" table:style-name="ce4">
            <text:p>system</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ystem-floppy" table:style-name="ce4">
            <text:p>system-floppy</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ystemprotocol" table:style-name="ce4">
            <text:p>systemprotocol</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ystemsettings" table:style-name="ce4">
            <text:p>systemsettings</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systemtray" table:style-name="ce4">
            <text:p>systemtray</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taskbar" table:style-name="ce4">
            <text:p>taskbar</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tdsl" table:style-name="ce4">
            <text:p>tdsl</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tellico" table:style-name="ce4">
            <text:p>tellico</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telnet" table:style-name="ce4">
            <text:p>telne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terminal" table:style-name="ce4">
            <text:p>terminal</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terminals_section" table:style-name="ce4">
            <text:p>terminals_section</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testbed_protocol_kopete" table:style-name="ce4">
            <text:p>testbed_protocol_kopet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texteffect_kopete" table:style-name="ce4">
            <text:p>texteffect_kopete</text:p>
          </table:table-cell>
          <table:table-cell/>
        </table:table-row>
        <table:table-row table:style-name="ro1">
          <table:table-cell office:value-type="string" office:string-value="apps" table:style-name="ce4">
            <text:p>apps</text:p>
          </table:table-cell>
          <table:table-cell/>
          <table:table-cell office:value-type="string" office:string-value="thunderbird" table:style-name="ce4">
            <text:p>thunderbird</text:p>
          </table:table-cell>
          <table:table-cell/>
        </table:table-row>
        <table:table-row table:style-name="ro1">
          <table:table-cell office:value-type="string" office:string-value="apps" table:style-name="ce4">
            <text:p>apps</text:p>
          </table:table-cell>
          <table:table-cell/>
          <table:table-cell office:value-type="string" office:string-value="timezone" table:style-name="ce4">
            <text:p>timezon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timezone2" table:style-name="ce4">
            <text:p>timezon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todolist" table:style-name="ce4">
            <text:p>todo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tux" table:style-name="ce4">
            <text:p>tu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tv" table:style-name="ce4">
            <text:p>t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tvtime" table:style-name="ce4">
            <text:p>tvti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umbrello" table:style-name="ce4">
            <text:p>umbrell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unknownapp" table:style-name="ce4">
            <text:p>unknownap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usb" table:style-name="ce4">
            <text:p>us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user-info" table:style-name="ce4">
            <text:p>user-inf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userconfig" table:style-name="ce4">
            <text:p>userconfi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visor" table:style-name="ce4">
            <text:p>viso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vnc" table:style-name="ce4">
            <text:p>vn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abi" table:style-name="ce4">
            <text:p>wab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aiting" table:style-name="ce4">
            <text:p>wait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allpaper" table:style-name="ce4">
            <text:p>wallpap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arning" table:style-name="ce4">
            <text:p>warnin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eb-browser" table:style-name="ce4">
            <text:p>web-brows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ilber" table:style-name="ce4">
            <text:p>wilb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in_apps" table:style-name="ce4">
            <text:p>win_app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indow_list" table:style-name="ce4">
            <text:p>window_li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indow-capplet" table:style-name="ce4">
            <text:p>window-cappl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ine" table:style-name="ce4">
            <text:p>w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inprops" table:style-name="ce4">
            <text:p>winprop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maker_apps" table:style-name="ce4">
            <text:p>wmaker_app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p" table:style-name="ce4">
            <text:p>w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www" table:style-name="ce4">
            <text:p>ww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 table:style-name="ce4">
            <text:p>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11" table:style-name="ce4">
            <text:p>x1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awtv" table:style-name="ce4">
            <text:p>xawt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calc" table:style-name="ce4">
            <text:p>xcal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cdroast" table:style-name="ce4">
            <text:p>xcdroas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chat" table:style-name="ce4">
            <text:p>xcha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clipboard" table:style-name="ce4">
            <text:p>xclipboar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clock" table:style-name="ce4">
            <text:p>xcloc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console" table:style-name="ce4">
            <text:p>xconsol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edit" table:style-name="ce4">
            <text:p>xedi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emacs" table:style-name="ce4">
            <text:p>xemac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eyes" table:style-name="ce4">
            <text:p>xey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fig" table:style-name="ce4">
            <text:p>xfi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fmail" table:style-name="ce4">
            <text:p>xf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ine" table:style-name="ce4">
            <text:p>x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load" table:style-name="ce4">
            <text:p>xlo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mag" table:style-name="ce4">
            <text:p>xmag</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mms" table:style-name="ce4">
            <text:p>xmm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osview" table:style-name="ce4">
            <text:p>xosvie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paint" table:style-name="ce4">
            <text:p>xpa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apps" table:style-name="ce4">
            <text:p>apps</text:p>
          </table:table-cell>
          <table:table-cell/>
          <table:table-cell office:value-type="string" office:string-value="xsane" table:style-name="ce4">
            <text:p>xsan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xterm-terminal" table:style-name="ce4">
            <text:p>xterm-terminal</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xv" table:style-name="ce4">
            <text:p>xv</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yahoo_protocol" table:style-name="ce4">
            <text:p>yahoo_protocol</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yahoo_protocol_kaddressbook" table:style-name="ce4">
            <text:p>yahoo_protocol_kaddressbook</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yahoo_protocol_kopete" table:style-name="ce4">
            <text:p>yahoo_protocol_kopet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yakuake" table:style-name="ce4">
            <text:p>yakuak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YaST" table:style-name="ce4">
            <text:p>YaS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apps" table:style-name="ce4">
            <text:p>apps</text:p>
          </table:table-cell>
          <table:table-cell/>
          <table:table-cell office:value-type="string" office:string-value="Ym" table:style-name="ce4">
            <text:p>Ym</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3floppy_mount" table:style-name="ce4">
            <text:p>3floppy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3floppy_unmount" table:style-name="ce4">
            <text:p>3floppy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5floppy_mount" table:style-name="ce4">
            <text:p>5floppy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5floppy_unmount" table:style-name="ce4">
            <text:p>5floppy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blockdevice" table:style-name="ce4">
            <text:p>blockdevic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am" table:style-name="ce4">
            <text:p>cam</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amera" table:style-name="ce4">
            <text:p>camera</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amera_mount" table:style-name="ce4">
            <text:p>camera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amera_unmount" table:style-name="ce4">
            <text:p>camera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daudio_mount" table:style-name="ce4">
            <text:p>cdaudio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daudio_unmount" table:style-name="ce4">
            <text:p>cdaudio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drom_audio" table:style-name="ce4">
            <text:p>cdrom_audio</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drom_mount" table:style-name="ce4">
            <text:p>cdrom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drom_unmount" table:style-name="ce4">
            <text:p>cdrom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dwriter_mount" table:style-name="ce4">
            <text:p>cdwriter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dwriter_unmount" table:style-name="ce4">
            <text:p>cdwriter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ellular_phone_mount" table:style-name="ce4">
            <text:p>cellular_phone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ellular_phone_unmount" table:style-name="ce4">
            <text:p>cellular_phone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hardevice" table:style-name="ce4">
            <text:p>chardevic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ompact_flash_mount" table:style-name="ce4">
            <text:p>compact_flash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compact_flash_unmount" table:style-name="ce4">
            <text:p>compact_flash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dvd_mount" table:style-name="ce4">
            <text:p>dvd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dvd_unmount" table:style-name="ce4">
            <text:p>dvd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firewire_mount" table:style-name="ce4">
            <text:p>firewire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firewire_unmount" table:style-name="ce4">
            <text:p>firewire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andheld" table:style-name="ce4">
            <text:p>handheld</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dd_external_mount" table:style-name="ce4">
            <text:p>hdd_external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dd_external_unmount" table:style-name="ce4">
            <text:p>hdd_external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dd_mount" table:style-name="ce4">
            <text:p>hdd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dd_unmount" table:style-name="ce4">
            <text:p>hdd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dd_usb" table:style-name="ce4">
            <text:p>hdd_usb</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dd_usb_mount" table:style-name="ce4">
            <text:p>hdd_usb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dd_usb_unmount" table:style-name="ce4">
            <text:p>hdd_usb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dd_win_mount" table:style-name="ce4">
            <text:p>hdd_win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hdd_win_unmount" table:style-name="ce4">
            <text:p>hdd_win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ipod_mount" table:style-name="ce4">
            <text:p>ipod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ipod_unmount" table:style-name="ce4">
            <text:p>ipod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joystick" table:style-name="ce4">
            <text:p>joystick</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ksim_cpu" table:style-name="ce4">
            <text:p>ksim_cpu</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kxkb" table:style-name="ce4">
            <text:p>kxkb</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laptop" table:style-name="ce4">
            <text:p>laptop</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linux_hdd_mount" table:style-name="ce4">
            <text:p>linux_hdd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linux_hdd_unmount" table:style-name="ce4">
            <text:p>linux_hdd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memory" table:style-name="ce4">
            <text:p>memory</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memory_stick_mount" table:style-name="ce4">
            <text:p>memory_stick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memory_stick_unmount" table:style-name="ce4">
            <text:p>memory_stick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mo_mount" table:style-name="ce4">
            <text:p>mo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mo_unmount" table:style-name="ce4">
            <text:p>mo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modem" table:style-name="ce4">
            <text:p>modem</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mouse" table:style-name="ce4">
            <text:p>mouse</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nfs_mount" table:style-name="ce4">
            <text:p>nfs_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nfs_unmount" table:style-name="ce4">
            <text:p>nfs_unmount</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pda" table:style-name="ce4">
            <text:p>pda</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pda_black" table:style-name="ce4">
            <text:p>pda_black</text:p>
          </table:table-cell>
          <table:table-cell/>
          <table:table-cell table:number-columns-repeated="2"/>
          <table:table-cell office:value-type="string" office:string-value="yes" table:style-name="ce4">
            <text:p>yes</text:p>
          </table:table-cell>
          <table:table-cell/>
        </table:table-row>
        <table:table-row table:style-name="ro1">
          <table:table-cell office:value-type="string" office:string-value="devices" table:style-name="ce4">
            <text:p>devices</text:p>
          </table:table-cell>
          <table:table-cell/>
          <table:table-cell office:value-type="string" office:string-value="pda_blue" table:style-name="ce4">
            <text:p>pda_blu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print_class" table:style-name="ce4">
            <text:p>print_clas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print_printer" table:style-name="ce4">
            <text:p>print_pri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printer" table:style-name="ce4">
            <text:p>prin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printer1" table:style-name="ce4">
            <text:p>printer1</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printer2" table:style-name="ce4">
            <text:p>printer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scanner" table:style-name="ce4">
            <text:p>scann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screen" table:style-name="ce4">
            <text:p>scre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sd_mmc_mount" table:style-name="ce4">
            <text:p>sd_mmc_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sd_mmc_unmount" table:style-name="ce4">
            <text:p>sd_mmc_un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smart_media_mount" table:style-name="ce4">
            <text:p>smart_media_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smart_media_unmount" table:style-name="ce4">
            <text:p>smart_media_un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system" table:style-name="ce4">
            <text:p>syste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tablet" table:style-name="ce4">
            <text:p>tabl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tv" table:style-name="ce4">
            <text:p>tv</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usb_mount" table:style-name="ce4">
            <text:p>usb_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usb_unmount" table:style-name="ce4">
            <text:p>usb_un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usbdisk_mount" table:style-name="ce4">
            <text:p>usbdisk_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usbdisk_unmount" table:style-name="ce4">
            <text:p>usbdisk_un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usbpendrive_mount" table:style-name="ce4">
            <text:p>usbpendrive_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usbpendrive_unmount" table:style-name="ce4">
            <text:p>usbpendrive_un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webcam" table:style-name="ce4">
            <text:p>webca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webcam_mount" table:style-name="ce4">
            <text:p>webcam_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zip_external_mount" table:style-name="ce4">
            <text:p>zip_external_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zip_external_unmount" table:style-name="ce4">
            <text:p>zip_external_un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zip_mount" table:style-name="ce4">
            <text:p>zip_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devices" table:style-name="ce4">
            <text:p>devices</text:p>
          </table:table-cell>
          <table:table-cell/>
          <table:table-cell office:value-type="string" office:string-value="zip_unmount" table:style-name="ce4">
            <text:p>zip_unmou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blockdevice" table:style-name="ce4">
            <text:p>blockdev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camera" table:style-name="ce4">
            <text:p>camera</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chardevice" table:style-name="ce4">
            <text:p>chardevic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connect_to_network" table:style-name="ce4">
            <text:p>connect_to_network</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exec" table:style-name="ce4">
            <text:p>exe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exec_wine" table:style-name="ce4">
            <text:p>exec_w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ile_important" table:style-name="ce4">
            <text:p>file_importa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ile_locked" table:style-name="ce4">
            <text:p>file_lock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ile_temporary" table:style-name="ce4">
            <text:p>file_tempora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apollon" table:style-name="ce4">
            <text:p>folder_apollo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binary" table:style-name="ce4">
            <text:p>folder_binar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blue" table:style-name="ce4">
            <text:p>folder_blu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bomb" table:style-name="ce4">
            <text:p>folder_bom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brown" table:style-name="ce4">
            <text:p>folder_brow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brown_open" table:style-name="ce4">
            <text:p>folder_brown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cd" table:style-name="ce4">
            <text:p>folder_c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crystal" table:style-name="ce4">
            <text:p>folder_cryst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cyan" table:style-name="ce4">
            <text:p>folder_cya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cyan_open" table:style-name="ce4">
            <text:p>folder_cyan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deb" table:style-name="ce4">
            <text:p>folder_deb</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documents" table:style-name="ce4">
            <text:p>folder_documen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download" table:style-name="ce4">
            <text:p>folder_downloa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empty" table:style-name="ce4">
            <text:p>folder_empt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favorite" table:style-name="ce4">
            <text:p>folder_favorit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fonts" table:style-name="ce4">
            <text:p>folder_font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games" table:style-name="ce4">
            <text:p>folder_gam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green" table:style-name="ce4">
            <text:p>folder_gre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green_open" table:style-name="ce4">
            <text:p>folder_green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grey" table:style-name="ce4">
            <text:p>folder_gre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grey_open" table:style-name="ce4">
            <text:p>folder_grey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home" table:style-name="ce4">
            <text:p>folder_hom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home2" table:style-name="ce4">
            <text:p>folder_home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html" table:style-name="ce4">
            <text:p>folder_htm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image" table:style-name="ce4">
            <text:p>folder_ima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important" table:style-name="ce4">
            <text:p>folder_importa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inbox" table:style-name="ce4">
            <text:p>folder_inbo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locked" table:style-name="ce4">
            <text:p>folder_lock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mail" table:style-name="ce4">
            <text:p>folder_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man" table:style-name="ce4">
            <text:p>folder_ma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midi" table:style-name="ce4">
            <text:p>folder_midi</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music" table:style-name="ce4">
            <text:p>folder_music</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orange" table:style-name="ce4">
            <text:p>folder_orang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orange_open" table:style-name="ce4">
            <text:p>folder_orange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outbox" table:style-name="ce4">
            <text:p>folder_outbox</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print" table:style-name="ce4">
            <text:p>folder_prin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print2" table:style-name="ce4">
            <text:p>folder_print2</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red" table:style-name="ce4">
            <text:p>folder_re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red_open" table:style-name="ce4">
            <text:p>folder_red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rpm" table:style-name="ce4">
            <text:p>folder_rpm</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sent_mail" table:style-name="ce4">
            <text:p>folder_sent_mai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sound" table:style-name="ce4">
            <text:p>folder_sound</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synch" table:style-name="ce4">
            <text:p>folder_synch</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tar" table:style-name="ce4">
            <text:p>folder_ta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txt" table:style-name="ce4">
            <text:p>folder_tx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video" table:style-name="ce4">
            <text:p>folder_video</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violet" table:style-name="ce4">
            <text:p>folder_viol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violet_open" table:style-name="ce4">
            <text:p>folder_violet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wine" table:style-name="ce4">
            <text:p>folder_win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yellow" table:style-name="ce4">
            <text:p>folder_yello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older_yellow_open" table:style-name="ce4">
            <text:p>folder_yellow_open</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ftp" table:style-name="ce4">
            <text:p>ft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link_overlay" table:style-name="ce4">
            <text:p>link_overl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lock_overlay" table:style-name="ce4">
            <text:p>lock_overlay</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mycomp" table:style-name="ce4">
            <text:p>mycomp</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mycomputer" table:style-name="ce4">
            <text:p>mycomput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network_local" table:style-name="ce4">
            <text:p>network_local</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pipe" table:style-name="ce4">
            <text:p>pipe</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server" table:style-name="ce4">
            <text:p>server</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services" table:style-name="ce4">
            <text:p>services</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socket" table:style-name="ce4">
            <text:p>socket</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www" table:style-name="ce4">
            <text:p>www</text:p>
          </table:table-cell>
          <table:table-cell/>
          <table:table-cell table:number-columns-repeated="2"/>
          <table:table-cell office:value-type="string" office:string-value="no" table:style-name="ce4">
            <text:p>no</text:p>
          </table:table-cell>
          <table:table-cell/>
        </table:table-row>
        <table:table-row table:style-name="ro1">
          <table:table-cell office:value-type="string" office:string-value="filesystems" table:style-name="ce4">
            <text:p>filesystems</text:p>
          </table:table-cell>
          <table:table-cell/>
          <table:table-cell office:value-type="string" office:string-value="zip_overlay" table:style-name="ce4">
            <text:p>zip_overlay</text:p>
          </table:table-cell>
          <table:table-cell/>
        </table:table-row>
        <table:table-row table:style-name="ro1">
          <table:table-cell office:value-type="string" office:string-value="mimetypes" table:style-name="ce4">
            <text:p>mimetypes</text:p>
          </table:table-cell>
          <table:table-cell/>
          <table:table-cell office:value-type="string" office:string-value="applix" table:style-name="ce4">
            <text:p>applix</text:p>
          </table:table-cell>
          <table:table-cell/>
        </table:table-row>
        <table:table-row table:style-name="ro1">
          <table:table-cell office:value-type="string" office:string-value="mimetypes" table:style-name="ce4">
            <text:p>mimetypes</text:p>
          </table:table-cell>
          <table:table-cell/>
          <table:table-cell office:value-type="string" office:string-value="ascii" table:style-name="ce4">
            <text:p>ascii</text:p>
          </table:table-cell>
          <table:table-cell/>
        </table:table-row>
        <table:table-row table:style-name="ro1">
          <table:table-cell office:value-type="string" office:string-value="mimetypes" table:style-name="ce4">
            <text:p>mimetypes</text:p>
          </table:table-cell>
          <table:table-cell/>
          <table:table-cell office:value-type="string" office:string-value="backup" table:style-name="ce4">
            <text:p>backup</text:p>
          </table:table-cell>
          <table:table-cell/>
        </table:table-row>
        <table:table-row table:style-name="ro1">
          <table:table-cell office:value-type="string" office:string-value="mimetypes" table:style-name="ce4">
            <text:p>mimetypes</text:p>
          </table:table-cell>
          <table:table-cell/>
          <table:table-cell office:value-type="string" office:string-value="binary" table:style-name="ce4">
            <text:p>binary</text:p>
          </table:table-cell>
          <table:table-cell/>
        </table:table-row>
        <table:table-row table:style-name="ro1">
          <table:table-cell office:value-type="string" office:string-value="mimetypes" table:style-name="ce4">
            <text:p>mimetypes</text:p>
          </table:table-cell>
          <table:table-cell/>
          <table:table-cell office:value-type="string" office:string-value="blender3d" table:style-name="ce4">
            <text:p>blender3d</text:p>
          </table:table-cell>
          <table:table-cell/>
        </table:table-row>
        <table:table-row table:style-name="ro1">
          <table:table-cell office:value-type="string" office:string-value="mimetypes" table:style-name="ce4">
            <text:p>mimetypes</text:p>
          </table:table-cell>
          <table:table-cell/>
          <table:table-cell office:value-type="string" office:string-value="bt" table:style-name="ce4">
            <text:p>bt</text:p>
          </table:table-cell>
          <table:table-cell/>
        </table:table-row>
        <table:table-row table:style-name="ro1">
          <table:table-cell office:value-type="string" office:string-value="mimetypes" table:style-name="ce4">
            <text:p>mimetypes</text:p>
          </table:table-cell>
          <table:table-cell/>
          <table:table-cell office:value-type="string" office:string-value="cdbo_list" table:style-name="ce4">
            <text:p>cdbo_list</text:p>
          </table:table-cell>
          <table:table-cell/>
        </table:table-row>
        <table:table-row table:style-name="ro1">
          <table:table-cell office:value-type="string" office:string-value="mimetypes" table:style-name="ce4">
            <text:p>mimetypes</text:p>
          </table:table-cell>
          <table:table-cell/>
          <table:table-cell office:value-type="string" office:string-value="cdimage" table:style-name="ce4">
            <text:p>cdimage</text:p>
          </table:table-cell>
          <table:table-cell/>
        </table:table-row>
        <table:table-row table:style-name="ro1">
          <table:table-cell office:value-type="string" office:string-value="mimetypes" table:style-name="ce4">
            <text:p>mimetypes</text:p>
          </table:table-cell>
          <table:table-cell/>
          <table:table-cell office:value-type="string" office:string-value="cdr" table:style-name="ce4">
            <text:p>cdr</text:p>
          </table:table-cell>
          <table:table-cell/>
        </table:table-row>
        <table:table-row table:style-name="ro1">
          <table:table-cell office:value-type="string" office:string-value="mimetypes" table:style-name="ce4">
            <text:p>mimetypes</text:p>
          </table:table-cell>
          <table:table-cell/>
          <table:table-cell office:value-type="string" office:string-value="cdtrack" table:style-name="ce4">
            <text:p>cdtrack</text:p>
          </table:table-cell>
          <table:table-cell/>
        </table:table-row>
        <table:table-row table:style-name="ro1">
          <table:table-cell office:value-type="string" office:string-value="mimetypes" table:style-name="ce4">
            <text:p>mimetypes</text:p>
          </table:table-cell>
          <table:table-cell/>
          <table:table-cell office:value-type="string" office:string-value="chart" table:style-name="ce4">
            <text:p>chart</text:p>
          </table:table-cell>
          <table:table-cell/>
        </table:table-row>
        <table:table-row table:style-name="ro1">
          <table:table-cell office:value-type="string" office:string-value="mimetypes" table:style-name="ce4">
            <text:p>mimetypes</text:p>
          </table:table-cell>
          <table:table-cell/>
          <table:table-cell office:value-type="string" office:string-value="colorscm" table:style-name="ce4">
            <text:p>colorscm</text:p>
          </table:table-cell>
          <table:table-cell/>
        </table:table-row>
        <table:table-row table:style-name="ro1">
          <table:table-cell office:value-type="string" office:string-value="mimetypes" table:style-name="ce4">
            <text:p>mimetypes</text:p>
          </table:table-cell>
          <table:table-cell/>
          <table:table-cell office:value-type="string" office:string-value="colorset" table:style-name="ce4">
            <text:p>colorset</text:p>
          </table:table-cell>
          <table:table-cell/>
        </table:table-row>
        <table:table-row table:style-name="ro1">
          <table:table-cell office:value-type="string" office:string-value="mimetypes" table:style-name="ce4">
            <text:p>mimetypes</text:p>
          </table:table-cell>
          <table:table-cell/>
          <table:table-cell office:value-type="string" office:string-value="core" table:style-name="ce4">
            <text:p>core</text:p>
          </table:table-cell>
          <table:table-cell/>
        </table:table-row>
        <table:table-row table:style-name="ro1">
          <table:table-cell office:value-type="string" office:string-value="mimetypes" table:style-name="ce4">
            <text:p>mimetypes</text:p>
          </table:table-cell>
          <table:table-cell/>
          <table:table-cell office:value-type="string" office:string-value="database" table:style-name="ce4">
            <text:p>database</text:p>
          </table:table-cell>
          <table:table-cell/>
        </table:table-row>
        <table:table-row table:style-name="ro1">
          <table:table-cell office:value-type="string" office:string-value="mimetypes" table:style-name="ce4">
            <text:p>mimetypes</text:p>
          </table:table-cell>
          <table:table-cell/>
          <table:table-cell office:value-type="string" office:string-value="deb" table:style-name="ce4">
            <text:p>deb</text:p>
          </table:table-cell>
          <table:table-cell/>
        </table:table-row>
        <table:table-row table:style-name="ro1">
          <table:table-cell office:value-type="string" office:string-value="mimetypes" table:style-name="ce4">
            <text:p>mimetypes</text:p>
          </table:table-cell>
          <table:table-cell/>
          <table:table-cell office:value-type="string" office:string-value="djvu" table:style-name="ce4">
            <text:p>djvu</text:p>
          </table:table-cell>
          <table:table-cell/>
        </table:table-row>
        <table:table-row table:style-name="ro1">
          <table:table-cell office:value-type="string" office:string-value="mimetypes" table:style-name="ce4">
            <text:p>mimetypes</text:p>
          </table:table-cell>
          <table:table-cell/>
          <table:table-cell office:value-type="string" office:string-value="document2" table:style-name="ce4">
            <text:p>document2</text:p>
          </table:table-cell>
          <table:table-cell/>
        </table:table-row>
        <table:table-row table:style-name="ro1">
          <table:table-cell office:value-type="string" office:string-value="mimetypes" table:style-name="ce4">
            <text:p>mimetypes</text:p>
          </table:table-cell>
          <table:table-cell/>
          <table:table-cell office:value-type="string" office:string-value="drawing" table:style-name="ce4">
            <text:p>drawing</text:p>
          </table:table-cell>
          <table:table-cell/>
        </table:table-row>
        <table:table-row table:style-name="ro1">
          <table:table-cell office:value-type="string" office:string-value="mimetypes" table:style-name="ce4">
            <text:p>mimetypes</text:p>
          </table:table-cell>
          <table:table-cell/>
          <table:table-cell office:value-type="string" office:string-value="dvi" table:style-name="ce4">
            <text:p>dvi</text:p>
          </table:table-cell>
          <table:table-cell/>
        </table:table-row>
        <table:table-row table:style-name="ro1">
          <table:table-cell office:value-type="string" office:string-value="mimetypes" table:style-name="ce4">
            <text:p>mimetypes</text:p>
          </table:table-cell>
          <table:table-cell/>
          <table:table-cell office:value-type="string" office:string-value="empty" table:style-name="ce4">
            <text:p>empty</text:p>
          </table:table-cell>
          <table:table-cell/>
        </table:table-row>
        <table:table-row table:style-name="ro1">
          <table:table-cell office:value-type="string" office:string-value="mimetypes" table:style-name="ce4">
            <text:p>mimetypes</text:p>
          </table:table-cell>
          <table:table-cell/>
          <table:table-cell office:value-type="string" office:string-value="encrypted" table:style-name="ce4">
            <text:p>encrypted</text:p>
          </table:table-cell>
          <table:table-cell/>
        </table:table-row>
        <table:table-row table:style-name="ro1">
          <table:table-cell office:value-type="string" office:string-value="mimetypes" table:style-name="ce4">
            <text:p>mimetypes</text:p>
          </table:table-cell>
          <table:table-cell/>
          <table:table-cell office:value-type="string" office:string-value="exec_wine" table:style-name="ce4">
            <text:p>exec_wine</text:p>
          </table:table-cell>
          <table:table-cell/>
        </table:table-row>
        <table:table-row table:style-name="ro1">
          <table:table-cell office:value-type="string" office:string-value="mimetypes" table:style-name="ce4">
            <text:p>mimetypes</text:p>
          </table:table-cell>
          <table:table-cell/>
          <table:table-cell office:value-type="string" office:string-value="executable" table:style-name="ce4">
            <text:p>executable</text:p>
          </table:table-cell>
          <table:table-cell/>
        </table:table-row>
        <table:table-row table:style-name="ro1">
          <table:table-cell office:value-type="string" office:string-value="mimetypes" table:style-name="ce4">
            <text:p>mimetypes</text:p>
          </table:table-cell>
          <table:table-cell/>
          <table:table-cell office:value-type="string" office:string-value="file_locked" table:style-name="ce4">
            <text:p>file_locked</text:p>
          </table:table-cell>
          <table:table-cell/>
        </table:table-row>
        <table:table-row table:style-name="ro1">
          <table:table-cell office:value-type="string" office:string-value="mimetypes" table:style-name="ce4">
            <text:p>mimetypes</text:p>
          </table:table-cell>
          <table:table-cell/>
          <table:table-cell office:value-type="string" office:string-value="file_temporary" table:style-name="ce4">
            <text:p>file_temporary</text:p>
          </table:table-cell>
          <table:table-cell/>
        </table:table-row>
        <table:table-row table:style-name="ro1">
          <table:table-cell office:value-type="string" office:string-value="mimetypes" table:style-name="ce4">
            <text:p>mimetypes</text:p>
          </table:table-cell>
          <table:table-cell/>
          <table:table-cell office:value-type="string" office:string-value="font" table:style-name="ce4">
            <text:p>font</text:p>
          </table:table-cell>
          <table:table-cell/>
        </table:table-row>
        <table:table-row table:style-name="ro1">
          <table:table-cell office:value-type="string" office:string-value="mimetypes" table:style-name="ce4">
            <text:p>mimetypes</text:p>
          </table:table-cell>
          <table:table-cell/>
          <table:table-cell office:value-type="string" office:string-value="font_bitmap" table:style-name="ce4">
            <text:p>font_bitmap</text:p>
          </table:table-cell>
          <table:table-cell/>
        </table:table-row>
        <table:table-row table:style-name="ro1">
          <table:table-cell office:value-type="string" office:string-value="mimetypes" table:style-name="ce4">
            <text:p>mimetypes</text:p>
          </table:table-cell>
          <table:table-cell/>
          <table:table-cell office:value-type="string" office:string-value="font_truetype" table:style-name="ce4">
            <text:p>font_truetype</text:p>
          </table:table-cell>
          <table:table-cell/>
        </table:table-row>
        <table:table-row table:style-name="ro1">
          <table:table-cell office:value-type="string" office:string-value="mimetypes" table:style-name="ce4">
            <text:p>mimetypes</text:p>
          </table:table-cell>
          <table:table-cell/>
          <table:table-cell office:value-type="string" office:string-value="font_type1" table:style-name="ce4">
            <text:p>font_type1</text:p>
          </table:table-cell>
          <table:table-cell/>
        </table:table-row>
        <table:table-row table:style-name="ro1">
          <table:table-cell office:value-type="string" office:string-value="mimetypes" table:style-name="ce4">
            <text:p>mimetypes</text:p>
          </table:table-cell>
          <table:table-cell/>
          <table:table-cell office:value-type="string" office:string-value="formula" table:style-name="ce4">
            <text:p>formula</text:p>
          </table:table-cell>
          <table:table-cell/>
        </table:table-row>
        <table:table-row table:style-name="ro1">
          <table:table-cell office:value-type="string" office:string-value="mimetypes" table:style-name="ce4">
            <text:p>mimetypes</text:p>
          </table:table-cell>
          <table:table-cell/>
          <table:table-cell office:value-type="string" office:string-value="gettext" table:style-name="ce4">
            <text:p>gettext</text:p>
          </table:table-cell>
          <table:table-cell/>
        </table:table-row>
        <table:table-row table:style-name="ro1">
          <table:table-cell office:value-type="string" office:string-value="mimetypes" table:style-name="ce4">
            <text:p>mimetypes</text:p>
          </table:table-cell>
          <table:table-cell/>
          <table:table-cell office:value-type="string" office:string-value="gf" table:style-name="ce4">
            <text:p>gf</text:p>
          </table:table-cell>
          <table:table-cell/>
        </table:table-row>
        <table:table-row table:style-name="ro1">
          <table:table-cell office:value-type="string" office:string-value="mimetypes" table:style-name="ce4">
            <text:p>mimetypes</text:p>
          </table:table-cell>
          <table:table-cell/>
          <table:table-cell office:value-type="string" office:string-value="gnome_app_info" table:style-name="ce4">
            <text:p>gnome_app_info</text:p>
          </table:table-cell>
          <table:table-cell/>
        </table:table-row>
        <table:table-row table:style-name="ro1">
          <table:table-cell office:value-type="string" office:string-value="mimetypes" table:style-name="ce4">
            <text:p>mimetypes</text:p>
          </table:table-cell>
          <table:table-cell/>
          <table:table-cell office:value-type="string" office:string-value="gnome-library" table:style-name="ce4">
            <text:p>gnome-library</text:p>
          </table:table-cell>
          <table:table-cell/>
        </table:table-row>
        <table:table-row table:style-name="ro1">
          <table:table-cell office:value-type="string" office:string-value="mimetypes" table:style-name="ce4">
            <text:p>mimetypes</text:p>
          </table:table-cell>
          <table:table-cell/>
          <table:table-cell office:value-type="string" office:string-value="graphic" table:style-name="ce4">
            <text:p>graphic</text:p>
          </table:table-cell>
          <table:table-cell/>
        </table:table-row>
        <table:table-row table:style-name="ro1">
          <table:table-cell office:value-type="string" office:string-value="mimetypes" table:style-name="ce4">
            <text:p>mimetypes</text:p>
          </table:table-cell>
          <table:table-cell/>
          <table:table-cell office:value-type="string" office:string-value="html" table:style-name="ce4">
            <text:p>html</text:p>
          </table:table-cell>
          <table:table-cell/>
        </table:table-row>
        <table:table-row table:style-name="ro1">
          <table:table-cell office:value-type="string" office:string-value="mimetypes" table:style-name="ce4">
            <text:p>mimetypes</text:p>
          </table:table-cell>
          <table:table-cell/>
          <table:table-cell office:value-type="string" office:string-value="igc" table:style-name="ce4">
            <text:p>igc</text:p>
          </table:table-cell>
          <table:table-cell/>
        </table:table-row>
        <table:table-row table:style-name="ro1">
          <table:table-cell office:value-type="string" office:string-value="mimetypes" table:style-name="ce4">
            <text:p>mimetypes</text:p>
          </table:table-cell>
          <table:table-cell/>
          <table:table-cell office:value-type="string" office:string-value="image" table:style-name="ce4">
            <text:p>image</text:p>
          </table:table-cell>
          <table:table-cell/>
        </table:table-row>
        <table:table-row table:style-name="ro1">
          <table:table-cell office:value-type="string" office:string-value="mimetypes" table:style-name="ce4">
            <text:p>mimetypes</text:p>
          </table:table-cell>
          <table:table-cell/>
          <table:table-cell office:value-type="string" office:string-value="image2" table:style-name="ce4">
            <text:p>image2</text:p>
          </table:table-cell>
          <table:table-cell/>
        </table:table-row>
        <table:table-row table:style-name="ro1">
          <table:table-cell office:value-type="string" office:string-value="mimetypes" table:style-name="ce4">
            <text:p>mimetypes</text:p>
          </table:table-cell>
          <table:table-cell/>
          <table:table-cell office:value-type="string" office:string-value="images" table:style-name="ce4">
            <text:p>images</text:p>
          </table:table-cell>
          <table:table-cell/>
        </table:table-row>
        <table:table-row table:style-name="ro1">
          <table:table-cell office:value-type="string" office:string-value="mimetypes" table:style-name="ce4">
            <text:p>mimetypes</text:p>
          </table:table-cell>
          <table:table-cell/>
          <table:table-cell office:value-type="string" office:string-value="ipod" table:style-name="ce4">
            <text:p>ipod</text:p>
          </table:table-cell>
          <table:table-cell/>
        </table:table-row>
        <table:table-row table:style-name="ro1">
          <table:table-cell office:value-type="string" office:string-value="mimetypes" table:style-name="ce4">
            <text:p>mimetypes</text:p>
          </table:table-cell>
          <table:table-cell/>
          <table:table-cell office:value-type="string" office:string-value="jar" table:style-name="ce4">
            <text:p>jar</text:p>
          </table:table-cell>
          <table:table-cell/>
        </table:table-row>
        <table:table-row table:style-name="ro1">
          <table:table-cell office:value-type="string" office:string-value="mimetypes" table:style-name="ce4">
            <text:p>mimetypes</text:p>
          </table:table-cell>
          <table:table-cell/>
          <table:table-cell office:value-type="string" office:string-value="java_jar" table:style-name="ce4">
            <text:p>java_jar</text:p>
          </table:table-cell>
          <table:table-cell/>
        </table:table-row>
        <table:table-row table:style-name="ro1">
          <table:table-cell office:value-type="string" office:string-value="mimetypes" table:style-name="ce4">
            <text:p>mimetypes</text:p>
          </table:table-cell>
          <table:table-cell/>
          <table:table-cell office:value-type="string" office:string-value="javascript" table:style-name="ce4">
            <text:p>javascript</text:p>
          </table:table-cell>
          <table:table-cell/>
        </table:table-row>
        <table:table-row table:style-name="ro1">
          <table:table-cell office:value-type="string" office:string-value="mimetypes" table:style-name="ce4">
            <text:p>mimetypes</text:p>
          </table:table-cell>
          <table:table-cell/>
          <table:table-cell office:value-type="string" office:string-value="karbon_karbon" table:style-name="ce4">
            <text:p>karbon_karbon</text:p>
          </table:table-cell>
          <table:table-cell/>
        </table:table-row>
        <table:table-row table:style-name="ro1">
          <table:table-cell office:value-type="string" office:string-value="mimetypes" table:style-name="ce4">
            <text:p>mimetypes</text:p>
          </table:table-cell>
          <table:table-cell/>
          <table:table-cell office:value-type="string" office:string-value="kchart_chrt" table:style-name="ce4">
            <text:p>kchart_chrt</text:p>
          </table:table-cell>
          <table:table-cell/>
        </table:table-row>
        <table:table-row table:style-name="ro1">
          <table:table-cell office:value-type="string" office:string-value="mimetypes" table:style-name="ce4">
            <text:p>mimetypes</text:p>
          </table:table-cell>
          <table:table-cell/>
          <table:table-cell office:value-type="string" office:string-value="kdevelop_project" table:style-name="ce4">
            <text:p>kdevelop_project</text:p>
          </table:table-cell>
          <table:table-cell/>
        </table:table-row>
        <table:table-row table:style-name="ro1">
          <table:table-cell office:value-type="string" office:string-value="mimetypes" table:style-name="ce4">
            <text:p>mimetypes</text:p>
          </table:table-cell>
          <table:table-cell/>
          <table:table-cell office:value-type="string" office:string-value="kexi" table:style-name="ce4">
            <text:p>kexi</text:p>
          </table:table-cell>
          <table:table-cell/>
        </table:table-row>
        <table:table-row table:style-name="ro1">
          <table:table-cell office:value-type="string" office:string-value="mimetypes" table:style-name="ce4">
            <text:p>mimetypes</text:p>
          </table:table-cell>
          <table:table-cell/>
          <table:table-cell office:value-type="string" office:string-value="kexi_kexi" table:style-name="ce4">
            <text:p>kexi_kexi</text:p>
          </table:table-cell>
          <table:table-cell/>
        </table:table-row>
        <table:table-row table:style-name="ro1">
          <table:table-cell office:value-type="string" office:string-value="mimetypes" table:style-name="ce4">
            <text:p>mimetypes</text:p>
          </table:table-cell>
          <table:table-cell/>
          <table:table-cell office:value-type="string" office:string-value="kexiproject_shortcut" table:style-name="ce4">
            <text:p>kexiproject_shortcut</text:p>
          </table:table-cell>
          <table:table-cell/>
        </table:table-row>
        <table:table-row table:style-name="ro1">
          <table:table-cell office:value-type="string" office:string-value="mimetypes" table:style-name="ce4">
            <text:p>mimetypes</text:p>
          </table:table-cell>
          <table:table-cell/>
          <table:table-cell office:value-type="string" office:string-value="kexiproject_sqlite" table:style-name="ce4">
            <text:p>kexiproject_sqlite</text:p>
          </table:table-cell>
          <table:table-cell/>
        </table:table-row>
        <table:table-row table:style-name="ro1">
          <table:table-cell office:value-type="string" office:string-value="mimetypes" table:style-name="ce4">
            <text:p>mimetypes</text:p>
          </table:table-cell>
          <table:table-cell/>
          <table:table-cell office:value-type="string" office:string-value="kexiproject_sqlite2" table:style-name="ce4">
            <text:p>kexiproject_sqlite2</text:p>
          </table:table-cell>
          <table:table-cell/>
        </table:table-row>
        <table:table-row table:style-name="ro1">
          <table:table-cell office:value-type="string" office:string-value="mimetypes" table:style-name="ce4">
            <text:p>mimetypes</text:p>
          </table:table-cell>
          <table:table-cell/>
          <table:table-cell office:value-type="string" office:string-value="kformula_kfo" table:style-name="ce4">
            <text:p>kformula_kfo</text:p>
          </table:table-cell>
          <table:table-cell/>
        </table:table-row>
        <table:table-row table:style-name="ro1">
          <table:table-cell office:value-type="string" office:string-value="mimetypes" table:style-name="ce4">
            <text:p>mimetypes</text:p>
          </table:table-cell>
          <table:table-cell/>
          <table:table-cell office:value-type="string" office:string-value="kget_list" table:style-name="ce4">
            <text:p>kget_list</text:p>
          </table:table-cell>
          <table:table-cell/>
        </table:table-row>
        <table:table-row table:style-name="ro1">
          <table:table-cell office:value-type="string" office:string-value="mimetypes" table:style-name="ce4">
            <text:p>mimetypes</text:p>
          </table:table-cell>
          <table:table-cell/>
          <table:table-cell office:value-type="string" office:string-value="kig_doc" table:style-name="ce4">
            <text:p>kig_doc</text:p>
          </table:table-cell>
          <table:table-cell/>
        </table:table-row>
        <table:table-row table:style-name="ro1">
          <table:table-cell office:value-type="string" office:string-value="mimetypes" table:style-name="ce4">
            <text:p>mimetypes</text:p>
          </table:table-cell>
          <table:table-cell/>
          <table:table-cell office:value-type="string" office:string-value="kivio_flw" table:style-name="ce4">
            <text:p>kivio_flw</text:p>
          </table:table-cell>
          <table:table-cell/>
        </table:table-row>
        <table:table-row table:style-name="ro1">
          <table:table-cell office:value-type="string" office:string-value="mimetypes" table:style-name="ce4">
            <text:p>mimetypes</text:p>
          </table:table-cell>
          <table:table-cell/>
          <table:table-cell office:value-type="string" office:string-value="kmultiple" table:style-name="ce4">
            <text:p>kmultiple</text:p>
          </table:table-cell>
          <table:table-cell/>
        </table:table-row>
        <table:table-row table:style-name="ro1">
          <table:table-cell office:value-type="string" office:string-value="mimetypes" table:style-name="ce4">
            <text:p>mimetypes</text:p>
          </table:table-cell>
          <table:table-cell/>
          <table:table-cell office:value-type="string" office:string-value="kmy" table:style-name="ce4">
            <text:p>kmy</text:p>
          </table:table-cell>
          <table:table-cell/>
        </table:table-row>
        <table:table-row table:style-name="ro1">
          <table:table-cell office:value-type="string" office:string-value="mimetypes" table:style-name="ce4">
            <text:p>mimetypes</text:p>
          </table:table-cell>
          <table:table-cell/>
          <table:table-cell office:value-type="string" office:string-value="koffice" table:style-name="ce4">
            <text:p>koffice</text:p>
          </table:table-cell>
          <table:table-cell/>
        </table:table-row>
        <table:table-row table:style-name="ro1">
          <table:table-cell office:value-type="string" office:string-value="mimetypes" table:style-name="ce4">
            <text:p>mimetypes</text:p>
          </table:table-cell>
          <table:table-cell/>
          <table:table-cell office:value-type="string" office:string-value="kopete_emoticons" table:style-name="ce4">
            <text:p>kopete_emoticons</text:p>
          </table:table-cell>
          <table:table-cell/>
        </table:table-row>
        <table:table-row table:style-name="ro1">
          <table:table-cell office:value-type="string" office:string-value="mimetypes" table:style-name="ce4">
            <text:p>mimetypes</text:p>
          </table:table-cell>
          <table:table-cell/>
          <table:table-cell office:value-type="string" office:string-value="kpovmodeler_doc" table:style-name="ce4">
            <text:p>kpovmodeler_doc</text:p>
          </table:table-cell>
          <table:table-cell/>
        </table:table-row>
        <table:table-row table:style-name="ro1">
          <table:table-cell office:value-type="string" office:string-value="mimetypes" table:style-name="ce4">
            <text:p>mimetypes</text:p>
          </table:table-cell>
          <table:table-cell/>
          <table:table-cell office:value-type="string" office:string-value="kpresenter_kpr" table:style-name="ce4">
            <text:p>kpresenter_kpr</text:p>
          </table:table-cell>
          <table:table-cell/>
        </table:table-row>
        <table:table-row table:style-name="ro1">
          <table:table-cell office:value-type="string" office:string-value="mimetypes" table:style-name="ce4">
            <text:p>mimetypes</text:p>
          </table:table-cell>
          <table:table-cell/>
          <table:table-cell office:value-type="string" office:string-value="krec_fileempty_krec" table:style-name="ce4">
            <text:p>krec_fileempty_krec</text:p>
          </table:table-cell>
          <table:table-cell/>
        </table:table-row>
        <table:table-row table:style-name="ro1">
          <table:table-cell office:value-type="string" office:string-value="mimetypes" table:style-name="ce4">
            <text:p>mimetypes</text:p>
          </table:table-cell>
          <table:table-cell/>
          <table:table-cell office:value-type="string" office:string-value="krec_fileplay_krec" table:style-name="ce4">
            <text:p>krec_fileplay_krec</text:p>
          </table:table-cell>
          <table:table-cell/>
        </table:table-row>
        <table:table-row table:style-name="ro1">
          <table:table-cell office:value-type="string" office:string-value="mimetypes" table:style-name="ce4">
            <text:p>mimetypes</text:p>
          </table:table-cell>
          <table:table-cell/>
          <table:table-cell office:value-type="string" office:string-value="krec_filerec_krec" table:style-name="ce4">
            <text:p>krec_filerec_krec</text:p>
          </table:table-cell>
          <table:table-cell/>
        </table:table-row>
        <table:table-row table:style-name="ro1">
          <table:table-cell office:value-type="string" office:string-value="mimetypes" table:style-name="ce4">
            <text:p>mimetypes</text:p>
          </table:table-cell>
          <table:table-cell/>
          <table:table-cell office:value-type="string" office:string-value="krita_kra" table:style-name="ce4">
            <text:p>krita_kra</text:p>
          </table:table-cell>
          <table:table-cell/>
        </table:table-row>
        <table:table-row table:style-name="ro1">
          <table:table-cell office:value-type="string" office:string-value="mimetypes" table:style-name="ce4">
            <text:p>mimetypes</text:p>
          </table:table-cell>
          <table:table-cell/>
          <table:table-cell office:value-type="string" office:string-value="kspread_ksp" table:style-name="ce4">
            <text:p>kspread_ksp</text:p>
          </table:table-cell>
          <table:table-cell/>
        </table:table-row>
        <table:table-row table:style-name="ro1">
          <table:table-cell office:value-type="string" office:string-value="mimetypes" table:style-name="ce4">
            <text:p>mimetypes</text:p>
          </table:table-cell>
          <table:table-cell/>
          <table:table-cell office:value-type="string" office:string-value="kugar_kud" table:style-name="ce4">
            <text:p>kugar_kud</text:p>
          </table:table-cell>
          <table:table-cell/>
        </table:table-row>
        <table:table-row table:style-name="ro1">
          <table:table-cell office:value-type="string" office:string-value="mimetypes" table:style-name="ce4">
            <text:p>mimetypes</text:p>
          </table:table-cell>
          <table:table-cell/>
          <table:table-cell office:value-type="string" office:string-value="kugardata" table:style-name="ce4">
            <text:p>kugardata</text:p>
          </table:table-cell>
          <table:table-cell/>
        </table:table-row>
        <table:table-row table:style-name="ro1">
          <table:table-cell office:value-type="string" office:string-value="mimetypes" table:style-name="ce4">
            <text:p>mimetypes</text:p>
          </table:table-cell>
          <table:table-cell/>
          <table:table-cell office:value-type="string" office:string-value="kword_kwd" table:style-name="ce4">
            <text:p>kword_kwd</text:p>
          </table:table-cell>
          <table:table-cell/>
        </table:table-row>
        <table:table-row table:style-name="ro1">
          <table:table-cell office:value-type="string" office:string-value="mimetypes" table:style-name="ce4">
            <text:p>mimetypes</text:p>
          </table:table-cell>
          <table:table-cell/>
          <table:table-cell office:value-type="string" office:string-value="kwordquiz_do" table:style-name="ce4">
            <text:p>kwordquiz_do</text:p>
          </table:table-cell>
          <table:table-cell/>
        </table:table-row>
        <table:table-row table:style-name="ro1">
          <table:table-cell office:value-type="string" office:string-value="mimetypes" table:style-name="ce4">
            <text:p>mimetypes</text:p>
          </table:table-cell>
          <table:table-cell/>
          <table:table-cell office:value-type="string" office:string-value="kwordquiz_doc" table:style-name="ce4">
            <text:p>kwordquiz_doc</text:p>
          </table:table-cell>
          <table:table-cell/>
        </table:table-row>
        <table:table-row table:style-name="ro1">
          <table:table-cell office:value-type="string" office:string-value="mimetypes" table:style-name="ce4">
            <text:p>mimetypes</text:p>
          </table:table-cell>
          <table:table-cell/>
          <table:table-cell office:value-type="string" office:string-value="kwordquiz_doc_kwordquiz" table:style-name="ce4">
            <text:p>kwordquiz_doc_kwordquiz</text:p>
          </table:table-cell>
          <table:table-cell/>
        </table:table-row>
        <table:table-row table:style-name="ro1">
          <table:table-cell office:value-type="string" office:string-value="mimetypes" table:style-name="ce4">
            <text:p>mimetypes</text:p>
          </table:table-cell>
          <table:table-cell/>
          <table:table-cell office:value-type="string" office:string-value="log" table:style-name="ce4">
            <text:p>log</text:p>
          </table:table-cell>
          <table:table-cell/>
        </table:table-row>
        <table:table-row table:style-name="ro1">
          <table:table-cell office:value-type="string" office:string-value="mimetypes" table:style-name="ce4">
            <text:p>mimetypes</text:p>
          </table:table-cell>
          <table:table-cell/>
          <table:table-cell office:value-type="string" office:string-value="lpl" table:style-name="ce4">
            <text:p>lpl</text:p>
          </table:table-cell>
          <table:table-cell/>
        </table:table-row>
        <table:table-row table:style-name="ro1">
          <table:table-cell office:value-type="string" office:string-value="mimetypes" table:style-name="ce4">
            <text:p>mimetypes</text:p>
          </table:table-cell>
          <table:table-cell/>
          <table:table-cell office:value-type="string" office:string-value="make" table:style-name="ce4">
            <text:p>make</text:p>
          </table:table-cell>
          <table:table-cell/>
        </table:table-row>
        <table:table-row table:style-name="ro1">
          <table:table-cell office:value-type="string" office:string-value="mimetypes" table:style-name="ce4">
            <text:p>mimetypes</text:p>
          </table:table-cell>
          <table:table-cell/>
          <table:table-cell office:value-type="string" office:string-value="man" table:style-name="ce4">
            <text:p>man</text:p>
          </table:table-cell>
          <table:table-cell/>
        </table:table-row>
        <table:table-row table:style-name="ro1">
          <table:table-cell office:value-type="string" office:string-value="mimetypes" table:style-name="ce4">
            <text:p>mimetypes</text:p>
          </table:table-cell>
          <table:table-cell/>
          <table:table-cell office:value-type="string" office:string-value="message" table:style-name="ce4">
            <text:p>message</text:p>
          </table:table-cell>
          <table:table-cell/>
        </table:table-row>
        <table:table-row table:style-name="ro1">
          <table:table-cell office:value-type="string" office:string-value="mimetypes" table:style-name="ce4">
            <text:p>mimetypes</text:p>
          </table:table-cell>
          <table:table-cell/>
          <table:table-cell office:value-type="string" office:string-value="metafont" table:style-name="ce4">
            <text:p>metafont</text:p>
          </table:table-cell>
          <table:table-cell/>
        </table:table-row>
        <table:table-row table:style-name="ro1">
          <table:table-cell office:value-type="string" office:string-value="mimetypes" table:style-name="ce4">
            <text:p>mimetypes</text:p>
          </table:table-cell>
          <table:table-cell/>
          <table:table-cell office:value-type="string" office:string-value="midi" table:style-name="ce4">
            <text:p>midi</text:p>
          </table:table-cell>
          <table:table-cell/>
        </table:table-row>
        <table:table-row table:style-name="ro1">
          <table:table-cell office:value-type="string" office:string-value="mimetypes" table:style-name="ce4">
            <text:p>mimetypes</text:p>
          </table:table-cell>
          <table:table-cell/>
          <table:table-cell office:value-type="string" office:string-value="mime" table:style-name="ce4">
            <text:p>mime</text:p>
          </table:table-cell>
          <table:table-cell/>
        </table:table-row>
        <table:table-row table:style-name="ro1">
          <table:table-cell office:value-type="string" office:string-value="mimetypes" table:style-name="ce4">
            <text:p>mimetypes</text:p>
          </table:table-cell>
          <table:table-cell/>
          <table:table-cell office:value-type="string" office:string-value="mime_kaffeine" table:style-name="ce4">
            <text:p>mime_kaffeine</text:p>
          </table:table-cell>
          <table:table-cell/>
        </table:table-row>
        <table:table-row table:style-name="ro1">
          <table:table-cell office:value-type="string" office:string-value="mimetypes" table:style-name="ce4">
            <text:p>mimetypes</text:p>
          </table:table-cell>
          <table:table-cell/>
          <table:table-cell office:value-type="string" office:string-value="mime_lyx" table:style-name="ce4">
            <text:p>mime_lyx</text:p>
          </table:table-cell>
          <table:table-cell/>
        </table:table-row>
        <table:table-row table:style-name="ro1">
          <table:table-cell office:value-type="string" office:string-value="mimetypes" table:style-name="ce4">
            <text:p>mimetypes</text:p>
          </table:table-cell>
          <table:table-cell/>
          <table:table-cell office:value-type="string" office:string-value="mime_video" table:style-name="ce4">
            <text:p>mime_video</text:p>
          </table:table-cell>
          <table:table-cell/>
        </table:table-row>
        <table:table-row table:style-name="ro1">
          <table:table-cell office:value-type="string" office:string-value="mimetypes" table:style-name="ce4">
            <text:p>mimetypes</text:p>
          </table:table-cell>
          <table:table-cell/>
          <table:table-cell office:value-type="string" office:string-value="misc" table:style-name="ce4">
            <text:p>misc</text:p>
          </table:table-cell>
          <table:table-cell/>
        </table:table-row>
        <table:table-row table:style-name="ro1">
          <table:table-cell office:value-type="string" office:string-value="mimetypes" table:style-name="ce4">
            <text:p>mimetypes</text:p>
          </table:table-cell>
          <table:table-cell/>
          <table:table-cell office:value-type="string" office:string-value="misc_doc" table:style-name="ce4">
            <text:p>misc_doc</text:p>
          </table:table-cell>
          <table:table-cell/>
        </table:table-row>
        <table:table-row table:style-name="ro1">
          <table:table-cell office:value-type="string" office:string-value="mimetypes" table:style-name="ce4">
            <text:p>mimetypes</text:p>
          </table:table-cell>
          <table:table-cell/>
          <table:table-cell office:value-type="string" office:string-value="moc_src" table:style-name="ce4">
            <text:p>moc_src</text:p>
          </table:table-cell>
          <table:table-cell/>
        </table:table-row>
        <table:table-row table:style-name="ro1">
          <table:table-cell office:value-type="string" office:string-value="mimetypes" table:style-name="ce4">
            <text:p>mimetypes</text:p>
          </table:table-cell>
          <table:table-cell/>
          <table:table-cell office:value-type="string" office:string-value="money" table:style-name="ce4">
            <text:p>money</text:p>
          </table:table-cell>
          <table:table-cell/>
        </table:table-row>
        <table:table-row table:style-name="ro1">
          <table:table-cell office:value-type="string" office:string-value="mimetypes" table:style-name="ce4">
            <text:p>mimetypes</text:p>
          </table:table-cell>
          <table:table-cell/>
          <table:table-cell office:value-type="string" office:string-value="mozilla_doc" table:style-name="ce4">
            <text:p>mozilla_doc</text:p>
          </table:table-cell>
          <table:table-cell/>
        </table:table-row>
        <table:table-row table:style-name="ro1">
          <table:table-cell office:value-type="string" office:string-value="mimetypes" table:style-name="ce4">
            <text:p>mimetypes</text:p>
          </table:table-cell>
          <table:table-cell/>
          <table:table-cell office:value-type="string" office:string-value="netscape" table:style-name="ce4">
            <text:p>netscape</text:p>
          </table:table-cell>
          <table:table-cell/>
        </table:table-row>
        <table:table-row table:style-name="ro1">
          <table:table-cell office:value-type="string" office:string-value="mimetypes" table:style-name="ce4">
            <text:p>mimetypes</text:p>
          </table:table-cell>
          <table:table-cell/>
          <table:table-cell office:value-type="string" office:string-value="netscape_doc" table:style-name="ce4">
            <text:p>netscape_doc</text:p>
          </table:table-cell>
          <table:table-cell/>
        </table:table-row>
        <table:table-row table:style-name="ro1">
          <table:table-cell office:value-type="string" office:string-value="mimetypes" table:style-name="ce4">
            <text:p>mimetypes</text:p>
          </table:table-cell>
          <table:table-cell/>
          <table:table-cell office:value-type="string" office:string-value="news" table:style-name="ce4">
            <text:p>news</text:p>
          </table:table-cell>
          <table:table-cell/>
        </table:table-row>
        <table:table-row table:style-name="ro1">
          <table:table-cell office:value-type="string" office:string-value="mimetypes" table:style-name="ce4">
            <text:p>mimetypes</text:p>
          </table:table-cell>
          <table:table-cell/>
          <table:table-cell office:value-type="string" office:string-value="odf" table:style-name="ce4">
            <text:p>odf</text:p>
          </table:table-cell>
          <table:table-cell/>
        </table:table-row>
        <table:table-row table:style-name="ro1">
          <table:table-cell office:value-type="string" office:string-value="mimetypes" table:style-name="ce4">
            <text:p>mimetypes</text:p>
          </table:table-cell>
          <table:table-cell/>
          <table:table-cell office:value-type="string" office:string-value="odf-odb" table:style-name="ce4">
            <text:p>odf-odb</text:p>
          </table:table-cell>
          <table:table-cell/>
        </table:table-row>
        <table:table-row table:style-name="ro1">
          <table:table-cell office:value-type="string" office:string-value="mimetypes" table:style-name="ce4">
            <text:p>mimetypes</text:p>
          </table:table-cell>
          <table:table-cell/>
          <table:table-cell office:value-type="string" office:string-value="odf-odc" table:style-name="ce4">
            <text:p>odf-odc</text:p>
          </table:table-cell>
          <table:table-cell/>
        </table:table-row>
        <table:table-row table:style-name="ro1">
          <table:table-cell office:value-type="string" office:string-value="mimetypes" table:style-name="ce4">
            <text:p>mimetypes</text:p>
          </table:table-cell>
          <table:table-cell/>
          <table:table-cell office:value-type="string" office:string-value="odf-odf" table:style-name="ce4">
            <text:p>odf-odf</text:p>
          </table:table-cell>
          <table:table-cell/>
        </table:table-row>
        <table:table-row table:style-name="ro1">
          <table:table-cell office:value-type="string" office:string-value="mimetypes" table:style-name="ce4">
            <text:p>mimetypes</text:p>
          </table:table-cell>
          <table:table-cell/>
          <table:table-cell office:value-type="string" office:string-value="odf-odg" table:style-name="ce4">
            <text:p>odf-odg</text:p>
          </table:table-cell>
          <table:table-cell/>
        </table:table-row>
        <table:table-row table:style-name="ro1">
          <table:table-cell office:value-type="string" office:string-value="mimetypes" table:style-name="ce4">
            <text:p>mimetypes</text:p>
          </table:table-cell>
          <table:table-cell/>
          <table:table-cell office:value-type="string" office:string-value="odf-odi" table:style-name="ce4">
            <text:p>odf-odi</text:p>
          </table:table-cell>
          <table:table-cell/>
        </table:table-row>
        <table:table-row table:style-name="ro1">
          <table:table-cell office:value-type="string" office:string-value="mimetypes" table:style-name="ce4">
            <text:p>mimetypes</text:p>
          </table:table-cell>
          <table:table-cell/>
          <table:table-cell office:value-type="string" office:string-value="odf-odp" table:style-name="ce4">
            <text:p>odf-odp</text:p>
          </table:table-cell>
          <table:table-cell/>
        </table:table-row>
        <table:table-row table:style-name="ro1">
          <table:table-cell office:value-type="string" office:string-value="mimetypes" table:style-name="ce4">
            <text:p>mimetypes</text:p>
          </table:table-cell>
          <table:table-cell/>
          <table:table-cell office:value-type="string" office:string-value="odf-ods" table:style-name="ce4">
            <text:p>odf-ods</text:p>
          </table:table-cell>
          <table:table-cell/>
        </table:table-row>
        <table:table-row table:style-name="ro1">
          <table:table-cell office:value-type="string" office:string-value="mimetypes" table:style-name="ce4">
            <text:p>mimetypes</text:p>
          </table:table-cell>
          <table:table-cell/>
          <table:table-cell office:value-type="string" office:string-value="odf-odt" table:style-name="ce4">
            <text:p>odf-odt</text:p>
          </table:table-cell>
          <table:table-cell/>
        </table:table-row>
        <table:table-row table:style-name="ro1">
          <table:table-cell office:value-type="string" office:string-value="mimetypes" table:style-name="ce4">
            <text:p>mimetypes</text:p>
          </table:table-cell>
          <table:table-cell/>
          <table:table-cell office:value-type="string" office:string-value="pdf" table:style-name="ce4">
            <text:p>pdf</text:p>
          </table:table-cell>
          <table:table-cell/>
        </table:table-row>
        <table:table-row table:style-name="ro1">
          <table:table-cell office:value-type="string" office:string-value="mimetypes" table:style-name="ce4">
            <text:p>mimetypes</text:p>
          </table:table-cell>
          <table:table-cell/>
          <table:table-cell office:value-type="string" office:string-value="php" table:style-name="ce4">
            <text:p>php</text:p>
          </table:table-cell>
          <table:table-cell/>
        </table:table-row>
        <table:table-row table:style-name="ro1">
          <table:table-cell office:value-type="string" office:string-value="mimetypes" table:style-name="ce4">
            <text:p>mimetypes</text:p>
          </table:table-cell>
          <table:table-cell/>
          <table:table-cell office:value-type="string" office:string-value="pk" table:style-name="ce4">
            <text:p>pk</text:p>
          </table:table-cell>
          <table:table-cell/>
        </table:table-row>
        <table:table-row table:style-name="ro1">
          <table:table-cell office:value-type="string" office:string-value="mimetypes" table:style-name="ce4">
            <text:p>mimetypes</text:p>
          </table:table-cell>
          <table:table-cell/>
          <table:table-cell office:value-type="string" office:string-value="plasmoid" table:style-name="ce4">
            <text:p>plasmoid</text:p>
          </table:table-cell>
          <table:table-cell/>
        </table:table-row>
        <table:table-row table:style-name="ro1">
          <table:table-cell office:value-type="string" office:string-value="mimetypes" table:style-name="ce4">
            <text:p>mimetypes</text:p>
          </table:table-cell>
          <table:table-cell/>
          <table:table-cell office:value-type="string" office:string-value="postscript" table:style-name="ce4">
            <text:p>postscript</text:p>
          </table:table-cell>
          <table:table-cell/>
        </table:table-row>
        <table:table-row table:style-name="ro1">
          <table:table-cell office:value-type="string" office:string-value="mimetypes" table:style-name="ce4">
            <text:p>mimetypes</text:p>
          </table:table-cell>
          <table:table-cell/>
          <table:table-cell office:value-type="string" office:string-value="presentation" table:style-name="ce4">
            <text:p>presentation</text:p>
          </table:table-cell>
          <table:table-cell/>
        </table:table-row>
        <table:table-row table:style-name="ro1">
          <table:table-cell office:value-type="string" office:string-value="mimetypes" table:style-name="ce4">
            <text:p>mimetypes</text:p>
          </table:table-cell>
          <table:table-cell/>
          <table:table-cell office:value-type="string" office:string-value="printer" table:style-name="ce4">
            <text:p>printer</text:p>
          </table:table-cell>
          <table:table-cell/>
        </table:table-row>
        <table:table-row table:style-name="ro1">
          <table:table-cell office:value-type="string" office:string-value="mimetypes" table:style-name="ce4">
            <text:p>mimetypes</text:p>
          </table:table-cell>
          <table:table-cell/>
          <table:table-cell office:value-type="string" office:string-value="psd" table:style-name="ce4">
            <text:p>psd</text:p>
          </table:table-cell>
          <table:table-cell/>
        </table:table-row>
        <table:table-row table:style-name="ro1">
          <table:table-cell office:value-type="string" office:string-value="mimetypes" table:style-name="ce4">
            <text:p>mimetypes</text:p>
          </table:table-cell>
          <table:table-cell/>
          <table:table-cell office:value-type="string" office:string-value="quicktime" table:style-name="ce4">
            <text:p>quicktime</text:p>
          </table:table-cell>
          <table:table-cell/>
        </table:table-row>
        <table:table-row table:style-name="ro1">
          <table:table-cell office:value-type="string" office:string-value="mimetypes" table:style-name="ce4">
            <text:p>mimetypes</text:p>
          </table:table-cell>
          <table:table-cell/>
          <table:table-cell office:value-type="string" office:string-value="readme" table:style-name="ce4">
            <text:p>readme</text:p>
          </table:table-cell>
          <table:table-cell/>
        </table:table-row>
        <table:table-row table:style-name="ro1">
          <table:table-cell office:value-type="string" office:string-value="mimetypes" table:style-name="ce4">
            <text:p>mimetypes</text:p>
          </table:table-cell>
          <table:table-cell/>
          <table:table-cell office:value-type="string" office:string-value="real" table:style-name="ce4">
            <text:p>real</text:p>
          </table:table-cell>
          <table:table-cell/>
        </table:table-row>
        <table:table-row table:style-name="ro1">
          <table:table-cell office:value-type="string" office:string-value="mimetypes" table:style-name="ce4">
            <text:p>mimetypes</text:p>
          </table:table-cell>
          <table:table-cell/>
          <table:table-cell office:value-type="string" office:string-value="real_doc" table:style-name="ce4">
            <text:p>real_doc</text:p>
          </table:table-cell>
          <table:table-cell/>
        </table:table-row>
        <table:table-row table:style-name="ro1">
          <table:table-cell office:value-type="string" office:string-value="mimetypes" table:style-name="ce4">
            <text:p>mimetypes</text:p>
          </table:table-cell>
          <table:table-cell/>
          <table:table-cell office:value-type="string" office:string-value="recycled" table:style-name="ce4">
            <text:p>recycled</text:p>
          </table:table-cell>
          <table:table-cell/>
        </table:table-row>
        <table:table-row table:style-name="ro1">
          <table:table-cell office:value-type="string" office:string-value="mimetypes" table:style-name="ce4">
            <text:p>mimetypes</text:p>
          </table:table-cell>
          <table:table-cell/>
          <table:table-cell office:value-type="string" office:string-value="reject" table:style-name="ce4">
            <text:p>reject</text:p>
          </table:table-cell>
          <table:table-cell/>
        </table:table-row>
        <table:table-row table:style-name="ro1">
          <table:table-cell office:value-type="string" office:string-value="mimetypes" table:style-name="ce4">
            <text:p>mimetypes</text:p>
          </table:table-cell>
          <table:table-cell/>
          <table:table-cell office:value-type="string" office:string-value="resource" table:style-name="ce4">
            <text:p>resource</text:p>
          </table:table-cell>
          <table:table-cell/>
        </table:table-row>
        <table:table-row table:style-name="ro1">
          <table:table-cell office:value-type="string" office:string-value="mimetypes" table:style-name="ce4">
            <text:p>mimetypes</text:p>
          </table:table-cell>
          <table:table-cell/>
          <table:table-cell office:value-type="string" office:string-value="rpm" table:style-name="ce4">
            <text:p>rpm</text:p>
          </table:table-cell>
          <table:table-cell/>
        </table:table-row>
        <table:table-row table:style-name="ro1">
          <table:table-cell office:value-type="string" office:string-value="mimetypes" table:style-name="ce4">
            <text:p>mimetypes</text:p>
          </table:table-cell>
          <table:table-cell/>
          <table:table-cell office:value-type="string" office:string-value="shellscript" table:style-name="ce4">
            <text:p>shellscript</text:p>
          </table:table-cell>
          <table:table-cell/>
        </table:table-row>
        <table:table-row table:style-name="ro1">
          <table:table-cell office:value-type="string" office:string-value="mimetypes" table:style-name="ce4">
            <text:p>mimetypes</text:p>
          </table:table-cell>
          <table:table-cell/>
          <table:table-cell office:value-type="string" office:string-value="soffice" table:style-name="ce4">
            <text:p>soffice</text:p>
          </table:table-cell>
          <table:table-cell/>
        </table:table-row>
        <table:table-row table:style-name="ro1">
          <table:table-cell office:value-type="string" office:string-value="mimetypes" table:style-name="ce4">
            <text:p>mimetypes</text:p>
          </table:table-cell>
          <table:table-cell/>
          <table:table-cell office:value-type="string" office:string-value="sound" table:style-name="ce4">
            <text:p>sound</text:p>
          </table:table-cell>
          <table:table-cell/>
        </table:table-row>
        <table:table-row table:style-name="ro1">
          <table:table-cell office:value-type="string" office:string-value="mimetypes" table:style-name="ce4">
            <text:p>mimetypes</text:p>
          </table:table-cell>
          <table:table-cell/>
          <table:table-cell office:value-type="string" office:string-value="source_c" table:style-name="ce4">
            <text:p>source_c</text:p>
          </table:table-cell>
          <table:table-cell/>
        </table:table-row>
        <table:table-row table:style-name="ro1">
          <table:table-cell office:value-type="string" office:string-value="mimetypes" table:style-name="ce4">
            <text:p>mimetypes</text:p>
          </table:table-cell>
          <table:table-cell/>
          <table:table-cell office:value-type="string" office:string-value="source_cpp" table:style-name="ce4">
            <text:p>source_cpp</text:p>
          </table:table-cell>
          <table:table-cell/>
        </table:table-row>
        <table:table-row table:style-name="ro1">
          <table:table-cell office:value-type="string" office:string-value="mimetypes" table:style-name="ce4">
            <text:p>mimetypes</text:p>
          </table:table-cell>
          <table:table-cell/>
          <table:table-cell office:value-type="string" office:string-value="source_csharp" table:style-name="ce4">
            <text:p>source_csharp</text:p>
          </table:table-cell>
          <table:table-cell/>
        </table:table-row>
        <table:table-row table:style-name="ro1">
          <table:table-cell office:value-type="string" office:string-value="mimetypes" table:style-name="ce4">
            <text:p>mimetypes</text:p>
          </table:table-cell>
          <table:table-cell/>
          <table:table-cell office:value-type="string" office:string-value="source_f" table:style-name="ce4">
            <text:p>source_f</text:p>
          </table:table-cell>
          <table:table-cell/>
        </table:table-row>
        <table:table-row table:style-name="ro1">
          <table:table-cell office:value-type="string" office:string-value="mimetypes" table:style-name="ce4">
            <text:p>mimetypes</text:p>
          </table:table-cell>
          <table:table-cell/>
          <table:table-cell office:value-type="string" office:string-value="source_h" table:style-name="ce4">
            <text:p>source_h</text:p>
          </table:table-cell>
          <table:table-cell/>
        </table:table-row>
        <table:table-row table:style-name="ro1">
          <table:table-cell office:value-type="string" office:string-value="mimetypes" table:style-name="ce4">
            <text:p>mimetypes</text:p>
          </table:table-cell>
          <table:table-cell/>
          <table:table-cell office:value-type="string" office:string-value="source_j" table:style-name="ce4">
            <text:p>source_j</text:p>
          </table:table-cell>
          <table:table-cell/>
        </table:table-row>
        <table:table-row table:style-name="ro1">
          <table:table-cell office:value-type="string" office:string-value="mimetypes" table:style-name="ce4">
            <text:p>mimetypes</text:p>
          </table:table-cell>
          <table:table-cell/>
          <table:table-cell office:value-type="string" office:string-value="source_java" table:style-name="ce4">
            <text:p>source_java</text:p>
          </table:table-cell>
          <table:table-cell/>
        </table:table-row>
        <table:table-row table:style-name="ro1">
          <table:table-cell office:value-type="string" office:string-value="mimetypes" table:style-name="ce4">
            <text:p>mimetypes</text:p>
          </table:table-cell>
          <table:table-cell/>
          <table:table-cell office:value-type="string" office:string-value="source_l" table:style-name="ce4">
            <text:p>source_l</text:p>
          </table:table-cell>
          <table:table-cell/>
        </table:table-row>
        <table:table-row table:style-name="ro1">
          <table:table-cell office:value-type="string" office:string-value="mimetypes" table:style-name="ce4">
            <text:p>mimetypes</text:p>
          </table:table-cell>
          <table:table-cell/>
          <table:table-cell office:value-type="string" office:string-value="source_moc" table:style-name="ce4">
            <text:p>source_moc</text:p>
          </table:table-cell>
          <table:table-cell/>
        </table:table-row>
        <table:table-row table:style-name="ro1">
          <table:table-cell office:value-type="string" office:string-value="mimetypes" table:style-name="ce4">
            <text:p>mimetypes</text:p>
          </table:table-cell>
          <table:table-cell/>
          <table:table-cell office:value-type="string" office:string-value="source_mono" table:style-name="ce4">
            <text:p>source_mono</text:p>
          </table:table-cell>
          <table:table-cell/>
        </table:table-row>
        <table:table-row table:style-name="ro1">
          <table:table-cell office:value-type="string" office:string-value="mimetypes" table:style-name="ce4">
            <text:p>mimetypes</text:p>
          </table:table-cell>
          <table:table-cell/>
          <table:table-cell office:value-type="string" office:string-value="source_o" table:style-name="ce4">
            <text:p>source_o</text:p>
          </table:table-cell>
          <table:table-cell/>
        </table:table-row>
        <table:table-row table:style-name="ro1">
          <table:table-cell office:value-type="string" office:string-value="mimetypes" table:style-name="ce4">
            <text:p>mimetypes</text:p>
          </table:table-cell>
          <table:table-cell/>
          <table:table-cell office:value-type="string" office:string-value="source_p" table:style-name="ce4">
            <text:p>source_p</text:p>
          </table:table-cell>
          <table:table-cell/>
        </table:table-row>
        <table:table-row table:style-name="ro1">
          <table:table-cell office:value-type="string" office:string-value="mimetypes" table:style-name="ce4">
            <text:p>mimetypes</text:p>
          </table:table-cell>
          <table:table-cell/>
          <table:table-cell office:value-type="string" office:string-value="source_php" table:style-name="ce4">
            <text:p>source_php</text:p>
          </table:table-cell>
          <table:table-cell/>
        </table:table-row>
        <table:table-row table:style-name="ro1">
          <table:table-cell office:value-type="string" office:string-value="mimetypes" table:style-name="ce4">
            <text:p>mimetypes</text:p>
          </table:table-cell>
          <table:table-cell/>
          <table:table-cell office:value-type="string" office:string-value="source_pl" table:style-name="ce4">
            <text:p>source_pl</text:p>
          </table:table-cell>
          <table:table-cell/>
        </table:table-row>
        <table:table-row table:style-name="ro1">
          <table:table-cell office:value-type="string" office:string-value="mimetypes" table:style-name="ce4">
            <text:p>mimetypes</text:p>
          </table:table-cell>
          <table:table-cell/>
          <table:table-cell office:value-type="string" office:string-value="source_py" table:style-name="ce4">
            <text:p>source_py</text:p>
          </table:table-cell>
          <table:table-cell/>
        </table:table-row>
        <table:table-row table:style-name="ro1">
          <table:table-cell office:value-type="string" office:string-value="mimetypes" table:style-name="ce4">
            <text:p>mimetypes</text:p>
          </table:table-cell>
          <table:table-cell/>
          <table:table-cell office:value-type="string" office:string-value="source_s" table:style-name="ce4">
            <text:p>source_s</text:p>
          </table:table-cell>
          <table:table-cell/>
        </table:table-row>
        <table:table-row table:style-name="ro1">
          <table:table-cell office:value-type="string" office:string-value="mimetypes" table:style-name="ce4">
            <text:p>mimetypes</text:p>
          </table:table-cell>
          <table:table-cell/>
          <table:table-cell office:value-type="string" office:string-value="source_xml" table:style-name="ce4">
            <text:p>source_xml</text:p>
          </table:table-cell>
          <table:table-cell/>
        </table:table-row>
        <table:table-row table:style-name="ro1">
          <table:table-cell office:value-type="string" office:string-value="mimetypes" table:style-name="ce4">
            <text:p>mimetypes</text:p>
          </table:table-cell>
          <table:table-cell/>
          <table:table-cell office:value-type="string" office:string-value="source_y" table:style-name="ce4">
            <text:p>source_y</text:p>
          </table:table-cell>
          <table:table-cell/>
        </table:table-row>
        <table:table-row table:style-name="ro1">
          <table:table-cell office:value-type="string" office:string-value="mimetypes" table:style-name="ce4">
            <text:p>mimetypes</text:p>
          </table:table-cell>
          <table:table-cell/>
          <table:table-cell office:value-type="string" office:string-value="spreadsheet" table:style-name="ce4">
            <text:p>spreadsheet</text:p>
          </table:table-cell>
          <table:table-cell/>
        </table:table-row>
        <table:table-row table:style-name="ro1">
          <table:table-cell office:value-type="string" office:string-value="mimetypes" table:style-name="ce4">
            <text:p>mimetypes</text:p>
          </table:table-cell>
          <table:table-cell/>
          <table:table-cell office:value-type="string" office:string-value="sql" table:style-name="ce4">
            <text:p>sql</text:p>
          </table:table-cell>
          <table:table-cell/>
        </table:table-row>
        <table:table-row table:style-name="ro1">
          <table:table-cell office:value-type="string" office:string-value="mimetypes" table:style-name="ce4">
            <text:p>mimetypes</text:p>
          </table:table-cell>
          <table:table-cell/>
          <table:table-cell office:value-type="string" office:string-value="superkaramba_theme" table:style-name="ce4">
            <text:p>superkaramba_theme</text:p>
          </table:table-cell>
          <table:table-cell/>
        </table:table-row>
        <table:table-row table:style-name="ro1">
          <table:table-cell office:value-type="string" office:string-value="mimetypes" table:style-name="ce4">
            <text:p>mimetypes</text:p>
          </table:table-cell>
          <table:table-cell/>
          <table:table-cell office:value-type="string" office:string-value="swf" table:style-name="ce4">
            <text:p>swf</text:p>
          </table:table-cell>
          <table:table-cell/>
        </table:table-row>
        <table:table-row table:style-name="ro1">
          <table:table-cell office:value-type="string" office:string-value="mimetypes" table:style-name="ce4">
            <text:p>mimetypes</text:p>
          </table:table-cell>
          <table:table-cell/>
          <table:table-cell office:value-type="string" office:string-value="tar" table:style-name="ce4">
            <text:p>tar</text:p>
          </table:table-cell>
          <table:table-cell/>
        </table:table-row>
        <table:table-row table:style-name="ro1">
          <table:table-cell office:value-type="string" office:string-value="mimetypes" table:style-name="ce4">
            <text:p>mimetypes</text:p>
          </table:table-cell>
          <table:table-cell/>
          <table:table-cell office:value-type="string" office:string-value="tellico" table:style-name="ce4">
            <text:p>tellico</text:p>
          </table:table-cell>
          <table:table-cell/>
        </table:table-row>
        <table:table-row table:style-name="ro1">
          <table:table-cell office:value-type="string" office:string-value="mimetypes" table:style-name="ce4">
            <text:p>mimetypes</text:p>
          </table:table-cell>
          <table:table-cell/>
          <table:table-cell office:value-type="string" office:string-value="template" table:style-name="ce4">
            <text:p>template</text:p>
          </table:table-cell>
          <table:table-cell/>
        </table:table-row>
        <table:table-row table:style-name="ro1">
          <table:table-cell office:value-type="string" office:string-value="mimetypes" table:style-name="ce4">
            <text:p>mimetypes</text:p>
          </table:table-cell>
          <table:table-cell/>
          <table:table-cell office:value-type="string" office:string-value="tex" table:style-name="ce4">
            <text:p>tex</text:p>
          </table:table-cell>
          <table:table-cell/>
        </table:table-row>
        <table:table-row table:style-name="ro1">
          <table:table-cell office:value-type="string" office:string-value="mimetypes" table:style-name="ce4">
            <text:p>mimetypes</text:p>
          </table:table-cell>
          <table:table-cell/>
          <table:table-cell office:value-type="string" office:string-value="text" table:style-name="ce4">
            <text:p>text</text:p>
          </table:table-cell>
          <table:table-cell/>
        </table:table-row>
        <table:table-row table:style-name="ro1">
          <table:table-cell office:value-type="string" office:string-value="mimetypes" table:style-name="ce4">
            <text:p>mimetypes</text:p>
          </table:table-cell>
          <table:table-cell/>
          <table:table-cell office:value-type="string" office:string-value="tgz" table:style-name="ce4">
            <text:p>tgz</text:p>
          </table:table-cell>
          <table:table-cell/>
        </table:table-row>
        <table:table-row table:style-name="ro1">
          <table:table-cell office:value-type="string" office:string-value="mimetypes" table:style-name="ce4">
            <text:p>mimetypes</text:p>
          </table:table-cell>
          <table:table-cell/>
          <table:table-cell office:value-type="string" office:string-value="trash" table:style-name="ce4">
            <text:p>trash</text:p>
          </table:table-cell>
          <table:table-cell/>
        </table:table-row>
        <table:table-row table:style-name="ro1">
          <table:table-cell office:value-type="string" office:string-value="mimetypes" table:style-name="ce4">
            <text:p>mimetypes</text:p>
          </table:table-cell>
          <table:table-cell/>
          <table:table-cell office:value-type="string" office:string-value="txt" table:style-name="ce4">
            <text:p>txt</text:p>
          </table:table-cell>
          <table:table-cell/>
        </table:table-row>
        <table:table-row table:style-name="ro1">
          <table:table-cell office:value-type="string" office:string-value="mimetypes" table:style-name="ce4">
            <text:p>mimetypes</text:p>
          </table:table-cell>
          <table:table-cell/>
          <table:table-cell office:value-type="string" office:string-value="txt2" table:style-name="ce4">
            <text:p>txt2</text:p>
          </table:table-cell>
          <table:table-cell/>
        </table:table-row>
        <table:table-row table:style-name="ro1">
          <table:table-cell office:value-type="string" office:string-value="mimetypes" table:style-name="ce4">
            <text:p>mimetypes</text:p>
          </table:table-cell>
          <table:table-cell/>
          <table:table-cell office:value-type="string" office:string-value="umbrellofile" table:style-name="ce4">
            <text:p>umbrellofile</text:p>
          </table:table-cell>
          <table:table-cell/>
        </table:table-row>
        <table:table-row table:style-name="ro1">
          <table:table-cell office:value-type="string" office:string-value="mimetypes" table:style-name="ce4">
            <text:p>mimetypes</text:p>
          </table:table-cell>
          <table:table-cell/>
          <table:table-cell office:value-type="string" office:string-value="vcalendar" table:style-name="ce4">
            <text:p>vcalendar</text:p>
          </table:table-cell>
          <table:table-cell/>
        </table:table-row>
        <table:table-row table:style-name="ro1">
          <table:table-cell office:value-type="string" office:string-value="mimetypes" table:style-name="ce4">
            <text:p>mimetypes</text:p>
          </table:table-cell>
          <table:table-cell/>
          <table:table-cell office:value-type="string" office:string-value="vcard" table:style-name="ce4">
            <text:p>vcard</text:p>
          </table:table-cell>
          <table:table-cell/>
        </table:table-row>
        <table:table-row table:style-name="ro1">
          <table:table-cell office:value-type="string" office:string-value="mimetypes" table:style-name="ce4">
            <text:p>mimetypes</text:p>
          </table:table-cell>
          <table:table-cell/>
          <table:table-cell office:value-type="string" office:string-value="vectorgfx" table:style-name="ce4">
            <text:p>vectorgfx</text:p>
          </table:table-cell>
          <table:table-cell/>
        </table:table-row>
        <table:table-row table:style-name="ro1">
          <table:table-cell office:value-type="string" office:string-value="mimetypes" table:style-name="ce4">
            <text:p>mimetypes</text:p>
          </table:table-cell>
          <table:table-cell/>
          <table:table-cell office:value-type="string" office:string-value="video" table:style-name="ce4">
            <text:p>video</text:p>
          </table:table-cell>
          <table:table-cell/>
        </table:table-row>
        <table:table-row table:style-name="ro1">
          <table:table-cell office:value-type="string" office:string-value="mimetypes" table:style-name="ce4">
            <text:p>mimetypes</text:p>
          </table:table-cell>
          <table:table-cell/>
          <table:table-cell office:value-type="string" office:string-value="widget_doc" table:style-name="ce4">
            <text:p>widget_doc</text:p>
          </table:table-cell>
          <table:table-cell/>
        </table:table-row>
        <table:table-row table:style-name="ro1">
          <table:table-cell office:value-type="string" office:string-value="mimetypes" table:style-name="ce4">
            <text:p>mimetypes</text:p>
          </table:table-cell>
          <table:table-cell/>
          <table:table-cell office:value-type="string" office:string-value="wordprocessing" table:style-name="ce4">
            <text:p>wordprocessing</text:p>
          </table:table-cell>
          <table:table-cell/>
        </table:table-row>
        <table:table-row table:style-name="ro1">
          <table:table-cell office:value-type="string" office:string-value="mimetypes" table:style-name="ce4">
            <text:p>mimetypes</text:p>
          </table:table-cell>
          <table:table-cell/>
          <table:table-cell office:value-type="string" office:string-value="xml" table:style-name="ce4">
            <text:p>xml</text:p>
          </table:table-cell>
          <table:table-cell/>
        </table:table-row>
        <table:table-row table:style-name="ro1">
          <table:table-cell office:value-type="string" office:string-value="mimetypes" table:style-name="ce4">
            <text:p>mimetypes</text:p>
          </table:table-cell>
          <table:table-cell/>
          <table:table-cell office:value-type="string" office:string-value="you" table:style-name="ce4">
            <text:p>you</text:p>
          </table:table-cell>
          <table:table-cell/>
        </table:table-row>
        <table:table-row table:style-name="ro2" table:number-rows-repeated="29005">
          <table:table-cell/>
        </table:table-row>
      </table:table>
      <table:table table:name="Sheet2" table:style-name="ta1">
        <table:table-column table:style-name="co1" table:default-cell-style-name="ce4"/>
        <table:table-row table:style-name="ro1">
          <table:table-cell office:value-type="string" office:string-value="get rid of overlays, use emblems instead" table:style-name="ce4">
            <text:p>get rid of overlays, use emblems instead</text:p>
          </table:table-cell>
        </table:table-row>
        <table:table-row table:style-name="ro1">
          <table:table-cell office:value-type="string" office:string-value="add mount emblem" table:style-name="ce4">
            <text:p>add mount emblem</text:p>
          </table:table-cell>
        </table:table-row>
        <table:table-row table:style-name="ro1">
          <table:table-cell office:value-type="string" office:string-value="rename filesystem to places" table:style-name="ce4">
            <text:p>rename filesystem to places</text:p>
          </table:table-cell>
        </table:table-row>
        <table:table-row table:style-name="ro1">
          <table:table-cell office:value-type="string" office:string-value="category category" table:style-name="ce4">
            <text:p>category category</text:p>
          </table:table-cell>
        </table:table-row>
        <table:table-row table:style-name="ro1">
          <table:table-cell office:value-type="string" office:string-value="sort out kdeprint icons" table:style-name="ce4">
            <text:p>sort out kdeprint icons</text:p>
          </table:table-cell>
        </table:table-row>
        <table:table-row table:style-name="ro1">
          <table:table-cell office:value-type="string" office:string-value="handle other existing oxygen icons" table:style-name="ce4">
            <text:p>handle other existing oxygen icons</text:p>
          </table:table-cell>
        </table:table-row>
        <table:table-row table:style-name="ro1">
          <table:table-cell office:value-type="string" office:string-value="work out what's missing" table:style-name="ce4">
            <text:p>work out what's missing</text:p>
          </table:table-cell>
        </table:table-row>
      </table:table>
      <table:table table:name="Sheet3" table:style-name="ta1">
        <table:table-column table:style-name="co1" table:default-cell-style-name="ce4"/>
        <table:table-row table:style-name="ro1">
          <table:table-cell/>
        </table:table-row>
      </table:table>
    </office:spreadshee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table-column">
      <style:table-column-properties style:column-width="65pt"/>
    </style:default-style>
    <style:default-style style:family="table-row">
      <style:table-row-properties style:row-height="13pt"/>
    </style:default-style>
    <style:default-style style:family="table-cell">
      <style:table-cell-properties fo:background-color="#ffffff" style:cell-protect="protected" style:vertical-align="middle"/>
      <style:text-properties fo:color="#000000" fo:font-family="Sans Serif" fo:font-size="10pt"/>
    </style:default-style>
    <style:style style:name="custom-style1" style:display-name="Default" style:family="table-cell"/>
    <style:style style:name="custom-style2" style:display-name="Heading" style:family="table-cell" style:parent-style-name="Default">
      <style:table-cell-properties style:text-align-source="fix"/>
      <style:paragraph-properties fo:text-align="center"/>
      <style:text-properties fo:font-size="16pt" fo:font-style="italic" fo:font-weight="bold"/>
    </style:style>
    <style:style style:name="custom-style3" style:display-name="Heading1" style:family="table-cell" style:parent-style-name="Heading">
      <style:table-cell-properties style:rotation-align="none" style:rotation-angle="90"/>
    </style:style>
    <style:style style:name="custom-style4" style:display-name="Result" style:family="table-cell" style:parent-style-name="Default">
      <style:text-properties fo:font-style="italic" fo:font-weight="bold" style:text-underline-color="font-color" style:text-underline-style="solid" style:text-underline-width="auto"/>
    </style:style>
    <style:style style:name="custom-style5" style:display-name="Result2" style:family="table-cell" style:parent-style-name="Result"/>
  </office:styles>
  <office:automatic-styles>
    <style:page-layout style:name="pm1">
      <style:page-layout-properties fo:margin-bottom="56.6930116pt" fo:margin-left="56.6930116pt" fo:margin-right="56.6930116pt" fo:margin-top="56.6930116pt" fo:page-height="841.89122226pt" fo:page-width="595.304952734599pt" style:print="objects charts drawings zero-values" style:print-orientation="portrait"/>
    </style:page-layout>
  </office:automatic-styles>
  <office:master-styles>
    <style:master-page style:name="Standard1" style:page-layout-name="pm1">
      <style:header>
        <text:p>
  <text:sheet-name>???</text:sheet-name>
 </text:p>
      </style:header>
      <style:footer>
        <text:p>
  <text:sheet-name>Page </text:sheet-name>
  <text:page-number>1</text:page-number>
 </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2</meta:generator>
    <meta:initial-creator>Aaron Seigo</meta:initial-creator>
    <meta:editing-cycles>39</meta:editing-cycles>
    <meta:creation-date>2006-12-28T11:04:59</meta:creation-date>
    <dc:date>2007-02-28T01:06:24</dc:date>
    <dc:creator>Aaron Seigo</dc:creator>
  </office:meta>
</office:document-meta>
</file>